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loext:decorative="false"/>
    </style:style>
    <style:style style:name="gr2" style:family="graphic" style:parent-style-name="standard">
      <style:graphic-properties draw:stroke="none" draw:fill="solid" draw:fill-color="#f4a85f" loext:decorative="false"/>
    </style:style>
    <style:style style:name="gr3" style:family="graphic" style:parent-style-name="standard">
      <style:graphic-properties draw:stroke="none" draw:fill="solid" draw:fill-color="#f46a25" loext:decorative="false"/>
    </style:style>
    <style:style style:name="gr4" style:family="graphic" style:parent-style-name="standard">
      <style:graphic-properties draw:stroke="none" draw:fill="solid" draw:fill-color="#9dd97d" loext:decorative="false"/>
    </style:style>
    <style:style style:name="gr5" style:family="graphic" style:parent-style-name="standard">
      <style:graphic-properties draw:stroke="none" draw:fill="solid" draw:fill-color="#45a13b" loext:decorative="false"/>
    </style:style>
    <style:style style:name="gr6" style:family="graphic" style:parent-style-name="standard">
      <style:graphic-properties draw:stroke="none" draw:fill="solid" draw:fill-color="#e8363b" loext:decorative="false"/>
    </style:style>
    <style:style style:name="gr7" style:family="graphic" style:parent-style-name="standard">
      <style:graphic-properties draw:stroke="none" draw:fill="solid" draw:fill-color="#593e9d" loext:decorative="false"/>
    </style:style>
    <style:style style:name="gr8" style:family="graphic" style:parent-style-name="standard">
      <style:graphic-properties draw:stroke="none" draw:fill="solid" draw:fill-color="#5490bf" loext:decorative="false"/>
    </style:style>
    <style:style style:name="gr9" style:family="graphic" style:parent-style-name="standard">
      <style:graphic-properties draw:stroke="none" draw:fill="solid" draw:fill-color="#f68738" loext:decorative="false"/>
    </style:style>
    <style:style style:name="gr10" style:family="graphic" style:parent-style-name="standard">
      <style:graphic-properties draw:stroke="solid" svg:stroke-width="0.037cm" svg:stroke-color="#ffffff" draw:stroke-linejoin="miter" svg:stroke-linecap="butt" draw:fill="none" fo:padding-top="0.018cm" fo:padding-bottom="0.018cm" fo:padding-left="0.018cm" fo:padding-right="0.018cm" loext:decorative="false"/>
    </style:style>
    <style:style style:name="gr11" style:family="graphic" style:parent-style-name="standard">
      <style:graphic-properties draw:stroke="none" draw:fill="solid" draw:fill-color="#69bf59" loext:decorative="false"/>
    </style:style>
    <style:style style:name="gr12" style:family="graphic" style:parent-style-name="standard">
      <style:graphic-properties draw:stroke="none" draw:fill="solid" draw:fill-color="#0e0f0e" loext:decorative="false"/>
    </style:style>
    <style:style style:name="gr13" style:family="graphic" style:parent-style-name="standard">
      <style:graphic-properties draw:stroke="none" draw:fill="none" draw:textarea-horizontal-align="left" draw:textarea-vertical-align="top" draw:auto-grow-height="true" draw:auto-grow-width="true" fo:min-height="0.223cm" fo:min-width="0.223cm" fo:padding-top="0cm" fo:padding-bottom="0cm" fo:padding-left="0cm" fo:padding-right="0cm" loext:decorative="false"/>
      <style:paragraph-properties style:writing-mode="lr-tb"/>
    </style:style>
    <style:style style:name="gr14" style:family="graphic" style:parent-style-name="standard">
      <style:graphic-properties draw:stroke="solid" svg:stroke-width="0.037cm" svg:stroke-color="#ffffff" draw:stroke-linejoin="miter" svg:stroke-linecap="butt" draw:fill="solid" draw:fill-color="#f46a25" fo:padding-top="0.018cm" fo:padding-bottom="0.018cm" fo:padding-left="0.018cm" fo:padding-right="0.018cm" loext:decorative="false"/>
    </style:style>
    <style:style style:name="gr15" style:family="graphic" style:parent-style-name="standard">
      <style:graphic-properties draw:stroke="solid" svg:stroke-width="0.037cm" svg:stroke-color="#ffffff" draw:stroke-linejoin="miter" svg:stroke-linecap="butt" draw:fill="solid" draw:fill-color="#9dd97d" fo:padding-top="0.018cm" fo:padding-bottom="0.018cm" fo:padding-left="0.018cm" fo:padding-right="0.018cm" loext:decorative="false"/>
    </style:style>
    <style:style style:name="gr16" style:family="graphic" style:parent-style-name="standard">
      <style:graphic-properties draw:stroke="solid" svg:stroke-width="0.037cm" svg:stroke-color="#ffffff" draw:stroke-linejoin="miter" svg:stroke-linecap="butt" draw:fill="solid" draw:fill-color="#45a13b" fo:padding-top="0.018cm" fo:padding-bottom="0.018cm" fo:padding-left="0.018cm" fo:padding-right="0.018cm" loext:decorative="false"/>
    </style:style>
    <style:style style:name="gr17" style:family="graphic" style:parent-style-name="standard">
      <style:graphic-properties draw:stroke="solid" svg:stroke-width="0.037cm" svg:stroke-color="#ffffff" draw:stroke-linejoin="miter" svg:stroke-linecap="butt" draw:fill="solid" draw:fill-color="#e8363b" fo:padding-top="0.018cm" fo:padding-bottom="0.018cm" fo:padding-left="0.018cm" fo:padding-right="0.018cm" loext:decorative="false"/>
    </style:style>
    <style:style style:name="gr18" style:family="graphic" style:parent-style-name="standard">
      <style:graphic-properties draw:stroke="solid" svg:stroke-width="0.037cm" svg:stroke-color="#ffffff" draw:stroke-linejoin="miter" svg:stroke-linecap="butt" draw:fill="solid" draw:fill-color="#5490bf" fo:padding-top="0.018cm" fo:padding-bottom="0.018cm" fo:padding-left="0.018cm" fo:padding-right="0.018cm" loext:decorative="false"/>
    </style:style>
    <style:style style:name="gr19" style:family="graphic" style:parent-style-name="standard">
      <style:graphic-properties draw:stroke="solid" svg:stroke-width="0.037cm" svg:stroke-color="#ffffff" draw:stroke-linejoin="miter" svg:stroke-linecap="butt" draw:fill="solid" draw:fill-color="#593e9d" fo:padding-top="0.018cm" fo:padding-bottom="0.018cm" fo:padding-left="0.018cm" fo:padding-right="0.018cm" loext:decorative="false"/>
    </style:style>
    <style:style style:name="gr20" style:family="graphic" style:parent-style-name="standard">
      <style:graphic-properties draw:stroke="solid" svg:stroke-width="0.037cm" svg:stroke-color="#0e0f0e" draw:stroke-linejoin="round" svg:stroke-linecap="butt" draw:fill="none" fo:padding-top="0.018cm" fo:padding-bottom="0.018cm" fo:padding-left="0.018cm" fo:padding-right="0.018cm" loext:decorative="false"/>
    </style:style>
    <style:style style:name="gr21" style:family="graphic" style:parent-style-name="standard">
      <style:graphic-properties draw:stroke="none" draw:fill="none" draw:textarea-horizontal-align="left" draw:textarea-vertical-align="top" draw:auto-grow-height="true" draw:auto-grow-width="true" fo:min-height="0.281cm" fo:min-width="0.281cm" fo:padding-top="0cm" fo:padding-bottom="0cm" fo:padding-left="0cm" fo:padding-right="0cm" loext:decorative="false"/>
      <style:paragraph-properties style:writing-mode="lr-tb"/>
    </style:style>
    <style:style style:name="gr22"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loext:decorative="false"/>
      <style:paragraph-properties style:writing-mode="lr-tb"/>
    </style:style>
    <style:style style:name="gr23" style:family="graphic" style:parent-style-name="standard">
      <style:graphic-properties draw:stroke="none" draw:fill="solid" draw:fill-color="#e5b625" loext:decorative="false"/>
    </style:style>
    <style:style style:name="gr24" style:family="graphic" style:parent-style-name="standard">
      <style:graphic-properties draw:stroke="none" draw:fill="solid" draw:fill-color="#64c653" loext:decorative="false"/>
    </style:style>
    <style:style style:name="gr25" style:family="graphic" style:parent-style-name="standard">
      <style:graphic-properties draw:stroke="none" draw:fill="solid" draw:fill-color="#498fd3" loext:decorative="false"/>
    </style:style>
    <style:style style:name="gr26" style:family="graphic" style:parent-style-name="standard">
      <style:graphic-properties draw:stroke="none" draw:fill="solid" draw:fill-color="#d23e6b" loext:decorative="false"/>
    </style:style>
    <style:style style:name="gr27" style:family="graphic" style:parent-style-name="standard">
      <style:graphic-properties draw:stroke="solid" svg:stroke-width="0.01cm" svg:stroke-color="#0e0f0e" draw:stroke-linejoin="round" svg:stroke-linecap="round" draw:fill="none" fo:padding-top="0.005cm" fo:padding-bottom="0.005cm" fo:padding-left="0.005cm" fo:padding-right="0.005cm" loext:decorative="false"/>
    </style:style>
    <style:style style:name="gr28" style:family="graphic" style:parent-style-name="standard">
      <style:graphic-properties draw:stroke="solid" svg:stroke-width="0.007cm" svg:stroke-color="#0e0f0e" draw:stroke-linejoin="round" svg:stroke-linecap="round" draw:fill="none" fo:padding-top="0.003cm" fo:padding-bottom="0.003cm" fo:padding-left="0.003cm" fo:padding-right="0.003cm" loext:decorative="false"/>
    </style:style>
    <style:style style:name="gr29" style:family="graphic" style:parent-style-name="standard">
      <style:graphic-properties draw:stroke="solid" svg:stroke-width="0.018cm" svg:stroke-color="#e6e6e5" draw:stroke-linejoin="round" svg:stroke-linecap="butt" draw:fill="none" fo:padding-top="0.009cm" fo:padding-bottom="0.009cm" fo:padding-left="0.009cm" fo:padding-right="0.009cm" loext:decorative="false"/>
    </style:style>
    <style:style style:name="gr30" style:family="graphic" style:parent-style-name="standard">
      <style:graphic-properties draw:stroke="solid" svg:stroke-width="0.037cm" svg:stroke-color="#e6e6e5" draw:stroke-linejoin="round" svg:stroke-linecap="butt" draw:fill="none" fo:padding-top="0.018cm" fo:padding-bottom="0.018cm" fo:padding-left="0.018cm" fo:padding-right="0.018cm" loext:decorative="false"/>
    </style:style>
    <style:style style:name="gr31" style:family="graphic" style:parent-style-name="standard">
      <style:graphic-properties draw:stroke="none" draw:fill="solid" draw:fill-color="#6b55af" loext:decorative="false"/>
    </style:style>
    <style:style style:name="gr32" style:family="graphic" style:parent-style-name="standard">
      <style:graphic-properties draw:stroke="none" draw:fill="solid" draw:fill-color="#b31785" loext:decorative="false"/>
    </style:style>
    <style:style style:name="gr33" style:family="graphic" style:parent-style-name="standard">
      <style:graphic-properties draw:stroke="none" draw:fill="solid" draw:fill-color="#d8612c" loext:decorative="false"/>
    </style:style>
    <style:style style:name="gr34" style:family="graphic" style:parent-style-name="standard">
      <style:graphic-properties draw:stroke="none" draw:fill="solid" draw:fill-color="#3f6ab8" loext:decorative="false"/>
    </style:style>
    <style:style style:name="gr35" style:family="graphic" style:parent-style-name="standard">
      <style:graphic-properties draw:stroke="solid" svg:stroke-width="0.037cm" svg:stroke-color="#303032" draw:stroke-linejoin="round" svg:stroke-linecap="round" draw:fill="none" fo:padding-top="0.018cm" fo:padding-bottom="0.018cm" fo:padding-left="0.018cm" fo:padding-right="0.018cm" loext:decorative="false"/>
    </style:style>
    <style:style style:name="gr36" style:family="graphic" style:parent-style-name="standard">
      <style:graphic-properties draw:stroke="none" draw:fill="solid" draw:fill-color="#e29822" loext:decorative="false"/>
    </style:style>
    <style:style style:name="gr37" style:family="graphic" style:parent-style-name="standard">
      <style:graphic-properties draw:stroke="none" draw:fill="solid" draw:fill-color="#d1d1d1" loext:decorative="false"/>
    </style:style>
    <style:style style:name="gr38" style:family="graphic" style:parent-style-name="standard">
      <style:graphic-properties draw:stroke="none" draw:fill="none" draw:textarea-horizontal-align="left" draw:textarea-vertical-align="top" draw:auto-grow-height="true" draw:auto-grow-width="true" fo:min-height="0.232cm" fo:min-width="0.232cm" fo:padding-top="0cm" fo:padding-bottom="0cm" fo:padding-left="0cm" fo:padding-right="0cm" loext:decorative="false"/>
      <style:paragraph-properties style:writing-mode="lr-tb"/>
    </style:style>
    <style:style style:name="gr39" style:family="graphic" style:parent-style-name="standard">
      <style:graphic-properties draw:stroke="solid" svg:stroke-width="0.037cm" svg:stroke-color="#303032" draw:stroke-linejoin="round" svg:stroke-linecap="butt" draw:fill="none" fo:padding-top="0.018cm" fo:padding-bottom="0.018cm" fo:padding-left="0.018cm" fo:padding-right="0.018cm" loext:decorative="false"/>
    </style:style>
    <style:style style:name="gr40" style:family="graphic" style:parent-style-name="standard">
      <style:graphic-properties draw:stroke="none" draw:fill="none" draw:textarea-horizontal-align="left" draw:textarea-vertical-align="top" draw:auto-grow-height="true" draw:auto-grow-width="true" fo:min-height="0.284cm" fo:min-width="0.284cm" fo:padding-top="0cm" fo:padding-bottom="0cm" fo:padding-left="0cm" fo:padding-right="0cm" loext:decorative="false"/>
      <style:paragraph-properties style:writing-mode="lr-tb"/>
    </style:style>
    <style:style style:name="gr41" style:family="graphic" style:parent-style-name="standard">
      <style:graphic-properties draw:stroke="none" draw:fill="solid" draw:fill-color="#f4a860" loext:decorative="false"/>
    </style:style>
    <style:style style:name="gr42" style:family="graphic" style:parent-style-name="standard">
      <style:graphic-properties draw:stroke="none" draw:fill="solid" draw:fill-color="#f46b26" loext:decorative="false"/>
    </style:style>
    <style:style style:name="gr43" style:family="graphic" style:parent-style-name="standard">
      <style:graphic-properties draw:stroke="none" draw:fill="solid" draw:fill-color="#9dda7d" loext:decorative="false"/>
    </style:style>
    <style:style style:name="gr44" style:family="graphic" style:parent-style-name="standard">
      <style:graphic-properties draw:stroke="none" draw:fill="solid" draw:fill-color="#46a13b" loext:decorative="false"/>
    </style:style>
    <style:style style:name="gr45" style:family="graphic" style:parent-style-name="standard">
      <style:graphic-properties draw:stroke="none" draw:fill="solid" draw:fill-color="#fab4a5" loext:decorative="false"/>
    </style:style>
    <style:style style:name="gr46" style:family="graphic" style:parent-style-name="standard">
      <style:graphic-properties draw:stroke="none" draw:fill="solid" draw:fill-color="#f46e62" loext:decorative="false"/>
    </style:style>
    <style:style style:name="gr47" style:family="graphic" style:parent-style-name="standard">
      <style:graphic-properties draw:stroke="none" draw:fill="solid" draw:fill-color="#e8373b" loext:decorative="false"/>
    </style:style>
    <style:style style:name="gr48" style:family="graphic" style:parent-style-name="standard">
      <style:graphic-properties draw:stroke="none" draw:fill="solid" draw:fill-color="#ae242b" loext:decorative="false"/>
    </style:style>
    <style:style style:name="gr49" style:family="graphic" style:parent-style-name="standard">
      <style:graphic-properties draw:stroke="none" draw:fill="solid" draw:fill-color="#c7daec" loext:decorative="false"/>
    </style:style>
    <style:style style:name="gr50" style:family="graphic" style:parent-style-name="standard">
      <style:graphic-properties draw:stroke="none" draw:fill="solid" draw:fill-color="#8abdd5" loext:decorative="false"/>
    </style:style>
    <style:style style:name="gr51" style:family="graphic" style:parent-style-name="standard">
      <style:graphic-properties draw:stroke="none" draw:fill="solid" draw:fill-color="#5591c0" loext:decorative="false"/>
    </style:style>
    <style:style style:name="gr52" style:family="graphic" style:parent-style-name="standard">
      <style:graphic-properties draw:stroke="none" draw:fill="solid" draw:fill-color="#3863a9" loext:decorative="false"/>
    </style:style>
    <style:style style:name="gr53" style:family="graphic" style:parent-style-name="standard">
      <style:graphic-properties draw:stroke="none" draw:fill="solid" draw:fill-color="#dad9eb" loext:decorative="false"/>
    </style:style>
    <style:style style:name="gr54" style:family="graphic" style:parent-style-name="standard">
      <style:graphic-properties draw:stroke="none" draw:fill="solid" draw:fill-color="#aaa8d3" loext:decorative="false"/>
    </style:style>
    <style:style style:name="gr55" style:family="graphic" style:parent-style-name="standard">
      <style:graphic-properties draw:stroke="none" draw:fill="solid" draw:fill-color="#7a77ba" loext:decorative="false"/>
    </style:style>
    <style:style style:name="gr56" style:family="graphic" style:parent-style-name="standard">
      <style:graphic-properties draw:stroke="none" draw:fill="solid" draw:fill-color="#5a3f9d" loext:decorative="false"/>
    </style:style>
    <style:style style:name="gr57" style:family="graphic" style:parent-style-name="standard">
      <style:graphic-properties draw:stroke="none" draw:fill="none" draw:textarea-horizontal-align="left" draw:textarea-vertical-align="top" draw:auto-grow-height="true" draw:auto-grow-width="true" fo:min-height="0.281cm" fo:min-width="0.256cm" fo:padding-top="0cm" fo:padding-bottom="0cm" fo:padding-left="0cm" fo:padding-right="0cm" loext:decorative="false"/>
      <style:paragraph-properties style:writing-mode="lr-tb"/>
    </style:style>
    <style:style style:name="P1" style:family="paragraph">
      <loext:graphic-properties draw:fill="solid" draw:fill-color="#ffffff"/>
    </style:style>
    <style:style style:name="P2" style:family="paragraph">
      <loext:graphic-properties draw:fill="solid" draw:fill-color="#f4a85f"/>
    </style:style>
    <style:style style:name="P3" style:family="paragraph">
      <loext:graphic-properties draw:fill="solid" draw:fill-color="#f46a25"/>
    </style:style>
    <style:style style:name="P4" style:family="paragraph">
      <loext:graphic-properties draw:fill="solid" draw:fill-color="#9dd97d"/>
    </style:style>
    <style:style style:name="P5" style:family="paragraph">
      <loext:graphic-properties draw:fill="solid" draw:fill-color="#45a13b"/>
    </style:style>
    <style:style style:name="P6" style:family="paragraph">
      <loext:graphic-properties draw:fill="solid" draw:fill-color="#e8363b"/>
    </style:style>
    <style:style style:name="P7" style:family="paragraph">
      <loext:graphic-properties draw:fill="solid" draw:fill-color="#593e9d"/>
    </style:style>
    <style:style style:name="P8" style:family="paragraph">
      <loext:graphic-properties draw:fill="solid" draw:fill-color="#5490bf"/>
    </style:style>
    <style:style style:name="P9" style:family="paragraph">
      <loext:graphic-properties draw:fill="solid" draw:fill-color="#f68738"/>
    </style:style>
    <style:style style:name="P10" style:family="paragraph">
      <loext:graphic-properties draw:fill="none"/>
    </style:style>
    <style:style style:name="P11" style:family="paragraph">
      <loext:graphic-properties draw:fill="solid" draw:fill-color="#69bf59"/>
    </style:style>
    <style:style style:name="P12" style:family="paragraph">
      <loext:graphic-properties draw:fill="solid" draw:fill-color="#0e0f0e"/>
    </style:style>
    <style:style style:name="P13" style:family="paragraph">
      <style:paragraph-properties fo:text-align="start" style:writing-mode="lr-tb"/>
    </style:style>
    <style:style style:name="P14" style:family="paragraph">
      <loext:graphic-properties draw:fill="none"/>
      <style:text-properties fo:font-size="6.30000019073486pt" style:font-size-asian="6.30000019073486pt" style:font-size-complex="6.30000019073486pt"/>
    </style:style>
    <style:style style:name="P15" style:family="paragraph">
      <loext:graphic-properties draw:fill="none"/>
      <style:text-properties fo:font-size="8pt" style:font-size-asian="8pt" style:font-size-complex="8pt"/>
    </style:style>
    <style:style style:name="P16" style:family="paragraph">
      <loext:graphic-properties draw:fill="none"/>
      <style:text-properties fo:font-size="12pt" style:font-size-asian="12pt" style:font-size-complex="12pt"/>
    </style:style>
    <style:style style:name="P17" style:family="paragraph">
      <loext:graphic-properties draw:fill="solid" draw:fill-color="#e5b625"/>
    </style:style>
    <style:style style:name="P18" style:family="paragraph">
      <loext:graphic-properties draw:fill="solid" draw:fill-color="#64c653"/>
    </style:style>
    <style:style style:name="P19" style:family="paragraph">
      <loext:graphic-properties draw:fill="solid" draw:fill-color="#498fd3"/>
    </style:style>
    <style:style style:name="P20" style:family="paragraph">
      <loext:graphic-properties draw:fill="solid" draw:fill-color="#d23e6b"/>
    </style:style>
    <style:style style:name="P21" style:family="paragraph">
      <loext:graphic-properties draw:fill="solid" draw:fill-color="#6b55af"/>
    </style:style>
    <style:style style:name="P22" style:family="paragraph">
      <loext:graphic-properties draw:fill="solid" draw:fill-color="#b31785"/>
    </style:style>
    <style:style style:name="P23" style:family="paragraph">
      <loext:graphic-properties draw:fill="solid" draw:fill-color="#d8612c"/>
    </style:style>
    <style:style style:name="P24" style:family="paragraph">
      <loext:graphic-properties draw:fill="solid" draw:fill-color="#3f6ab8"/>
    </style:style>
    <style:style style:name="P25" style:family="paragraph">
      <loext:graphic-properties draw:fill="solid" draw:fill-color="#e29822"/>
    </style:style>
    <style:style style:name="P26" style:family="paragraph">
      <loext:graphic-properties draw:fill="solid" draw:fill-color="#d1d1d1"/>
    </style:style>
    <style:style style:name="P27" style:family="paragraph">
      <loext:graphic-properties draw:fill="none"/>
      <style:text-properties fo:font-size="6.59999990463257pt" style:font-size-asian="6.59999990463257pt" style:font-size-complex="6.59999990463257pt"/>
    </style:style>
    <style:style style:name="P28" style:family="paragraph">
      <loext:graphic-properties draw:fill="none"/>
      <style:text-properties fo:font-size="8.10000038146973pt" style:font-size-asian="8.10000038146973pt" style:font-size-complex="8.10000038146973pt"/>
    </style:style>
    <style:style style:name="P29" style:family="paragraph">
      <loext:graphic-properties draw:fill="solid" draw:fill-color="#f4a860"/>
    </style:style>
    <style:style style:name="P30" style:family="paragraph">
      <loext:graphic-properties draw:fill="solid" draw:fill-color="#f46b26"/>
    </style:style>
    <style:style style:name="P31" style:family="paragraph">
      <loext:graphic-properties draw:fill="solid" draw:fill-color="#9dda7d"/>
    </style:style>
    <style:style style:name="P32" style:family="paragraph">
      <loext:graphic-properties draw:fill="solid" draw:fill-color="#46a13b"/>
    </style:style>
    <style:style style:name="P33" style:family="paragraph">
      <loext:graphic-properties draw:fill="solid" draw:fill-color="#fab4a5"/>
    </style:style>
    <style:style style:name="P34" style:family="paragraph">
      <loext:graphic-properties draw:fill="solid" draw:fill-color="#f46e62"/>
    </style:style>
    <style:style style:name="P35" style:family="paragraph">
      <loext:graphic-properties draw:fill="solid" draw:fill-color="#e8373b"/>
    </style:style>
    <style:style style:name="P36" style:family="paragraph">
      <loext:graphic-properties draw:fill="solid" draw:fill-color="#ae242b"/>
    </style:style>
    <style:style style:name="P37" style:family="paragraph">
      <loext:graphic-properties draw:fill="solid" draw:fill-color="#c7daec"/>
    </style:style>
    <style:style style:name="P38" style:family="paragraph">
      <loext:graphic-properties draw:fill="solid" draw:fill-color="#8abdd5"/>
    </style:style>
    <style:style style:name="P39" style:family="paragraph">
      <loext:graphic-properties draw:fill="solid" draw:fill-color="#5591c0"/>
    </style:style>
    <style:style style:name="P40" style:family="paragraph">
      <loext:graphic-properties draw:fill="solid" draw:fill-color="#3863a9"/>
    </style:style>
    <style:style style:name="P41" style:family="paragraph">
      <loext:graphic-properties draw:fill="solid" draw:fill-color="#dad9eb"/>
    </style:style>
    <style:style style:name="P42" style:family="paragraph">
      <loext:graphic-properties draw:fill="solid" draw:fill-color="#aaa8d3"/>
    </style:style>
    <style:style style:name="P43" style:family="paragraph">
      <loext:graphic-properties draw:fill="solid" draw:fill-color="#7a77ba"/>
    </style:style>
    <style:style style:name="P44" style:family="paragraph">
      <loext:graphic-properties draw:fill="solid" draw:fill-color="#5a3f9d"/>
    </style:style>
    <style:style style:name="T1" style:family="text">
      <style:text-properties fo:color="#0e0f0e" loext:opacity="100%" style:font-name="Arial" fo:font-size="6.30000019073486pt" fo:font-weight="bold" style:font-name-asian="Arial" style:font-size-asian="6.30000019073486pt" style:font-weight-asian="bold" style:font-name-complex="Arial" style:font-size-complex="6.30000019073486pt" style:font-weight-complex="bold"/>
    </style:style>
    <style:style style:name="T2" style:family="text">
      <style:text-properties fo:color="#ffffff" loext:opacity="100%" style:font-name="Arial" fo:font-size="6.30000019073486pt" fo:font-weight="bold" style:font-name-asian="Arial" style:font-size-asian="6.30000019073486pt" style:font-weight-asian="bold" style:font-name-complex="Arial" style:font-size-complex="6.30000019073486pt" style:font-weight-complex="bold"/>
    </style:style>
    <style:style style:name="T3" style:family="text">
      <style:text-properties fo:color="#0e0f0e" loext:opacity="100%" style:font-name="Arial" fo:font-size="8pt" fo:font-weight="normal" style:font-name-asian="Arial" style:font-size-asian="8pt" style:font-weight-asian="normal" style:font-name-complex="Arial" style:font-size-complex="8pt" style:font-weight-complex="normal"/>
    </style:style>
    <style:style style:name="T4" style:family="text">
      <style:text-properties fo:color="#0e0f0e" loext:opacity="100%" style:font-name="Arial" fo:font-size="12pt" fo:font-weight="normal" style:font-name-asian="Arial" style:font-size-asian="12pt" style:font-weight-asian="normal" style:font-name-complex="Arial" style:font-size-complex="12pt" style:font-weight-complex="normal"/>
    </style:style>
    <style:style style:name="T5" style:family="text">
      <style:text-properties fo:color="#0e0f0f" loext:opacity="100%" style:font-name="Arial" fo:font-size="8pt" fo:font-weight="normal" style:font-name-asian="Arial" style:font-size-asian="8pt" style:font-weight-asian="normal" style:font-name-complex="Arial" style:font-size-complex="8pt" style:font-weight-complex="normal"/>
    </style:style>
    <style:style style:name="T6" style:family="text">
      <style:text-properties fo:color="#231f20" loext:opacity="100%" style:font-name="Arial" fo:font-size="12pt" fo:font-weight="normal" style:font-name-asian="Arial" style:font-size-asian="12pt" style:font-weight-asian="normal" style:font-name-complex="Arial" style:font-size-complex="12pt" style:font-weight-complex="normal"/>
    </style:style>
    <style:style style:name="T7" style:family="text">
      <style:text-properties fo:color="#1d1d1d" loext:opacity="100%" style:font-name="Arial" fo:font-size="6.59999990463257pt" fo:font-weight="normal" style:font-name-asian="Arial" style:font-size-asian="6.59999990463257pt" style:font-weight-asian="normal" style:font-name-complex="Arial" style:font-size-complex="6.59999990463257pt" style:font-weight-complex="normal"/>
    </style:style>
    <style:style style:name="T8" style:family="text">
      <style:text-properties fo:color="#231f20" loext:opacity="100%" style:font-name="Arial" fo:font-size="8pt" fo:font-weight="normal" style:font-name-asian="Arial" style:font-size-asian="8pt" style:font-weight-asian="normal" style:font-name-complex="Arial" style:font-size-complex="8pt" style:font-weight-complex="normal"/>
    </style:style>
    <style:style style:name="T9" style:family="text">
      <style:text-properties fo:color="#0e0f0f" loext:opacity="100%" style:font-name="Arial" fo:font-size="8.10000038146973pt" fo:font-weight="normal" style:font-name-asian="Arial" style:font-size-asian="8.10000038146973pt" style:font-weight-asian="normal" style:font-name-complex="Arial" style:font-size-complex="8.10000038146973pt" style:font-weight-complex="normal"/>
    </style:style>
    <style:style style:name="T10" style:family="text">
      <style:text-properties fo:color="#0e0f0f" loext:opacity="100%" style:font-name="Arial" fo:font-size="6.59999990463257pt" fo:font-weight="normal" style:font-name-asian="Arial" style:font-size-asian="6.59999990463257pt" style:font-weight-asian="normal" style:font-name-complex="Arial" style:font-size-complex="6.59999990463257pt" style:font-weight-complex="normal"/>
    </style:style>
    <style:style style:name="T11" style:family="text">
      <style:text-properties fo:color="#0e0f0f" loext:opacity="100%" style:font-name="Arial" fo:font-size="8pt" fo:font-weight="bold" style:font-name-asian="Arial" style:font-size-asian="8pt" style:font-weight-asian="bold" style:font-name-complex="Arial" style:font-size-complex="8pt" style:font-weight-complex="bold" style:text-scale="91%"/>
    </style:style>
    <style:style style:name="T12" style:family="text">
      <style:text-properties fo:color="#ffffff" loext:opacity="100%" style:font-name="Arial" fo:font-size="8pt" fo:font-weight="bold" style:font-name-asian="Arial" style:font-size-asian="8pt" style:font-weight-asian="bold" style:font-name-complex="Arial" style:font-size-complex="8pt" style:font-weight-complex="bold" style:text-scale="91%"/>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master-page3">
        <draw:polygon draw:style-name="gr1" draw:text-style-name="P1" draw:layer="layout" svg:width="13.49cm" svg:height="2.894cm" svg:x="15.913cm" svg:y="4.498cm" svg:viewBox="0 0 13491 2895" draw:points="0,0 13491,0 13491,2895 0,2895">
          <text:p/>
        </draw:polygon>
        <draw:polygon draw:style-name="gr2" draw:text-style-name="P2" draw:layer="layout" svg:width="0.106cm" svg:height="0.029cm" svg:x="17.16cm" svg:y="7.363cm" svg:viewBox="0 0 107 30" draw:points="0,0 107,0 107,30 0,30">
          <text:p/>
        </draw:polygon>
        <draw:polygon draw:style-name="gr2" draw:text-style-name="P2" draw:layer="layout" svg:width="0.106cm" svg:height="0.031cm" svg:x="16.858cm" svg:y="7.361cm" svg:viewBox="0 0 107 32" draw:points="0,0 107,0 107,32 0,32">
          <text:p/>
        </draw:polygon>
        <draw:polygon draw:style-name="gr2" draw:text-style-name="P2" draw:layer="layout" svg:width="0.106cm" svg:height="0.004cm" svg:x="17.009cm" svg:y="7.388cm" svg:viewBox="0 0 107 5" draw:points="0,0 107,0 107,5 0,5">
          <text:p/>
        </draw:polygon>
        <draw:polygon draw:style-name="gr2" draw:text-style-name="P2" draw:layer="layout" svg:width="0.106cm" svg:height="0.126cm" svg:x="15.95cm" svg:y="7.266cm" svg:viewBox="0 0 107 127" draw:points="0,0 107,0 107,127 0,127">
          <text:p/>
        </draw:polygon>
        <draw:polygon draw:style-name="gr2" draw:text-style-name="P2" draw:layer="layout" svg:width="0.105cm" svg:height="0.038cm" svg:x="16.102cm" svg:y="7.354cm" svg:viewBox="0 0 106 39" draw:points="0,0 106,0 106,39 0,39">
          <text:p/>
        </draw:polygon>
        <draw:polygon draw:style-name="gr2" draw:text-style-name="P2" draw:layer="layout" svg:width="0.106cm" svg:height="0.039cm" svg:x="16.253cm" svg:y="7.353cm" svg:viewBox="0 0 107 40" draw:points="0,0 107,0 107,40 0,40">
          <text:p/>
        </draw:polygon>
        <draw:polygon draw:style-name="gr2" draw:text-style-name="P2" draw:layer="layout" svg:width="0.106cm" svg:height="0.071cm" svg:x="16.404cm" svg:y="7.321cm" svg:viewBox="0 0 107 72" draw:points="0,0 107,0 107,72 0,72">
          <text:p/>
        </draw:polygon>
        <draw:polygon draw:style-name="gr2" draw:text-style-name="P2" draw:layer="layout" svg:width="0.106cm" svg:height="0.014cm" svg:x="16.555cm" svg:y="7.378cm" svg:viewBox="0 0 107 15" draw:points="0,0 107,0 107,15 0,15">
          <text:p/>
        </draw:polygon>
        <draw:polygon draw:style-name="gr2" draw:text-style-name="P2" draw:layer="layout" svg:width="0.106cm" svg:height="0.028cm" svg:x="16.707cm" svg:y="7.364cm" svg:viewBox="0 0 107 29" draw:points="0,0 107,0 107,29 0,29">
          <text:p/>
        </draw:polygon>
        <draw:polygon draw:style-name="gr3" draw:text-style-name="P3" draw:layer="layout" svg:width="0.106cm" svg:height="0.073cm" svg:x="17.463cm" svg:y="7.319cm" svg:viewBox="0 0 107 74" draw:points="0,0 107,0 107,74 0,74">
          <text:p/>
        </draw:polygon>
        <draw:polygon draw:style-name="gr3" draw:text-style-name="P3" draw:layer="layout" svg:width="0.106cm" svg:height="0.028cm" svg:x="17.614cm" svg:y="7.364cm" svg:viewBox="0 0 107 29" draw:points="0,0 107,0 107,29 0,29">
          <text:p/>
        </draw:polygon>
        <draw:polygon draw:style-name="gr3" draw:text-style-name="P3" draw:layer="layout" svg:width="0.106cm" svg:height="0.03cm" svg:x="17.765cm" svg:y="7.362cm" svg:viewBox="0 0 107 31" draw:points="0,0 107,0 107,31 0,31">
          <text:p/>
        </draw:polygon>
        <draw:polygon draw:style-name="gr3" draw:text-style-name="P3" draw:layer="layout" svg:width="0.106cm" svg:height="0.074cm" svg:x="18.824cm" svg:y="7.318cm" svg:viewBox="0 0 107 75" draw:points="0,0 107,0 107,75 0,75">
          <text:p/>
        </draw:polygon>
        <draw:polygon draw:style-name="gr3" draw:text-style-name="P3" draw:layer="layout" svg:width="0.106cm" svg:height="0.044cm" svg:x="18.975cm" svg:y="7.348cm" svg:viewBox="0 0 107 45" draw:points="0,0 107,0 107,45 0,45">
          <text:p/>
        </draw:polygon>
        <draw:polygon draw:style-name="gr3" draw:text-style-name="P3" draw:layer="layout" svg:width="0.105cm" svg:height="0.009cm" svg:x="19.127cm" svg:y="7.383cm" svg:viewBox="0 0 106 10" draw:points="0,0 106,0 106,10 0,10">
          <text:p/>
        </draw:polygon>
        <draw:polygon draw:style-name="gr3" draw:text-style-name="P3" draw:layer="layout" svg:width="0.106cm" svg:height="0.159cm" svg:x="20.185cm" svg:y="7.233cm" svg:viewBox="0 0 107 160" draw:points="0,0 107,0 107,160 0,160">
          <text:p/>
        </draw:polygon>
        <draw:polygon draw:style-name="gr3" draw:text-style-name="P3" draw:layer="layout" svg:width="0.106cm" svg:height="0.094cm" svg:x="20.336cm" svg:y="7.298cm" svg:viewBox="0 0 107 95" draw:points="0,0 107,0 107,95 0,95">
          <text:p/>
        </draw:polygon>
        <draw:polygon draw:style-name="gr3" draw:text-style-name="P3" draw:layer="layout" svg:width="0.106cm" svg:height="0.037cm" svg:x="20.487cm" svg:y="7.355cm" svg:viewBox="0 0 107 38" draw:points="0,0 107,0 107,38 0,38">
          <text:p/>
        </draw:polygon>
        <draw:polygon draw:style-name="gr4" draw:text-style-name="P4" draw:layer="layout" svg:width="0.106cm" svg:height="0.003cm" svg:x="21.546cm" svg:y="7.39cm" svg:viewBox="0 0 107 4" draw:points="0,0 107,0 107,4 0,4">
          <text:p/>
        </draw:polygon>
        <draw:polygon draw:style-name="gr4" draw:text-style-name="P4" draw:layer="layout" svg:width="0.105cm" svg:height="0cm" svg:x="21.697cm" svg:y="7.391cm" svg:viewBox="0 0 106 1" draw:points="0,0 106,0 106,1 0,1">
          <text:p/>
        </draw:polygon>
        <draw:polygon draw:style-name="gr5" draw:text-style-name="P5" draw:layer="layout" svg:width="0.106cm" svg:height="0.026cm" svg:x="22.302cm" svg:y="7.366cm" svg:viewBox="0 0 107 27" draw:points="0,0 107,0 107,27 0,27">
          <text:p/>
        </draw:polygon>
        <draw:polygon draw:style-name="gr5" draw:text-style-name="P5" draw:layer="layout" svg:width="0.106cm" svg:height="0.011cm" svg:x="22.454cm" svg:y="7.381cm" svg:viewBox="0 0 107 12" draw:points="0,0 107,0 107,12 0,12">
          <text:p/>
        </draw:polygon>
        <draw:polygon draw:style-name="gr5" draw:text-style-name="P5" draw:layer="layout" svg:width="0.106cm" svg:height="0.005cm" svg:x="22.605cm" svg:y="7.387cm" svg:viewBox="0 0 107 6" draw:points="0,0 107,0 107,6 0,6">
          <text:p/>
        </draw:polygon>
        <draw:polygon draw:style-name="gr5" draw:text-style-name="P5" draw:layer="layout" svg:width="0.106cm" svg:height="0.006cm" svg:x="23.664cm" svg:y="7.386cm" svg:viewBox="0 0 107 7" draw:points="0,0 107,0 107,7 0,7">
          <text:p/>
        </draw:polygon>
        <draw:polygon draw:style-name="gr5" draw:text-style-name="P5" draw:layer="layout" svg:width="0.106cm" svg:height="0.018cm" svg:x="23.815cm" svg:y="7.374cm" svg:viewBox="0 0 107 19" draw:points="0,0 107,0 107,19 0,19">
          <text:p/>
        </draw:polygon>
        <draw:polygon draw:style-name="gr5" draw:text-style-name="P5" draw:layer="layout" svg:width="0.106cm" svg:height="0.007cm" svg:x="23.966cm" svg:y="7.385cm" svg:viewBox="0 0 107 8" draw:points="0,0 107,0 107,8 0,8">
          <text:p/>
        </draw:polygon>
        <draw:polygon draw:style-name="gr5" draw:text-style-name="P5" draw:layer="layout" svg:width="0.106cm" svg:height="0.014cm" svg:x="25.025cm" svg:y="7.378cm" svg:viewBox="0 0 107 15" draw:points="0,0 107,0 107,15 0,15">
          <text:p/>
        </draw:polygon>
        <draw:polygon draw:style-name="gr5" draw:text-style-name="P5" draw:layer="layout" svg:width="0.106cm" svg:height="0.015cm" svg:x="25.176cm" svg:y="7.377cm" svg:viewBox="0 0 107 16" draw:points="0,0 107,0 107,16 0,16">
          <text:p/>
        </draw:polygon>
        <draw:polygon draw:style-name="gr5" draw:text-style-name="P5" draw:layer="layout" svg:width="0.106cm" svg:height="0.011cm" svg:x="25.327cm" svg:y="7.381cm" svg:viewBox="0 0 107 12" draw:points="0,0 107,0 107,12 0,12">
          <text:p/>
        </draw:polygon>
        <draw:polygon draw:style-name="gr3" draw:text-style-name="P3" draw:layer="layout" svg:width="0.105cm" svg:height="0.023cm" svg:x="17.917cm" svg:y="7.369cm" svg:viewBox="0 0 106 24" draw:points="0,0 106,0 106,24 0,24">
          <text:p/>
        </draw:polygon>
        <draw:polygon draw:style-name="gr3" draw:text-style-name="P3" draw:layer="layout" svg:width="0.106cm" svg:height="0.037cm" svg:x="18.068cm" svg:y="7.355cm" svg:viewBox="0 0 107 38" draw:points="0,0 107,0 107,38 0,38">
          <text:p/>
        </draw:polygon>
        <draw:polygon draw:style-name="gr3" draw:text-style-name="P3" draw:layer="layout" svg:width="0.106cm" svg:height="0.025cm" svg:x="18.219cm" svg:y="7.367cm" svg:viewBox="0 0 107 26" draw:points="0,0 107,0 107,26 0,26">
          <text:p/>
        </draw:polygon>
        <draw:polygon draw:style-name="gr3" draw:text-style-name="P3" draw:layer="layout" svg:width="0.105cm" svg:height="0.031cm" svg:x="19.278cm" svg:y="7.361cm" svg:viewBox="0 0 106 32" draw:points="0,0 106,0 106,32 0,32">
          <text:p/>
        </draw:polygon>
        <draw:polygon draw:style-name="gr3" draw:text-style-name="P3" draw:layer="layout" svg:width="0.106cm" svg:height="0.081cm" svg:x="19.429cm" svg:y="7.311cm" svg:viewBox="0 0 107 82" draw:points="0,0 107,0 107,82 0,82">
          <text:p/>
        </draw:polygon>
        <draw:polygon draw:style-name="gr3" draw:text-style-name="P3" draw:layer="layout" svg:width="0.106cm" svg:height="0.019cm" svg:x="19.58cm" svg:y="7.373cm" svg:viewBox="0 0 107 20" draw:points="0,0 107,0 107,20 0,20">
          <text:p/>
        </draw:polygon>
        <draw:polygon draw:style-name="gr3" draw:text-style-name="P3" draw:layer="layout" svg:width="0.106cm" svg:height="0.098cm" svg:x="20.639cm" svg:y="7.294cm" svg:viewBox="0 0 107 99" draw:points="0,0 107,0 107,99 0,99">
          <text:p/>
        </draw:polygon>
        <draw:polygon draw:style-name="gr3" draw:text-style-name="P3" draw:layer="layout" svg:width="0.106cm" svg:height="0.095cm" svg:x="20.79cm" svg:y="7.297cm" svg:viewBox="0 0 107 96" draw:points="0,0 107,0 107,96 0,96">
          <text:p/>
        </draw:polygon>
        <draw:polygon draw:style-name="gr3" draw:text-style-name="P3" draw:layer="layout" svg:width="0.106cm" svg:height="0.032cm" svg:x="20.941cm" svg:y="7.36cm" svg:viewBox="0 0 107 33" draw:points="0,0 107,0 107,33 0,33">
          <text:p/>
        </draw:polygon>
        <draw:polygon draw:style-name="gr5" draw:text-style-name="P5" draw:layer="layout" svg:width="0.106cm" svg:height="0.006cm" svg:x="22.756cm" svg:y="7.386cm" svg:viewBox="0 0 107 7" draw:points="0,0 107,0 107,7 0,7">
          <text:p/>
        </draw:polygon>
        <draw:polygon draw:style-name="gr5" draw:text-style-name="P5" draw:layer="layout" svg:width="0.106cm" svg:height="0.006cm" svg:x="22.907cm" svg:y="7.386cm" svg:viewBox="0 0 107 7" draw:points="0,0 107,0 107,7 0,7">
          <text:p/>
        </draw:polygon>
        <draw:polygon draw:style-name="gr5" draw:text-style-name="P5" draw:layer="layout" svg:width="0.105cm" svg:height="0.007cm" svg:x="23.059cm" svg:y="7.385cm" svg:viewBox="0 0 106 8" draw:points="0,0 106,0 106,8 0,8">
          <text:p/>
        </draw:polygon>
        <draw:polygon draw:style-name="gr5" draw:text-style-name="P5" draw:layer="layout" svg:width="0.106cm" svg:height="0.003cm" svg:x="24.117cm" svg:y="7.389cm" svg:viewBox="0 0 107 4" draw:points="0,0 107,0 107,4 0,4">
          <text:p/>
        </draw:polygon>
        <draw:polygon draw:style-name="gr5" draw:text-style-name="P5" draw:layer="layout" svg:width="0.105cm" svg:height="0.009cm" svg:x="24.269cm" svg:y="7.383cm" svg:viewBox="0 0 106 10" draw:points="0,0 106,0 106,10 0,10">
          <text:p/>
        </draw:polygon>
        <draw:polygon draw:style-name="gr5" draw:text-style-name="P5" draw:layer="layout" svg:width="0.106cm" svg:height="0.013cm" svg:x="24.42cm" svg:y="7.379cm" svg:viewBox="0 0 107 14" draw:points="0,0 107,0 107,14 0,14">
          <text:p/>
        </draw:polygon>
        <draw:polygon draw:style-name="gr5" draw:text-style-name="P5" draw:layer="layout" svg:width="0.106cm" svg:height="0.01cm" svg:x="25.478cm" svg:y="7.382cm" svg:viewBox="0 0 107 11" draw:points="0,0 107,0 107,11 0,11">
          <text:p/>
        </draw:polygon>
        <draw:polygon draw:style-name="gr5" draw:text-style-name="P5" draw:layer="layout" svg:width="0.106cm" svg:height="0.003cm" svg:x="25.63cm" svg:y="7.389cm" svg:viewBox="0 0 107 4" draw:points="0,0 107,0 107,4 0,4">
          <text:p/>
        </draw:polygon>
        <draw:polygon draw:style-name="gr5" draw:text-style-name="P5" draw:layer="layout" svg:width="0.106cm" svg:height="0.005cm" svg:x="25.781cm" svg:y="7.387cm" svg:viewBox="0 0 107 6" draw:points="0,0 107,0 107,6 0,6">
          <text:p/>
        </draw:polygon>
        <draw:polygon draw:style-name="gr6" draw:text-style-name="P6" draw:layer="layout" svg:width="0.106cm" svg:height="0.485cm" svg:x="26.84cm" svg:y="6.907cm" svg:viewBox="0 0 107 486" draw:points="0,0 107,0 107,486 0,486">
          <text:p/>
        </draw:polygon>
        <draw:polygon draw:style-name="gr6" draw:text-style-name="P6" draw:layer="layout" svg:width="0.106cm" svg:height="0.42cm" svg:x="26.386cm" svg:y="6.972cm" svg:viewBox="0 0 107 421" draw:points="0,0 107,0 107,421 0,421">
          <text:p/>
        </draw:polygon>
        <draw:polygon draw:style-name="gr7" draw:text-style-name="P7" draw:layer="layout" svg:width="0.106cm" svg:height="0.737cm" svg:x="28.201cm" svg:y="6.655cm" svg:viewBox="0 0 107 738" draw:points="0,0 107,0 107,738 0,738">
          <text:p/>
        </draw:polygon>
        <draw:polygon draw:style-name="gr6" draw:text-style-name="P6" draw:layer="layout" svg:width="0.106cm" svg:height="1.744cm" svg:x="26.688cm" svg:y="5.648cm" svg:viewBox="0 0 107 1745" draw:points="0,0 107,0 107,1745 0,1745">
          <text:p/>
        </draw:polygon>
        <draw:polygon draw:style-name="gr6" draw:text-style-name="P6" draw:layer="layout" svg:width="0.107cm" svg:height="1.131cm" svg:x="27.142cm" svg:y="6.261cm" svg:viewBox="0 0 108 1132" draw:points="0,0 108,0 108,1132 0,1132">
          <text:p/>
        </draw:polygon>
        <draw:polygon draw:style-name="gr6" draw:text-style-name="P6" draw:layer="layout" svg:width="0.106cm" svg:height="2.192cm" svg:x="26.991cm" svg:y="5.2cm" svg:viewBox="0 0 107 2193" draw:points="0,0 107,0 107,2193 0,2193">
          <text:p/>
        </draw:polygon>
        <draw:polygon draw:style-name="gr7" draw:text-style-name="P7" draw:layer="layout" svg:width="0.106cm" svg:height="1.248cm" svg:x="28.352cm" svg:y="6.144cm" svg:viewBox="0 0 107 1249" draw:points="0,0 107,0 107,1249 0,1249">
          <text:p/>
        </draw:polygon>
        <draw:polygon draw:style-name="gr7" draw:text-style-name="P7" draw:layer="layout" svg:width="0.106cm" svg:height="0.879cm" svg:x="28.503cm" svg:y="6.513cm" svg:viewBox="0 0 107 880" draw:points="0,0 107,0 107,880 0,880">
          <text:p/>
        </draw:polygon>
        <draw:polygon draw:style-name="gr6" draw:text-style-name="P6" draw:layer="layout" svg:width="0.106cm" svg:height="0.027cm" svg:x="26.537cm" svg:y="7.365cm" svg:viewBox="0 0 107 28" draw:points="0,0 107,0 107,28 0,28">
          <text:p/>
        </draw:polygon>
        <draw:polygon draw:style-name="gr7" draw:text-style-name="P7" draw:layer="layout" svg:width="0.106cm" svg:height="0.034cm" svg:x="29.108cm" svg:y="7.358cm" svg:viewBox="0 0 107 35" draw:points="0,0 107,0 107,35 0,35">
          <text:p/>
        </draw:polygon>
        <draw:polygon draw:style-name="gr7" draw:text-style-name="P7" draw:layer="layout" svg:width="0.106cm" svg:height="0.015cm" svg:x="28.655cm" svg:y="7.377cm" svg:viewBox="0 0 107 16" draw:points="0,0 107,0 107,16 0,16">
          <text:p/>
        </draw:polygon>
        <draw:polygon draw:style-name="gr7" draw:text-style-name="P7" draw:layer="layout" svg:width="0.106cm" svg:height="0.004cm" svg:x="28.806cm" svg:y="7.388cm" svg:viewBox="0 0 107 5" draw:points="0,0 107,0 107,5 0,5">
          <text:p/>
        </draw:polygon>
        <draw:polygon draw:style-name="gr7" draw:text-style-name="P7" draw:layer="layout" svg:width="0.106cm" svg:height="0.01cm" svg:x="28.957cm" svg:y="7.382cm" svg:viewBox="0 0 107 11" draw:points="0,0 107,0 107,11 0,11">
          <text:p/>
        </draw:polygon>
        <draw:polygon draw:style-name="gr2" draw:text-style-name="P2" draw:layer="layout" svg:width="0.105cm" svg:height="0.17cm" svg:x="17.312cm" svg:y="7.222cm" svg:viewBox="0 0 106 171" draw:points="0,0 106,0 106,171 0,171">
          <text:p/>
        </draw:polygon>
        <draw:polygon draw:style-name="gr3" draw:text-style-name="P3" draw:layer="layout" svg:width="0.106cm" svg:height="0.027cm" svg:x="18.37cm" svg:y="7.365cm" svg:viewBox="0 0 107 28" draw:points="0,0 107,0 107,28 0,28">
          <text:p/>
        </draw:polygon>
        <draw:polygon draw:style-name="gr3" draw:text-style-name="P3" draw:layer="layout" svg:width="0.106cm" svg:height="0.011cm" svg:x="18.521cm" svg:y="7.381cm" svg:viewBox="0 0 107 12" draw:points="0,0 107,0 107,12 0,12">
          <text:p/>
        </draw:polygon>
        <draw:polygon draw:style-name="gr3" draw:text-style-name="P3" draw:layer="layout" svg:width="0.106cm" svg:height="0.012cm" svg:x="18.673cm" svg:y="7.38cm" svg:viewBox="0 0 107 13" draw:points="0,0 107,0 107,13 0,13">
          <text:p/>
        </draw:polygon>
        <draw:polygon draw:style-name="gr3" draw:text-style-name="P3" draw:layer="layout" svg:width="0.106cm" svg:height="0.026cm" svg:x="19.731cm" svg:y="7.366cm" svg:viewBox="0 0 107 27" draw:points="0,0 107,0 107,27 0,27">
          <text:p/>
        </draw:polygon>
        <draw:polygon draw:style-name="gr3" draw:text-style-name="P3" draw:layer="layout" svg:width="0.105cm" svg:height="0.028cm" svg:x="19.883cm" svg:y="7.364cm" svg:viewBox="0 0 106 29" draw:points="0,0 106,0 106,29 0,29">
          <text:p/>
        </draw:polygon>
        <draw:polygon draw:style-name="gr3" draw:text-style-name="P3" draw:layer="layout" svg:width="0.106cm" svg:height="0.019cm" svg:x="20.034cm" svg:y="7.373cm" svg:viewBox="0 0 107 20" draw:points="0,0 107,0 107,20 0,20">
          <text:p/>
        </draw:polygon>
        <draw:polygon draw:style-name="gr3" draw:text-style-name="P3" draw:layer="layout" svg:width="0.105cm" svg:height="0.056cm" svg:x="21.093cm" svg:y="7.336cm" svg:viewBox="0 0 106 57" draw:points="0,0 106,0 106,57 0,57">
          <text:p/>
        </draw:polygon>
        <draw:polygon draw:style-name="gr3" draw:text-style-name="P3" draw:layer="layout" svg:width="0.106cm" svg:height="0.051cm" svg:x="21.244cm" svg:y="7.341cm" svg:viewBox="0 0 107 52" draw:points="0,0 107,0 107,52 0,52">
          <text:p/>
        </draw:polygon>
        <draw:polygon draw:style-name="gr3" draw:text-style-name="P3" draw:layer="layout" svg:width="0.106cm" svg:height="0.02cm" svg:x="21.395cm" svg:y="7.372cm" svg:viewBox="0 0 107 21" draw:points="0,0 107,0 107,21 0,21">
          <text:p/>
        </draw:polygon>
        <draw:polygon draw:style-name="gr5" draw:text-style-name="P5" draw:layer="layout" svg:width="0.106cm" svg:height="0.031cm" svg:x="23.21cm" svg:y="7.361cm" svg:viewBox="0 0 107 32" draw:points="0,0 107,0 107,32 0,32">
          <text:p/>
        </draw:polygon>
        <draw:polygon draw:style-name="gr5" draw:text-style-name="P5" draw:layer="layout" svg:width="0.106cm" svg:height="0.004cm" svg:x="23.361cm" svg:y="7.388cm" svg:viewBox="0 0 107 5" draw:points="0,0 107,0 107,5 0,5">
          <text:p/>
        </draw:polygon>
        <draw:polygon draw:style-name="gr5" draw:text-style-name="P5" draw:layer="layout" svg:width="0.106cm" svg:height="0.004cm" svg:x="23.512cm" svg:y="7.388cm" svg:viewBox="0 0 107 5" draw:points="0,0 107,0 107,5 0,5">
          <text:p/>
        </draw:polygon>
        <draw:polygon draw:style-name="gr5" draw:text-style-name="P5" draw:layer="layout" svg:width="0.106cm" svg:height="0.023cm" svg:x="24.571cm" svg:y="7.369cm" svg:viewBox="0 0 107 24" draw:points="0,0 107,0 107,24 0,24">
          <text:p/>
        </draw:polygon>
        <draw:polygon draw:style-name="gr5" draw:text-style-name="P5" draw:layer="layout" svg:width="0.106cm" svg:height="0.033cm" svg:x="24.722cm" svg:y="7.359cm" svg:viewBox="0 0 107 34" draw:points="0,0 107,0 107,34 0,34">
          <text:p/>
        </draw:polygon>
        <draw:polygon draw:style-name="gr5" draw:text-style-name="P5" draw:layer="layout" svg:width="0.105cm" svg:height="0.035cm" svg:x="24.874cm" svg:y="7.357cm" svg:viewBox="0 0 106 36" draw:points="0,0 106,0 106,36 0,36">
          <text:p/>
        </draw:polygon>
        <draw:polygon draw:style-name="gr5" draw:text-style-name="P5" draw:layer="layout" svg:width="0.106cm" svg:height="0.007cm" svg:x="25.932cm" svg:y="7.385cm" svg:viewBox="0 0 107 8" draw:points="0,0 107,0 107,8 0,8">
          <text:p/>
        </draw:polygon>
        <draw:polygon draw:style-name="gr5" draw:text-style-name="P5" draw:layer="layout" svg:width="0.105cm" svg:height="0.007cm" svg:x="26.084cm" svg:y="7.385cm" svg:viewBox="0 0 106 8" draw:points="0,0 106,0 106,8 0,8">
          <text:p/>
        </draw:polygon>
        <draw:polygon draw:style-name="gr5" draw:text-style-name="P5" draw:layer="layout" svg:width="0.106cm" svg:height="0.007cm" svg:x="26.235cm" svg:y="7.385cm" svg:viewBox="0 0 107 8" draw:points="0,0 107,0 107,8 0,8">
          <text:p/>
        </draw:polygon>
        <draw:polygon draw:style-name="gr8" draw:text-style-name="P8" draw:layer="layout" svg:width="0.106cm" svg:height="0.021cm" svg:x="27.898cm" svg:y="7.371cm" svg:viewBox="0 0 107 22" draw:points="0,0 107,0 107,22 0,22">
          <text:p/>
        </draw:polygon>
        <draw:polygon draw:style-name="gr8" draw:text-style-name="P8" draw:layer="layout" svg:width="0.105cm" svg:height="0.024cm" svg:x="28.05cm" svg:y="7.368cm" svg:viewBox="0 0 106 25" draw:points="0,0 106,0 106,25 0,25">
          <text:p/>
        </draw:polygon>
        <draw:polygon draw:style-name="gr8" draw:text-style-name="P8" draw:layer="layout" svg:width="0.105cm" svg:height="0.014cm" svg:x="27.294cm" svg:y="7.378cm" svg:viewBox="0 0 106 15" draw:points="0,0 106,0 106,15 0,15">
          <text:p/>
        </draw:polygon>
        <draw:polygon draw:style-name="gr8" draw:text-style-name="P8" draw:layer="layout" svg:width="0.106cm" svg:height="0.018cm" svg:x="27.596cm" svg:y="7.374cm" svg:viewBox="0 0 107 19" draw:points="0,0 107,0 107,19 0,19">
          <text:p/>
        </draw:polygon>
        <draw:polygon draw:style-name="gr8" draw:text-style-name="P8" draw:layer="layout" svg:width="0.106cm" svg:height="0.002cm" svg:x="27.445cm" svg:y="7.39cm" svg:viewBox="0 0 107 3" draw:points="0,0 107,0 107,3 0,3">
          <text:p/>
        </draw:polygon>
        <draw:polygon draw:style-name="gr8" draw:text-style-name="P8" draw:layer="layout" svg:width="0.106cm" svg:height="0.023cm" svg:x="27.747cm" svg:y="7.369cm" svg:viewBox="0 0 107 24" draw:points="0,0 107,0 107,24 0,24">
          <text:p/>
        </draw:polygon>
        <draw:polygon draw:style-name="gr4" draw:text-style-name="P4" draw:layer="layout" svg:width="0.106cm" svg:height="0.032cm" svg:x="21.849cm" svg:y="7.36cm" svg:viewBox="0 0 107 33" draw:points="0,0 107,0 107,33 0,33">
          <text:p/>
        </draw:polygon>
        <draw:polygon draw:style-name="gr4" draw:text-style-name="P4" draw:layer="layout" svg:width="0.106cm" svg:height="0.005cm" svg:x="22cm" svg:y="7.387cm" svg:viewBox="0 0 107 6" draw:points="0,0 107,0 107,6 0,6">
          <text:p/>
        </draw:polygon>
        <draw:polygon draw:style-name="gr4" draw:text-style-name="P4" draw:layer="layout" svg:width="0.106cm" svg:height="0.003cm" svg:x="22.151cm" svg:y="7.39cm" svg:viewBox="0 0 107 4" draw:points="0,0 107,0 107,4 0,4">
          <text:p/>
        </draw:polygon>
        <draw:polygon draw:style-name="gr9" draw:text-style-name="P9" draw:layer="layout" svg:width="5.596cm" svg:height="0.263cm" svg:x="15.928cm" svg:y="4.498cm" svg:viewBox="0 0 5597 264" draw:points="0,0 5597,0 5597,264 0,264">
          <text:p/>
        </draw:polygon>
        <draw:polygon draw:style-name="gr10" draw:text-style-name="P10" draw:layer="layout" svg:width="5.596cm" svg:height="0.263cm" svg:x="15.928cm" svg:y="4.498cm" svg:viewBox="0 0 5597 264" draw:points="0,0 5597,0 5597,264 0,264">
          <text:p/>
        </draw:polygon>
        <draw:polygon draw:style-name="gr11" draw:text-style-name="P11" draw:layer="layout" svg:width="4.839cm" svg:height="0.263cm" svg:x="21.524cm" svg:y="4.498cm" svg:viewBox="0 0 4840 264" draw:points="0,0 4840,0 4840,264 0,264">
          <text:p/>
        </draw:polygon>
        <draw:polygon draw:style-name="gr10" draw:text-style-name="P10" draw:layer="layout" svg:width="4.839cm" svg:height="0.263cm" svg:x="21.524cm" svg:y="4.498cm" svg:viewBox="0 0 4840 264" draw:points="0,0 4840,0 4840,264 0,264">
          <text:p/>
        </draw:polygon>
        <draw:polygon draw:style-name="gr6" draw:text-style-name="P6" draw:layer="layout" svg:width="0.908cm" svg:height="0.263cm" svg:x="26.363cm" svg:y="4.498cm" svg:viewBox="0 0 909 264" draw:points="0,0 909,0 909,264 0,264">
          <text:p/>
        </draw:polygon>
        <draw:polygon draw:style-name="gr10" draw:text-style-name="P10" draw:layer="layout" svg:width="0.908cm" svg:height="0.263cm" svg:x="26.363cm" svg:y="4.498cm" svg:viewBox="0 0 909 264" draw:points="0,0 909,0 909,264 0,264">
          <text:p/>
        </draw:polygon>
        <draw:polygon draw:style-name="gr8" draw:text-style-name="P8" draw:layer="layout" svg:width="0.907cm" svg:height="0.263cm" svg:x="27.271cm" svg:y="4.498cm" svg:viewBox="0 0 908 264" draw:points="0,0 908,0 908,264 0,264">
          <text:p/>
        </draw:polygon>
        <draw:polygon draw:style-name="gr10" draw:text-style-name="P10" draw:layer="layout" svg:width="0.907cm" svg:height="0.263cm" svg:x="27.271cm" svg:y="4.498cm" svg:viewBox="0 0 908 264" draw:points="0,0 908,0 908,264 0,264">
          <text:p/>
        </draw:polygon>
        <draw:polygon draw:style-name="gr7" draw:text-style-name="P7" draw:layer="layout" svg:width="1.059cm" svg:height="0.263cm" svg:x="28.178cm" svg:y="4.498cm" svg:viewBox="0 0 1060 264" draw:points="0,0 1060,0 1060,264 0,264">
          <text:p/>
        </draw:polygon>
        <draw:polygon draw:style-name="gr10" draw:text-style-name="P10" draw:layer="layout" svg:width="1.059cm" svg:height="0.263cm" svg:x="28.178cm" svg:y="4.498cm" svg:viewBox="0 0 1060 264" draw:points="0,0 1060,0 1060,264 0,264">
          <text:p/>
        </draw:polygon>
        <draw:polygon draw:style-name="gr12" draw:text-style-name="P12" draw:layer="layout" svg:width="0.151cm" svg:height="0.263cm" svg:x="29.237cm" svg:y="4.498cm" svg:viewBox="0 0 152 264" draw:points="0,0 152,0 152,264 0,264">
          <text:p/>
        </draw:polygon>
        <draw:polygon draw:style-name="gr10" draw:text-style-name="P10" draw:layer="layout" svg:width="0.151cm" svg:height="0.263cm" svg:x="29.237cm" svg:y="4.498cm" svg:viewBox="0 0 152 264" draw:points="0,0 152,0 152,264 0,264">
          <text:p/>
        </draw:polygon>
        <draw:frame draw:style-name="gr13" draw:text-style-name="P14" draw:layer="layout" svg:width="0.351cm" svg:height="0.251cm" svg:x="18.552cm" svg:y="4.508cm">
          <draw:text-box>
            <text:p text:style-name="P13"><text:span text:style-name="T1">Del</text:span></text:p>
          </draw:text-box>
        </draw:frame>
        <draw:frame draw:style-name="gr13" draw:text-style-name="P14" draw:layer="layout" svg:width="0.326cm" svg:height="0.251cm" svg:x="23.783cm" svg:y="4.508cm">
          <draw:text-box>
            <text:p text:style-name="P13"><text:span text:style-name="T1">Ins</text:span></text:p>
          </draw:text-box>
        </draw:frame>
        <draw:frame draw:style-name="gr13" draw:text-style-name="P14" draw:layer="layout" svg:width="0.351cm" svg:height="0.251cm" svg:x="26.644cm" svg:y="4.508cm">
          <draw:text-box>
            <text:p text:style-name="P13"><text:span text:style-name="T2">Del</text:span></text:p>
          </draw:text-box>
        </draw:frame>
        <draw:frame draw:style-name="gr13" draw:text-style-name="P14" draw:layer="layout" svg:width="0.326cm" svg:height="0.251cm" svg:x="27.564cm" svg:y="4.508cm">
          <draw:text-box>
            <text:p text:style-name="P13"><text:span text:style-name="T2">Ins</text:span></text:p>
          </draw:text-box>
        </draw:frame>
        <draw:frame draw:style-name="gr13" draw:text-style-name="P14" draw:layer="layout" svg:width="0.351cm" svg:height="0.251cm" svg:x="28.534cm" svg:y="4.508cm">
          <draw:text-box>
            <text:p text:style-name="P13"><text:span text:style-name="T2">Del</text:span></text:p>
          </draw:text-box>
        </draw:frame>
        <draw:polygon draw:style-name="gr2" draw:text-style-name="P2" draw:layer="layout" svg:width="1.512cm" svg:height="0.263cm" svg:x="15.928cm" svg:y="4.761cm" svg:viewBox="0 0 1513 264" draw:points="0,0 1513,0 1513,264 0,264">
          <text:p/>
        </draw:polygon>
        <draw:polygon draw:style-name="gr10" draw:text-style-name="P10" draw:layer="layout" svg:width="1.512cm" svg:height="0.263cm" svg:x="15.928cm" svg:y="4.761cm" svg:viewBox="0 0 1513 264" draw:points="0,0 1513,0 1513,264 0,264">
          <text:p/>
        </draw:polygon>
        <draw:polygon draw:style-name="gr14" draw:text-style-name="P3" draw:layer="layout" svg:width="4.084cm" svg:height="0.263cm" svg:x="17.44cm" svg:y="4.761cm" svg:viewBox="0 0 4085 264" draw:points="0,0 4085,0 4085,264 0,264">
          <text:p/>
        </draw:polygon>
        <draw:polygon draw:style-name="gr15" draw:text-style-name="P4" draw:layer="layout" svg:width="0.756cm" svg:height="0.263cm" svg:x="21.524cm" svg:y="4.761cm" svg:viewBox="0 0 757 264" draw:points="0,0 757,0 757,264 0,264">
          <text:p/>
        </draw:polygon>
        <draw:polygon draw:style-name="gr16" draw:text-style-name="P5" draw:layer="layout" svg:width="4.084cm" svg:height="0.263cm" svg:x="22.28cm" svg:y="4.761cm" svg:viewBox="0 0 4085 264" draw:points="0,0 4085,0 4085,264 0,264">
          <text:p/>
        </draw:polygon>
        <draw:polygon draw:style-name="gr17" draw:text-style-name="P6" draw:layer="layout" svg:width="0.908cm" svg:height="0.263cm" svg:x="26.363cm" svg:y="4.761cm" svg:viewBox="0 0 909 264" draw:points="0,0 909,0 909,264 0,264">
          <text:p/>
        </draw:polygon>
        <draw:polygon draw:style-name="gr18" draw:text-style-name="P8" draw:layer="layout" svg:width="0.907cm" svg:height="0.263cm" svg:x="27.271cm" svg:y="4.761cm" svg:viewBox="0 0 908 264" draw:points="0,0 908,0 908,264 0,264">
          <text:p/>
        </draw:polygon>
        <draw:polygon draw:style-name="gr19" draw:text-style-name="P7" draw:layer="layout" svg:width="1.059cm" svg:height="0.263cm" svg:x="28.178cm" svg:y="4.761cm" svg:viewBox="0 0 1060 264" draw:points="0,0 1060,0 1060,264 0,264">
          <text:p/>
        </draw:polygon>
        <draw:polygon draw:style-name="gr12" draw:text-style-name="P12" draw:layer="layout" svg:width="0.151cm" svg:height="0.263cm" svg:x="29.237cm" svg:y="4.761cm" svg:viewBox="0 0 152 264" draw:points="0,0 152,0 152,264 0,264">
          <text:p/>
        </draw:polygon>
        <draw:polygon draw:style-name="gr10" draw:text-style-name="P10" draw:layer="layout" svg:width="0.151cm" svg:height="0.263cm" svg:x="29.237cm" svg:y="4.761cm" svg:viewBox="0 0 152 264" draw:points="0,0 152,0 152,264 0,264">
          <text:p/>
        </draw:polygon>
        <draw:frame draw:style-name="gr13" draw:text-style-name="P14" draw:layer="layout" svg:width="0.223cm" svg:height="0.251cm" svg:x="29.238cm" svg:y="4.508cm">
          <draw:text-box>
            <text:p text:style-name="P13"><text:span text:style-name="T2">X</text:span></text:p>
          </draw:text-box>
        </draw:frame>
        <draw:frame draw:style-name="gr13" draw:text-style-name="P14" draw:layer="layout" svg:width="0.625cm" svg:height="0.251cm" svg:x="16.374cm" svg:y="4.771cm">
          <draw:text-box>
            <text:p text:style-name="P13"><text:span text:style-name="T1">1bp C</text:span></text:p>
          </draw:text-box>
        </draw:frame>
        <draw:frame draw:style-name="gr13" draw:text-style-name="P14" draw:layer="layout" svg:width="0.6cm" svg:height="0.251cm" svg:x="19.184cm" svg:y="4.771cm">
          <draw:text-box>
            <text:p text:style-name="P13"><text:span text:style-name="T1">1bp T</text:span></text:p>
          </draw:text-box>
        </draw:frame>
        <draw:frame draw:style-name="gr13" draw:text-style-name="P14" draw:layer="layout" svg:width="0.625cm" svg:height="0.251cm" svg:x="21.592cm" svg:y="4.771cm">
          <draw:text-box>
            <text:p text:style-name="P13"><text:span text:style-name="T1">1bp C</text:span></text:p>
          </draw:text-box>
        </draw:frame>
        <draw:frame draw:style-name="gr13" draw:text-style-name="P14" draw:layer="layout" svg:width="0.6cm" svg:height="0.251cm" svg:x="24.024cm" svg:y="4.771cm">
          <draw:text-box>
            <text:p text:style-name="P13"><text:span text:style-name="T1">1bp T</text:span></text:p>
          </draw:text-box>
        </draw:frame>
        <draw:frame draw:style-name="gr13" draw:text-style-name="P14" draw:layer="layout" svg:width="0.663cm" svg:height="0.251cm" svg:x="26.488cm" svg:y="4.771cm">
          <draw:text-box>
            <text:p text:style-name="P13"><text:span text:style-name="T2">&gt;=2bp</text:span></text:p>
          </draw:text-box>
        </draw:frame>
        <draw:frame draw:style-name="gr13" draw:text-style-name="P14" draw:layer="layout" svg:width="0.663cm" svg:height="0.251cm" svg:x="27.396cm" svg:y="4.771cm">
          <draw:text-box>
            <text:p text:style-name="P13"><text:span text:style-name="T2">&gt;=2bp</text:span></text:p>
          </draw:text-box>
        </draw:frame>
        <draw:frame draw:style-name="gr13" draw:text-style-name="P14" draw:layer="layout" svg:width="0.326cm" svg:height="0.251cm" svg:x="28.547cm" svg:y="4.771cm">
          <draw:text-box>
            <text:p text:style-name="P13"><text:span text:style-name="T2">Mh</text:span></text:p>
          </draw:text-box>
        </draw:frame>
        <draw:line draw:style-name="gr20" draw:text-style-name="P10" draw:layer="layout" svg:x1="15.913cm" svg:y1="7.392cm" svg:x2="15.913cm" svg:y2="4.498cm">
          <text:p/>
        </draw:line>
        <draw:line draw:style-name="gr20" draw:text-style-name="P10" draw:layer="layout" svg:x1="15.913cm" svg:y1="7.392cm" svg:x2="29.403cm" svg:y2="7.392cm">
          <text:p/>
        </draw:line>
        <draw:frame draw:style-name="gr13" draw:text-style-name="P14" draw:layer="layout" svg:width="0.223cm" svg:height="0.251cm" svg:x="29.238cm" svg:y="4.771cm">
          <draw:text-box>
            <text:p text:style-name="P13"><text:span text:style-name="T2">X</text:span></text:p>
          </draw:text-box>
        </draw:frame>
        <draw:frame draw:style-name="gr21" draw:text-style-name="P15" draw:layer="layout" svg:width="1.814cm" svg:height="0.319cm" svg:x="27.181cm" svg:y="5.093cm">
          <draw:text-box>
            <text:p text:style-name="P13"><text:span text:style-name="T3">L(3, ):U(3,):R2</text:span></text:p>
          </draw:text-box>
        </draw:frame>
        <draw:frame draw:style-name="gr21" draw:text-style-name="P15" draw:layer="layout" svg:width="2.24cm" svg:height="0.319cm" svg:x="27.202cm" svg:y="5.677cm">
          <draw:text-box>
            <text:p text:style-name="P13"><text:span text:style-name="T3">L(3, ):U(3,):R(3,9)</text:span></text:p>
          </draw:text-box>
        </draw:frame>
        <draw:polygon draw:style-name="gr1" draw:text-style-name="P1" draw:layer="layout" svg:width="13.5cm" svg:height="2.895cm" svg:x="15.908cm" svg:y="0.855cm" svg:viewBox="0 0 13501 2896" draw:points="0,0 13501,0 13501,2896 0,2896">
          <text:p/>
        </draw:polygon>
        <draw:polygon draw:style-name="gr2" draw:text-style-name="P2" draw:layer="layout" svg:width="0.106cm" svg:height="0.002cm" svg:x="17.156cm" svg:y="3.748cm" svg:viewBox="0 0 107 3" draw:points="0,0 107,0 107,3 0,3">
          <text:p/>
        </draw:polygon>
        <draw:polygon draw:style-name="gr2" draw:text-style-name="P2" draw:layer="layout" svg:width="0.106cm" svg:height="0.004cm" svg:x="16.854cm" svg:y="3.746cm" svg:viewBox="0 0 107 5" draw:points="0,0 107,0 107,5 0,5">
          <text:p/>
        </draw:polygon>
        <draw:polygon draw:style-name="gr2" draw:text-style-name="P2" draw:layer="layout" svg:width="0.106cm" svg:height="0.007cm" svg:x="17.005cm" svg:y="3.743cm" svg:viewBox="0 0 107 8" draw:points="0,0 107,0 107,8 0,8">
          <text:p/>
        </draw:polygon>
        <draw:polygon draw:style-name="gr2" draw:text-style-name="P2" draw:layer="layout" svg:width="0.106cm" svg:height="0.003cm" svg:x="15.945cm" svg:y="3.747cm" svg:viewBox="0 0 107 4" draw:points="0,0 107,0 107,4 0,4">
          <text:p/>
        </draw:polygon>
        <draw:polygon draw:style-name="gr2" draw:text-style-name="P2" draw:layer="layout" svg:width="0.106cm" svg:height="0.003cm" svg:x="16.097cm" svg:y="3.748cm" svg:viewBox="0 0 107 4" draw:points="0,0 107,0 107,4 0,4">
          <text:p/>
        </draw:polygon>
        <draw:polygon draw:style-name="gr2" draw:text-style-name="P2" draw:layer="layout" svg:width="0.106cm" svg:height="0.004cm" svg:x="16.248cm" svg:y="3.746cm" svg:viewBox="0 0 107 5" draw:points="0,0 107,0 107,5 0,5">
          <text:p/>
        </draw:polygon>
        <draw:polygon draw:style-name="gr2" draw:text-style-name="P2" draw:layer="layout" svg:width="0.106cm" svg:height="0.003cm" svg:x="16.4cm" svg:y="3.747cm" svg:viewBox="0 0 107 4" draw:points="0,0 107,0 107,4 0,4">
          <text:p/>
        </draw:polygon>
        <draw:polygon draw:style-name="gr2" draw:text-style-name="P2" draw:layer="layout" svg:width="0.106cm" svg:height="0.003cm" svg:x="16.551cm" svg:y="3.748cm" svg:viewBox="0 0 107 4" draw:points="0,0 107,0 107,4 0,4">
          <text:p/>
        </draw:polygon>
        <draw:polygon draw:style-name="gr2" draw:text-style-name="P2" draw:layer="layout" svg:width="0.106cm" svg:height="0.001cm" svg:x="16.702cm" svg:y="3.749cm" svg:viewBox="0 0 107 2" draw:points="0,0 107,0 107,2 0,2">
          <text:p/>
        </draw:polygon>
        <draw:polygon draw:style-name="gr3" draw:text-style-name="P3" draw:layer="layout" svg:width="0.106cm" svg:height="0.015cm" svg:x="17.459cm" svg:y="3.735cm" svg:viewBox="0 0 107 16" draw:points="0,0 107,0 107,16 0,16">
          <text:p/>
        </draw:polygon>
        <draw:polygon draw:style-name="gr3" draw:text-style-name="P3" draw:layer="layout" svg:width="0.106cm" svg:height="0.003cm" svg:x="17.61cm" svg:y="3.747cm" svg:viewBox="0 0 107 4" draw:points="0,0 107,0 107,4 0,4">
          <text:p/>
        </draw:polygon>
        <draw:polygon draw:style-name="gr3" draw:text-style-name="P3" draw:layer="layout" svg:width="0.106cm" svg:height="0.011cm" svg:x="17.762cm" svg:y="3.739cm" svg:viewBox="0 0 107 12" draw:points="0,0 107,0 107,12 0,12">
          <text:p/>
        </draw:polygon>
        <draw:polygon draw:style-name="gr3" draw:text-style-name="P3" draw:layer="layout" svg:width="0.106cm" svg:height="0.015cm" svg:x="18.821cm" svg:y="3.735cm" svg:viewBox="0 0 107 16" draw:points="0,0 107,0 107,16 0,16">
          <text:p/>
        </draw:polygon>
        <draw:polygon draw:style-name="gr3" draw:text-style-name="P3" draw:layer="layout" svg:width="0.105cm" svg:height="0.006cm" svg:x="18.973cm" svg:y="3.744cm" svg:viewBox="0 0 106 7" draw:points="0,0 106,0 106,7 0,7">
          <text:p/>
        </draw:polygon>
        <draw:polygon draw:style-name="gr3" draw:text-style-name="P3" draw:layer="layout" svg:width="0.106cm" svg:height="0.009cm" svg:x="19.124cm" svg:y="3.741cm" svg:viewBox="0 0 107 10" draw:points="0,0 107,0 107,10 0,10">
          <text:p/>
        </draw:polygon>
        <draw:polygon draw:style-name="gr3" draw:text-style-name="P3" draw:layer="layout" svg:width="0.106cm" svg:height="0.003cm" svg:x="20.183cm" svg:y="3.747cm" svg:viewBox="0 0 107 4" draw:points="0,0 107,0 107,4 0,4">
          <text:p/>
        </draw:polygon>
        <draw:polygon draw:style-name="gr3" draw:text-style-name="P3" draw:layer="layout" svg:width="0.106cm" svg:height="0.002cm" svg:x="20.335cm" svg:y="3.748cm" svg:viewBox="0 0 107 3" draw:points="0,0 107,0 107,3 0,3">
          <text:p/>
        </draw:polygon>
        <draw:polygon draw:style-name="gr3" draw:text-style-name="P3" draw:layer="layout" svg:width="0.106cm" svg:height="0.003cm" svg:x="20.486cm" svg:y="3.747cm" svg:viewBox="0 0 107 4" draw:points="0,0 107,0 107,4 0,4">
          <text:p/>
        </draw:polygon>
        <draw:polygon draw:style-name="gr4" draw:text-style-name="P4" draw:layer="layout" svg:width="0.105cm" svg:height="0.002cm" svg:x="21.546cm" svg:y="3.748cm" svg:viewBox="0 0 106 3" draw:points="0,0 106,0 106,3 0,3">
          <text:p/>
        </draw:polygon>
        <draw:polygon draw:style-name="gr4" draw:text-style-name="P4" draw:layer="layout" svg:width="0.105cm" svg:height="0cm" svg:x="21.697cm" svg:y="3.749cm" svg:viewBox="0 0 106 1" draw:points="0,0 106,0 106,1 0,1">
          <text:p/>
        </draw:polygon>
        <draw:polygon draw:style-name="gr5" draw:text-style-name="P5" draw:layer="layout" svg:width="0.106cm" svg:height="0.005cm" svg:x="22.302cm" svg:y="3.745cm" svg:viewBox="0 0 107 6" draw:points="0,0 107,0 107,6 0,6">
          <text:p/>
        </draw:polygon>
        <draw:polygon draw:style-name="gr5" draw:text-style-name="P5" draw:layer="layout" svg:width="0.105cm" svg:height="0.006cm" svg:x="22.454cm" svg:y="3.745cm" svg:viewBox="0 0 106 7" draw:points="0,0 106,0 106,7 0,7">
          <text:p/>
        </draw:polygon>
        <draw:polygon draw:style-name="gr5" draw:text-style-name="P5" draw:layer="layout" svg:width="0.106cm" svg:height="0.007cm" svg:x="22.605cm" svg:y="3.743cm" svg:viewBox="0 0 107 8" draw:points="0,0 107,0 107,8 0,8">
          <text:p/>
        </draw:polygon>
        <draw:polygon draw:style-name="gr5" draw:text-style-name="P5" draw:layer="layout" svg:width="0.106cm" svg:height="0.004cm" svg:x="23.664cm" svg:y="3.746cm" svg:viewBox="0 0 107 5" draw:points="0,0 107,0 107,5 0,5">
          <text:p/>
        </draw:polygon>
        <draw:polygon draw:style-name="gr5" draw:text-style-name="P5" draw:layer="layout" svg:width="0.106cm" svg:height="0.008cm" svg:x="23.816cm" svg:y="3.742cm" svg:viewBox="0 0 107 9" draw:points="0,0 107,0 107,9 0,9">
          <text:p/>
        </draw:polygon>
        <draw:polygon draw:style-name="gr5" draw:text-style-name="P5" draw:layer="layout" svg:width="0.106cm" svg:height="0.009cm" svg:x="23.967cm" svg:y="3.741cm" svg:viewBox="0 0 107 10" draw:points="0,0 107,0 107,10 0,10">
          <text:p/>
        </draw:polygon>
        <draw:polygon draw:style-name="gr5" draw:text-style-name="P5" draw:layer="layout" svg:width="0.106cm" svg:height="0.01cm" svg:x="25.026cm" svg:y="3.74cm" svg:viewBox="0 0 107 11" draw:points="0,0 107,0 107,11 0,11">
          <text:p/>
        </draw:polygon>
        <draw:polygon draw:style-name="gr5" draw:text-style-name="P5" draw:layer="layout" svg:width="0.106cm" svg:height="0.002cm" svg:x="25.178cm" svg:y="3.748cm" svg:viewBox="0 0 107 3" draw:points="0,0 107,0 107,3 0,3">
          <text:p/>
        </draw:polygon>
        <draw:polygon draw:style-name="gr5" draw:text-style-name="P5" draw:layer="layout" svg:width="0.106cm" svg:height="0.002cm" svg:x="25.329cm" svg:y="3.748cm" svg:viewBox="0 0 107 3" draw:points="0,0 107,0 107,3 0,3">
          <text:p/>
        </draw:polygon>
        <draw:polygon draw:style-name="gr3" draw:text-style-name="P3" draw:layer="layout" svg:width="0.106cm" svg:height="0.002cm" svg:x="17.913cm" svg:y="3.748cm" svg:viewBox="0 0 107 3" draw:points="0,0 107,0 107,3 0,3">
          <text:p/>
        </draw:polygon>
        <draw:polygon draw:style-name="gr3" draw:text-style-name="P3" draw:layer="layout" svg:width="0.105cm" svg:height="0.005cm" svg:x="18.065cm" svg:y="3.745cm" svg:viewBox="0 0 106 6" draw:points="0,0 106,0 106,6 0,6">
          <text:p/>
        </draw:polygon>
        <draw:polygon draw:style-name="gr3" draw:text-style-name="P3" draw:layer="layout" svg:width="0.106cm" svg:height="0.004cm" svg:x="18.216cm" svg:y="3.746cm" svg:viewBox="0 0 107 5" draw:points="0,0 107,0 107,5 0,5">
          <text:p/>
        </draw:polygon>
        <draw:polygon draw:style-name="gr3" draw:text-style-name="P3" draw:layer="layout" svg:width="0.106cm" svg:height="0.003cm" svg:x="19.275cm" svg:y="3.747cm" svg:viewBox="0 0 107 4" draw:points="0,0 107,0 107,4 0,4">
          <text:p/>
        </draw:polygon>
        <draw:polygon draw:style-name="gr3" draw:text-style-name="P3" draw:layer="layout" svg:width="0.106cm" svg:height="0.004cm" svg:x="19.426cm" svg:y="3.746cm" svg:viewBox="0 0 107 5" draw:points="0,0 107,0 107,5 0,5">
          <text:p/>
        </draw:polygon>
        <draw:polygon draw:style-name="gr3" draw:text-style-name="P3" draw:layer="layout" svg:width="0.106cm" svg:height="0.003cm" svg:x="19.578cm" svg:y="3.748cm" svg:viewBox="0 0 107 4" draw:points="0,0 107,0 107,4 0,4">
          <text:p/>
        </draw:polygon>
        <draw:polygon draw:style-name="gr3" draw:text-style-name="P3" draw:layer="layout" svg:width="0.106cm" svg:height="0.002cm" svg:x="20.637cm" svg:y="3.748cm" svg:viewBox="0 0 107 3" draw:points="0,0 107,0 107,3 0,3">
          <text:p/>
        </draw:polygon>
        <draw:polygon draw:style-name="gr3" draw:text-style-name="P3" draw:layer="layout" svg:width="0.105cm" svg:height="0.001cm" svg:x="20.789cm" svg:y="3.749cm" svg:viewBox="0 0 106 2" draw:points="0,0 106,0 106,2 0,2">
          <text:p/>
        </draw:polygon>
        <draw:polygon draw:style-name="gr3" draw:text-style-name="P3" draw:layer="layout" svg:width="0.106cm" svg:height="0.004cm" svg:x="20.94cm" svg:y="3.746cm" svg:viewBox="0 0 107 5" draw:points="0,0 107,0 107,5 0,5">
          <text:p/>
        </draw:polygon>
        <draw:polygon draw:style-name="gr5" draw:text-style-name="P5" draw:layer="layout" svg:width="0.106cm" svg:height="0.014cm" svg:x="22.756cm" svg:y="3.736cm" svg:viewBox="0 0 107 15" draw:points="0,0 107,0 107,15 0,15">
          <text:p/>
        </draw:polygon>
        <draw:polygon draw:style-name="gr5" draw:text-style-name="P5" draw:layer="layout" svg:width="0.106cm" svg:height="0.001cm" svg:x="22.907cm" svg:y="3.749cm" svg:viewBox="0 0 107 2" draw:points="0,0 107,0 107,2 0,2">
          <text:p/>
        </draw:polygon>
        <draw:polygon draw:style-name="gr5" draw:text-style-name="P5" draw:layer="layout" svg:width="0.106cm" svg:height="0.007cm" svg:x="23.059cm" svg:y="3.743cm" svg:viewBox="0 0 107 8" draw:points="0,0 107,0 107,8 0,8">
          <text:p/>
        </draw:polygon>
        <draw:polygon draw:style-name="gr5" draw:text-style-name="P5" draw:layer="layout" svg:width="0.106cm" svg:height="0.005cm" svg:x="24.118cm" svg:y="3.745cm" svg:viewBox="0 0 107 6" draw:points="0,0 107,0 107,6 0,6">
          <text:p/>
        </draw:polygon>
        <draw:polygon draw:style-name="gr5" draw:text-style-name="P5" draw:layer="layout" svg:width="0.105cm" svg:height="0.009cm" svg:x="24.27cm" svg:y="3.741cm" svg:viewBox="0 0 106 10" draw:points="0,0 106,0 106,10 0,10">
          <text:p/>
        </draw:polygon>
        <draw:polygon draw:style-name="gr5" draw:text-style-name="P5" draw:layer="layout" svg:width="0.106cm" svg:height="0.004cm" svg:x="24.421cm" svg:y="3.746cm" svg:viewBox="0 0 107 5" draw:points="0,0 107,0 107,5 0,5">
          <text:p/>
        </draw:polygon>
        <draw:polygon draw:style-name="gr5" draw:text-style-name="P5" draw:layer="layout" svg:width="0.106cm" svg:height="0.006cm" svg:x="25.48cm" svg:y="3.745cm" svg:viewBox="0 0 107 7" draw:points="0,0 107,0 107,7 0,7">
          <text:p/>
        </draw:polygon>
        <draw:polygon draw:style-name="gr5" draw:text-style-name="P5" draw:layer="layout" svg:width="0.106cm" svg:height="0.003cm" svg:x="25.632cm" svg:y="3.747cm" svg:viewBox="0 0 107 4" draw:points="0,0 107,0 107,4 0,4">
          <text:p/>
        </draw:polygon>
        <draw:polygon draw:style-name="gr5" draw:text-style-name="P5" draw:layer="layout" svg:width="0.106cm" svg:height="0.001cm" svg:x="25.783cm" svg:y="3.749cm" svg:viewBox="0 0 107 2" draw:points="0,0 107,0 107,2 0,2">
          <text:p/>
        </draw:polygon>
        <draw:polygon draw:style-name="gr6" draw:text-style-name="P6" draw:layer="layout" svg:width="0.105cm" svg:height="0.21cm" svg:x="26.843cm" svg:y="3.54cm" svg:viewBox="0 0 106 211" draw:points="0,0 106,0 106,211 0,211">
          <text:p/>
        </draw:polygon>
        <draw:polygon draw:style-name="gr6" draw:text-style-name="P6" draw:layer="layout" svg:width="0.106cm" svg:height="0.552cm" svg:x="26.388cm" svg:y="3.198cm" svg:viewBox="0 0 107 553" draw:points="0,0 107,0 107,553 0,553">
          <text:p/>
        </draw:polygon>
        <draw:polygon draw:style-name="gr7" draw:text-style-name="P7" draw:layer="layout" svg:width="0.106cm" svg:height="1.44cm" svg:x="28.205cm" svg:y="2.31cm" svg:viewBox="0 0 107 1441" draw:points="0,0 107,0 107,1441 0,1441">
          <text:p/>
        </draw:polygon>
        <draw:polygon draw:style-name="gr6" draw:text-style-name="P6" draw:layer="layout" svg:width="0.106cm" svg:height="2.193cm" svg:x="26.691cm" svg:y="1.557cm" svg:viewBox="0 0 107 2194" draw:points="0,0 107,0 107,2194 0,2194">
          <text:p/>
        </draw:polygon>
        <draw:polygon draw:style-name="gr6" draw:text-style-name="P6" draw:layer="layout" svg:width="0.106cm" svg:height="0.019cm" svg:x="27.145cm" svg:y="3.731cm" svg:viewBox="0 0 107 20" draw:points="0,0 107,0 107,20 0,20">
          <text:p/>
        </draw:polygon>
        <draw:polygon draw:style-name="gr6" draw:text-style-name="P6" draw:layer="layout" svg:width="0.106cm" svg:height="0.131cm" svg:x="26.994cm" svg:y="3.619cm" svg:viewBox="0 0 107 132" draw:points="0,0 107,0 107,132 0,132">
          <text:p/>
        </draw:polygon>
        <draw:polygon draw:style-name="gr7" draw:text-style-name="P7" draw:layer="layout" svg:width="0.106cm" svg:height="0.112cm" svg:x="28.356cm" svg:y="3.638cm" svg:viewBox="0 0 107 113" draw:points="0,0 107,0 107,113 0,113">
          <text:p/>
        </draw:polygon>
        <draw:polygon draw:style-name="gr7" draw:text-style-name="P7" draw:layer="layout" svg:width="0.107cm" svg:height="0.097cm" svg:x="28.507cm" svg:y="3.653cm" svg:viewBox="0 0 108 98" draw:points="0,0 108,0 108,98 0,98">
          <text:p/>
        </draw:polygon>
        <draw:polygon draw:style-name="gr6" draw:text-style-name="P6" draw:layer="layout" svg:width="0.106cm" svg:height="0.032cm" svg:x="26.54cm" svg:y="3.718cm" svg:viewBox="0 0 107 33" draw:points="0,0 107,0 107,33 0,33">
          <text:p/>
        </draw:polygon>
        <draw:polygon draw:style-name="gr7" draw:text-style-name="P7" draw:layer="layout" svg:width="0.106cm" svg:height="0.009cm" svg:x="29.113cm" svg:y="3.741cm" svg:viewBox="0 0 107 10" draw:points="0,0 107,0 107,10 0,10">
          <text:p/>
        </draw:polygon>
        <draw:polygon draw:style-name="gr7" draw:text-style-name="P7" draw:layer="layout" svg:width="0.106cm" svg:height="0.014cm" svg:x="28.659cm" svg:y="3.736cm" svg:viewBox="0 0 107 15" draw:points="0,0 107,0 107,15 0,15">
          <text:p/>
        </draw:polygon>
        <draw:polygon draw:style-name="gr7" draw:text-style-name="P7" draw:layer="layout" svg:width="0.106cm" svg:height="0.016cm" svg:x="28.81cm" svg:y="3.734cm" svg:viewBox="0 0 107 17" draw:points="0,0 107,0 107,17 0,17">
          <text:p/>
        </draw:polygon>
        <draw:polygon draw:style-name="gr7" draw:text-style-name="P7" draw:layer="layout" svg:width="0.106cm" svg:height="0.01cm" svg:x="28.961cm" svg:y="3.74cm" svg:viewBox="0 0 107 11" draw:points="0,0 107,0 107,11 0,11">
          <text:p/>
        </draw:polygon>
        <draw:polygon draw:style-name="gr2" draw:text-style-name="P2" draw:layer="layout" svg:width="0.106cm" svg:height="0.004cm" svg:x="17.308cm" svg:y="3.746cm" svg:viewBox="0 0 107 5" draw:points="0,0 107,0 107,5 0,5">
          <text:p/>
        </draw:polygon>
        <draw:polygon draw:style-name="gr3" draw:text-style-name="P3" draw:layer="layout" svg:width="0.106cm" svg:height="0.003cm" svg:x="18.367cm" svg:y="3.748cm" svg:viewBox="0 0 107 4" draw:points="0,0 107,0 107,4 0,4">
          <text:p/>
        </draw:polygon>
        <draw:polygon draw:style-name="gr3" draw:text-style-name="P3" draw:layer="layout" svg:width="0.106cm" svg:height="0.003cm" svg:x="18.518cm" svg:y="3.748cm" svg:viewBox="0 0 107 4" draw:points="0,0 107,0 107,4 0,4">
          <text:p/>
        </draw:polygon>
        <draw:polygon draw:style-name="gr3" draw:text-style-name="P3" draw:layer="layout" svg:width="0.106cm" svg:height="0.002cm" svg:x="18.67cm" svg:y="3.748cm" svg:viewBox="0 0 107 3" draw:points="0,0 107,0 107,3 0,3">
          <text:p/>
        </draw:polygon>
        <draw:polygon draw:style-name="gr3" draw:text-style-name="P3" draw:layer="layout" svg:width="0.106cm" svg:height="0.01cm" svg:x="19.729cm" svg:y="3.74cm" svg:viewBox="0 0 107 11" draw:points="0,0 107,0 107,11 0,11">
          <text:p/>
        </draw:polygon>
        <draw:polygon draw:style-name="gr3" draw:text-style-name="P3" draw:layer="layout" svg:width="0.105cm" svg:height="0.001cm" svg:x="19.881cm" svg:y="3.749cm" svg:viewBox="0 0 106 2" draw:points="0,0 106,0 106,2 0,2">
          <text:p/>
        </draw:polygon>
        <draw:polygon draw:style-name="gr3" draw:text-style-name="P3" draw:layer="layout" svg:width="0.106cm" svg:height="0.006cm" svg:x="20.032cm" svg:y="3.744cm" svg:viewBox="0 0 107 7" draw:points="0,0 107,0 107,7 0,7">
          <text:p/>
        </draw:polygon>
        <draw:polygon draw:style-name="gr3" draw:text-style-name="P3" draw:layer="layout" svg:width="0.106cm" svg:height="0.002cm" svg:x="21.091cm" svg:y="3.748cm" svg:viewBox="0 0 107 3" draw:points="0,0 107,0 107,3 0,3">
          <text:p/>
        </draw:polygon>
        <draw:polygon draw:style-name="gr3" draw:text-style-name="P3" draw:layer="layout" svg:width="0.105cm" svg:height="0cm" svg:x="21.243cm" svg:y="3.749cm" svg:viewBox="0 0 106 1" draw:points="0,0 106,0 106,1 0,1">
          <text:p/>
        </draw:polygon>
        <draw:polygon draw:style-name="gr3" draw:text-style-name="P3" draw:layer="layout" svg:width="0.106cm" svg:height="0.001cm" svg:x="21.394cm" svg:y="3.749cm" svg:viewBox="0 0 107 2" draw:points="0,0 107,0 107,2 0,2">
          <text:p/>
        </draw:polygon>
        <draw:polygon draw:style-name="gr5" draw:text-style-name="P5" draw:layer="layout" svg:width="0.106cm" svg:height="0.005cm" svg:x="23.21cm" svg:y="3.745cm" svg:viewBox="0 0 107 6" draw:points="0,0 107,0 107,6 0,6">
          <text:p/>
        </draw:polygon>
        <draw:polygon draw:style-name="gr5" draw:text-style-name="P5" draw:layer="layout" svg:width="0.105cm" svg:height="0.002cm" svg:x="23.362cm" svg:y="3.748cm" svg:viewBox="0 0 106 3" draw:points="0,0 106,0 106,3 0,3">
          <text:p/>
        </draw:polygon>
        <draw:polygon draw:style-name="gr5" draw:text-style-name="P5" draw:layer="layout" svg:width="0.106cm" svg:height="0.004cm" svg:x="23.513cm" svg:y="3.746cm" svg:viewBox="0 0 107 5" draw:points="0,0 107,0 107,5 0,5">
          <text:p/>
        </draw:polygon>
        <draw:polygon draw:style-name="gr5" draw:text-style-name="P5" draw:layer="layout" svg:width="0.106cm" svg:height="0.001cm" svg:x="24.572cm" svg:y="3.749cm" svg:viewBox="0 0 107 2" draw:points="0,0 107,0 107,2 0,2">
          <text:p/>
        </draw:polygon>
        <draw:polygon draw:style-name="gr5" draw:text-style-name="P5" draw:layer="layout" svg:width="0.106cm" svg:height="0.001cm" svg:x="24.724cm" svg:y="3.749cm" svg:viewBox="0 0 107 2" draw:points="0,0 107,0 107,2 0,2">
          <text:p/>
        </draw:polygon>
        <draw:polygon draw:style-name="gr5" draw:text-style-name="P5" draw:layer="layout" svg:width="0.106cm" svg:height="0.001cm" svg:x="24.875cm" svg:y="3.749cm" svg:viewBox="0 0 107 2" draw:points="0,0 107,0 107,2 0,2">
          <text:p/>
        </draw:polygon>
        <draw:polygon draw:style-name="gr5" draw:text-style-name="P5" draw:layer="layout" svg:width="0.106cm" svg:height="0.002cm" svg:x="25.934cm" svg:y="3.748cm" svg:viewBox="0 0 107 3" draw:points="0,0 107,0 107,3 0,3">
          <text:p/>
        </draw:polygon>
        <draw:polygon draw:style-name="gr5" draw:text-style-name="P5" draw:layer="layout" svg:width="0.106cm" svg:height="0.006cm" svg:x="26.086cm" svg:y="3.744cm" svg:viewBox="0 0 107 7" draw:points="0,0 107,0 107,7 0,7">
          <text:p/>
        </draw:polygon>
        <draw:polygon draw:style-name="gr5" draw:text-style-name="P5" draw:layer="layout" svg:width="0.106cm" svg:height="0.001cm" svg:x="26.237cm" svg:y="3.749cm" svg:viewBox="0 0 107 2" draw:points="0,0 107,0 107,2 0,2">
          <text:p/>
        </draw:polygon>
        <draw:polygon draw:style-name="gr8" draw:text-style-name="P8" draw:layer="layout" svg:width="0.106cm" svg:height="0.009cm" svg:x="27.902cm" svg:y="3.741cm" svg:viewBox="0 0 107 10" draw:points="0,0 107,0 107,10 0,10">
          <text:p/>
        </draw:polygon>
        <draw:polygon draw:style-name="gr8" draw:text-style-name="P8" draw:layer="layout" svg:width="0.106cm" svg:height="0.003cm" svg:x="28.053cm" svg:y="3.747cm" svg:viewBox="0 0 107 4" draw:points="0,0 107,0 107,4 0,4">
          <text:p/>
        </draw:polygon>
        <draw:polygon draw:style-name="gr8" draw:text-style-name="P8" draw:layer="layout" svg:width="0.106cm" svg:height="0.003cm" svg:x="27.297cm" svg:y="3.747cm" svg:viewBox="0 0 107 4" draw:points="0,0 107,0 107,4 0,4">
          <text:p/>
        </draw:polygon>
        <draw:polygon draw:style-name="gr8" draw:text-style-name="P8" draw:layer="layout" svg:width="0.106cm" svg:height="0.016cm" svg:x="27.599cm" svg:y="3.734cm" svg:viewBox="0 0 107 17" draw:points="0,0 107,0 107,17 0,17">
          <text:p/>
        </draw:polygon>
        <draw:polygon draw:style-name="gr8" draw:text-style-name="P8" draw:layer="layout" svg:width="0.106cm" svg:height="0.002cm" svg:x="27.448cm" svg:y="3.748cm" svg:viewBox="0 0 107 3" draw:points="0,0 107,0 107,3 0,3">
          <text:p/>
        </draw:polygon>
        <draw:polygon draw:style-name="gr8" draw:text-style-name="P8" draw:layer="layout" svg:width="0.105cm" svg:height="0.005cm" svg:x="27.751cm" svg:y="3.745cm" svg:viewBox="0 0 106 6" draw:points="0,0 106,0 106,6 0,6">
          <text:p/>
        </draw:polygon>
        <draw:polygon draw:style-name="gr4" draw:text-style-name="P4" draw:layer="layout" svg:width="0.106cm" svg:height="0.006cm" svg:x="21.848cm" svg:y="3.744cm" svg:viewBox="0 0 107 7" draw:points="0,0 107,0 107,7 0,7">
          <text:p/>
        </draw:polygon>
        <draw:polygon draw:style-name="gr4" draw:text-style-name="P4" draw:layer="layout" svg:width="0.106cm" svg:height="0.001cm" svg:x="21.999cm" svg:y="3.749cm" svg:viewBox="0 0 107 2" draw:points="0,0 107,0 107,2 0,2">
          <text:p/>
        </draw:polygon>
        <draw:polygon draw:style-name="gr4" draw:text-style-name="P4" draw:layer="layout" svg:width="0.106cm" svg:height="0.005cm" svg:x="22.151cm" svg:y="3.745cm" svg:viewBox="0 0 107 6" draw:points="0,0 107,0 107,6 0,6">
          <text:p/>
        </draw:polygon>
        <draw:polygon draw:style-name="gr9" draw:text-style-name="P9" draw:layer="layout" svg:width="5.6cm" svg:height="0.263cm" svg:x="15.923cm" svg:y="0.855cm" svg:viewBox="0 0 5601 264" draw:points="0,0 5601,0 5601,264 0,264">
          <text:p/>
        </draw:polygon>
        <draw:polygon draw:style-name="gr10" draw:text-style-name="P10" draw:layer="layout" svg:width="5.6cm" svg:height="0.263cm" svg:x="15.923cm" svg:y="0.855cm" svg:viewBox="0 0 5601 264" draw:points="0,0 5601,0 5601,264 0,264">
          <text:p/>
        </draw:polygon>
        <draw:polygon draw:style-name="gr11" draw:text-style-name="P11" draw:layer="layout" svg:width="4.843cm" svg:height="0.263cm" svg:x="21.523cm" svg:y="0.855cm" svg:viewBox="0 0 4844 264" draw:points="0,0 4844,0 4844,264 0,264">
          <text:p/>
        </draw:polygon>
        <draw:polygon draw:style-name="gr10" draw:text-style-name="P10" draw:layer="layout" svg:width="4.843cm" svg:height="0.263cm" svg:x="21.523cm" svg:y="0.855cm" svg:viewBox="0 0 4844 264" draw:points="0,0 4844,0 4844,264 0,264">
          <text:p/>
        </draw:polygon>
        <draw:polygon draw:style-name="gr6" draw:text-style-name="P6" draw:layer="layout" svg:width="0.908cm" svg:height="0.263cm" svg:x="26.366cm" svg:y="0.855cm" svg:viewBox="0 0 909 264" draw:points="0,0 909,0 909,264 0,264">
          <text:p/>
        </draw:polygon>
        <draw:polygon draw:style-name="gr10" draw:text-style-name="P10" draw:layer="layout" svg:width="0.908cm" svg:height="0.263cm" svg:x="26.366cm" svg:y="0.855cm" svg:viewBox="0 0 909 264" draw:points="0,0 909,0 909,264 0,264">
          <text:p/>
        </draw:polygon>
        <draw:polygon draw:style-name="gr8" draw:text-style-name="P8" draw:layer="layout" svg:width="0.908cm" svg:height="0.263cm" svg:x="27.274cm" svg:y="0.855cm" svg:viewBox="0 0 909 264" draw:points="0,0 909,0 909,264 0,264">
          <text:p/>
        </draw:polygon>
        <draw:polygon draw:style-name="gr10" draw:text-style-name="P10" draw:layer="layout" svg:width="0.908cm" svg:height="0.263cm" svg:x="27.274cm" svg:y="0.855cm" svg:viewBox="0 0 909 264" draw:points="0,0 909,0 909,264 0,264">
          <text:p/>
        </draw:polygon>
        <draw:polygon draw:style-name="gr7" draw:text-style-name="P7" draw:layer="layout" svg:width="1.059cm" svg:height="0.263cm" svg:x="28.182cm" svg:y="0.855cm" svg:viewBox="0 0 1060 264" draw:points="0,0 1060,0 1060,264 0,264">
          <text:p/>
        </draw:polygon>
        <draw:polygon draw:style-name="gr10" draw:text-style-name="P10" draw:layer="layout" svg:width="1.059cm" svg:height="0.263cm" svg:x="28.182cm" svg:y="0.855cm" svg:viewBox="0 0 1060 264" draw:points="0,0 1060,0 1060,264 0,264">
          <text:p/>
        </draw:polygon>
        <draw:polygon draw:style-name="gr12" draw:text-style-name="P12" draw:layer="layout" svg:width="0.152cm" svg:height="0.263cm" svg:x="29.241cm" svg:y="0.855cm" svg:viewBox="0 0 153 264" draw:points="0,0 153,0 153,264 0,264">
          <text:p/>
        </draw:polygon>
        <draw:polygon draw:style-name="gr10" draw:text-style-name="P10" draw:layer="layout" svg:width="0.152cm" svg:height="0.263cm" svg:x="29.241cm" svg:y="0.855cm" svg:viewBox="0 0 153 264" draw:points="0,0 153,0 153,264 0,264">
          <text:p/>
        </draw:polygon>
        <draw:frame draw:style-name="gr22" draw:text-style-name="P16" draw:layer="layout" svg:width="1.673cm" svg:height="0.475cm" svg:x="16.21cm" svg:y="5.036cm">
          <draw:text-box>
            <text:p text:style-name="P13"><text:span text:style-name="T4">InsDel4a</text:span></text:p>
          </draw:text-box>
        </draw:frame>
        <draw:frame draw:style-name="gr13" draw:text-style-name="P14" draw:layer="layout" svg:width="0.351cm" svg:height="0.251cm" svg:x="18.549cm" svg:y="0.865cm">
          <draw:text-box>
            <text:p text:style-name="P13"><text:span text:style-name="T1">Del</text:span></text:p>
          </draw:text-box>
        </draw:frame>
        <draw:frame draw:style-name="gr13" draw:text-style-name="P14" draw:layer="layout" svg:width="0.326cm" svg:height="0.251cm" svg:x="23.783cm" svg:y="0.865cm">
          <draw:text-box>
            <text:p text:style-name="P13"><text:span text:style-name="T1">Ins</text:span></text:p>
          </draw:text-box>
        </draw:frame>
        <draw:frame draw:style-name="gr13" draw:text-style-name="P14" draw:layer="layout" svg:width="0.351cm" svg:height="0.251cm" svg:x="26.646cm" svg:y="0.865cm">
          <draw:text-box>
            <text:p text:style-name="P13"><text:span text:style-name="T2">Del</text:span></text:p>
          </draw:text-box>
        </draw:frame>
        <draw:frame draw:style-name="gr13" draw:text-style-name="P14" draw:layer="layout" svg:width="0.326cm" svg:height="0.251cm" svg:x="27.567cm" svg:y="0.865cm">
          <draw:text-box>
            <text:p text:style-name="P13"><text:span text:style-name="T2">Ins</text:span></text:p>
          </draw:text-box>
        </draw:frame>
        <draw:frame draw:style-name="gr13" draw:text-style-name="P14" draw:layer="layout" svg:width="0.351cm" svg:height="0.251cm" svg:x="28.538cm" svg:y="0.865cm">
          <draw:text-box>
            <text:p text:style-name="P13"><text:span text:style-name="T2">Del</text:span></text:p>
          </draw:text-box>
        </draw:frame>
        <draw:polygon draw:style-name="gr2" draw:text-style-name="P2" draw:layer="layout" svg:width="1.513cm" svg:height="0.263cm" svg:x="15.923cm" svg:y="1.118cm" svg:viewBox="0 0 1514 264" draw:points="0,0 1514,0 1514,264 0,264">
          <text:p/>
        </draw:polygon>
        <draw:polygon draw:style-name="gr10" draw:text-style-name="P10" draw:layer="layout" svg:width="1.513cm" svg:height="0.263cm" svg:x="15.923cm" svg:y="1.118cm" svg:viewBox="0 0 1514 264" draw:points="0,0 1514,0 1514,264 0,264">
          <text:p/>
        </draw:polygon>
        <draw:polygon draw:style-name="gr14" draw:text-style-name="P3" draw:layer="layout" svg:width="4.087cm" svg:height="0.263cm" svg:x="17.436cm" svg:y="1.118cm" svg:viewBox="0 0 4088 264" draw:points="0,0 4088,0 4088,264 0,264">
          <text:p/>
        </draw:polygon>
        <draw:polygon draw:style-name="gr15" draw:text-style-name="P4" draw:layer="layout" svg:width="0.756cm" svg:height="0.263cm" svg:x="21.523cm" svg:y="1.118cm" svg:viewBox="0 0 757 264" draw:points="0,0 757,0 757,264 0,264">
          <text:p/>
        </draw:polygon>
        <draw:polygon draw:style-name="gr16" draw:text-style-name="P5" draw:layer="layout" svg:width="4.086cm" svg:height="0.263cm" svg:x="22.28cm" svg:y="1.118cm" svg:viewBox="0 0 4087 264" draw:points="0,0 4087,0 4087,264 0,264">
          <text:p/>
        </draw:polygon>
        <draw:polygon draw:style-name="gr17" draw:text-style-name="P6" draw:layer="layout" svg:width="0.908cm" svg:height="0.263cm" svg:x="26.366cm" svg:y="1.118cm" svg:viewBox="0 0 909 264" draw:points="0,0 909,0 909,264 0,264">
          <text:p/>
        </draw:polygon>
        <draw:polygon draw:style-name="gr18" draw:text-style-name="P8" draw:layer="layout" svg:width="0.908cm" svg:height="0.263cm" svg:x="27.274cm" svg:y="1.118cm" svg:viewBox="0 0 909 264" draw:points="0,0 909,0 909,264 0,264">
          <text:p/>
        </draw:polygon>
        <draw:polygon draw:style-name="gr19" draw:text-style-name="P7" draw:layer="layout" svg:width="1.059cm" svg:height="0.263cm" svg:x="28.182cm" svg:y="1.118cm" svg:viewBox="0 0 1060 264" draw:points="0,0 1060,0 1060,264 0,264">
          <text:p/>
        </draw:polygon>
        <draw:polygon draw:style-name="gr12" draw:text-style-name="P12" draw:layer="layout" svg:width="0.152cm" svg:height="0.263cm" svg:x="29.241cm" svg:y="1.118cm" svg:viewBox="0 0 153 264" draw:points="0,0 153,0 153,264 0,264">
          <text:p/>
        </draw:polygon>
        <draw:polygon draw:style-name="gr10" draw:text-style-name="P10" draw:layer="layout" svg:width="0.152cm" svg:height="0.263cm" svg:x="29.241cm" svg:y="1.118cm" svg:viewBox="0 0 153 264" draw:points="0,0 153,0 153,264 0,264">
          <text:p/>
        </draw:polygon>
        <draw:frame draw:style-name="gr13" draw:text-style-name="P14" draw:layer="layout" svg:width="0.223cm" svg:height="0.251cm" svg:x="29.243cm" svg:y="0.865cm">
          <draw:text-box>
            <text:p text:style-name="P13"><text:span text:style-name="T2">X</text:span></text:p>
          </draw:text-box>
        </draw:frame>
        <draw:frame draw:style-name="gr13" draw:text-style-name="P14" draw:layer="layout" svg:width="0.625cm" svg:height="0.251cm" svg:x="16.369cm" svg:y="1.128cm">
          <draw:text-box>
            <text:p text:style-name="P13"><text:span text:style-name="T1">1bp C</text:span></text:p>
          </draw:text-box>
        </draw:frame>
        <draw:frame draw:style-name="gr13" draw:text-style-name="P14" draw:layer="layout" svg:width="0.6cm" svg:height="0.251cm" svg:x="19.182cm" svg:y="1.128cm">
          <draw:text-box>
            <text:p text:style-name="P13"><text:span text:style-name="T1">1bp T</text:span></text:p>
          </draw:text-box>
        </draw:frame>
        <draw:frame draw:style-name="gr13" draw:text-style-name="P14" draw:layer="layout" svg:width="0.625cm" svg:height="0.251cm" svg:x="21.591cm" svg:y="1.128cm">
          <draw:text-box>
            <text:p text:style-name="P13"><text:span text:style-name="T1">1bp C</text:span></text:p>
          </draw:text-box>
        </draw:frame>
        <draw:frame draw:style-name="gr13" draw:text-style-name="P14" draw:layer="layout" svg:width="0.6cm" svg:height="0.251cm" svg:x="24.025cm" svg:y="1.128cm">
          <draw:text-box>
            <text:p text:style-name="P13"><text:span text:style-name="T1">1bp T</text:span></text:p>
          </draw:text-box>
        </draw:frame>
        <draw:frame draw:style-name="gr13" draw:text-style-name="P14" draw:layer="layout" svg:width="0.663cm" svg:height="0.251cm" svg:x="26.491cm" svg:y="1.128cm">
          <draw:text-box>
            <text:p text:style-name="P13"><text:span text:style-name="T2">&gt;=2bp</text:span></text:p>
          </draw:text-box>
        </draw:frame>
        <draw:frame draw:style-name="gr13" draw:text-style-name="P14" draw:layer="layout" svg:width="0.663cm" svg:height="0.251cm" svg:x="27.399cm" svg:y="1.128cm">
          <draw:text-box>
            <text:p text:style-name="P13"><text:span text:style-name="T2">&gt;=2bp</text:span></text:p>
          </draw:text-box>
        </draw:frame>
        <draw:frame draw:style-name="gr13" draw:text-style-name="P14" draw:layer="layout" svg:width="0.326cm" svg:height="0.251cm" svg:x="28.551cm" svg:y="1.128cm">
          <draw:text-box>
            <text:p text:style-name="P13"><text:span text:style-name="T2">Mh</text:span></text:p>
          </draw:text-box>
        </draw:frame>
        <draw:line draw:style-name="gr20" draw:text-style-name="P10" draw:layer="layout" svg:x1="15.908cm" svg:y1="3.75cm" svg:x2="15.908cm" svg:y2="0.855cm">
          <text:p/>
        </draw:line>
        <draw:line draw:style-name="gr20" draw:text-style-name="P10" draw:layer="layout" svg:x1="15.908cm" svg:y1="3.75cm" svg:x2="29.408cm" svg:y2="3.75cm">
          <text:p/>
        </draw:line>
        <draw:frame draw:style-name="gr13" draw:text-style-name="P14" draw:layer="layout" svg:width="0.223cm" svg:height="0.251cm" svg:x="29.243cm" svg:y="1.128cm">
          <draw:text-box>
            <text:p text:style-name="P13"><text:span text:style-name="T2">X</text:span></text:p>
          </draw:text-box>
        </draw:frame>
        <draw:frame draw:style-name="gr22" draw:text-style-name="P16" draw:layer="layout" svg:width="1.673cm" svg:height="0.475cm" svg:x="16.185cm" svg:y="1.367cm">
          <draw:text-box>
            <text:p text:style-name="P13"><text:span text:style-name="T4">InsDel29</text:span></text:p>
          </draw:text-box>
        </draw:frame>
        <draw:frame draw:style-name="gr21" draw:text-style-name="P15" draw:layer="layout" svg:width="2.934cm" svg:height="0.319cm" svg:x="16.2cm" svg:y="8.6cm">
          <draw:text-box>
            <text:p text:style-name="P13"><text:span text:style-name="T5">C_ID4 DEL:repeats:2:1</text:span></text:p>
          </draw:text-box>
        </draw:frame>
        <draw:frame draw:style-name="gr21" draw:text-style-name="P15" draw:layer="layout" svg:width="3.092cm" svg:height="0.319cm" svg:x="12.178cm" svg:y="8.6cm">
          <draw:text-box>
            <text:p text:style-name="P13"><text:span text:style-name="T5">H_ID29 DEL:repeats:2:1</text:span></text:p>
          </draw:text-box>
        </draw:frame>
        <draw:frame draw:style-name="gr21" draw:text-style-name="P15" draw:layer="layout" svg:width="2.43cm" svg:height="0.319cm" svg:x="16.452cm" svg:y="13.757cm">
          <draw:text-box>
            <text:p text:style-name="P13"><text:span text:style-name="T5">C_ID4 DEL:MH:2:1</text:span></text:p>
          </draw:text-box>
        </draw:frame>
        <draw:frame draw:style-name="gr21" draw:text-style-name="P15" draw:layer="layout" svg:width="2.587cm" svg:height="0.319cm" svg:x="12.429cm" svg:y="13.757cm">
          <draw:text-box>
            <text:p text:style-name="P13"><text:span text:style-name="T5">H_ID29 DEL:MH:2:1</text:span></text:p>
          </draw:text-box>
        </draw:frame>
        <draw:polygon draw:style-name="gr23" draw:text-style-name="P17" draw:layer="layout" svg:width="0.503cm" svg:height="0.006cm" svg:x="12.048cm" svg:y="12.683cm" svg:viewBox="0 0 504 7" draw:points="312,0 309,0 305,0 302,0 299,0 296,0 292,0 289,0 286,0 283,0 279,0 276,0 273,0 269,0 266,0 263,0 259,0 255,0 250,0 246,0 242,0 238,0 234,0 230,0 226,0 222,0 217,0 213,0 209,0 205,0 201,0 197,0 193,0 190,0 186,0 182,0 178,0 174,0 170,0 166,0 162,1 159,1 155,1 151,1 147,1 144,1 140,1 136,1 133,1 129,1 126,1 122,1 119,1 115,1 112,1 109,1 105,1 102,1 99,1 96,1 92,1 89,1 86,1 83,1 80,1 77,1 74,1 71,1 69,1 66,1 63,1 61,1 58,1 55,1 53,1 50,1 48,1 46,2 43,2 41,2 39,2 37,2 35,2 33,2 31,2 29,2 27,2 25,2 23,2 22,2 20,2 19,2 17,2 16,2 14,2 13,2 12,2 11,2 9,2 8,2 7,2 6,2 5,3 4,3 3,3 2,3 1,3 0,3 1,3 2,3 2,4 3,4 4,4 5,4 6,4 7,4 8,4 9,4 11,4 12,4 13,4 14,4 16,4 17,4 19,4 20,4 22,4 23,4 25,4 27,4 29,4 31,4 33,6 35,6 37,6 39,6 41,6 43,6 46,6 48,6 50,6 53,6 55,6 58,6 61,6 63,6 66,6 69,6 71,6 74,6 77,6 80,6 83,6 86,6 89,6 92,6 96,6 99,6 102,6 105,6 109,6 112,6 115,6 119,6 122,7 126,7 129,7 133,7 136,7 140,7 144,7 147,7 151,7 155,7 159,7 162,7 166,7 170,7 174,7 178,7 182,7 186,7 190,7 193,7 197,7 201,7 205,7 209,7 213,7 217,7 222,7 226,7 230,7 234,7 238,7 242,7 246,7 250,7 255,7 259,7 263,7 266,7 269,7 273,7 276,7 279,7 283,7 286,7 289,7 292,7 296,7 299,7 302,7 305,7 309,7 312,7 315,7 318,7 322,7 325,7 328,7 331,7 334,7 338,7 341,7 344,7 347,7 350,7 353,7 356,7 359,7 362,7 365,7 368,7 371,7 374,7 377,7 380,7 383,7 386,7 389,7 392,7 395,7 397,6 400,6 403,6 406,6 408,6 411,6 414,6 416,6 419,6 422,6 424,6 427,6 429,6 432,6 434,6 437,6 439,6 441,6 444,6 446,6 448,6 451,6 453,6 455,6 457,6 459,6 461,6 463,6 465,6 467,6 469,6 471,6 473,6 475,6 477,6 478,6 480,6 482,6 484,6 485,6 487,4 488,4 490,4 491,4 493,4 494,4 496,4 497,4 498,4 499,4 501,4 502,4 503,4 504,4 423,4 422,4 421,4 420,4 419,4 417,4 416,4 415,4 414,4 413,4 412,4 410,4 409,4 408,4 406,4 405,4 404,4 402,4 401,4 399,4 398,4 396,4 395,4 393,4 392,4 390,6 388,6 387,6 385,6 383,6 382,6 380,6 378,6 377,6 375,6 373,6 371,6 369,6 368,6 366,6 364,6 362,6 360,6 358,6 356,6 354,6 352,6 350,6 348,6 346,6 344,6 342,6 340,6 338,6 336,6 334,6 331,6 329,6 327,6 325,6 323,6 321,6 319,6 316,6 314,6 312,6 310,6 307,6 305,6 303,6 301,6 298,6 296,6 294,6 292,6 289,6 287,6 285,6 282,6 280,6 278,6 276,6 273,6 271,6 269,6 266,6 264,6 262,6 259,6 256,6 254,6 250,6 247,6 244,6 241,6 238,6 235,6 233,6 230,6 227,6 224,6 221,6 218,6 216,6 213,6 210,6 207,6 205,6 202,6 199,6 197,6 194,6 191,6 188,6 186,6 183,6 181,6 178,6 176,6 173,6 170,6 168,6 165,6 163,6 161,6 158,6 156,6 153,6 151,6 149,6 147,6 144,6 142,6 140,6 138,6 136,6 134,6 132,6 130,6 128,4 126,4 124,4 122,4 120,4 118,4 116,4 115,4 113,4 111,4 109,4 108,4 106,4 105,4 103,4 102,4 100,4 99,4 98,4 96,4 95,4 94,4 93,4 92,4 91,4 90,4 88,4 87,4 86,4 85,4 84,4 83,4 82,4 81,4 80,4 80,3 79,3 78,3 79,3 80,3 81,3 82,3 83,3 84,3 85,3 86,2 87,2 88,2 90,2 91,2 92,2 93,2 94,2 95,2 96,2 98,2 99,2 100,2 102,2 103,2 105,2 106,2 108,2 109,2 111,2 113,2 115,2 116,2 118,2 120,2 122,2 124,2 126,2 128,2 130,2 132,2 134,2 136,2 138,2 140,2 142,2 144,2 147,2 149,2 151,2 153,1 156,1 158,1 161,1 163,1 165,1 168,1 170,1 173,1 176,1 178,1 181,1 183,1 186,1 188,1 191,1 194,1 197,1 199,1 202,1 205,1 207,1 210,1 213,1 216,1 218,1 221,1 224,1 227,1 230,1 233,1 235,1 238,1 241,1 244,1 247,1 250,1 254,1 256,1 259,1 262,1 264,1 266,1 269,1 271,1 273,1 276,1 278,1 280,1 282,1 285,1 287,1 289,1 292,1 294,1 296,1 298,1 301,1 303,1 305,1 307,1 310,1 312,1 314,1 316,1 319,1 321,1 323,1 325,1 327,1 329,1 331,1 334,1 336,1 338,1 340,1 342,1 344,1 346,1 348,1 350,1 352,1 354,1 356,1 358,1 360,1 362,1 364,1 366,2 368,2 369,2 371,2 373,2 375,2 377,2 378,2 380,2 382,2 383,2 385,2 387,2 388,2 390,2 392,2 393,2 395,2 396,2 398,2 399,2 401,2 402,2 404,2 405,2 406,2 408,2 409,2 410,2 412,2 413,2 414,2 415,2 416,2 417,2 419,2 420,2 421,2 422,2 423,2 504,2 503,2 502,2 501,2 499,2 498,2 497,2 496,2 494,2 493,2 491,2 490,2 488,2 487,2 485,2 484,2 482,2 480,2 478,2 477,2 475,2 473,2 471,1 469,1 467,1 465,1 463,1 461,1 459,1 457,1 455,1 453,1 451,1 448,1 446,1 444,1 441,1 439,1 437,1 434,1 432,1 429,1 427,1 424,1 422,1 419,1 416,1 414,1 411,1 408,1 406,1 403,1 400,1 397,1 395,1 392,1 389,1 386,1 383,1 380,1 377,1 374,1 371,1 368,1 365,1 362,1 359,1 356,1 353,1 350,0 347,0 344,0 341,0 338,0 334,0 331,0 328,0 325,0 322,0 318,0 315,0">
          <text:p/>
        </draw:polygon>
        <draw:polygon draw:style-name="gr23" draw:text-style-name="P17" draw:layer="layout" svg:width="0.247cm" svg:height="0.002cm" svg:x="12.306cm" svg:y="12.687cm" svg:viewBox="0 0 248 3" draw:points="0,0 145,0 145,3 248,3 248,0">
          <text:p/>
        </draw:polygon>
        <draw:polygon draw:style-name="gr24" draw:text-style-name="P18" draw:layer="layout" svg:width="0.303cm" svg:height="0.009cm" svg:x="12.048cm" svg:y="12.659cm" svg:viewBox="0 0 304 10" draw:points="203,0 0,10 101,10 304,0">
          <text:p/>
        </draw:polygon>
        <draw:polygon draw:style-name="gr24" draw:text-style-name="P18" draw:layer="layout" svg:width="0.303cm" svg:height="0.009cm" svg:x="12.25cm" svg:y="12.659cm" svg:viewBox="0 0 304 10" draw:points="0,0 202,10 304,10 101,0">
          <text:p/>
        </draw:polygon>
        <draw:polygon draw:style-name="gr24" draw:text-style-name="P18" draw:layer="layout" svg:width="0.18cm" svg:height="0cm" svg:x="12.21cm" svg:y="12.664cm" svg:viewBox="0 0 181 1" draw:points="20,0 0,1 181,1 161,0">
          <text:p/>
        </draw:polygon>
        <draw:polygon draw:style-name="gr25" draw:text-style-name="P19" draw:layer="layout" svg:width="0.505cm" svg:height="0.01cm" svg:x="12.048cm" svg:y="12.635cm" svg:viewBox="0 0 506 11" draw:points="291,0 288,0 285,0 282,0 278,0 275,0 272,0 268,0 265,0 262,0 258,0 254,0 250,0 246,0 242,0 238,0 234,0 230,0 226,0 222,0 217,0 213,0 209,0 205,0 201,0 197,0 193,0 190,0 186,2 182,2 178,2 174,2 170,2 166,2 162,2 159,2 155,2 151,2 147,2 144,2 140,2 136,2 133,2 129,2 126,2 122,2 119,2 115,2 112,2 109,2 105,2 102,2 99,2 96,2 92,2 89,2 86,2 83,2 80,2 77,3 74,3 71,3 69,3 66,3 63,3 61,3 58,3 55,3 53,3 50,3 48,3 46,3 43,3 41,3 39,3 37,3 35,3 33,3 31,3 29,4 27,4 25,4 23,4 22,4 20,4 19,4 17,4 16,4 14,4 13,4 12,4 11,4 9,4 8,4 7,4 7,5 6,5 5,5 4,5 3,5 2,5 1,5 0,5 0,6 1,6 2,6 3,6 4,6 5,6 6,6 7,6 8,7 9,7 11,7 12,7 13,7 14,7 16,7 17,7 19,7 20,7 22,7 23,7 25,7 27,7 29,7 31,7 33,7 35,8 37,8 39,8 41,8 43,8 46,8 48,8 50,8 53,8 55,8 58,8 61,8 63,8 66,8 69,8 71,8 74,8 77,8 80,8 83,9 86,9 89,9 92,9 96,9 99,9 102,9 105,9 109,9 112,9 115,9 119,9 122,9 126,9 129,9 133,9 136,9 140,9 144,9 147,9 151,9 155,9 159,9 162,9 166,9 170,9 174,9 178,9 182,9 186,9 190,9 193,9 197,9 201,9 205,9 209,11 213,11 217,11 222,11 226,11 230,11 234,11 238,11 242,11 246,11 250,11 254,11 258,11 262,11 265,11 268,11 272,11 275,11 278,11 282,11 285,11 288,11 291,11 295,11 298,11 302,11 305,11 309,11 312,9 315,9 318,9 322,9 325,9 328,9 331,9 334,9 338,9 341,9 344,9 347,9 350,9 353,9 356,9 359,9 362,9 365,9 368,9 371,9 374,9 377,9 380,9 383,9 386,9 389,9 392,9 395,9 397,9 400,9 403,9 406,9 408,9 411,9 414,9 416,9 419,9 422,9 424,9 427,9 429,9 432,9 434,9 437,8 439,8 441,8 444,8 446,8 448,8 451,8 453,8 455,8 457,8 459,8 461,8 463,8 465,8 467,8 469,8 471,8 473,8 475,8 477,8 478,8 480,8 482,8 484,8 485,7 487,7 488,7 490,7 491,7 493,7 494,7 495,7 497,7 498,7 499,7 501,7 502,7 503,7 504,7 505,7 506,7 423,7 422,7 421,7 420,7 419,7 417,7 416,7 415,7 414,7 413,7 412,7 410,7 409,7 408,7 406,7 405,7 404,7 402,7 401,7 399,7 398,7 396,7 395,7 393,7 392,7 390,7 388,8 387,8 385,8 383,8 382,8 380,8 378,8 376,8 375,8 373,8 371,8 369,8 368,8 366,8 364,8 362,8 360,8 358,8 356,8 354,8 352,8 350,8 348,8 346,8 344,8 342,8 340,8 338,8 336,8 334,8 331,8 329,8 327,8 325,8 323,8 321,8 319,8 316,8 314,8 312,8 310,8 307,8 305,8 303,8 301,8 297,8 295,8 293,8 291,8 288,8 286,8 284,8 281,8 279,8 277,8 275,8 272,8 270,8 268,8 265,8 263,8 261,8 258,8 255,8 253,8 250,8 247,8 244,8 241,8 238,8 235,8 233,8 230,8 227,8 224,8 221,8 219,8 216,8 213,8 210,8 207,8 205,8 202,8 199,8 197,8 194,8 191,8 188,8 186,8 183,8 181,8 178,8 176,8 173,8 170,8 168,8 165,8 163,8 161,8 158,8 156,8 153,8 151,8 149,8 147,8 144,8 142,8 140,8 138,8 136,8 134,8 132,8 130,8 128,7 126,7 124,7 122,7 120,7 118,7 116,7 115,7 113,7 111,7 109,7 108,7 106,7 105,7 103,7 102,7 100,7 99,7 98,7 96,7 95,7 94,7 93,7 92,7 91,7 90,7 89,6 87,6 86,6 85,6 84,6 83,6 82,6 81,6 80,6 79,6 78,6 78,5 79,5 80,5 81,5 82,5 83,5 84,5 85,5 86,5 87,5 87,4 89,4 90,4 91,4 92,4 93,4 94,4 95,4 96,4 98,4 99,4 100,4 102,4 103,4 105,4 106,4 108,4 109,4 111,4 113,4 115,4 116,4 118,4 120,4 122,4 124,4 126,3 128,3 130,3 132,3 134,3 136,3 138,3 140,3 142,3 144,3 147,3 149,3 151,3 153,3 156,3 158,3 161,3 163,3 165,3 168,3 170,3 173,3 176,3 178,3 181,3 183,3 186,3 188,3 191,3 194,3 197,3 199,3 202,3 205,3 207,3 210,3 213,3 216,3 219,3 221,3 224,3 227,3 230,3 233,3 235,3 238,3 241,3 244,3 247,3 250,3 253,3 255,3 258,3 261,3 263,3 265,3 268,3 270,3 272,3 275,3 277,3 279,3 281,3 284,3 286,3 288,3 291,3 293,3 295,3 297,3 301,3 303,3 305,3 307,3 310,3 312,3 314,3 316,3 319,3 321,3 323,3 325,3 327,3 329,3 331,3 334,3 336,3 338,3 340,3 342,3 344,3 346,3 348,3 350,3 352,3 354,3 356,3 358,3 360,3 362,3 364,3 366,3 368,3 369,3 371,3 373,3 375,3 376,3 378,3 380,3 382,3 383,3 385,3 387,3 388,3 390,3 392,3 393,3 395,4 396,4 398,4 399,4 401,4 402,4 404,4 405,4 406,4 408,4 409,4 410,4 412,4 413,4 414,4 415,4 416,4 417,4 419,4 420,4 421,4 422,4 423,4 506,4 505,4 504,4 503,4 502,4 501,4 499,4 498,4 497,4 495,4 494,4 493,4 491,4 490,4 488,4 487,3 485,3 484,3 482,3 480,3 478,3 477,3 475,3 473,3 471,3 469,3 467,3 465,3 463,3 461,3 459,3 457,3 455,3 453,3 451,3 448,3 446,3 444,3 441,3 439,2 437,2 434,2 432,2 429,2 427,2 424,2 422,2 419,2 416,2 414,2 411,2 408,2 406,2 403,2 400,2 397,2 395,2 392,2 389,2 386,2 383,2 380,2 377,2 374,2 371,2 368,2 365,2 362,2 359,2 356,2 353,2 350,2 347,2 344,2 341,2 338,2 334,2 331,2 328,0 325,0 322,0 318,0 315,0 312,0 309,0 305,0 302,0 298,0 295,0">
          <text:p/>
        </draw:polygon>
        <draw:polygon draw:style-name="gr26" draw:text-style-name="P20" draw:layer="layout" svg:width="0.505cm" svg:height="0.008cm" svg:x="12.048cm" svg:y="12.611cm" svg:viewBox="0 0 506 9" draw:points="0,0 0,2 202,2 202,9 304,9 304,2 506,2 506,0">
          <text:p/>
        </draw:polygon>
        <draw:polygon draw:style-name="gr23" draw:text-style-name="P17" draw:layer="layout" svg:width="0.504cm" svg:height="0.044cm" svg:x="12.58cm" svg:y="12.645cm" svg:viewBox="0 0 505 45" draw:points="422,30 421,30 420,30 419,30 418,30 417,30 416,31 414,31 413,31 412,31 411,31 410,32 408,32 407,32 406,32 404,32 403,32 401,33 400,33 399,33 397,33 396,33 394,33 393,33 391,34 389,34 388,34 386,34 384,34 383,34 381,34 379,34 378,35 376,35 374,35 372,35 371,35 369,35 367,35 365,35 363,36 361,36 359,36 357,36 355,36 353,36 351,36 349,36 347,36 345,36 343,37 341,37 339,37 337,37 335,37 333,37 331,37 329,37 327,37 324,37 322,37 320,37 318,38 316,38 313,38 311,38 309,38 307,38 305,38 302,38 300,38 298,38 295,38 293,38 291,38 289,38 286,38 284,38 282,38 279,38 277,38 275,38 273,38 269,38 267,38 265,38 262,38 260,38 258,38 255,38 252,38 249,38 246,38 243,38 240,38 238,38 235,38 232,38 229,38 226,38 223,38 221,38 218,38 215,38 212,38 209,38 207,38 204,38 201,38 199,38 196,37 193,37 191,37 188,37 185,37 183,37 180,37 177,37 175,37 172,37 170,36 167,36 165,36 162,36 160,36 158,36 155,36 153,36 150,35 148,35 146,35 144,35 141,35 139,35 137,35 135,34 133,34 131,34 129,34 127,34 125,33 123,33 121,33 119,33 117,33 116,33 114,32 112,32 110,32 109,32 107,32 106,31 104,31 103,31 101,31 100,30 98,30 97,30 96,30 95,30 93,29 92,29 91,29 90,29 89,29 88,28 87,28 86,28 85,28 84,27 83,27 82,27 81,26 80,26 79,26 79,25 78,25 77,24 77,23 77,22 78,22 78,21 79,21 80,21 80,20 81,20 82,20 83,18 84,18 85,18 86,17 87,17 88,17 89,17 90,17 91,16 92,16 93,16 95,16 96,15 97,15 98,15 100,15 101,14 103,14 104,14 106,14 107,14 109,13 110,13 112,13 114,13 116,13 117,13 119,12 121,12 123,12 125,12 127,12 129,11 131,11 133,11 135,11 137,11 139,11 141,10 144,10 146,10 148,10 150,10 153,10 155,10 158,9 160,9 162,9 165,9 167,9 170,9 172,9 175,9 177,9 180,8 183,8 185,8 188,8 191,8 193,8 196,8 199,8 201,8 204,8 207,8 209,7 212,7 215,7 218,7 221,7 223,7 226,7 229,7 232,7 235,7 238,7 240,7 243,7 246,7 249,7 252,7 255,7 258,7 260,7 262,7 265,7 267,7 269,7 273,7 275,7 277,7 279,7 282,7 284,7 286,7 289,7 291,7 293,7 295,7 298,7 300,7 302,7 305,7 307,7 309,8 311,8 313,8 316,8 318,8 320,8 322,8 324,8 327,8 329,8 331,8 333,8 335,8 337,8 339,9 341,9 343,9 345,9 347,9 349,9 351,9 353,9 355,9 357,9 359,10 361,10 363,10 365,10 367,10 369,10 371,10 372,10 374,10 376,11 378,11 379,11 381,11 383,11 384,11 386,11 388,11 389,12 391,12 393,12 394,12 396,12 397,12 399,12 400,13 401,13 403,13 404,13 406,13 407,13 408,14 410,14 411,14 412,14 413,14 414,14 416,15 417,15 418,15 419,15 420,15 421,15 422,16 505,16 504,15 503,15 502,15 501,15 500,14 499,14 497,14 496,14 495,13 493,13 492,13 491,13 489,12 488,12 486,12 485,12 483,11 481,11 480,11 478,11 476,10 474,10 472,10 471,10 469,9 467,9 465,9 463,9 461,9 459,8 456,8 454,8 452,8 450,8 448,7 445,7 443,7 441,7 438,7 436,6 434,6 431,6 429,6 426,6 424,5 421,5 418,5 416,5 413,5 411,5 408,4 405,4 402,4 400,4 397,4 394,4 391,3 388,3 385,3 383,3 380,3 377,3 374,3 371,3 368,2 365,2 362,2 359,2 356,2 353,2 349,2 346,2 343,2 340,1 337,1 334,1 331,1 327,1 324,1 321,1 318,1 315,1 311,1 308,1 305,1 302,1 298,1 295,1 292,1 288,1 285,0 282,0 279,0 275,0 271,0 268,0 264,0 261,0 258,0 254,0 250,0 245,0 241,0 237,0 233,0 229,1 225,1 221,1 217,1 213,1 209,1 205,1 201,1 197,1 193,1 189,1 185,1 181,1 177,1 173,2 169,2 166,2 162,2 158,2 154,2 150,2 147,2 143,3 139,3 136,3 132,3 129,3 125,3 122,4 118,4 115,4 111,4 108,4 105,5 101,5 98,5 95,5 92,5 89,6 86,6 83,6 79,6 77,7 74,7 71,7 68,7 65,8 63,8 60,8 57,8 55,9 52,9 50,9 47,10 45,10 43,10 40,10 38,11 36,11 34,11 32,12 30,12 28,12 26,12 25,13 23,13 21,13 20,14 18,14 16,14 15,15 14,15 12,15 11,16 10,16 9,16 8,17 7,17 6,17 5,18 4,18 3,18 3,20 2,20 1,21 0,21 0,22 0,23 0,24 0,25 1,25 1,26 2,26 3,27 4,27 5,28 6,28 7,28 8,29 9,29 10,29 11,30 12,30 14,30 15,31 16,31 18,31 20,32 21,32 23,32 25,33 26,33 28,33 30,33 32,34 34,34 36,34 38,35 40,35 43,35 45,35 47,36 50,36 52,36 55,37 57,37 60,37 63,37 65,38 68,38 71,38 74,38 77,39 79,39 83,39 86,39 89,40 92,40 95,40 98,40 101,40 105,41 108,41 111,41 115,41 118,41 122,42 125,42 129,42 132,42 136,42 139,43 143,43 147,43 150,43 154,43 158,43 162,43 166,44 169,44 173,44 177,44 181,44 185,44 189,44 193,44 197,44 201,44 205,44 209,45 213,45 217,45 221,45 225,45 229,45 233,45 237,45 241,45 245,45 250,45 254,45 258,45 261,45 264,45 268,45 271,45 275,45 279,45 282,45 285,45 288,45 292,45 295,45 298,45 302,45 305,45 308,45 311,44 315,44 318,44 321,44 324,44 327,44 331,44 334,44 337,44 340,44 343,44 346,44 349,44 353,43 356,43 359,43 362,43 365,43 368,43 371,43 374,43 377,43 380,42 383,42 385,42 388,42 391,42 394,42 397,41 400,41 402,41 405,41 408,41 411,41 413,41 416,40 418,40 421,40 424,40 426,40 429,39 431,39 434,39 436,39 438,39 441,39 443,38 445,38 448,38 450,38 452,38 454,37 456,37 459,37 461,37 463,36 465,36 467,36 469,36 471,36 472,35 474,35 476,35 478,35 480,34 481,34 483,34 485,34 486,33 488,33 489,33 491,33 492,32 493,32 495,32 496,32 497,31 499,31 500,31 501,31 502,30 503,30 504,30 505,30">
          <text:p/>
        </draw:polygon>
        <draw:polygon draw:style-name="gr23" draw:text-style-name="P17" draw:layer="layout" svg:width="0.246cm" svg:height="0.018cm" svg:x="12.838cm" svg:y="12.671cm" svg:viewBox="0 0 247 19" draw:points="0,0 0,6 144,6 144,19 247,19 247,0">
          <text:p/>
        </draw:polygon>
        <draw:polygon draw:style-name="gr24" draw:text-style-name="P18" draw:layer="layout" svg:width="0.302cm" svg:height="0.049cm" svg:x="12.58cm" svg:y="12.58cm" svg:viewBox="0 0 303 50" draw:points="0,50 201,0 303,0 100,50">
          <text:p/>
        </draw:polygon>
        <draw:polygon draw:style-name="gr24" draw:text-style-name="P18" draw:layer="layout" svg:width="0.303cm" svg:height="0.049cm" svg:x="12.781cm" svg:y="12.58cm" svg:viewBox="0 0 304 50" draw:points="0,0 102,0 304,50 203,50">
          <text:p/>
        </draw:polygon>
        <draw:polygon draw:style-name="gr24" draw:text-style-name="P18" draw:layer="layout" svg:width="0.182cm" svg:height="0.005cm" svg:x="12.741cm" svg:y="12.61cm" svg:viewBox="0 0 183 6" draw:points="21,0 0,6 183,6 163,0">
          <text:p/>
        </draw:polygon>
        <draw:polygon draw:style-name="gr26" draw:text-style-name="P20" draw:layer="layout" svg:width="0.504cm" svg:height="0.257cm" svg:x="12.58cm" svg:y="12.307cm" svg:viewBox="0 0 505 258" draw:points="0,0 505,0 505,26 303,26 303,258 201,258 201,26 0,26">
          <text:p/>
        </draw:polygon>
        <draw:polygon draw:style-name="gr25" draw:text-style-name="P19" draw:layer="layout" svg:width="0.504cm" svg:height="0.433cm" svg:x="12.58cm" svg:y="11.858cm" svg:viewBox="0 0 505 434" draw:points="505,282 504,284 503,287 502,289 501,292 500,295 499,297 497,300 496,302 495,305 493,308 492,310 491,313 489,315 488,318 486,320 485,322 483,325 481,327 480,330 478,332 476,334 474,337 472,339 471,341 469,344 467,346 465,348 463,350 461,352 459,355 456,357 454,359 452,361 450,363 448,365 445,367 443,369 441,371 438,373 436,375 434,377 431,379 429,380 426,382 424,384 421,386 418,388 416,389 413,391 411,393 408,394 405,396 402,397 400,399 397,400 394,402 391,403 388,405 385,406 383,407 380,409 377,410 374,411 371,413 368,414 365,415 362,416 359,417 356,418 353,419 349,420 346,421 343,422 340,423 337,424 334,425 331,425 327,426 324,427 321,428 318,428 315,429 311,429 308,430 305,431 302,431 298,431 295,432 292,432 288,433 285,433 282,433 279,433 275,434 271,434 268,434 264,434 261,434 258,434 254,434 250,434 245,434 241,434 237,433 233,433 229,433 225,432 221,432 217,431 213,431 209,430 205,429 201,429 197,428 193,427 189,426 185,425 181,424 177,423 173,422 169,421 166,420 162,419 158,417 154,416 150,414 147,413 143,411 139,410 136,408 132,407 129,405 125,403 122,402 118,400 115,398 111,396 108,394 105,392 101,390 98,388 95,386 92,383 89,381 86,379 83,377 79,374 77,372 74,369 71,367 68,364 65,362 63,359 60,357 57,354 55,351 52,349 50,346 47,343 45,340 43,337 40,335 38,332 36,329 34,326 32,323 30,320 28,317 26,314 25,311 23,308 21,304 20,301 18,298 16,295 15,292 14,288 12,285 11,282 10,279 9,275 8,272 7,269 6,265 5,262 4,259 3,255 3,252 2,248 2,245 1,242 1,238 0,235 0,231 0,228 0,225 0,221 0,218 0,214 0,211 0,207 0,204 0,201 1,197 1,194 2,190 2,187 3,183 3,180 4,177 5,173 6,170 7,167 8,163 9,160 10,157 11,153 12,150 14,147 15,144 16,140 18,137 20,134 21,131 23,128 25,125 26,122 28,119 30,116 32,113 34,109 36,107 38,104 40,101 43,98 45,95 47,92 50,89 52,87 55,84 57,81 60,79 63,76 65,73 68,71 71,68 74,66 77,63 79,61 83,59 86,56 89,54 92,52 95,50 98,48 101,46 105,44 108,41 111,39 115,38 118,36 122,34 125,32 129,30 132,29 136,27 139,25 143,24 147,21 150,20 154,19 158,17 162,16 166,15 169,13 173,12 177,11 181,10 185,9 189,8 193,7 197,6 201,6 205,5 209,4 213,4 217,3 221,3 225,2 229,2 233,1 237,1 241,1 245,1 250,0 254,0 258,0 261,0 264,0 268,0 271,1 275,1 279,1 282,1 285,1 288,2 292,2 295,2 298,3 302,3 305,4 308,4 311,5 315,5 318,6 321,7 324,7 327,8 331,9 334,10 337,11 340,11 343,12 346,13 349,14 353,15 356,16 359,17 362,18 365,19 368,21 371,23 374,24 377,25 380,27 383,28 385,29 388,31 391,32 394,33 397,35 400,36 402,38 405,39 408,41 411,43 413,44 416,46 418,48 421,49 424,51 426,53 429,55 431,57 434,59 436,60 438,62 441,64 443,66 445,68 448,70 450,72 452,74 454,76 456,79 459,81 461,83 463,85 465,87 467,90 469,92 471,94 472,96 474,99 476,101 478,103 480,106 481,108 483,110 485,113 486,115 488,118 489,120 491,123 492,125 493,128 495,130 496,133 497,136 499,138 500,141 501,143 502,146 503,148 504,151 505,154 422,154 421,151 420,150 419,148 418,146 417,144 416,143 414,141 413,139 412,138 411,136 410,134 408,133 407,131 406,130 404,128 403,126 401,125 400,123 399,122 397,120 396,119 394,117 393,116 391,115 389,113 388,112 386,110 384,109 383,108 381,106 379,105 378,104 376,102 374,101 372,100 371,99 369,98 367,96 365,95 363,94 361,93 359,92 357,91 355,90 353,89 351,88 349,87 347,86 345,85 343,84 341,83 339,82 337,81 335,80 333,80 331,79 329,78 327,77 324,77 322,76 320,75 318,75 316,74 313,73 311,73 309,72 307,72 305,71 302,71 300,70 298,70 295,69 293,69 291,69 289,68 286,68 284,68 282,68 279,67 277,67 275,67 273,67 269,67 267,66 265,66 262,66 260,66 258,66 255,66 252,66 249,66 246,67 243,67 240,67 238,67 235,67 232,68 229,68 226,69 223,69 221,69 218,70 215,71 212,71 209,72 207,72 204,73 201,74 199,75 196,75 193,76 191,77 188,78 185,79 183,80 180,81 177,82 175,83 172,84 170,85 167,87 165,88 162,89 160,90 158,92 155,93 153,94 150,96 148,97 146,99 144,100 141,102 139,103 137,105 135,106 133,108 131,110 129,111 127,113 125,115 123,117 121,119 119,120 117,122 116,124 114,126 112,128 110,130 109,132 107,134 106,136 104,138 103,140 101,142 100,144 98,146 97,148 96,150 95,153 93,155 92,157 91,159 90,161 89,164 88,166 87,168 86,170 85,173 84,175 84,177 83,180 82,182 81,184 81,187 80,189 80,191 79,194 79,196 78,199 78,201 78,203 77,206 77,208 77,211 77,213 77,215 77,218 77,220 77,223 77,225 77,227 77,230 78,232 78,235 78,237 79,239 79,242 80,244 80,246 81,249 81,251 82,253 83,256 84,258 84,260 85,263 86,265 87,267 88,270 89,272 90,274 91,276 92,278 93,281 95,283 96,285 97,287 98,289 100,291 101,293 103,295 104,298 106,300 107,302 109,304 110,306 112,307 114,309 116,311 117,313 119,315 121,317 123,319 125,320 127,322 129,324 131,326 133,327 135,329 137,331 139,332 141,334 144,335 146,337 148,338 150,340 153,341 155,342 158,344 160,345 162,346 165,348 167,349 170,350 172,351 175,352 177,353 180,354 183,355 185,356 188,357 191,358 193,359 196,360 199,361 201,362 204,362 207,363 209,364 212,364 215,365 218,365 221,366 223,366 226,367 229,367 232,368 235,368 238,368 240,368 243,369 246,369 249,369 252,369 255,369 258,369 260,369 262,369 265,369 267,369 269,369 273,369 275,369 277,368 279,368 282,368 284,368 286,367 289,367 291,367 293,366 295,366 298,366 300,365 302,365 305,364 307,364 309,363 311,363 313,362 316,361 318,361 320,360 322,359 324,359 327,358 329,357 331,357 333,356 335,355 337,354 339,353 341,352 343,352 345,350 347,350 349,349 351,348 353,347 355,346 357,345 359,343 361,342 363,341 365,340 367,339 369,338 371,337 372,335 374,334 376,333 378,332 379,330 381,329 383,328 384,326 386,325 388,324 389,322 391,321 393,319 394,318 396,317 397,315 399,313 400,312 401,310 403,309 404,307 406,306 407,304 408,303 410,301 411,299 412,298 413,296 414,294 416,293 417,291 418,289 419,288 420,286 421,284 422,282">
          <text:p/>
        </draw:polygon>
        <draw:polygon draw:style-name="gr24" draw:text-style-name="P18" draw:layer="layout" svg:width="0.303cm" svg:height="0.073cm" svg:x="13.111cm" svg:y="12.616cm" svg:viewBox="0 0 304 74" draw:points="0,74 203,0 304,0 102,74">
          <text:p/>
        </draw:polygon>
        <draw:polygon draw:style-name="gr24" draw:text-style-name="P18" draw:layer="layout" svg:width="0.303cm" svg:height="0.073cm" svg:x="13.313cm" svg:y="12.616cm" svg:viewBox="0 0 304 74" draw:points="0,0 101,0 304,74 203,74">
          <text:p/>
        </draw:polygon>
        <draw:polygon draw:style-name="gr24" draw:text-style-name="P18" draw:layer="layout" svg:width="0.182cm" svg:height="0.007cm" svg:x="13.272cm" svg:y="12.66cm" svg:viewBox="0 0 183 8" draw:points="21,0 0,8 183,8 163,0">
          <text:p/>
        </draw:polygon>
        <draw:polygon draw:style-name="gr23" draw:text-style-name="P17" draw:layer="layout" svg:width="0.505cm" svg:height="0.079cm" svg:x="13.111cm" svg:y="12.521cm" svg:viewBox="0 0 506 80" draw:points="422,52 421,53 420,53 419,53 418,54 417,54 416,54 415,55 414,55 412,55 411,56 410,56 409,56 407,56 406,57 405,57 403,57 402,58 400,58 399,58 397,59 396,59 394,59 393,59 391,59 390,60 388,60 387,60 385,61 383,61 381,61 380,61 378,62 376,62 374,62 373,62 371,62 369,63 367,63 365,63 363,63 361,63 360,64 358,64 356,64 354,64 352,64 350,65 348,65 346,65 344,65 342,65 340,65 337,66 335,66 333,66 331,66 329,66 327,66 325,66 323,67 320,67 318,67 316,67 314,67 312,67 309,67 307,67 305,67 303,68 300,68 298,68 296,68 294,68 291,68 289,68 287,68 284,68 282,68 280,68 277,68 275,68 273,68 271,68 268,68 266,68 264,68 261,68 259,68 256,68 253,68 250,68 248,68 244,68 241,68 238,68 235,68 232,68 229,68 227,68 224,68 221,68 218,68 215,68 213,67 210,67 207,67 204,67 202,67 199,67 196,67 193,67 191,66 188,66 186,66 183,66 180,66 178,65 175,65 173,65 170,65 168,65 165,64 163,64 160,64 158,64 156,64 153,63 151,63 149,63 146,62 144,62 142,62 140,62 138,61 135,61 133,61 131,60 129,60 127,60 125,59 123,59 121,59 120,59 118,58 116,58 114,57 113,57 111,57 109,56 108,56 106,56 104,55 103,55 102,55 100,54 99,54 97,53 96,53 95,53 94,52 92,52 91,51 90,51 89,51 88,50 87,50 86,49 85,49 84,48 83,48 82,47 81,46 80,45 79,45 79,44 78,44 78,43 78,42 77,42 77,41 77,40 78,39 78,38 79,37 80,36 81,35 82,35 82,34 83,34 84,33 85,33 85,32 86,32 87,32 88,31 89,31 90,30 91,30 92,30 94,29 95,29 96,28 97,28 99,28 100,27 102,27 103,26 104,26 106,26 108,25 109,25 111,25 113,24 114,24 116,24 118,23 120,23 121,23 123,22 125,22 127,22 129,21 131,21 133,21 135,20 138,20 140,20 142,19 144,19 146,19 149,19 151,18 153,18 156,18 158,18 160,17 163,17 165,17 168,17 170,17 173,16 175,16 178,16 180,16 183,16 186,15 188,15 191,15 193,15 196,15 199,15 202,14 204,14 207,14 210,14 213,14 215,14 218,14 221,14 224,14 227,13 229,13 232,13 235,13 238,13 241,13 244,13 248,13 250,13 253,13 256,13 259,13 261,13 264,13 266,13 268,13 271,13 273,13 275,13 277,13 280,13 282,13 284,13 287,13 289,13 291,13 294,14 296,14 298,14 300,14 303,14 305,14 307,14 309,14 312,14 314,14 316,14 318,15 320,15 323,15 325,15 327,15 329,15 331,15 333,15 335,16 337,16 340,16 342,16 344,16 346,16 348,17 350,17 352,17 354,17 356,17 358,17 360,18 361,18 363,18 365,18 367,19 369,19 371,19 373,19 374,19 376,20 378,20 380,20 381,20 383,21 385,21 387,21 388,21 390,22 391,22 393,22 394,22 396,23 397,23 399,23 400,24 402,24 403,24 405,24 406,25 407,25 409,25 410,25 411,26 412,26 414,26 415,27 416,27 417,27 418,28 419,28 420,28 421,29 422,29 506,29 505,29 504,28 502,28 501,27 500,27 499,26 498,26 497,25 495,25 494,24 492,24 491,23 490,23 488,22 486,22 485,22 483,21 482,21 480,20 478,20 476,19 475,19 473,19 471,18 469,18 467,17 465,17 463,16 461,16 459,16 457,15 455,15 452,15 450,14 448,14 446,13 443,13 441,13 439,12 436,12 434,12 431,11 429,11 427,11 424,10 421,10 419,10 416,9 414,9 411,9 408,8 405,8 403,8 400,8 397,7 394,7 392,7 389,6 386,6 383,6 380,6 377,6 374,5 371,5 368,5 365,5 362,4 359,4 356,4 353,4 350,4 347,4 344,3 340,3 337,3 334,3 331,3 328,3 325,2 321,2 318,2 315,2 312,2 308,2 305,2 302,2 299,2 295,2 292,2 289,0 285,0 282,0 279,0 276,0 272,0 269,0 266,0 262,0 259,0 255,0 251,0 247,0 242,0 238,0 233,0 229,0 225,0 221,2 217,2 213,2 209,2 205,2 201,2 197,2 193,2 189,3 185,3 181,3 177,3 174,3 170,4 166,4 162,4 158,4 154,4 151,5 147,5 143,5 140,6 136,6 132,6 129,6 125,7 122,7 118,7 115,8 112,8 108,8 105,9 102,9 98,10 95,10 92,10 89,11 86,11 83,12 80,12 77,12 74,13 71,13 68,14 66,14 63,15 60,15 58,16 55,16 53,17 50,17 48,18 45,18 43,19 41,19 39,20 36,20 34,21 32,21 30,22 28,23 27,23 25,24 23,24 22,25 20,25 18,26 17,27 15,27 14,28 13,28 11,29 10,30 9,30 8,31 7,31 6,32 5,33 4,34 3,35 2,35 2,36 1,36 1,37 1,38 0,38 0,39 0,40 0,41 0,42 0,43 1,44 1,45 2,46 3,47 4,47 5,48 5,49 6,49 7,50 8,51 9,51 10,52 11,52 13,53 14,54 15,54 17,55 18,55 20,56 22,57 23,57 25,58 27,58 28,59 30,59 32,60 34,61 36,61 39,62 41,62 43,63 45,63 48,64 50,64 53,65 55,65 58,66 60,66 63,67 66,67 68,67 71,68 74,68 77,69 80,69 83,70 86,70 89,71 92,71 95,71 98,72 102,72 105,73 108,73 112,73 115,74 118,74 122,74 125,75 129,75 132,75 136,76 140,76 143,76 147,76 151,77 154,77 158,77 162,77 166,78 170,78 174,78 177,78 181,78 185,79 189,79 193,79 197,79 201,79 205,79 209,79 213,80 217,80 221,80 225,80 229,80 233,80 238,80 242,80 247,80 251,80 255,80 259,80 262,80 266,80 269,80 272,80 276,80 279,80 282,80 285,80 289,80 292,80 295,80 299,80 302,80 305,80 308,79 312,79 315,79 318,79 321,79 325,79 328,79 331,79 334,79 337,78 340,78 344,78 347,78 350,78 353,78 356,77 359,77 362,77 365,77 368,77 371,76 374,76 377,76 380,76 383,75 386,75 389,75 392,75 394,74 397,74 400,74 403,74 405,73 408,73 411,73 414,72 416,72 419,72 421,71 424,71 427,71 429,70 431,70 434,70 436,69 439,69 441,69 443,68 446,68 448,68 450,67 452,67 455,66 457,66 459,66 461,65 463,65 465,65 467,64 469,64 471,63 473,63 475,62 476,62 478,62 480,61 482,61 483,60 485,60 486,59 488,59 490,59 491,58 492,58 494,57 495,57 497,56 498,56 499,55 500,55 501,54 502,54 504,53 505,53 506,52">
          <text:p/>
        </draw:polygon>
        <draw:polygon draw:style-name="gr23" draw:text-style-name="P17" draw:layer="layout" svg:width="0.247cm" svg:height="0.031cm" svg:x="13.369cm" svg:y="12.569cm" svg:viewBox="0 0 248 32" draw:points="0,0 0,8 144,8 144,32 248,32 248,0">
          <text:p/>
        </draw:polygon>
        <draw:polygon draw:style-name="gr25" draw:text-style-name="P19" draw:layer="layout" svg:width="0.505cm" svg:height="0.111cm" svg:x="13.111cm" svg:y="12.394cm" svg:viewBox="0 0 506 112" draw:points="506,72 505,73 504,73 502,74 501,75 500,75 499,76 498,77 497,77 495,78 494,79 492,79 491,80 490,81 488,81 486,82 485,82 483,83 482,84 480,84 478,85 476,86 475,86 473,87 471,87 469,88 467,88 465,89 463,90 461,90 459,91 457,91 455,92 452,92 450,93 448,93 446,95 443,95 441,96 439,96 436,97 434,97 431,98 429,98 427,99 424,99 421,100 419,100 416,101 414,101 411,102 408,102 405,102 403,103 400,103 397,104 394,104 392,104 389,105 386,105 383,105 380,106 377,106 374,106 371,107 368,107 365,107 362,108 359,108 356,108 353,108 350,109 347,109 344,109 340,109 337,110 334,110 331,110 328,110 325,110 321,111 318,111 315,111 312,111 308,111 305,111 302,111 299,112 295,112 292,112 289,112 285,112 282,112 279,112 276,112 272,112 269,112 266,112 262,112 259,112 255,112 251,112 247,112 242,112 238,112 233,112 229,112 225,112 221,112 217,111 213,111 209,111 205,111 201,111 197,111 193,110 189,110 185,110 181,110 177,109 174,109 170,109 166,109 162,108 158,108 154,108 151,107 147,107 143,106 140,106 136,106 132,105 129,105 125,104 122,104 118,103 115,103 112,102 108,102 105,101 102,101 98,100 95,100 92,99 89,99 86,98 83,97 80,97 77,96 74,96 71,95 68,93 66,93 63,92 60,91 58,91 55,90 53,89 50,88 48,88 45,87 43,86 41,86 39,85 36,84 34,83 32,83 30,82 28,81 27,80 25,79 23,79 22,78 20,77 18,76 17,75 15,75 14,74 13,73 11,72 10,71 9,70 8,70 7,69 6,68 5,67 5,66 4,65 3,64 2,63 1,62 1,61 1,60 0,59 0,58 0,57 0,56 0,55 0,54 0,53 0,52 1,51 1,50 1,49 2,48 3,47 4,46 5,45 5,44 6,43 7,42 8,41 9,41 10,40 11,39 13,38 14,37 15,36 17,36 18,35 20,34 22,33 23,32 25,32 27,31 28,30 30,29 32,28 34,28 36,27 39,26 41,25 43,25 45,24 48,23 50,23 53,22 55,21 58,20 60,20 63,19 66,18 68,18 71,17 74,16 77,16 80,15 83,15 86,14 89,13 92,13 95,12 98,12 102,11 105,11 108,10 112,10 115,9 118,9 122,8 125,8 129,7 132,7 136,6 140,6 143,6 147,5 151,5 154,4 158,4 162,4 166,3 170,3 174,3 177,3 181,2 185,2 189,2 193,2 197,1 201,1 205,1 209,1 213,1 217,1 221,0 225,0 229,0 233,0 238,0 242,0 247,0 251,0 255,0 259,0 262,0 266,0 269,0 272,0 276,0 279,0 282,0 285,0 289,0 292,0 295,0 299,1 302,1 305,1 308,1 312,1 315,1 318,1 321,1 325,2 328,2 331,2 334,2 337,2 340,3 344,3 347,3 350,3 353,4 356,4 359,4 362,4 365,5 368,5 371,5 374,6 377,6 380,6 383,7 386,7 389,7 392,8 394,8 397,9 400,9 403,9 405,10 408,10 411,11 414,11 416,11 419,12 421,12 424,13 427,13 429,14 431,14 434,15 436,15 439,16 441,16 443,17 446,17 448,18 450,18 452,19 455,19 457,20 459,20 461,21 463,21 465,22 467,23 469,23 471,24 473,24 475,25 476,25 478,26 480,27 482,27 483,28 485,29 486,29 488,30 490,31 491,31 492,32 494,32 495,33 497,34 498,34 499,35 500,36 501,36 502,37 504,38 505,38 506,39 422,39 421,38 420,38 419,38 418,37 417,37 416,36 415,36 414,35 412,35 411,35 410,34 409,34 407,33 406,33 405,32 403,32 402,32 400,31 399,31 397,31 396,30 394,30 393,29 391,29 390,29 388,28 387,28 385,28 383,27 381,27 380,27 378,26 376,26 375,26 373,25 371,25 369,25 367,24 365,24 363,24 361,23 360,23 358,23 356,23 354,22 352,22 350,22 348,22 346,21 344,21 342,21 340,21 337,20 335,20 333,20 331,20 329,20 327,19 325,19 323,19 320,19 318,19 316,19 314,18 312,18 309,18 307,18 305,18 303,18 300,18 298,18 296,17 294,17 291,17 289,17 287,17 284,17 282,17 280,17 277,17 275,17 273,17 271,17 268,17 266,17 264,17 261,17 259,17 256,17 253,17 250,17 248,17 244,17 241,17 238,17 235,17 232,17 229,17 227,17 224,17 221,17 218,18 215,18 213,18 210,18 207,18 204,18 202,19 199,19 196,19 193,19 191,19 188,20 186,20 183,20 180,20 178,21 175,21 173,21 170,21 168,22 165,22 163,22 160,23 158,23 156,23 153,24 151,24 149,25 146,25 144,25 142,26 140,26 138,26 135,27 133,27 131,28 129,28 127,29 125,29 123,29 121,30 120,31 118,31 116,31 114,32 113,32 111,33 109,33 108,34 106,34 104,35 103,36 102,36 100,37 99,37 97,38 96,38 95,39 94,39 92,40 91,41 90,41 89,42 88,42 87,43 86,43 85,44 85,45 84,45 83,46 82,46 82,47 81,48 80,49 79,50 79,51 78,51 78,52 78,53 78,54 77,54 77,55 77,56 77,57 78,57 78,58 78,59 78,60 79,60 79,61 80,62 81,63 82,64 82,65 83,65 84,66 85,67 86,68 87,68 88,69 89,69 90,70 91,71 92,71 94,72 95,72 96,73 97,73 99,74 100,74 102,75 103,76 104,76 106,77 108,77 109,78 111,78 113,79 114,79 116,80 118,80 120,81 121,81 123,82 125,82 127,82 129,83 131,83 133,84 135,84 138,85 140,85 142,85 144,86 146,86 149,87 151,87 153,87 156,88 158,88 160,88 163,89 165,89 168,89 170,90 173,90 175,90 178,90 180,91 183,91 186,91 188,92 191,92 193,92 196,92 199,92 202,93 204,93 207,93 210,93 213,93 215,93 218,95 221,95 224,95 227,95 229,95 232,95 235,95 238,95 241,95 244,95 248,95 250,95 253,95 256,96 259,96 261,96 264,95 266,95 268,95 271,95 273,95 275,95 277,95 280,95 282,95 284,95 287,95 289,95 291,95 294,95 296,95 298,95 300,93 303,93 305,93 307,93 309,93 312,93 314,93 316,93 318,92 320,92 323,92 325,92 327,92 329,91 331,91 333,91 335,91 337,91 340,90 342,90 344,90 346,90 348,90 350,89 352,89 354,89 356,88 358,88 360,88 361,88 363,87 365,87 367,87 369,86 371,86 373,86 375,85 376,85 378,85 380,85 381,84 383,84 385,84 387,83 388,83 390,82 391,82 393,82 394,81 396,81 397,81 399,80 400,80 402,79 403,79 405,79 406,78 407,78 409,77 410,77 411,76 412,76 414,76 415,75 416,75 417,74 418,74 419,73 420,73 421,73 422,72">
          <text:p/>
        </draw:polygon>
        <draw:polygon draw:style-name="gr26" draw:text-style-name="P20" draw:layer="layout" svg:width="0.505cm" svg:height="0.443cm" svg:x="13.111cm" svg:y="11.935cm" svg:viewBox="0 0 506 444" draw:points="0,0 506,0 506,44 304,44 304,444 202,444 202,44 0,44">
          <text:p/>
        </draw:polygon>
        <draw:polygon draw:style-name="gr23" draw:text-style-name="P17" draw:layer="layout" svg:width="0.505cm" svg:height="0.044cm" svg:x="13.642cm" svg:y="12.645cm" svg:viewBox="0 0 506 45" draw:points="423,30 422,30 421,30 420,30 419,30 418,30 416,31 415,31 414,31 413,31 412,31 410,32 409,32 408,32 406,32 405,32 404,32 402,33 401,33 399,33 398,33 396,33 395,33 393,33 392,34 390,34 388,34 387,34 385,34 384,34 382,34 380,34 378,35 377,35 375,35 373,35 371,35 369,35 368,35 366,35 364,36 362,36 360,36 358,36 356,36 354,36 352,36 350,36 348,36 346,36 344,37 342,37 340,37 338,37 336,37 334,37 331,37 329,37 327,37 325,37 323,37 321,37 319,38 316,38 314,38 312,38 310,38 307,38 305,38 303,38 301,38 298,38 296,38 294,38 292,38 289,38 287,38 285,38 282,38 280,38 278,38 276,38 273,38 271,38 269,38 266,38 264,38 262,38 259,38 256,38 254,38 251,38 248,38 245,38 242,38 239,38 236,38 234,38 231,38 228,38 225,38 222,38 220,38 216,38 213,38 210,38 207,38 205,38 202,38 199,38 197,37 194,37 191,37 188,37 186,37 183,37 181,37 178,37 176,37 173,37 171,36 168,36 166,36 163,36 161,36 158,36 156,36 153,36 151,35 149,35 147,35 144,35 142,35 140,35 138,35 136,34 134,34 132,34 130,34 128,34 126,33 124,33 122,33 120,33 118,33 116,33 115,32 113,32 111,32 110,32 108,32 106,31 105,31 103,31 102,31 100,30 99,30 98,30 96,30 95,30 94,29 93,29 92,29 91,29 90,29 89,28 88,28 87,28 86,28 85,27 84,27 83,27 82,26 81,26 80,26 79,25 78,25 78,24 78,23 78,22 79,21 80,21 81,20 82,20 83,20 83,18 84,18 85,18 86,18 87,17 88,17 89,17 90,17 91,17 92,16 93,16 94,16 95,16 96,15 98,15 99,15 100,15 102,14 103,14 105,14 106,14 108,14 110,13 111,13 113,13 115,13 116,13 118,13 120,12 122,12 124,12 126,12 128,12 130,11 132,11 134,11 136,11 138,11 140,11 142,10 144,10 147,10 149,10 151,10 153,10 156,10 158,9 161,9 163,9 166,9 168,9 171,9 173,9 176,9 178,9 181,8 183,8 186,8 188,8 191,8 194,8 197,8 199,8 202,8 205,8 207,8 210,7 213,7 216,7 220,7 222,7 225,7 228,7 231,7 234,7 236,7 239,7 242,7 245,7 248,7 251,7 254,7 256,7 259,7 262,7 264,7 266,7 269,7 271,7 273,7 276,7 278,7 280,7 282,7 285,7 287,7 289,7 292,7 294,7 296,7 298,7 301,7 303,7 305,7 307,7 310,8 312,8 314,8 316,8 319,8 321,8 323,8 325,8 327,8 329,8 331,8 334,8 336,8 338,8 340,9 342,9 344,9 346,9 348,9 350,9 352,9 354,9 356,9 358,9 360,10 362,10 364,10 366,10 368,10 369,10 371,10 373,10 375,10 377,11 378,11 380,11 382,11 384,11 385,11 387,11 388,11 390,12 392,12 393,12 395,12 396,12 398,12 399,12 401,13 402,13 404,13 405,13 406,13 408,13 409,14 410,14 412,14 413,14 414,14 415,14 416,15 418,15 419,15 420,15 421,15 422,15 423,16 506,16 505,15 504,15 503,15 502,15 501,14 499,14 498,14 497,14 496,13 494,13 493,13 491,13 490,12 488,12 487,12 485,12 484,11 482,11 480,11 479,11 477,10 475,10 473,10 471,10 469,9 467,9 465,9 463,9 461,9 459,8 457,8 455,8 453,8 451,8 448,7 446,7 444,7 442,7 439,7 437,6 434,6 432,6 429,6 427,6 424,5 422,5 419,5 416,5 414,5 411,5 409,4 406,4 403,4 400,4 398,4 395,4 392,3 389,3 386,3 383,3 380,3 377,3 374,3 372,3 368,2 365,2 362,2 359,2 356,2 353,2 350,2 347,2 344,2 341,1 338,1 335,1 331,1 328,1 325,1 322,1 318,1 315,1 312,1 309,1 305,1 302,1 299,1 296,1 292,1 289,1 286,0 282,0 279,0 276,0 273,0 269,0 266,0 263,0 259,0 255,0 251,0 247,0 243,0 239,0 235,0 231,1 227,1 223,1 219,1 213,1 209,1 206,1 201,1 197,1 194,1 190,1 186,1 182,1 178,1 174,2 170,2 166,2 162,2 159,2 155,2 151,2 147,2 144,3 140,3 136,3 133,3 129,3 126,3 122,4 119,4 115,4 112,4 109,4 105,5 102,5 99,5 96,5 92,5 89,6 86,6 83,6 80,6 77,7 74,7 71,7 69,7 66,8 63,8 61,8 58,8 55,9 53,9 50,9 48,10 46,10 43,10 41,10 39,11 37,11 35,11 33,12 31,12 29,12 27,12 25,13 24,13 22,13 20,14 19,14 17,14 16,15 14,15 13,15 12,16 11,16 9,16 8,17 7,17 6,18 5,18 4,18 3,20 2,20 2,21 1,21 1,22 0,22 0,23 0,24 1,24 1,25 2,26 3,26 3,27 4,27 5,27 6,28 7,28 8,29 9,29 11,29 12,30 13,30 14,30 16,31 17,31 19,31 20,32 22,32 24,32 25,33 27,33 29,33 31,33 33,34 35,34 37,34 39,35 41,35 43,35 46,35 48,36 50,36 53,36 55,37 58,37 61,37 63,37 66,38 69,38 71,38 74,38 77,39 80,39 83,39 86,39 89,40 92,40 96,40 99,40 102,40 105,41 109,41 112,41 115,41 119,41 122,42 126,42 129,42 133,42 136,42 140,43 144,43 147,43 151,43 155,43 159,43 162,43 166,44 170,44 174,44 178,44 182,44 186,44 190,44 194,44 197,44 201,44 206,44 209,45 213,45 219,45 223,45 227,45 231,45 235,45 239,45 243,45 247,45 251,45 255,45 259,45 263,45 266,45 269,45 273,45 276,45 279,45 282,45 286,45 289,45 292,45 296,45 299,45 302,45 305,45 309,45 312,44 315,44 318,44 322,44 325,44 328,44 331,44 335,44 338,44 341,44 344,44 347,44 350,44 353,43 356,43 359,43 362,43 365,43 368,43 372,43 374,43 377,43 380,42 383,42 386,42 389,42 392,42 395,42 398,41 400,41 403,41 406,41 409,41 411,41 414,41 416,40 419,40 422,40 424,40 427,40 429,39 432,39 434,39 437,39 439,39 442,39 444,38 446,38 448,38 451,38 453,38 455,37 457,37 459,37 461,37 463,36 465,36 467,36 469,36 471,36 473,35 475,35 477,35 479,35 480,34 482,34 484,34 485,34 487,33 488,33 490,33 491,33 493,32 494,32 496,32 497,32 498,31 499,31 501,31 502,31 503,30 504,30 505,30 506,30">
          <text:p/>
        </draw:polygon>
        <draw:polygon draw:style-name="gr23" draw:text-style-name="P17" draw:layer="layout" svg:width="0.247cm" svg:height="0.018cm" svg:x="13.9cm" svg:y="12.671cm" svg:viewBox="0 0 248 19" draw:points="0,0 0,6 144,6 144,19 248,19 248,0">
          <text:p/>
        </draw:polygon>
        <draw:polygon draw:style-name="gr24" draw:text-style-name="P18" draw:layer="layout" svg:width="0.303cm" svg:height="0.049cm" svg:x="13.642cm" svg:y="12.58cm" svg:viewBox="0 0 304 50" draw:points="0,50 203,0 304,0 102,50">
          <text:p/>
        </draw:polygon>
        <draw:polygon draw:style-name="gr24" draw:text-style-name="P18" draw:layer="layout" svg:width="0.303cm" svg:height="0.049cm" svg:x="13.844cm" svg:y="12.58cm" svg:viewBox="0 0 304 50" draw:points="0,0 101,0 304,50 203,50">
          <text:p/>
        </draw:polygon>
        <draw:polygon draw:style-name="gr24" draw:text-style-name="P18" draw:layer="layout" svg:width="0.182cm" svg:height="0.005cm" svg:x="13.804cm" svg:y="12.61cm" svg:viewBox="0 0 183 6" draw:points="20,0 0,6 183,6 162,0">
          <text:p/>
        </draw:polygon>
        <draw:polygon draw:style-name="gr26" draw:text-style-name="P20" draw:layer="layout" svg:width="0.505cm" svg:height="0.257cm" svg:x="13.642cm" svg:y="12.307cm" svg:viewBox="0 0 506 258" draw:points="0,0 506,0 506,26 304,26 304,258 202,258 202,26 0,26">
          <text:p/>
        </draw:polygon>
        <draw:polygon draw:style-name="gr25" draw:text-style-name="P19" draw:layer="layout" svg:width="0.505cm" svg:height="0.433cm" svg:x="13.642cm" svg:y="11.858cm" svg:viewBox="0 0 506 434" draw:points="506,282 505,284 504,287 503,289 502,292 501,295 499,297 498,300 497,302 496,305 494,308 493,310 491,313 490,315 488,318 487,320 485,322 484,325 482,327 480,330 479,332 477,334 475,337 473,339 471,341 469,344 467,346 465,348 463,350 461,352 459,355 457,357 455,359 453,361 451,363 448,365 446,367 444,369 442,371 439,373 437,375 434,377 432,379 429,380 427,382 424,384 422,386 419,388 416,389 414,391 411,393 409,394 406,396 403,397 400,399 398,400 395,402 392,403 389,405 386,406 383,407 380,409 377,410 374,411 372,413 368,414 365,415 362,416 359,417 356,418 353,419 350,420 347,421 344,422 341,423 338,424 335,425 331,425 328,426 325,427 322,428 318,428 315,429 312,429 309,430 305,431 302,431 299,431 296,432 292,432 289,433 286,433 282,433 279,433 276,434 273,434 269,434 266,434 263,434 259,434 255,434 251,434 247,434 243,434 239,433 235,433 231,433 227,432 223,432 219,431 213,431 209,430 206,429 201,429 197,428 194,427 190,426 186,425 182,424 178,423 174,422 170,421 166,420 162,419 159,417 155,416 151,414 147,413 144,411 140,410 136,408 133,407 129,405 126,403 122,402 119,400 115,398 112,396 109,394 105,392 102,390 99,388 96,386 92,383 89,381 86,379 83,377 80,374 77,372 74,369 71,367 69,364 66,362 63,359 61,357 58,354 55,351 53,349 50,346 48,343 46,340 43,337 41,335 39,332 37,329 35,326 33,323 31,320 29,317 27,314 25,311 24,308 22,304 20,301 19,298 17,295 16,292 14,288 13,285 12,282 11,279 9,275 8,272 7,269 7,265 6,262 5,259 4,255 3,252 3,248 2,245 2,242 1,238 1,235 1,231 1,228 0,225 0,221 0,218 0,214 0,211 1,207 1,204 1,201 1,197 2,194 2,190 3,187 3,183 4,180 5,177 6,173 7,170 7,167 8,163 9,160 11,157 12,153 13,150 14,147 16,144 17,140 19,137 20,134 22,131 24,128 25,125 27,122 29,119 31,116 33,113 35,109 37,107 39,104 41,101 43,98 46,95 48,92 50,89 53,87 55,84 58,81 61,79 63,76 66,73 69,71 71,68 74,66 77,63 80,61 83,59 86,56 89,54 92,52 96,50 99,48 102,46 105,44 109,41 112,39 115,38 119,36 122,34 126,32 129,30 133,29 136,27 140,25 144,24 147,21 151,20 155,19 159,17 162,16 166,15 170,13 174,12 178,11 182,10 186,9 190,8 194,7 197,6 201,6 206,5 209,4 213,4 219,3 223,3 227,2 231,2 235,1 239,1 243,1 247,1 251,0 255,0 259,0 263,0 266,0 269,0 273,1 276,1 279,1 282,1 286,1 289,2 292,2 296,2 299,3 302,3 305,4 309,4 312,5 315,5 318,6 322,7 325,7 328,8 331,9 335,10 338,11 341,11 344,12 347,13 350,14 353,15 356,16 359,17 362,18 365,19 368,21 372,23 374,24 377,25 380,27 383,28 386,29 389,31 392,32 395,33 398,35 400,36 403,38 406,39 409,41 411,43 414,44 416,46 419,48 422,49 424,51 427,53 429,55 432,57 434,59 437,60 439,62 442,64 444,66 446,68 448,70 451,72 453,74 455,76 457,79 459,81 461,83 463,85 465,87 467,90 469,92 471,94 473,96 475,99 477,101 479,103 480,106 482,108 484,110 485,113 487,115 488,118 490,120 491,123 493,125 494,128 496,130 497,133 498,136 499,138 501,141 502,143 503,146 504,148 505,151 506,154 423,154 422,151 421,150 420,148 419,146 418,144 416,143 415,141 414,139 413,138 412,136 410,134 409,133 408,131 406,130 405,128 404,126 402,125 401,123 399,122 398,120 396,119 395,117 393,116 392,115 390,113 388,112 387,110 385,109 384,108 382,106 380,105 378,104 377,102 375,101 373,100 371,99 369,98 368,96 366,95 364,94 362,93 360,92 358,91 356,90 354,89 352,88 350,87 348,86 346,85 344,84 342,83 340,82 338,81 336,80 334,80 331,79 329,78 327,77 325,77 323,76 321,75 319,75 316,74 314,73 312,73 310,72 307,72 305,71 303,71 301,70 298,70 296,69 294,69 292,69 289,68 287,68 285,68 282,68 280,67 278,67 276,67 273,67 271,67 269,66 266,66 264,66 262,66 259,66 256,66 254,66 251,66 248,67 245,67 242,67 239,67 236,67 234,68 231,68 228,69 225,69 222,69 220,70 216,71 213,71 210,72 207,72 205,73 202,74 199,75 197,75 194,76 191,77 188,78 186,79 183,80 181,81 178,82 176,83 173,84 171,85 168,87 166,88 163,89 161,90 158,92 156,93 153,94 151,96 149,97 147,99 144,100 142,102 140,103 138,105 136,106 134,108 132,110 130,111 128,113 126,115 124,117 122,119 120,120 118,122 116,124 115,126 113,128 111,130 110,132 108,134 106,136 105,138 103,140 102,142 100,144 99,146 98,148 96,150 95,153 94,155 93,157 92,159 91,161 90,164 89,166 88,168 87,170 86,173 85,175 84,177 83,180 83,182 82,184 81,187 81,189 80,191 80,194 79,196 79,199 79,201 78,203 78,206 78,208 78,211 78,213 78,215 78,218 78,220 78,223 78,225 78,227 78,230 78,232 79,235 79,237 79,239 80,242 80,244 81,246 81,249 82,251 83,253 83,256 84,258 85,260 86,263 87,265 88,267 89,270 90,272 91,274 92,276 93,278 94,281 95,283 96,285 98,287 99,289 100,291 102,293 103,295 105,298 106,300 108,302 110,304 111,306 113,307 115,309 116,311 118,313 120,315 122,317 124,319 126,320 128,322 130,324 132,326 134,327 136,329 138,331 140,332 142,334 144,335 147,337 149,338 151,340 153,341 156,342 158,344 161,345 163,346 166,348 168,349 171,350 173,351 176,352 178,353 181,354 183,355 186,356 188,357 191,358 194,359 197,360 199,361 202,362 205,362 207,363 210,364 213,364 216,365 220,365 222,366 225,366 228,367 231,367 234,368 236,368 239,368 242,368 245,369 248,369 251,369 254,369 256,369 259,369 262,369 264,369 266,369 269,369 271,369 273,369 276,369 278,368 280,368 282,368 285,368 287,367 289,367 292,367 294,366 296,366 298,366 301,365 303,365 305,364 307,364 310,363 312,363 314,362 316,361 319,361 321,360 323,359 325,359 327,358 329,357 331,357 334,356 336,355 338,354 340,353 342,352 344,352 346,350 348,350 350,349 352,348 354,347 356,346 358,345 360,343 362,342 364,341 366,340 368,339 369,338 371,337 373,335 375,334 377,333 378,332 380,330 382,329 384,328 385,326 387,325 388,324 390,322 392,321 393,319 395,318 396,317 398,315 399,313 401,312 402,310 404,309 405,307 406,306 408,304 409,303 410,301 412,299 413,298 414,296 415,294 416,293 418,291 419,289 420,288 421,286 422,284 423,282">
          <text:p/>
        </draw:polygon>
        <draw:polygon draw:style-name="gr24" draw:text-style-name="P18" draw:layer="layout" svg:width="0.302cm" svg:height="0.073cm" svg:x="14.174cm" svg:y="12.616cm" svg:viewBox="0 0 303 74" draw:points="0,74 202,0 303,0 101,74">
          <text:p/>
        </draw:polygon>
        <draw:polygon draw:style-name="gr24" draw:text-style-name="P18" draw:layer="layout" svg:width="0.303cm" svg:height="0.073cm" svg:x="14.375cm" svg:y="12.616cm" svg:viewBox="0 0 304 74" draw:points="0,0 101,0 304,74 202,74">
          <text:p/>
        </draw:polygon>
        <draw:polygon draw:style-name="gr24" draw:text-style-name="P18" draw:layer="layout" svg:width="0.182cm" svg:height="0.007cm" svg:x="14.335cm" svg:y="12.66cm" svg:viewBox="0 0 183 8" draw:points="20,0 0,8 183,8 163,0">
          <text:p/>
        </draw:polygon>
        <draw:polygon draw:style-name="gr23" draw:text-style-name="P17" draw:layer="layout" svg:width="0.504cm" svg:height="0.079cm" svg:x="14.174cm" svg:y="12.521cm" svg:viewBox="0 0 505 80" draw:points="422,52 421,53 420,53 419,53 418,54 417,54 416,54 415,55 413,55 412,55 411,56 410,56 408,56 407,56 406,57 404,57 403,57 402,58 400,58 399,58 397,59 396,59 394,59 393,59 391,59 389,60 388,60 386,60 384,61 383,61 381,61 379,61 378,62 376,62 374,62 372,62 371,62 369,63 367,63 365,63 363,63 361,63 359,64 357,64 355,64 353,64 351,64 349,65 347,65 345,65 343,65 341,65 339,65 337,66 335,66 333,66 331,66 329,66 327,66 324,66 322,67 320,67 318,67 316,67 313,67 311,67 309,67 307,67 305,67 302,68 300,68 298,68 296,68 293,68 291,68 289,68 286,68 284,68 282,68 279,68 277,68 275,68 273,68 270,68 268,68 266,68 263,68 261,68 259,68 256,68 253,68 250,68 247,68 244,68 241,68 239,68 236,68 233,68 230,68 227,68 225,68 222,68 219,68 216,68 213,67 211,67 208,67 205,67 202,67 200,67 197,67 194,67 192,66 188,66 185,66 183,66 180,66 177,65 175,65 172,65 170,65 167,65 165,64 162,64 160,64 158,64 155,64 153,63 151,63 148,63 146,62 144,62 142,62 139,62 137,61 135,61 133,61 131,60 129,60 127,60 125,59 123,59 121,59 119,59 117,58 116,58 114,57 112,57 111,57 109,56 107,56 106,56 104,55 103,55 101,55 100,54 98,54 97,53 96,53 95,53 93,52 92,52 91,51 90,51 89,51 88,50 87,50 86,49 85,49 84,49 84,48 83,48 82,47 81,47 81,46 80,46 80,45 79,45 78,44 78,43 77,42 77,41 77,40 77,39 78,39 78,38 78,37 79,37 79,36 80,36 80,35 81,35 82,34 83,34 84,33 85,32 86,32 87,32 88,31 89,31 90,30 91,30 92,30 93,29 95,29 96,28 97,28 98,28 100,27 101,27 103,26 104,26 106,26 107,25 109,25 111,25 112,24 114,24 116,24 117,23 119,23 121,23 123,22 125,22 127,22 129,21 131,21 133,21 135,20 137,20 139,20 142,19 144,19 146,19 148,19 151,18 153,18 155,18 158,18 160,17 162,17 165,17 167,17 170,17 172,16 175,16 177,16 180,16 183,16 185,15 188,15 192,15 194,15 197,15 200,15 202,14 205,14 208,14 211,14 213,14 216,14 219,14 222,14 225,14 227,13 230,13 233,13 236,13 239,13 241,13 244,13 247,13 250,13 253,13 256,13 259,13 261,13 263,13 266,13 268,13 270,13 273,13 275,13 277,13 279,13 282,13 284,13 286,13 289,13 291,13 293,14 296,14 298,14 300,14 302,14 305,14 307,14 309,14 311,14 313,14 316,14 318,15 320,15 322,15 324,15 327,15 329,15 331,15 333,15 335,16 337,16 339,16 341,16 343,16 345,16 347,17 349,17 351,17 353,17 355,17 357,17 359,18 361,18 363,18 365,18 367,19 369,19 371,19 372,19 374,19 376,20 378,20 379,20 381,20 383,21 384,21 386,21 388,21 389,22 391,22 393,22 394,22 396,23 397,23 399,23 400,24 402,24 403,24 404,24 406,25 407,25 408,25 410,25 411,26 412,26 413,26 415,27 416,27 417,27 418,28 419,28 420,28 421,29 422,29 505,29 504,29 503,28 502,28 501,27 500,27 499,26 498,26 496,25 495,25 493,24 492,24 491,23 489,23 488,22 486,22 485,22 483,21 481,21 480,20 478,20 476,19 474,19 472,19 471,18 469,18 467,17 465,17 463,16 461,16 459,16 456,15 454,15 452,15 450,14 448,14 445,13 443,13 441,13 438,12 436,12 434,12 431,11 429,11 426,11 424,10 421,10 418,10 416,9 413,9 411,9 408,8 405,8 402,8 400,8 397,7 394,7 391,7 388,6 385,6 383,6 380,6 377,6 374,5 371,5 368,5 365,5 362,4 359,4 356,4 353,4 349,4 346,4 343,3 340,3 337,3 334,3 331,3 328,3 324,2 321,2 318,2 315,2 311,2 308,2 305,2 302,2 298,2 295,2 292,2 288,0 285,0 282,0 279,0 275,0 272,0 269,0 265,0 262,0 259,0 255,0 251,0 246,0 242,0 238,0 234,0 230,0 226,0 222,2 218,2 214,2 210,2 206,2 202,2 198,2 194,2 189,3 185,3 181,3 177,3 173,3 169,4 166,4 162,4 158,4 154,4 150,5 147,5 143,5 139,6 136,6 132,6 129,6 125,7 122,7 118,7 115,8 111,8 108,8 105,9 101,9 98,10 95,10 92,10 89,11 86,11 83,12 80,12 77,12 74,13 71,13 68,14 65,14 63,15 60,15 57,16 55,16 52,17 50,17 47,18 45,18 43,19 41,19 38,20 36,20 34,21 32,21 30,22 28,23 26,23 25,24 23,24 21,25 20,25 18,26 17,27 15,27 14,28 12,28 11,29 10,30 9,30 8,31 7,31 6,32 5,33 4,33 4,34 3,35 2,35 2,36 1,36 1,37 0,38 0,39 0,40 0,41 0,42 0,43 0,44 1,44 1,45 2,46 3,47 4,47 4,48 5,49 6,49 7,50 8,51 9,51 10,52 11,52 12,53 14,54 15,54 17,55 18,55 20,56 21,57 23,57 25,58 26,58 28,59 30,59 32,60 34,61 36,61 38,62 41,62 43,63 45,63 47,64 50,64 52,65 55,65 57,66 60,66 63,67 65,67 68,67 71,68 74,68 77,69 80,69 83,70 86,70 89,71 92,71 95,71 98,72 101,72 105,73 108,73 111,73 115,74 118,74 122,74 125,75 129,75 132,75 136,76 139,76 143,76 147,76 150,77 154,77 158,77 162,77 166,78 169,78 173,78 177,78 181,78 185,79 189,79 194,79 198,79 202,79 206,79 210,79 214,80 218,80 222,80 226,80 230,80 234,80 238,80 242,80 246,80 251,80 255,80 259,80 262,80 265,80 269,80 272,80 275,80 279,80 282,80 285,80 288,80 292,80 295,80 298,80 302,80 305,80 308,79 311,79 315,79 318,79 321,79 324,79 328,79 331,79 334,79 337,78 340,78 343,78 346,78 349,78 353,78 356,77 359,77 362,77 365,77 368,77 371,76 374,76 377,76 380,76 383,75 385,75 388,75 391,75 394,74 397,74 400,74 402,74 405,73 408,73 411,73 413,72 416,72 418,72 421,71 424,71 426,71 429,70 431,70 434,70 436,69 438,69 441,69 443,68 445,68 448,68 450,67 452,67 454,66 456,66 459,66 461,65 463,65 465,65 467,64 469,64 471,63 472,63 474,62 476,62 478,62 480,61 481,61 483,60 485,60 486,59 488,59 489,59 491,58 492,58 493,57 495,57 496,56 498,56 499,55 500,55 501,54 502,54 503,53 504,53 505,52">
          <text:p/>
        </draw:polygon>
        <draw:polygon draw:style-name="gr23" draw:text-style-name="P17" draw:layer="layout" svg:width="0.246cm" svg:height="0.031cm" svg:x="14.432cm" svg:y="12.569cm" svg:viewBox="0 0 247 32" draw:points="0,0 0,8 143,8 143,32 247,32 247,0">
          <text:p/>
        </draw:polygon>
        <draw:polygon draw:style-name="gr25" draw:text-style-name="P19" draw:layer="layout" svg:width="0.504cm" svg:height="0.111cm" svg:x="14.174cm" svg:y="12.394cm" svg:viewBox="0 0 505 112" draw:points="505,72 504,73 503,73 502,74 501,75 500,75 499,76 498,77 496,77 495,78 493,79 492,79 491,80 489,81 488,81 486,82 485,82 483,83 481,84 480,84 478,85 476,86 474,86 473,87 471,87 469,88 467,88 465,89 463,90 461,90 459,91 456,91 454,92 452,92 450,93 448,93 445,95 443,95 441,96 438,96 436,97 434,97 431,98 429,98 426,99 424,99 421,100 418,100 416,101 413,101 411,102 408,102 405,102 402,103 400,103 397,104 394,104 391,104 388,105 385,105 383,105 380,106 377,106 374,106 371,107 368,107 365,107 362,108 359,108 356,108 353,108 349,109 346,109 343,109 340,109 337,110 334,110 331,110 328,110 324,110 321,111 318,111 315,111 311,111 308,111 305,111 302,111 298,112 295,112 292,112 288,112 285,112 282,112 279,112 275,112 272,112 269,112 265,112 262,112 259,112 255,112 251,112 246,112 242,112 238,112 234,112 230,112 226,112 222,112 218,111 214,111 210,111 206,111 202,111 198,111 194,110 189,110 185,110 181,110 177,109 173,109 169,109 166,109 162,108 158,108 154,108 150,107 147,107 143,106 139,106 136,106 132,105 129,105 125,104 122,104 118,103 115,103 111,102 108,102 105,101 101,101 98,100 95,100 92,99 89,99 86,98 83,97 80,97 77,96 74,96 71,95 68,93 65,93 63,92 60,91 57,91 55,90 52,89 50,88 47,88 45,87 43,86 41,86 38,85 36,84 34,83 32,83 30,82 28,81 26,80 25,79 23,79 21,78 20,77 18,76 17,75 15,75 14,74 12,73 11,72 10,71 9,70 8,70 7,69 6,68 5,67 4,66 4,65 3,64 2,63 1,62 1,61 0,60 0,59 0,58 0,57 0,56 0,55 0,54 0,53 0,52 0,51 1,50 1,49 2,48 3,47 4,46 4,45 5,44 6,43 7,42 8,41 9,41 10,40 11,39 12,38 14,37 15,36 17,36 18,35 20,34 21,33 23,32 25,32 26,31 28,30 30,29 32,28 34,28 36,27 38,26 41,25 43,25 45,24 47,23 50,23 52,22 55,21 57,20 60,20 63,19 65,18 68,18 71,17 74,16 77,16 80,15 83,15 86,14 89,13 92,13 95,12 98,12 101,11 105,11 108,10 111,10 115,9 118,9 122,8 125,8 129,7 132,7 136,6 139,6 143,6 147,5 150,5 154,4 158,4 162,4 166,3 169,3 173,3 177,3 181,2 185,2 189,2 194,2 198,1 202,1 206,1 210,1 214,1 218,1 222,0 226,0 230,0 234,0 238,0 242,0 246,0 251,0 255,0 259,0 262,0 265,0 269,0 272,0 275,0 279,0 282,0 285,0 288,0 292,0 295,0 298,1 302,1 305,1 308,1 311,1 315,1 318,1 321,1 324,2 328,2 331,2 334,2 337,2 340,3 343,3 346,3 349,3 353,4 356,4 359,4 362,4 365,5 368,5 371,5 374,6 377,6 380,6 383,7 385,7 388,7 391,8 394,8 397,9 400,9 402,9 405,10 408,10 411,11 413,11 416,11 418,12 421,12 424,13 426,13 429,14 431,14 434,15 436,15 438,16 441,16 443,17 445,17 448,18 450,18 452,19 454,19 456,20 459,20 461,21 463,21 465,22 467,23 469,23 471,24 473,24 474,25 476,25 478,26 480,27 481,27 483,28 485,29 486,29 488,30 489,31 491,31 492,32 493,32 495,33 496,34 498,34 499,35 500,36 501,36 502,37 503,38 504,38 505,39 422,39 421,38 420,38 419,38 418,37 417,37 416,36 415,36 413,35 412,35 411,35 410,34 408,34 407,33 406,33 404,32 403,32 402,32 400,31 399,31 397,31 396,30 394,30 393,29 391,29 389,29 388,28 386,28 384,28 383,27 381,27 379,27 378,26 376,26 374,26 372,25 371,25 369,25 367,24 365,24 363,24 361,23 359,23 357,23 355,23 353,22 351,22 349,22 347,22 345,21 343,21 341,21 339,21 337,20 335,20 333,20 331,20 329,20 327,19 324,19 322,19 320,19 318,19 316,19 313,18 311,18 309,18 307,18 305,18 302,18 300,18 298,18 296,17 293,17 291,17 289,17 286,17 284,17 282,17 279,17 277,17 275,17 273,17 270,17 268,17 266,17 263,17 261,17 259,17 256,17 253,17 250,17 247,17 244,17 241,17 239,17 236,17 233,17 230,17 227,17 225,17 222,17 219,18 216,18 213,18 211,18 208,18 205,18 202,19 200,19 197,19 194,19 192,19 188,20 185,20 183,20 180,20 177,21 175,21 172,21 170,21 167,22 165,22 162,22 160,23 158,23 155,23 153,24 151,24 148,25 146,25 144,25 142,26 139,26 137,26 135,27 133,27 131,28 129,28 127,29 125,29 123,29 121,30 119,31 117,31 116,31 114,32 112,32 111,33 109,33 107,34 106,34 104,35 103,36 101,36 100,37 98,37 97,38 96,38 95,39 93,39 92,40 91,41 90,41 89,42 88,42 87,43 86,43 85,44 84,45 83,46 82,46 81,47 81,48 80,48 80,49 79,49 79,50 78,51 78,52 77,53 77,54 77,55 77,56 77,57 77,58 78,59 78,60 79,61 79,62 80,62 80,63 81,63 81,64 82,65 83,65 84,66 84,67 85,67 86,68 87,68 88,69 89,69 90,70 91,71 92,71 93,72 95,72 96,73 97,73 98,74 100,74 101,75 103,76 104,76 106,77 107,77 109,78 111,78 112,79 114,79 116,80 117,80 119,81 121,81 123,82 125,82 127,82 129,83 131,83 133,84 135,84 137,85 139,85 142,85 144,86 146,86 148,87 151,87 153,87 155,88 158,88 160,88 162,89 165,89 167,89 170,90 172,90 175,90 177,90 180,91 183,91 185,91 188,92 192,92 194,92 197,92 200,92 202,93 205,93 208,93 211,93 213,93 216,93 219,95 222,95 225,95 227,95 230,95 233,95 236,95 239,95 241,95 244,95 247,95 250,95 253,95 256,96 259,96 261,96 263,95 266,95 268,95 270,95 273,95 275,95 277,95 279,95 282,95 284,95 286,95 289,95 291,95 293,95 296,95 298,95 300,93 302,93 305,93 307,93 309,93 311,93 313,93 316,93 318,92 320,92 322,92 324,92 327,92 329,91 331,91 333,91 335,91 337,91 339,90 341,90 343,90 345,90 347,90 349,89 351,89 353,89 355,88 357,88 359,88 361,88 363,87 365,87 367,87 369,86 371,86 372,86 374,85 376,85 378,85 379,85 381,84 383,84 384,84 386,83 388,83 389,82 391,82 393,82 394,81 396,81 397,81 399,80 400,80 402,79 403,79 404,79 406,78 407,78 408,77 410,77 411,76 412,76 413,76 415,75 416,75 417,74 418,74 419,73 420,73 421,73 422,72">
          <text:p/>
        </draw:polygon>
        <draw:polygon draw:style-name="gr26" draw:text-style-name="P20" draw:layer="layout" svg:width="0.504cm" svg:height="0.443cm" svg:x="14.174cm" svg:y="11.935cm" svg:viewBox="0 0 505 444" draw:points="0,0 505,0 505,44 303,44 303,444 202,444 202,44 0,44">
          <text:p/>
        </draw:polygon>
        <draw:polygon draw:style-name="gr25" draw:text-style-name="P19" draw:layer="layout" svg:width="0.505cm" svg:height="0.038cm" svg:x="14.705cm" svg:y="12.651cm" svg:viewBox="0 0 506 39" draw:points="506,26 505,26 504,26 503,26 501,26 500,27 499,27 498,27 497,27 495,28 494,28 493,28 491,28 490,28 488,29 486,29 485,29 483,29 482,30 480,30 478,30 476,30 475,30 473,31 471,31 469,31 467,31 465,31 463,32 461,32 459,32 457,32 455,32 452,32 450,33 448,33 446,33 444,33 441,33 439,34 436,34 434,34 432,34 429,34 427,34 424,34 421,35 419,35 416,35 414,35 411,35 408,35 406,35 403,36 400,36 397,36 394,36 392,36 389,36 386,36 383,37 380,37 377,37 374,37 371,37 368,37 365,37 362,37 359,37 356,38 353,38 350,38 347,38 344,38 340,38 337,38 334,38 331,38 328,38 325,38 321,38 318,38 315,38 312,39 308,39 305,39 302,39 299,39 295,39 292,39 289,39 285,39 282,39 279,39 276,39 272,39 269,39 266,39 262,39 259,39 255,39 251,39 247,39 243,39 239,39 234,39 230,39 226,39 222,39 218,39 214,39 210,39 206,39 202,38 198,38 194,38 190,38 186,38 182,38 178,38 175,38 171,38 167,38 162,38 158,37 155,37 151,37 147,37 143,37 140,37 136,37 133,37 129,36 125,36 122,36 119,36 115,36 112,35 108,35 105,35 102,35 98,35 95,35 92,34 89,34 86,34 83,34 80,34 77,33 74,33 71,33 68,33 66,33 63,32 60,32 58,32 55,32 53,31 50,31 48,31 45,31 43,30 41,30 39,30 37,30 35,29 32,29 30,29 29,29 27,28 25,28 23,28 22,28 20,27 18,27 17,27 15,26 14,26 13,26 12,26 10,25 9,25 8,25 7,24 6,24 5,24 4,23 3,23 2,21 1,21 1,20 0,20 0,19 0,18 1,17 2,17 3,16 4,16 5,15 6,15 7,14 8,14 9,14 10,14 12,13 13,13 14,13 15,12 17,12 18,12 20,12 22,11 23,11 25,11 27,11 29,10 30,10 32,10 35,9 37,9 39,9 41,9 43,8 45,8 48,8 50,8 53,7 55,7 58,7 60,7 63,6 66,6 68,6 71,6 74,6 77,5 80,5 83,5 86,5 89,5 92,4 95,4 98,4 102,4 105,4 108,3 112,3 115,3 119,3 122,3 125,3 129,3 133,2 136,2 140,2 143,2 147,2 151,2 155,2 158,1 162,1 167,1 171,1 175,1 178,1 182,1 186,1 190,1 194,1 198,1 202,0 206,0 210,0 214,0 218,0 222,0 226,0 230,0 234,0 239,0 243,0 247,0 251,0 255,0 259,0 262,0 266,0 269,0 272,0 276,0 279,0 282,0 285,0 289,0 292,0 295,0 299,0 302,0 305,0 308,0 312,0 315,0 318,1 321,1 325,1 328,1 331,1 334,1 337,1 340,1 344,1 347,1 350,1 353,1 356,1 359,1 362,2 365,2 368,2 371,2 374,2 377,2 380,2 383,2 386,2 389,3 392,3 394,3 397,3 400,3 403,3 406,3 408,3 411,4 414,4 416,4 419,4 421,4 424,4 427,5 429,5 432,5 434,5 436,5 439,5 441,5 444,6 446,6 448,6 450,6 452,6 455,7 457,7 459,7 461,7 463,7 465,7 467,8 469,8 471,8 473,8 475,8 476,9 478,9 480,9 482,9 483,9 485,10 486,10 488,10 490,10 491,11 493,11 494,11 495,11 497,11 498,12 499,12 500,12 501,12 503,13 504,13 505,13 506,13 422,13 421,13 420,13 419,13 418,13 417,13 416,12 415,12 414,12 412,12 411,12 410,12 409,11 407,11 406,11 405,11 403,11 402,11 400,11 399,11 398,10 396,10 394,10 393,10 391,10 390,10 388,10 387,9 385,9 383,9 382,9 380,9 378,9 376,9 375,9 373,9 371,8 369,8 367,8 365,8 363,8 362,8 360,8 358,8 356,8 354,8 352,8 350,7 348,7 346,7 344,7 342,7 340,7 338,7 335,7 333,7 331,7 329,7 327,7 325,7 323,6 320,6 318,6 316,6 314,6 312,6 309,6 307,6 305,6 303,6 300,6 298,6 296,6 294,6 291,6 289,6 287,6 284,6 282,6 280,6 278,6 275,6 273,6 271,6 268,6 266,6 264,6 261,6 259,6 256,6 253,6 250,6 248,6 245,6 242,6 239,6 236,6 233,6 231,6 228,6 225,6 222,6 219,6 216,6 214,6 211,6 208,6 205,6 203,6 200,6 197,6 195,7 192,7 189,7 187,7 184,7 181,7 179,7 176,7 174,7 171,7 169,7 166,8 164,8 160,8 158,8 156,8 153,8 151,8 149,8 146,8 144,9 142,9 140,9 138,9 135,9 133,9 131,9 129,10 127,10 125,10 123,10 122,10 120,10 118,11 116,11 114,11 113,11 111,11 109,11 108,12 106,12 104,12 103,12 102,12 100,13 99,13 97,13 96,13 95,13 94,13 92,14 91,14 90,14 89,14 88,14 87,15 86,15 85,15 84,15 83,16 82,16 81,16 80,17 79,17 78,17 78,18 77,18 77,19 78,20 79,21 80,21 81,21 81,23 82,23 83,23 84,24 85,24 86,24 87,24 88,24 89,25 90,25 91,25 92,25 94,25 95,26 96,26 97,26 99,26 100,26 102,27 103,27 104,27 106,27 108,27 109,27 111,28 113,28 114,28 116,28 118,28 120,28 122,29 123,29 125,29 127,29 129,29 131,29 133,30 135,30 138,30 140,30 142,30 144,30 146,30 149,30 151,31 153,31 156,31 158,31 160,31 164,31 166,31 169,31 171,32 174,32 176,32 179,32 181,32 184,32 187,32 189,32 192,32 195,32 197,32 200,32 203,33 205,33 208,33 211,33 214,33 216,33 219,33 222,33 225,33 228,33 231,33 233,33 236,33 239,33 242,33 245,33 248,33 250,33 253,33 256,33 259,33 261,33 264,33 266,33 268,33 271,33 273,33 275,33 278,33 280,33 282,33 284,33 287,33 289,33 291,33 294,33 296,33 298,33 300,33 303,33 305,33 307,33 309,33 312,33 314,33 316,33 318,32 320,32 323,32 325,32 327,32 329,32 331,32 333,32 335,32 338,32 340,32 342,32 344,32 346,32 348,31 350,31 352,31 354,31 356,31 358,31 360,31 362,31 363,31 365,31 367,31 369,30 371,30 373,30 375,30 376,30 378,30 380,30 382,30 383,30 385,29 387,29 388,29 390,29 391,29 393,29 394,29 396,29 398,28 399,28 400,28 402,28 403,28 405,28 406,28 407,28 409,27 410,27 411,27 412,27 414,27 415,27 416,27 417,26 418,26 419,26 420,26 421,26 422,26">
          <text:p/>
        </draw:polygon>
        <draw:polygon draw:style-name="gr24" draw:text-style-name="P18" draw:layer="layout" svg:width="0.303cm" svg:height="0.047cm" svg:x="14.705cm" svg:y="12.588cm" svg:viewBox="0 0 304 48" draw:points="0,48 202,0 304,0 101,48">
          <text:p/>
        </draw:polygon>
        <draw:polygon draw:style-name="gr24" draw:text-style-name="P18" draw:layer="layout" svg:width="0.303cm" svg:height="0.047cm" svg:x="14.907cm" svg:y="12.588cm" svg:viewBox="0 0 304 48" draw:points="0,0 102,0 304,48 203,48">
          <text:p/>
        </draw:polygon>
        <draw:polygon draw:style-name="gr24" draw:text-style-name="P18" draw:layer="layout" svg:width="0.182cm" svg:height="0.005cm" svg:x="14.866cm" svg:y="12.616cm" svg:viewBox="0 0 183 6" draw:points="21,0 0,6 183,6 163,0">
          <text:p/>
        </draw:polygon>
        <draw:polygon draw:style-name="gr26" draw:text-style-name="P20" draw:layer="layout" svg:width="0.505cm" svg:height="0.124cm" svg:x="14.705cm" svg:y="12.448cm" svg:viewBox="0 0 506 125" draw:points="0,0 506,0 506,13 304,13 304,125 203,125 203,13 0,13">
          <text:p/>
        </draw:polygon>
        <draw:polygon draw:style-name="gr23" draw:text-style-name="P17" draw:layer="layout" svg:width="0.505cm" svg:height="0.172cm" svg:x="14.705cm" svg:y="12.26cm" svg:viewBox="0 0 506 173" draw:points="422,113 421,114 420,114 419,115 418,116 417,116 416,117 415,118 414,118 412,119 411,120 410,120 409,121 407,122 406,122 405,123 403,123 402,124 400,125 399,125 398,126 396,126 394,127 393,128 391,128 390,129 388,129 387,130 385,130 383,131 382,131 380,132 378,133 376,133 375,134 373,134 371,134 369,135 367,135 365,136 363,136 362,137 360,137 358,138 356,138 354,138 352,139 350,139 348,140 346,140 344,140 342,141 340,141 338,141 335,142 333,142 331,142 329,143 327,143 325,143 323,144 320,144 318,144 316,144 314,145 312,145 309,145 307,145 305,145 303,146 300,146 298,146 296,146 294,146 291,146 289,147 287,147 284,147 282,147 280,147 278,147 275,147 273,147 271,147 268,147 266,147 264,147 261,147 259,147 256,147 253,147 250,147 248,147 245,147 242,147 239,147 236,147 233,147 231,147 228,146 225,146 222,146 219,146 216,146 214,145 211,145 208,145 205,145 203,144 200,144 197,144 195,143 192,143 189,143 187,142 184,142 181,141 179,141 176,141 174,140 171,140 169,139 166,139 164,138 160,138 158,137 156,137 153,136 151,136 149,135 146,135 144,134 142,133 140,133 138,132 135,131 133,131 131,130 129,129 127,129 125,128 123,127 122,127 120,126 118,125 116,124 114,124 113,123 111,122 109,121 108,121 106,120 104,119 103,118 102,117 100,116 99,116 97,115 96,114 95,113 94,112 92,111 91,110 90,110 89,109 88,108 87,107 86,106 86,105 85,104 84,103 83,102 82,101 82,100 81,99 80,98 80,97 79,96 79,95 78,94 78,93 78,92 78,91 78,90 77,89 77,88 77,87 77,86 77,85 78,84 78,83 78,82 78,81 79,79 80,78 80,77 81,76 81,75 82,74 82,73 83,72 84,71 85,70 86,69 86,68 87,67 88,66 89,66 90,65 91,64 92,63 94,62 95,61 96,60 97,60 99,59 100,58 102,57 103,56 104,55 106,55 108,54 109,53 111,52 113,51 114,51 116,50 118,49 120,48 122,48 123,47 125,46 127,46 129,45 131,44 133,43 135,43 138,42 140,42 142,41 144,40 146,40 149,39 151,39 153,37 156,36 158,36 160,35 164,35 166,34 169,34 171,33 174,33 176,33 179,32 181,32 184,31 187,31 189,30 192,30 195,30 197,29 200,29 203,29 205,29 208,28 211,28 214,28 216,28 219,27 222,27 225,27 228,27 231,27 233,26 236,26 239,26 242,26 245,26 248,26 250,26 253,26 256,26 259,26 261,26 264,26 266,26 268,26 271,26 273,26 275,26 278,26 280,26 282,26 284,26 287,27 289,27 291,27 294,27 296,27 298,27 300,27 303,28 305,28 307,28 309,28 312,28 314,29 316,29 318,29 320,29 323,30 325,30 327,30 329,31 331,31 333,31 335,31 338,32 340,32 342,33 344,33 346,33 348,34 350,34 352,34 354,35 356,35 358,36 360,36 362,37 363,37 365,37 367,39 369,39 371,40 373,40 375,41 376,41 378,42 380,42 382,43 383,43 385,44 387,44 388,45 390,46 391,46 393,47 394,47 396,48 398,48 399,49 400,50 402,50 403,51 405,51 406,52 407,53 409,53 410,54 411,55 412,55 414,56 415,57 416,57 417,58 418,59 419,59 420,60 421,61 422,62 506,62 505,61 504,60 503,59 501,58 500,56 499,55 498,54 497,53 495,52 494,51 493,50 491,49 490,48 488,47 486,46 485,45 483,44 482,43 480,43 478,42 476,41 475,40 473,39 471,37 469,36 467,35 465,34 463,33 461,33 459,32 457,31 455,30 452,29 450,28 448,27 446,27 444,26 441,25 439,24 436,24 434,23 432,22 429,21 427,21 424,20 421,19 419,18 416,18 414,17 411,16 408,16 406,15 403,15 400,14 397,13 394,13 392,12 389,12 386,11 383,11 380,10 377,10 374,9 371,9 368,8 365,8 362,7 359,7 356,6 353,6 350,5 347,5 344,5 340,4 337,4 334,4 331,3 328,3 325,3 321,3 318,2 315,2 312,2 308,2 305,1 302,1 299,1 295,1 292,1 289,1 285,0 282,0 279,0 276,0 272,0 269,0 266,0 262,0 259,0 255,0 251,0 247,0 243,0 239,0 234,0 230,1 226,1 222,1 218,1 214,1 210,2 206,2 202,2 198,2 194,3 190,3 186,3 182,4 178,4 175,5 171,5 167,6 162,6 158,7 155,7 151,8 147,8 143,9 140,10 136,10 133,11 129,12 125,12 122,13 119,14 115,14 112,15 108,16 105,17 102,18 98,18 95,19 92,20 89,21 86,22 83,23 80,24 77,25 74,26 71,27 68,28 66,29 63,30 60,31 58,32 55,33 53,34 50,35 48,36 45,37 43,39 41,41 39,42 37,43 35,44 32,45 30,46 29,48 27,49 25,50 23,51 22,53 20,54 18,55 17,56 15,58 14,59 13,60 12,62 10,63 9,64 8,65 7,67 6,68 5,69 5,71 4,72 3,74 3,75 2,76 2,78 1,79 1,80 0,82 0,83 0,84 0,86 0,87 0,88 0,90 0,91 0,93 1,94 1,95 2,97 2,98 3,99 3,101 4,102 5,103 5,105 6,106 7,107 8,109 9,110 10,111 12,113 13,114 14,115 15,117 17,118 18,119 20,120 22,122 23,123 25,124 27,125 29,127 30,128 32,129 35,130 37,131 39,133 41,134 43,135 45,136 48,137 50,138 53,139 55,140 58,141 60,143 63,144 66,145 68,146 71,147 74,148 77,148 80,149 83,150 86,151 89,152 92,153 95,154 98,155 102,156 105,156 108,157 112,158 115,159 119,160 122,160 125,161 129,162 133,162 136,163 140,164 143,164 147,165 151,166 155,166 158,167 162,167 167,168 171,168 175,169 178,169 182,169 186,170 190,170 194,170 198,171 202,171 206,171 210,172 214,172 218,172 222,172 226,173 230,173 234,173 239,173 243,173 247,173 251,173 255,173 259,173 262,173 266,173 269,173 272,173 276,173 279,173 282,173 285,173 289,173 292,173 295,172 299,172 302,172 305,172 308,172 312,171 315,171 318,171 321,171 325,170 328,170 331,170 334,170 337,169 340,169 344,169 347,168 350,168 353,167 356,167 359,167 362,166 365,166 368,165 371,165 374,164 377,164 380,163 383,163 386,162 389,162 392,161 394,160 397,160 400,159 403,159 406,158 408,157 411,157 414,156 416,155 419,155 421,154 424,153 427,153 429,152 432,151 434,150 436,150 439,149 441,148 444,147 446,147 448,146 450,145 452,144 455,143 457,143 459,142 461,141 463,140 465,139 467,138 469,137 471,136 473,135 475,134 476,134 478,133 480,132 482,131 483,130 485,129 486,128 488,127 490,126 491,125 493,124 494,123 495,122 497,121 498,120 499,119 500,118 501,117 503,116 504,115 505,114 506,113">
          <text:p/>
        </draw:polygon>
        <draw:polygon draw:style-name="gr23" draw:text-style-name="P17" draw:layer="layout" svg:width="0.247cm" svg:height="0.069cm" svg:x="14.963cm" svg:y="12.363cm" svg:viewBox="0 0 248 70" draw:points="248,0 0,0 0,18 143,18 143,70 248,70">
          <text:p/>
        </draw:polygon>
        <draw:line draw:style-name="gr27" draw:text-style-name="P10" draw:layer="layout" svg:x1="12.301cm" svg:y1="12.848cm" svg:x2="14.957cm" svg:y2="12.848cm">
          <text:p/>
        </draw:line>
        <draw:line draw:style-name="gr27" draw:text-style-name="P10" draw:layer="layout" svg:x1="12.301cm" svg:y1="12.848cm" svg:x2="12.301cm" svg:y2="12.949cm">
          <text:p/>
        </draw:line>
        <draw:line draw:style-name="gr27" draw:text-style-name="P10" draw:layer="layout" svg:x1="12.832cm" svg:y1="12.848cm" svg:x2="12.832cm" svg:y2="12.949cm">
          <text:p/>
        </draw:line>
        <draw:line draw:style-name="gr27" draw:text-style-name="P10" draw:layer="layout" svg:x1="13.363cm" svg:y1="12.848cm" svg:x2="13.363cm" svg:y2="12.949cm">
          <text:p/>
        </draw:line>
        <draw:line draw:style-name="gr27" draw:text-style-name="P10" draw:layer="layout" svg:x1="13.895cm" svg:y1="12.848cm" svg:x2="13.895cm" svg:y2="12.949cm">
          <text:p/>
        </draw:line>
        <draw:line draw:style-name="gr27" draw:text-style-name="P10" draw:layer="layout" svg:x1="14.426cm" svg:y1="12.848cm" svg:x2="14.426cm" svg:y2="12.949cm">
          <text:p/>
        </draw:line>
        <draw:line draw:style-name="gr27" draw:text-style-name="P10" draw:layer="layout" svg:x1="14.957cm" svg:y1="12.848cm" svg:x2="14.957cm" svg:y2="12.949cm">
          <text:p/>
        </draw:line>
        <draw:frame draw:style-name="gr22" draw:text-style-name="P16" draw:layer="layout" svg:width="0.422cm" svg:height="0.475cm" svg:x="0.615cm" svg:y="8.239cm">
          <draw:text-box>
            <text:p text:style-name="P13"><text:span text:style-name="T6">B</text:span></text:p>
          </draw:text-box>
        </draw:frame>
        <draw:frame draw:style-name="gr21" draw:text-style-name="P15" draw:layer="layout" svg:width="0.281cm" svg:height="0.319cm" svg:x="12.219cm" svg:y="12.957cm">
          <draw:text-box>
            <text:p text:style-name="P13"><text:span text:style-name="T3">1</text:span></text:p>
          </draw:text-box>
        </draw:frame>
        <draw:frame draw:style-name="gr21" draw:text-style-name="P15" draw:layer="layout" svg:width="0.281cm" svg:height="0.319cm" svg:x="12.75cm" svg:y="12.957cm">
          <draw:text-box>
            <text:p text:style-name="P13"><text:span text:style-name="T3">2</text:span></text:p>
          </draw:text-box>
        </draw:frame>
        <draw:frame draw:style-name="gr21" draw:text-style-name="P15" draw:layer="layout" svg:width="0.281cm" svg:height="0.319cm" svg:x="13.282cm" svg:y="12.957cm">
          <draw:text-box>
            <text:p text:style-name="P13"><text:span text:style-name="T3">3</text:span></text:p>
          </draw:text-box>
        </draw:frame>
        <draw:frame draw:style-name="gr21" draw:text-style-name="P15" draw:layer="layout" svg:width="0.281cm" svg:height="0.319cm" svg:x="13.813cm" svg:y="12.957cm">
          <draw:text-box>
            <text:p text:style-name="P13"><text:span text:style-name="T3">4</text:span></text:p>
          </draw:text-box>
        </draw:frame>
        <draw:frame draw:style-name="gr21" draw:text-style-name="P15" draw:layer="layout" svg:width="0.281cm" svg:height="0.319cm" svg:x="14.344cm" svg:y="12.957cm">
          <draw:text-box>
            <text:p text:style-name="P13"><text:span text:style-name="T3">5</text:span></text:p>
          </draw:text-box>
        </draw:frame>
        <draw:line draw:style-name="gr27" draw:text-style-name="P10" draw:layer="layout" svg:x1="11.875cm" svg:y1="12.689cm" svg:x2="11.875cm" svg:y2="9.501cm">
          <text:p/>
        </draw:line>
        <draw:line draw:style-name="gr27" draw:text-style-name="P10" draw:layer="layout" svg:x1="11.875cm" svg:y1="12.689cm" svg:x2="11.774cm" svg:y2="12.689cm">
          <text:p/>
        </draw:line>
        <draw:line draw:style-name="gr27" draw:text-style-name="P10" draw:layer="layout" svg:x1="11.875cm" svg:y1="9.501cm" svg:x2="11.774cm" svg:y2="9.501cm">
          <text:p/>
        </draw:line>
        <draw:frame draw:style-name="gr21" draw:text-style-name="P15" draw:layer="layout" svg:width="0.281cm" svg:height="0.319cm" svg:x="14.876cm" svg:y="12.957cm">
          <draw:text-box>
            <text:p text:style-name="P13"><text:span text:style-name="T3">6</text:span></text:p>
          </draw:text-box>
        </draw:frame>
        <draw:frame draw:style-name="gr21" draw:text-style-name="P15" draw:layer="layout" svg:width="0.281cm" svg:height="0.319cm" svg:x="11.545cm" svg:y="12.494cm">
          <draw:text-box>
            <text:p text:style-name="P13"><text:span text:style-name="T3">0</text:span></text:p>
          </draw:text-box>
        </draw:frame>
        <draw:frame draw:style-name="gr21" draw:text-style-name="P15" draw:layer="layout" svg:width="0.281cm" svg:height="0.319cm" svg:x="11.545cm" svg:y="9.306cm">
          <draw:text-box>
            <text:p text:style-name="P13"><text:span text:style-name="T3">2</text:span></text:p>
          </draw:text-box>
        </draw:frame>
        <draw:polygon draw:style-name="gr23" draw:text-style-name="P17" draw:layer="layout" svg:width="0.505cm" svg:height="0.027cm" svg:x="16.075cm" svg:y="12.662cm" svg:viewBox="0 0 506 28" draw:points="268,0 265,0 261,0 258,0 254,0 250,0 246,0 242,0 238,0 234,0 230,0 225,0 221,0 217,0 213,0 209,0 205,1 201,1 197,1 193,1 189,1 185,1 182,1 178,1 174,1 170,1 166,1 162,1 158,1 155,1 151,2 147,2 143,2 140,2 136,2 133,2 129,2 126,2 122,2 119,2 115,3 112,3 108,3 105,3 102,3 99,3 95,3 92,3 89,4 86,4 83,4 80,4 77,4 74,4 71,4 68,5 66,5 63,5 60,5 58,5 55,5 53,6 50,6 48,6 45,6 43,6 41,6 39,7 37,7 35,7 33,7 31,7 29,7 27,8 25,8 23,8 22,8 20,8 18,9 17,9 16,9 14,9 13,9 12,10 10,10 9,10 8,10 7,11 6,11 5,11 4,11 3,12 2,12 1,12 1,14 0,14 0,15 1,15 1,16 2,16 3,17 4,17 5,17 6,18 7,18 8,18 9,18 10,18 12,19 13,19 14,19 16,19 17,19 18,20 20,20 22,20 23,20 25,20 27,20 29,21 31,21 33,21 35,21 37,21 39,22 41,22 43,22 45,22 48,22 50,22 53,23 55,23 58,23 60,23 63,23 66,24 68,24 71,24 74,24 77,24 80,24 83,24 86,24 89,25 92,25 95,25 99,25 102,25 105,25 108,25 112,26 115,26 119,26 122,26 126,26 129,26 133,26 136,26 140,26 143,27 147,27 151,27 155,27 158,27 162,27 166,27 170,27 174,27 178,27 182,27 185,27 189,27 193,27 197,28 201,28 205,28 209,28 213,28 217,28 221,28 225,28 230,28 234,28 238,28 242,28 246,28 250,28 254,28 258,28 261,28 265,28 268,28 271,28 275,28 278,28 281,28 285,28 288,28 291,28 294,28 298,28 301,28 304,28 308,28 312,28 315,28 318,28 321,28 325,27 328,27 331,27 334,27 337,27 341,27 344,27 347,27 350,27 353,27 356,27 359,27 362,27 365,27 368,27 371,27 374,27 377,26 380,26 383,26 386,26 389,26 392,26 395,26 397,26 400,26 403,26 406,26 408,25 411,25 414,25 416,25 419,25 422,25 424,25 427,25 429,25 432,24 434,24 436,24 439,24 441,24 444,24 446,24 448,24 450,24 453,23 455,23 457,23 459,23 461,23 463,23 465,23 467,22 469,22 471,22 473,22 475,22 476,22 478,22 480,21 482,21 483,21 485,21 487,21 488,21 490,21 491,20 493,20 494,20 495,20 497,20 498,20 499,19 500,19 502,19 503,19 504,19 505,19 506,19 423,19 422,19 421,19 419,19 418,19 417,19 416,19 415,19 414,19 413,20 411,20 410,20 409,20 407,20 406,20 405,20 403,20 402,20 401,20 399,20 398,21 396,21 395,21 393,21 391,21 390,21 388,21 387,21 385,21 383,21 382,21 380,21 378,22 376,22 375,22 373,22 371,22 369,22 367,22 365,22 364,22 362,22 360,22 358,22 356,22 354,22 352,23 350,23 348,23 346,23 344,23 342,23 340,23 338,23 336,23 333,23 331,23 329,23 327,23 325,23 323,23 320,23 318,23 316,23 314,24 312,24 309,24 307,24 304,24 302,24 300,24 297,24 295,24 293,24 290,24 288,24 286,24 284,24 281,24 279,24 277,24 274,24 272,24 270,24 267,24 265,24 263,24 260,24 258,24 255,24 252,24 250,24 247,24 244,24 241,24 238,24 235,24 232,24 230,24 227,24 224,24 221,24 218,24 216,24 213,24 210,24 207,24 205,24 202,24 199,23 196,23 194,23 191,23 188,23 186,23 183,23 180,23 178,23 175,23 173,23 170,23 168,23 165,23 163,22 160,22 158,22 156,22 153,22 151,22 149,22 146,22 144,22 142,22 140,22 138,22 136,21 133,21 131,21 129,21 127,21 125,21 123,21 122,21 120,21 118,20 116,20 114,20 113,20 111,20 109,20 108,20 106,20 105,20 103,19 102,19 100,19 99,19 98,19 96,19 95,19 94,18 93,18 91,18 90,18 89,18 88,18 87,18 86,18 86,17 85,17 84,17 83,17 82,17 81,17 81,16 80,16 79,16 78,16 78,15 77,15 77,14 78,14 79,14 79,12 80,12 81,12 82,12 82,11 83,11 84,11 85,11 86,11 87,11 88,10 89,10 90,10 91,10 93,10 94,10 95,10 96,9 98,9 99,9 100,9 102,9 103,9 105,9 106,9 108,8 109,8 111,8 113,8 114,8 116,8 118,8 120,8 122,7 123,7 125,7 127,7 129,7 131,7 133,7 136,7 138,7 140,7 142,6 144,6 146,6 149,6 151,6 153,6 156,6 158,6 160,6 163,6 165,6 168,6 170,5 173,5 175,5 178,5 180,5 183,5 186,5 188,5 191,5 194,5 196,5 199,5 202,5 205,5 207,5 210,5 213,5 216,5 218,5 221,5 224,4 227,4 230,4 232,4 235,4 238,4 241,4 244,4 247,4 250,4 252,4 255,4 258,4 260,4 263,4 265,4 267,4 270,4 272,4 274,4 277,4 279,4 281,4 284,4 286,4 288,4 290,4 293,4 295,5 297,5 300,5 302,5 304,5 307,5 309,5 312,5 314,5 316,5 318,5 320,5 323,5 325,5 327,5 329,5 331,5 333,5 336,5 338,5 340,5 342,5 344,5 346,5 348,6 350,6 352,6 354,6 356,6 358,6 360,6 362,6 364,6 365,6 367,6 369,6 371,6 373,6 375,6 376,7 378,7 380,7 382,7 383,7 385,7 387,7 388,7 390,7 391,7 393,7 395,7 396,8 398,8 399,8 401,8 402,8 403,8 405,8 406,8 407,8 409,8 410,8 411,9 413,9 414,9 415,9 416,9 417,9 418,9 419,9 421,9 422,9 423,10 506,10 505,9 504,9 503,9 502,9 500,9 499,9 498,9 497,8 495,8 494,8 493,8 491,8 490,8 488,7 487,7 485,7 483,7 482,7 480,7 478,7 476,6 475,6 473,6 471,6 469,6 467,6 465,6 463,5 461,5 459,5 457,5 455,5 453,5 450,5 448,5 446,4 444,4 441,4 439,4 436,4 434,4 432,4 429,4 427,4 424,3 422,3 419,3 416,3 414,3 411,3 408,3 406,3 403,3 400,2 397,2 395,2 392,2 389,2 386,2 383,2 380,2 377,2 374,2 371,2 368,2 365,2 362,1 359,1 356,1 353,1 350,1 347,1 344,1 341,1 337,1 334,1 331,1 328,1 325,1 321,1 318,1 315,1 312,1 308,0 304,0 301,0 298,0 294,0 291,0 288,0 285,0 281,0 278,0 275,0 271,0">
          <text:p/>
        </draw:polygon>
        <draw:polygon draw:style-name="gr23" draw:text-style-name="P17" draw:layer="layout" svg:width="0.247cm" svg:height="0.011cm" svg:x="16.333cm" svg:y="12.678cm" svg:viewBox="0 0 248 12" draw:points="0,0 0,3 144,3 144,12 248,12 248,0">
          <text:p/>
        </draw:polygon>
        <draw:polygon draw:style-name="gr26" draw:text-style-name="P20" draw:layer="layout" svg:width="0.505cm" svg:height="0.049cm" svg:x="16.075cm" svg:y="12.597cm" svg:viewBox="0 0 506 50" draw:points="0,0 506,0 506,5 303,5 303,50 202,50 202,5 0,5">
          <text:p/>
        </draw:polygon>
        <draw:polygon draw:style-name="gr24" draw:text-style-name="P18" draw:layer="layout" svg:width="0.303cm" svg:height="0.095cm" svg:x="16.075cm" svg:y="12.486cm" svg:viewBox="0 0 304 96" draw:points="0,96 203,0 304,0 102,96">
          <text:p/>
        </draw:polygon>
        <draw:polygon draw:style-name="gr24" draw:text-style-name="P18" draw:layer="layout" svg:width="0.303cm" svg:height="0.095cm" svg:x="16.277cm" svg:y="12.486cm" svg:viewBox="0 0 304 96" draw:points="0,0 101,0 304,96 203,96">
          <text:p/>
        </draw:polygon>
        <draw:polygon draw:style-name="gr24" draw:text-style-name="P18" draw:layer="layout" svg:width="0.182cm" svg:height="0.01cm" svg:x="16.236cm" svg:y="12.543cm" svg:viewBox="0 0 183 11" draw:points="21,0 0,11 183,11 163,0">
          <text:p/>
        </draw:polygon>
        <draw:polygon draw:style-name="gr25" draw:text-style-name="P19" draw:layer="layout" svg:width="0.505cm" svg:height="0.116cm" svg:x="16.075cm" svg:y="12.354cm" svg:viewBox="0 0 506 117" draw:points="506,75 505,76 504,77 503,77 501,78 500,79 499,79 498,80 497,81 495,82 494,82 493,83 491,84 490,84 488,85 487,86 485,86 483,87 482,87 480,88 478,89 476,89 475,90 473,91 471,91 469,92 467,92 465,93 463,94 461,94 459,95 457,95 455,96 453,97 450,97 448,98 446,98 444,99 441,99 439,100 436,100 434,101 432,101 429,102 427,102 424,103 422,103 419,104 416,104 414,105 411,105 408,106 406,106 403,106 400,107 397,107 394,108 392,108 389,108 386,109 383,109 380,109 377,110 374,110 371,110 368,111 365,111 362,111 359,112 356,112 353,112 350,112 347,113 344,113 341,113 337,113 334,114 331,114 328,114 325,114 322,114 318,115 315,115 312,115 308,115 304,115 301,115 298,117 294,117 291,117 288,117 285,117 281,117 278,117 275,117 271,117 268,117 265,117 261,117 258,117 254,117 250,117 246,117 242,117 238,117 234,117 230,117 226,117 221,117 217,117 213,115 209,115 205,115 201,115 197,115 193,114 189,114 185,114 182,114 178,113 174,113 170,113 166,112 162,112 158,112 155,111 151,111 147,111 144,110 140,110 136,109 133,109 129,108 126,108 122,107 119,107 115,106 112,106 108,105 105,105 102,104 99,104 95,103 92,103 89,102 86,101 83,101 80,100 77,99 74,99 71,98 68,97 66,97 63,96 60,95 58,95 55,94 53,93 50,93 48,92 45,91 43,90 41,89 39,89 37,88 35,87 33,86 31,85 29,85 27,84 25,83 23,82 22,81 20,81 18,80 17,79 16,78 14,77 13,76 12,75 10,74 9,73 8,73 7,72 6,71 5,70 5,69 4,68 3,67 3,66 2,65 2,64 1,63 1,62 0,61 0,60 0,59 0,58 0,57 0,56 0,55 1,54 1,53 1,52 2,52 2,51 3,50 3,49 4,48 5,47 5,46 6,45 7,44 8,43 9,42 10,42 12,41 13,40 14,39 16,38 17,37 18,36 20,35 22,35 23,34 25,33 27,32 29,31 31,30 33,30 35,29 37,28 39,27 41,26 43,26 45,25 48,24 50,23 53,23 55,22 58,21 60,21 63,20 66,19 68,18 71,18 74,17 77,16 80,16 83,15 86,15 89,14 92,13 95,13 99,12 102,12 105,11 108,11 112,10 115,10 119,9 122,9 126,8 129,7 133,7 136,7 140,6 144,6 147,5 151,5 155,5 158,4 162,4 166,4 170,3 174,3 178,3 182,2 185,2 189,2 193,2 197,1 201,1 205,1 209,1 213,1 217,0 221,0 226,0 230,0 234,0 238,0 242,0 246,0 250,0 254,0 258,0 261,0 265,0 268,0 271,0 275,0 278,0 281,0 285,0 288,0 291,0 294,0 298,0 301,1 304,1 308,1 312,1 315,1 318,1 322,1 325,2 328,2 331,2 334,2 337,2 341,3 344,3 347,3 350,3 353,4 356,4 359,4 362,5 365,5 368,5 371,5 374,6 377,6 380,6 383,7 386,7 389,8 392,8 394,8 397,9 400,9 403,10 406,10 408,10 411,11 414,11 416,12 419,12 422,13 424,13 427,14 429,14 432,15 434,15 436,16 439,16 441,17 444,17 446,18 448,18 450,19 453,19 455,20 457,21 459,21 461,22 463,22 465,23 467,24 469,24 471,25 473,25 475,26 476,27 478,27 480,28 482,28 483,29 485,30 487,30 488,31 490,32 491,32 493,33 494,34 495,34 497,35 498,36 499,37 500,37 501,38 503,39 504,39 505,40 506,41 423,41 422,40 421,40 419,39 418,39 417,38 416,38 415,37 414,37 413,36 411,36 410,36 409,35 407,35 406,34 405,34 403,33 402,33 401,33 399,32 398,32 396,31 394,31 393,31 391,30 390,30 388,29 387,29 385,29 383,28 382,28 380,28 378,27 376,27 375,27 373,26 371,26 369,26 367,25 365,25 364,25 362,24 360,24 358,24 356,24 354,23 352,23 350,23 348,23 346,22 344,22 342,22 340,21 338,21 336,21 333,21 331,21 329,20 327,20 325,20 323,20 320,20 318,19 316,19 314,19 312,19 309,19 307,19 304,19 302,18 300,18 297,18 295,18 293,18 290,18 288,18 286,18 284,18 281,18 279,17 277,17 274,17 272,17 270,17 267,17 265,17 263,17 260,17 258,17 255,17 252,17 249,17 247,17 244,17 241,17 238,17 235,18 232,18 230,18 227,18 224,18 221,18 218,18 216,18 213,18 210,19 207,19 205,19 202,19 199,19 196,20 194,20 191,20 188,20 186,21 183,21 180,21 178,21 175,22 173,22 170,22 168,23 165,23 163,23 160,24 158,24 156,24 153,25 151,25 149,26 146,26 144,26 142,27 140,27 138,28 136,28 133,28 131,29 129,29 127,30 125,30 123,31 122,31 120,32 118,32 116,33 114,33 113,34 111,34 109,35 108,35 106,36 105,36 103,37 102,38 100,38 99,39 98,39 96,40 95,40 94,41 93,42 91,42 90,43 89,43 88,44 87,45 86,45 86,46 85,47 84,47 83,48 82,48 82,49 81,50 80,51 80,52 79,52 79,53 78,54 78,55 78,56 78,57 77,57 77,58 77,59 78,59 78,60 78,61 78,62 79,62 79,63 79,64 80,64 80,65 81,66 82,67 82,68 83,68 84,69 85,69 86,70 86,71 87,71 88,72 89,73 90,73 91,74 93,74 94,75 95,75 96,76 98,77 99,77 100,78 102,78 103,79 105,79 106,80 108,81 109,81 111,82 113,82 114,83 116,83 118,84 120,84 122,85 123,85 125,86 127,86 129,87 131,87 133,87 136,88 138,88 140,89 142,89 144,90 146,90 149,90 151,91 153,91 156,91 158,92 160,92 163,93 165,93 168,93 170,94 173,94 175,94 178,95 180,95 183,95 186,95 188,96 191,96 194,96 196,96 199,96 202,97 205,97 207,97 210,97 213,97 216,98 218,98 221,98 224,98 227,98 230,98 232,98 235,98 238,98 241,99 244,99 247,99 249,99 252,99 255,99 258,99 260,99 263,99 265,99 267,99 270,99 272,99 274,99 277,99 279,98 281,98 284,98 286,98 288,98 290,98 293,98 295,98 297,98 300,98 302,98 304,97 307,97 309,97 312,97 314,97 316,97 318,96 320,96 323,96 325,96 327,96 329,96 331,95 333,95 336,95 338,95 340,94 342,94 344,94 346,94 348,93 350,93 352,93 354,93 356,92 358,92 360,92 362,91 364,91 365,91 367,91 369,90 371,90 373,90 375,89 376,89 378,89 380,88 382,88 383,88 385,87 387,87 388,86 390,86 391,86 393,85 394,85 396,85 398,84 399,84 401,83 402,83 403,83 405,82 406,82 407,81 409,81 410,80 411,80 413,79 414,79 415,79 416,78 417,78 418,77 419,77 421,76 422,76 423,75">
          <text:p/>
        </draw:polygon>
        <draw:polygon draw:style-name="gr23" draw:text-style-name="P17" draw:layer="layout" svg:width="0.505cm" svg:height="0.018cm" svg:x="16.606cm" svg:y="12.671cm" svg:viewBox="0 0 506 19" draw:points="279,0 275,0 272,0 268,0 265,0 262,0 259,0 254,0 250,0 246,0 242,0 238,0 234,0 230,0 226,0 222,0 218,0 214,0 210,0 206,0 202,0 198,0 194,0 190,0 186,0 182,1 178,1 174,1 170,1 166,1 163,1 159,1 155,1 151,1 147,1 144,1 140,1 137,1 133,1 129,1 126,1 122,2 119,2 116,2 112,2 109,2 105,2 102,2 99,2 96,2 93,2 89,2 86,2 83,4 80,4 77,4 74,4 72,4 69,4 66,4 63,4 61,4 58,4 56,4 53,5 51,5 48,5 46,5 44,5 41,5 39,5 37,6 35,6 33,6 31,6 29,6 27,6 25,6 24,6 22,7 20,7 19,7 17,7 16,7 14,7 13,7 12,7 11,8 10,8 9,8 8,8 7,8 6,8 5,8 4,8 4,9 3,9 2,9 1,9 1,10 0,10 1,10 1,11 2,11 3,11 4,11 4,12 5,12 6,12 7,12 8,12 9,12 10,12 11,12 12,13 13,13 14,13 16,13 17,13 19,13 20,13 22,14 24,14 25,14 27,14 29,14 31,14 33,14 35,15 37,15 39,15 41,15 44,15 46,15 48,15 51,15 53,15 56,15 58,16 61,16 63,16 66,16 69,16 72,16 74,16 77,16 80,16 83,17 86,17 89,17 93,17 96,17 99,17 102,17 105,17 109,17 112,17 116,17 119,18 122,18 126,18 129,18 133,18 137,18 140,18 144,18 147,18 151,18 155,18 159,18 163,18 166,18 170,18 174,18 178,18 182,19 186,19 190,19 194,19 198,19 202,19 206,19 210,19 214,19 218,19 222,19 226,19 230,19 234,19 238,19 242,19 246,19 250,19 254,19 259,19 262,19 265,19 268,19 272,19 275,19 279,19 283,19 286,19 289,19 292,19 296,19 299,19 302,19 306,19 309,19 312,19 315,19 319,19 322,19 325,19 328,19 331,19 335,19 338,19 341,18 344,18 347,18 350,18 353,18 356,18 360,18 363,18 366,18 369,18 372,18 375,18 378,18 380,18 383,18 386,18 389,18 392,18 395,18 398,18 401,17 403,17 406,17 409,17 411,17 414,17 417,17 419,17 422,17 424,17 427,17 429,17 432,17 434,17 437,17 439,16 442,16 444,16 446,16 448,16 451,16 453,16 455,16 457,16 459,16 462,15 464,15 466,15 467,15 469,15 471,15 473,15 475,15 477,15 479,15 480,15 482,15 484,14 485,14 487,14 489,14 490,14 491,14 493,14 494,14 496,14 497,13 498,13 500,13 501,13 502,13 503,13 504,13 505,13 506,13 423,13 422,13 421,13 420,13 419,13 418,13 416,13 415,13 414,13 413,13 412,13 410,13 409,13 408,14 406,14 405,14 404,14 402,14 401,14 399,14 398,14 396,14 395,14 393,14 392,14 390,14 389,14 387,14 385,15 384,15 382,15 380,15 379,15 377,15 375,15 373,15 371,15 370,15 368,15 366,15 364,15 362,15 360,15 358,15 356,15 354,15 352,15 350,15 348,15 346,15 344,15 342,15 340,16 338,16 336,16 334,16 332,16 330,16 327,16 325,16 323,16 321,16 319,16 316,16 314,16 312,16 310,16 308,16 305,16 303,16 301,16 299,16 296,16 294,16 292,16 289,16 287,16 285,16 283,16 280,16 277,16 275,16 272,16 270,16 268,16 265,16 263,16 261,16 259,16 256,16 253,16 250,16 247,16 244,16 241,16 238,16 236,16 233,16 230,16 227,16 224,16 222,16 219,16 216,16 213,16 210,16 208,16 205,16 202,16 199,16 197,16 194,16 191,16 189,16 186,16 183,16 181,16 178,16 176,15 173,15 171,15 168,15 166,15 163,15 161,15 158,15 156,15 154,15 151,15 149,15 147,15 145,15 142,15 140,15 138,15 136,15 134,15 132,15 130,14 128,14 126,14 124,14 122,14 120,14 118,14 116,14 115,14 113,14 111,14 110,14 108,13 106,13 105,13 103,13 102,13 101,13 99,13 98,13 97,13 95,13 94,13 93,12 92,12 91,12 90,12 89,12 88,12 87,12 86,12 85,12 84,12 83,11 82,11 81,11 80,11 79,11 78,11 78,10 79,9 80,9 81,9 82,9 83,9 84,8 85,8 86,8 87,8 88,8 89,8 90,8 91,8 92,8 93,8 94,7 95,7 97,7 98,7 99,7 101,7 102,7 103,7 105,7 106,7 108,7 110,7 111,6 113,6 115,6 116,6 118,6 120,6 122,6 124,6 126,6 128,6 130,6 132,6 134,6 136,6 138,5 140,5 142,5 145,5 147,5 149,5 151,5 154,5 156,5 158,5 161,5 163,5 166,5 168,5 171,5 173,4 176,4 178,4 181,4 183,4 186,4 189,4 191,4 194,4 197,4 199,4 202,4 205,4 208,4 210,4 213,4 216,4 219,4 222,4 224,4 227,4 230,4 233,4 236,4 238,4 241,4 244,4 247,4 250,4 253,4 256,4 259,4 261,4 263,4 265,4 268,4 270,4 272,4 275,4 277,4 280,4 283,4 285,4 287,4 289,4 292,4 294,4 296,4 299,4 301,4 303,4 305,4 308,4 310,4 312,4 314,4 316,4 319,4 321,4 323,4 325,4 327,4 330,4 332,4 334,4 336,4 338,4 340,4 342,4 344,4 346,5 348,5 350,5 352,5 354,5 356,5 358,5 360,5 362,5 364,5 366,5 368,5 370,5 371,5 373,5 375,5 377,5 379,5 380,5 382,6 384,6 385,6 387,6 389,6 390,6 392,6 393,6 395,6 396,6 398,6 399,6 401,6 402,6 404,6 405,6 406,6 408,7 409,7 410,7 412,7 413,7 414,7 415,7 416,7 418,7 419,7 420,7 421,7 422,7 423,7 506,7 505,7 504,7 503,7 502,7 501,7 500,7 498,7 497,7 496,6 494,6 493,6 491,6 490,6 489,6 487,6 485,6 484,6 482,6 480,5 479,5 477,5 475,5 473,5 471,5 469,5 467,5 466,5 464,5 462,4 459,4 457,4 455,4 453,4 451,4 448,4 446,4 444,4 442,4 439,4 437,4 434,4 432,2 429,2 427,2 424,2 422,2 419,2 417,2 414,2 411,2 409,2 406,2 403,2 401,2 398,2 395,2 392,1 389,1 386,1 383,1 380,1 378,1 375,1 372,1 369,1 366,1 363,1 360,1 356,1 353,1 350,1 347,1 344,1 341,1 338,1 335,1 331,0 328,0 325,0 322,0 319,0 315,0 312,0 309,0 306,0 302,0 299,0 296,0 292,0 289,0 286,0 283,0">
          <text:p/>
        </draw:polygon>
        <draw:polygon draw:style-name="gr23" draw:text-style-name="P17" draw:layer="layout" svg:width="0.246cm" svg:height="0.007cm" svg:x="16.865cm" svg:y="12.682cm" svg:viewBox="0 0 247 8" draw:points="0,0 0,2 143,2 143,8 247,8 247,0">
          <text:p/>
        </draw:polygon>
        <draw:polygon draw:style-name="gr24" draw:text-style-name="P18" draw:layer="layout" svg:width="0.303cm" svg:height="0.071cm" svg:x="16.606cm" svg:y="12.584cm" svg:viewBox="0 0 304 72" draw:points="0,72 203,0 304,0 101,72">
          <text:p/>
        </draw:polygon>
        <draw:polygon draw:style-name="gr24" draw:text-style-name="P18" draw:layer="layout" svg:width="0.303cm" svg:height="0.071cm" svg:x="16.808cm" svg:y="12.584cm" svg:viewBox="0 0 304 72" draw:points="0,0 101,0 304,72 202,72">
          <text:p/>
        </draw:polygon>
        <draw:polygon draw:style-name="gr24" draw:text-style-name="P18" draw:layer="layout" svg:width="0.182cm" svg:height="0.007cm" svg:x="16.768cm" svg:y="12.627cm" svg:viewBox="0 0 183 8" draw:points="20,0 0,8 183,8 162,0">
          <text:p/>
        </draw:polygon>
        <draw:polygon draw:style-name="gr25" draw:text-style-name="P19" draw:layer="layout" svg:width="0.505cm" svg:height="0.342cm" svg:x="16.606cm" svg:y="12.226cm" svg:viewBox="0 0 506 343" draw:points="506,222 505,224 504,226 503,228 502,230 501,232 500,234 498,236 497,238 496,240 494,242 493,244 491,246 490,248 489,250 487,252 485,254 484,256 482,259 480,261 479,263 477,265 475,266 473,268 471,270 469,272 467,274 466,275 464,277 462,279 459,280 457,282 455,284 453,286 451,287 449,289 446,290 444,292 442,294 439,295 437,297 434,298 432,300 429,301 427,302 424,304 422,305 419,307 417,308 414,309 411,311 409,312 406,313 403,314 400,316 398,317 395,318 392,319 389,320 386,321 383,322 380,323 377,324 375,325 372,326 369,327 366,328 363,329 360,330 356,331 353,332 350,332 347,333 344,334 341,335 338,335 335,336 331,337 328,337 325,338 322,338 319,339 315,339 312,340 309,340 306,341 302,341 299,341 296,342 293,342 289,342 286,342 283,343 279,343 275,343 272,343 268,343 265,343 262,343 259,343 254,343 250,343 246,343 242,343 238,343 234,343 230,342 226,342 222,342 218,341 214,341 210,340 206,340 202,339 198,339 194,338 190,337 186,336 182,336 178,335 174,334 170,333 166,332 163,331 159,330 155,329 151,328 148,327 144,326 140,324 137,323 133,322 129,320 126,319 122,318 119,316 116,315 112,313 109,312 105,310 102,308 99,307 96,305 93,303 89,302 86,300 83,298 80,296 77,294 74,292 72,290 69,288 66,286 63,284 61,282 58,280 56,278 53,276 51,274 48,272 46,269 44,267 41,265 39,262 37,260 35,258 33,254 31,252 29,250 27,247 25,245 24,242 22,240 20,237 19,235 17,232 16,230 14,227 13,225 12,222 11,219 10,217 9,214 8,212 7,209 6,206 5,204 4,201 4,198 3,196 2,193 2,190 1,188 1,185 1,182 1,179 0,177 0,174 0,171 0,169 0,166 1,163 1,160 1,158 1,155 2,152 2,150 3,147 4,144 4,142 5,139 6,136 7,134 8,131 9,128 10,126 11,123 12,120 13,118 14,115 16,113 17,110 19,108 20,105 22,103 24,100 25,98 27,95 29,93 31,90 33,88 35,86 37,83 39,81 41,79 44,77 46,74 48,72 51,70 53,68 56,65 58,63 61,61 63,59 66,57 69,55 72,53 74,51 77,49 80,47 83,46 86,44 89,42 93,40 96,38 99,37 102,35 105,33 109,32 112,30 116,29 119,27 122,26 126,24 129,23 133,22 137,20 140,19 144,18 148,17 151,16 155,14 159,13 163,12 166,11 170,10 174,10 178,9 182,8 186,7 190,6 194,6 198,5 202,4 206,4 210,3 214,3 218,2 222,2 226,2 230,1 234,1 238,1 242,0 246,0 250,0 254,0 259,0 262,0 265,0 268,0 272,0 275,0 279,1 283,1 286,1 289,1 293,2 296,2 299,2 302,2 306,3 309,3 312,4 315,4 319,5 322,5 325,6 328,6 331,7 335,8 338,8 341,9 344,10 347,10 350,11 353,12 356,13 360,13 363,14 366,15 369,16 372,17 375,18 377,19 380,20 383,21 386,22 389,23 392,24 395,26 398,27 400,28 403,29 406,30 409,32 411,33 414,34 417,36 419,37 422,38 424,40 427,41 429,42 432,44 434,45 437,47 439,48 442,50 444,51 446,53 449,55 451,56 453,58 455,60 457,61 459,63 462,65 464,66 466,68 467,70 469,72 471,73 473,75 475,77 477,79 479,81 480,83 482,85 484,86 485,88 487,90 489,92 490,94 491,96 493,98 494,100 496,102 497,104 498,106 500,108 501,110 502,112 503,114 504,117 505,119 506,121 423,121 422,119 421,117 420,116 419,115 418,113 416,112 415,111 414,109 413,108 412,107 410,105 409,104 408,103 406,102 405,100 404,99 402,98 401,97 399,95 398,94 396,93 395,92 393,91 392,90 390,89 389,87 387,86 385,85 384,84 382,83 380,82 379,81 377,80 375,79 373,78 371,77 370,76 368,75 366,74 364,73 362,73 360,72 358,71 356,70 354,69 352,68 350,68 348,67 346,66 344,65 342,65 340,64 338,63 336,63 334,62 332,61 330,61 327,60 325,60 323,59 321,59 319,58 316,58 314,57 312,57 310,56 308,56 305,55 303,55 301,55 299,54 296,54 294,54 292,53 289,53 287,53 285,53 283,52 280,52 277,52 275,52 272,52 270,52 268,52 265,52 263,51 261,51 259,51 256,51 253,51 250,52 247,52 244,52 241,52 238,52 236,52 233,53 230,53 227,53 224,54 222,54 219,54 216,55 213,55 210,56 208,56 205,57 202,57 199,58 197,59 194,59 191,60 189,61 186,62 183,62 181,63 178,64 176,65 173,66 171,67 168,68 166,69 163,69 161,70 158,72 156,73 154,74 151,75 149,76 147,77 145,78 142,80 140,81 138,82 136,83 134,85 132,86 130,87 128,89 126,90 124,91 122,93 120,94 118,96 116,97 115,99 113,100 111,102 110,103 108,105 106,107 105,108 103,110 102,111 101,113 99,115 98,116 97,118 95,120 94,121 93,123 92,125 91,127 90,129 89,130 88,132 87,134 86,136 85,137 84,139 84,141 83,143 82,145 82,147 81,149 81,150 80,152 80,154 79,156 79,158 79,160 78,162 78,164 78,166 78,167 78,169 78,171 78,173 78,175 78,177 78,179 78,181 79,183 79,184 79,186 80,188 80,190 81,192 81,194 82,196 82,198 83,200 84,201 84,203 85,205 86,207 87,209 88,210 89,212 90,214 91,216 92,217 93,219 94,221 95,223 97,224 98,226 99,228 101,229 102,231 103,233 105,234 106,236 108,238 110,239 111,241 113,242 115,244 116,245 118,247 120,248 122,250 124,251 126,252 128,254 130,255 132,258 134,259 136,260 138,262 140,263 142,264 145,265 147,266 149,268 151,269 154,270 156,271 158,272 161,273 163,274 166,275 168,276 171,277 173,278 176,279 178,280 181,280 183,281 186,282 189,283 191,283 194,284 197,285 199,285 202,286 205,287 208,287 210,288 213,288 216,289 219,289 222,289 224,290 227,290 230,290 233,291 236,291 238,291 241,291 244,292 247,292 250,292 253,292 256,292 259,292 261,292 263,292 265,292 268,292 270,292 272,292 275,292 277,291 280,291 283,291 285,291 287,291 289,290 292,290 294,290 296,289 299,289 301,289 303,288 305,288 308,288 310,287 312,287 314,286 316,286 319,285 321,285 323,284 325,284 327,283 330,283 332,282 334,281 336,281 338,280 340,279 342,279 344,278 346,277 348,277 350,276 352,275 354,274 356,273 358,273 360,272 362,271 364,270 366,269 368,268 370,267 371,266 373,265 375,264 377,263 379,262 380,261 382,260 384,259 385,258 387,256 389,255 390,254 392,253 393,252 395,251 396,249 398,248 399,247 401,246 402,245 404,243 405,242 406,241 408,240 409,238 410,237 412,236 413,235 414,233 415,232 416,231 418,229 419,228 420,227 421,225 422,224 423,222">
          <text:p/>
        </draw:polygon>
        <draw:polygon draw:style-name="gr26" draw:text-style-name="P20" draw:layer="layout" svg:width="0.505cm" svg:height="0.374cm" svg:x="16.606cm" svg:y="11.836cm" svg:viewBox="0 0 506 375" draw:points="0,0 506,0 506,38 304,38 304,375 202,375 202,38 0,38">
          <text:p/>
        </draw:polygon>
        <draw:polygon draw:style-name="gr23" draw:text-style-name="P17" draw:layer="layout" svg:width="0.504cm" svg:height="0.07cm" svg:x="17.138cm" svg:y="12.619cm" svg:viewBox="0 0 505 71" draw:points="422,46 421,47 420,47 419,47 418,48 417,48 416,48 415,48 413,49 412,49 411,49 410,50 408,50 407,50 406,50 404,51 403,51 402,51 400,51 399,52 397,52 396,52 394,52 393,52 391,53 390,53 388,53 386,53 385,54 383,54 381,54 380,54 378,54 376,55 374,55 373,55 371,55 369,56 367,56 365,56 363,56 361,56 359,56 358,57 356,57 354,57 352,57 350,57 348,57 346,58 343,58 341,58 339,58 337,58 335,58 333,58 331,58 329,59 327,59 325,59 322,59 320,59 318,59 316,59 314,59 311,59 309,60 307,60 305,60 302,60 300,60 298,60 296,60 293,60 291,60 289,60 286,60 284,60 282,60 280,60 277,60 275,60 273,60 270,60 268,60 266,60 263,60 261,60 259,60 256,60 253,60 249,60 246,60 244,60 241,60 238,60 235,60 232,60 229,60 226,60 224,60 221,60 218,60 215,60 213,60 210,60 207,60 204,59 201,59 199,59 196,59 193,59 191,59 188,59 185,58 183,58 180,58 178,58 175,58 172,58 170,57 168,57 165,57 163,57 160,57 158,56 155,56 153,56 151,56 148,56 146,55 144,55 142,55 139,54 137,54 135,54 133,54 131,53 129,53 127,53 125,53 123,52 121,52 119,52 118,51 116,51 114,51 112,51 111,50 109,50 107,50 106,49 104,49 103,49 101,48 100,48 99,48 97,47 96,47 95,47 93,46 92,46 91,46 90,45 89,45 88,45 87,44 86,44 85,42 84,42 83,41 82,41 82,40 81,40 80,40 80,39 79,39 79,38 78,38 78,37 77,37 77,36 77,35 77,34 78,33 79,32 79,31 80,31 81,30 82,30 82,29 83,29 84,29 84,28 85,28 86,28 87,27 88,27 89,26 90,26 91,26 92,25 93,25 95,25 96,24 97,24 99,24 100,23 101,23 103,23 104,22 106,22 107,22 109,21 111,21 112,21 114,20 116,20 118,20 119,20 121,19 123,19 125,19 127,18 129,18 131,18 133,18 135,17 137,17 139,17 142,17 144,16 146,16 148,16 151,16 153,15 155,15 158,15 160,15 163,14 165,14 168,14 170,14 172,14 175,14 178,13 180,13 183,13 185,13 188,13 191,13 193,12 196,12 199,12 201,12 204,12 207,12 210,12 213,12 215,12 218,11 221,11 224,11 226,11 229,11 232,11 235,11 238,11 241,11 244,11 246,11 249,11 253,11 256,11 259,11 261,11 263,11 266,11 268,11 270,11 273,11 275,11 277,11 280,11 282,11 284,11 286,11 289,11 291,11 293,11 296,11 298,11 300,12 302,12 305,12 307,12 309,12 311,12 314,12 316,12 318,12 320,12 322,12 325,13 327,13 329,13 331,13 333,13 335,13 337,13 339,13 341,14 343,14 346,14 348,14 350,14 352,14 354,14 356,15 358,15 359,15 361,15 363,15 365,15 367,16 369,16 371,16 373,16 374,16 376,17 378,17 380,17 381,17 383,17 385,18 386,18 388,18 390,18 391,19 393,19 394,19 396,19 397,20 399,20 400,20 402,20 403,21 404,21 406,21 407,21 408,22 410,22 411,22 412,22 413,23 415,23 416,23 417,23 418,24 419,24 420,24 421,25 422,25 505,25 504,24 503,24 502,24 501,23 500,23 499,22 498,22 496,22 495,21 494,21 492,20 491,20 489,20 488,19 486,19 485,18 483,18 481,18 480,17 478,17 476,16 474,16 473,16 471,15 469,15 467,15 465,14 463,14 461,14 459,13 457,13 455,13 452,12 450,12 448,12 446,11 443,11 441,11 439,10 436,10 434,10 431,9 429,9 426,9 424,8 421,8 419,8 416,8 413,7 411,7 408,7 405,7 403,6 400,6 397,6 394,6 391,5 389,5 386,5 383,5 380,4 377,4 374,4 371,4 368,4 365,3 362,3 359,3 356,3 353,3 350,3 347,2 343,2 340,2 337,2 334,2 331,2 328,2 324,2 321,1 318,1 315,1 312,1 308,1 305,1 302,1 298,1 295,1 292,1 289,1 285,1 282,1 279,1 275,1 272,0 269,0 265,0 262,0 259,0 255,0 251,0 246,0 241,1 237,1 233,1 229,1 225,1 221,1 217,1 213,1 209,1 205,1 201,1 197,1 193,2 189,2 185,2 181,2 177,2 173,2 170,3 166,3 162,3 158,3 154,3 151,4 147,4 143,4 140,4 136,5 132,5 129,5 125,5 122,6 118,6 115,6 111,7 108,7 105,7 101,7 98,8 95,8 92,9 89,9 86,9 83,10 80,10 77,10 74,11 71,11 68,12 65,12 63,12 60,13 57,13 55,14 52,14 50,15 48,15 45,15 43,16 41,16 38,17 36,17 34,18 32,18 30,19 28,19 27,20 25,20 23,21 21,21 20,22 18,22 17,23 15,23 14,24 13,24 11,25 10,25 9,26 8,26 7,27 6,27 5,28 4,29 3,30 2,30 2,31 1,31 1,32 0,33 0,34 0,35 0,36 0,37 1,38 1,39 2,40 3,41 4,41 4,42 5,42 6,44 7,44 8,45 9,45 10,46 11,47 13,47 14,48 15,48 17,49 18,49 20,50 21,50 23,51 25,51 27,52 28,52 30,53 32,53 34,53 36,54 38,54 41,55 43,55 45,56 48,56 50,57 52,57 55,58 57,58 60,59 63,59 65,59 68,60 71,60 74,61 77,61 80,61 83,62 86,62 89,62 92,63 95,63 98,63 101,64 105,64 108,64 111,65 115,65 118,65 122,66 125,66 129,66 132,66 136,67 140,67 143,67 147,68 151,68 154,68 158,68 162,68 166,69 170,69 173,69 177,69 181,69 185,70 189,70 193,70 197,70 201,70 205,70 209,70 213,70 217,70 221,71 225,71 229,71 233,71 237,71 241,71 246,71 251,71 255,71 259,71 262,71 265,71 269,71 272,71 275,71 279,71 282,71 285,71 289,71 292,71 295,71 298,71 302,70 305,70 308,70 312,70 315,70 318,70 321,70 324,70 328,70 331,70 334,69 337,69 340,69 343,69 347,69 350,69 353,69 356,68 359,68 362,68 365,68 368,68 371,68 374,67 377,67 380,67 383,67 386,66 389,66 391,66 394,66 397,65 400,65 403,65 405,65 408,64 411,64 413,64 416,64 419,63 421,63 424,63 426,63 429,62 431,62 434,62 436,61 439,61 441,61 443,60 446,60 448,60 450,60 452,59 455,59 457,59 459,58 461,58 463,57 465,57 467,57 469,56 471,56 473,56 474,55 476,55 478,54 480,54 481,54 483,53 485,53 486,53 488,52 489,52 491,51 492,51 494,51 495,50 496,50 498,49 499,49 500,49 501,48 502,48 503,47 504,47 505,46">
          <text:p/>
        </draw:polygon>
        <draw:polygon draw:style-name="gr23" draw:text-style-name="P17" draw:layer="layout" svg:width="0.246cm" svg:height="0.028cm" svg:x="17.396cm" svg:y="12.661cm" svg:viewBox="0 0 247 29" draw:points="0,0 0,7 143,7 143,29 247,29 247,0">
          <text:p/>
        </draw:polygon>
        <draw:polygon draw:style-name="gr24" draw:text-style-name="P18" draw:layer="layout" svg:width="0.303cm" svg:height="0.115cm" svg:x="17.138cm" svg:y="12.489cm" svg:viewBox="0 0 304 116" draw:points="0,116 202,0 304,0 101,116">
          <text:p/>
        </draw:polygon>
        <draw:polygon draw:style-name="gr24" draw:text-style-name="P18" draw:layer="layout" svg:width="0.302cm" svg:height="0.115cm" svg:x="17.34cm" svg:y="12.489cm" svg:viewBox="0 0 303 116" draw:points="0,0 102,0 303,116 203,116">
          <text:p/>
        </draw:polygon>
        <draw:polygon draw:style-name="gr24" draw:text-style-name="P18" draw:layer="layout" svg:width="0.182cm" svg:height="0.011cm" svg:x="17.299cm" svg:y="12.558cm" svg:viewBox="0 0 183 12" draw:points="20,0 0,12 183,12 162,0">
          <text:p/>
        </draw:polygon>
        <draw:polygon draw:style-name="gr25" draw:text-style-name="P19" draw:layer="layout" svg:width="0.504cm" svg:height="0.115cm" svg:x="17.138cm" svg:y="12.358cm" svg:viewBox="0 0 505 116" draw:points="505,75 504,76 503,77 502,77 501,78 500,79 499,80 498,80 496,81 495,82 494,82 492,83 491,84 489,84 488,85 486,86 485,86 483,87 481,87 480,88 478,89 476,89 474,90 473,91 471,91 469,92 467,92 465,93 463,94 461,94 459,95 457,95 455,96 452,96 450,97 448,97 446,98 443,99 441,99 439,100 436,100 434,101 431,101 429,102 426,102 424,102 421,103 419,104 416,104 413,104 411,105 408,105 405,106 403,106 400,106 397,107 394,107 391,108 389,108 386,108 383,109 380,109 377,109 374,110 371,110 368,110 365,111 362,111 359,111 356,112 353,112 350,112 347,112 343,113 340,113 337,113 334,113 331,114 328,114 324,114 321,114 318,114 315,114 312,115 308,115 305,115 302,115 298,115 295,115 292,115 289,115 285,116 282,116 279,116 275,116 272,116 269,116 265,116 262,116 259,116 255,116 251,116 246,116 241,116 237,116 233,116 229,115 225,115 221,115 217,115 213,115 209,115 205,115 201,114 197,114 193,114 189,114 185,114 181,113 177,113 173,113 170,112 166,112 162,112 158,111 154,111 151,111 147,110 143,110 140,109 136,109 132,109 129,108 125,108 122,107 118,107 115,106 111,106 108,105 105,105 101,104 98,104 95,103 92,102 89,102 86,101 83,101 80,100 77,99 74,99 71,98 68,97 65,97 63,96 60,95 57,95 55,94 52,93 50,92 48,92 45,91 43,90 41,89 38,89 36,88 34,87 32,86 30,85 28,85 27,84 25,83 23,82 21,81 20,81 18,80 17,79 15,78 14,77 13,76 11,75 10,75 9,74 8,73 7,72 6,71 5,70 4,69 4,68 3,68 2,67 2,66 1,65 1,64 1,63 0,62 0,61 0,60 0,59 0,58 0,57 0,56 0,55 1,54 1,53 1,52 2,51 2,50 3,49 4,48 5,47 6,46 7,45 8,44 9,43 10,42 11,41 13,40 14,40 15,39 17,38 18,37 20,36 21,35 23,35 25,34 27,33 28,32 30,31 32,30 34,30 36,29 38,28 41,27 43,27 45,26 48,25 50,24 52,24 55,23 57,22 60,22 63,21 65,20 68,20 71,19 74,18 77,18 80,17 83,16 86,16 89,15 92,14 95,14 98,13 101,13 105,12 108,12 111,10 115,10 118,9 122,9 125,8 129,8 132,7 136,7 140,6 143,6 147,6 151,5 154,5 158,4 162,4 166,4 170,3 173,3 177,3 181,3 185,2 189,2 193,2 197,2 201,1 205,1 209,1 213,1 217,1 221,1 225,0 229,0 233,0 237,0 241,0 246,0 251,0 255,0 259,0 262,0 265,0 269,0 272,0 275,0 279,0 282,0 285,0 289,0 292,0 295,1 298,1 302,1 305,1 308,1 312,1 315,1 318,2 321,2 324,2 328,2 331,2 334,2 337,3 340,3 343,3 347,3 350,4 353,4 356,4 359,4 362,5 365,5 368,5 371,6 374,6 377,6 380,7 383,7 386,7 389,8 391,8 394,9 397,9 400,9 403,10 405,10 408,12 411,12 413,12 416,13 419,13 421,14 424,14 426,15 429,15 431,16 434,16 436,17 439,17 441,18 443,18 446,19 448,19 450,20 452,20 455,21 457,22 459,22 461,23 463,23 465,24 467,24 469,25 471,26 473,26 474,27 476,27 478,28 480,29 481,29 483,30 485,31 486,31 488,32 489,33 491,33 492,34 494,35 495,35 496,36 498,37 499,37 500,38 501,39 502,39 503,40 504,41 505,41 422,41 421,41 420,40 419,40 418,39 417,39 416,38 415,38 413,38 412,37 411,37 410,36 408,36 407,35 406,35 404,35 403,34 402,34 400,33 399,33 397,33 396,32 394,32 393,31 391,31 390,31 388,30 386,30 385,30 383,29 381,29 380,28 378,28 376,28 374,27 373,27 371,27 369,27 367,26 365,26 363,26 361,25 359,25 358,25 356,24 354,24 352,24 350,24 348,23 346,23 343,23 341,23 339,22 337,22 335,22 333,22 331,22 329,21 327,21 325,21 322,21 320,21 318,20 316,20 314,20 311,20 309,20 307,20 305,20 302,19 300,19 298,19 296,19 293,19 291,19 289,19 286,19 284,19 282,19 280,19 277,18 275,18 273,18 270,18 268,18 266,18 263,18 261,18 259,18 256,18 253,18 249,18 246,18 244,18 241,18 238,19 235,19 232,19 229,19 226,19 224,19 221,19 218,19 215,19 213,20 210,20 207,20 204,20 201,20 199,20 196,21 193,21 191,21 188,21 185,22 183,22 180,22 178,22 175,23 172,23 170,23 168,24 165,24 163,24 160,25 158,25 155,25 153,26 151,26 148,26 146,27 144,27 142,28 139,28 137,28 135,29 133,29 131,30 129,30 127,31 125,31 123,32 121,32 119,33 118,33 116,34 114,34 112,35 111,35 109,36 107,36 106,37 104,37 103,38 101,38 100,39 99,39 97,40 96,41 95,41 93,42 92,42 91,43 90,44 89,44 88,45 87,45 86,46 85,46 84,47 84,48 83,48 82,49 82,50 81,50 80,51 79,52 79,53 78,54 78,55 77,56 77,57 77,58 77,59 77,60 77,61 78,62 78,63 79,63 79,64 79,65 80,65 80,66 81,67 82,67 82,68 83,69 84,69 84,70 85,70 86,71 87,72 88,72 89,73 90,73 91,74 92,74 93,75 95,76 96,76 97,77 99,77 100,78 101,79 103,79 104,80 106,80 107,81 109,81 111,82 112,82 114,83 116,83 118,84 119,84 121,85 123,85 125,86 127,86 129,87 131,87 133,87 135,88 137,88 139,89 142,89 144,90 146,90 148,90 151,91 153,91 155,92 158,92 160,92 163,93 165,93 168,93 170,94 172,94 175,94 178,94 180,95 183,95 185,95 188,95 191,96 193,96 196,96 199,96 201,97 204,97 207,97 210,97 213,97 215,97 218,98 221,98 224,98 226,98 229,98 232,98 235,98 238,98 241,98 244,98 246,98 249,98 253,99 256,99 259,99 261,99 263,99 266,99 268,98 270,98 273,98 275,98 277,98 280,98 282,98 284,98 286,98 289,98 291,98 293,98 296,98 298,98 300,97 302,97 305,97 307,97 309,97 311,97 314,97 316,97 318,96 320,96 322,96 325,96 327,96 329,95 331,95 333,95 335,95 337,95 339,94 341,94 343,94 346,94 348,93 350,93 352,93 354,93 356,92 358,92 359,92 361,92 363,91 365,91 367,91 369,90 371,90 373,90 374,89 376,89 378,89 380,88 381,88 383,88 385,87 386,87 388,86 390,86 391,86 393,85 394,85 396,85 397,84 399,84 400,83 402,83 403,83 404,82 406,82 407,81 408,81 410,81 411,80 412,80 413,79 415,79 416,78 417,78 418,77 419,77 420,76 421,76 422,75">
          <text:p/>
        </draw:polygon>
        <draw:polygon draw:style-name="gr26" draw:text-style-name="P20" draw:layer="layout" svg:width="0.504cm" svg:height="1.072cm" svg:x="17.138cm" svg:y="11.27cm" svg:viewBox="0 0 505 1073" draw:points="0,0 505,0 505,107 304,107 304,1073 202,1073 202,107 0,107">
          <text:p/>
        </draw:polygon>
        <draw:polygon draw:style-name="gr23" draw:text-style-name="P17" draw:layer="layout" svg:width="0.505cm" svg:height="0.018cm" svg:x="17.669cm" svg:y="12.671cm" svg:viewBox="0 0 506 19" draw:points="279,0 276,0 272,0 269,0 266,0 262,0 259,0 255,0 251,0 247,0 243,0 239,0 235,0 231,0 227,0 221,0 217,0 213,0 209,0 205,0 201,0 197,0 193,0 189,0 185,0 181,1 178,1 174,1 170,1 166,1 162,1 158,1 155,1 151,1 147,1 144,1 140,1 136,1 133,1 129,1 126,1 122,2 119,2 115,2 112,2 108,2 105,2 102,2 99,2 95,2 92,2 89,2 86,2 83,4 80,4 77,4 74,4 71,4 69,4 66,4 63,4 60,4 58,4 55,4 53,5 50,5 48,5 46,5 43,5 41,5 39,5 37,6 35,6 33,6 31,6 29,6 27,6 25,6 23,6 22,7 20,7 19,7 17,7 16,7 14,7 13,7 12,7 10,8 9,8 8,8 7,8 6,8 5,8 4,8 3,9 2,9 1,9 0,10 1,11 2,11 3,11 4,12 5,12 6,12 7,12 8,12 9,12 10,12 12,13 13,13 14,13 16,13 17,13 19,13 20,13 22,14 23,14 25,14 27,14 29,14 31,14 33,14 35,15 37,15 39,15 41,15 43,15 46,15 48,15 50,15 53,15 55,15 58,16 60,16 63,16 66,16 69,16 71,16 74,16 77,16 80,16 83,17 86,17 89,17 92,17 95,17 99,17 102,17 105,17 108,17 112,17 115,17 119,18 122,18 126,18 129,18 133,18 136,18 140,18 144,18 147,18 151,18 155,18 158,18 162,18 166,18 170,18 174,18 178,18 181,19 185,19 189,19 193,19 197,19 201,19 205,19 209,19 213,19 217,19 221,19 227,19 231,19 235,19 239,19 243,19 247,19 251,19 255,19 259,19 262,19 266,19 269,19 272,19 276,19 279,19 282,19 286,19 289,19 292,19 296,19 299,19 302,19 305,19 309,19 312,19 315,19 318,19 322,19 325,19 328,19 331,19 334,19 337,19 341,18 344,18 347,18 350,18 353,18 356,18 359,18 362,18 365,18 368,18 371,18 374,18 377,18 380,18 383,18 386,18 389,18 392,18 395,18 397,18 400,17 403,17 406,17 408,17 411,17 414,17 416,17 419,17 422,17 424,17 427,17 429,17 432,17 434,17 436,17 439,16 441,16 444,16 446,16 448,16 450,16 453,16 455,16 457,16 459,16 461,15 463,15 465,15 467,15 469,15 471,15 473,15 475,15 477,15 478,15 480,15 482,15 483,14 485,14 487,14 488,14 490,14 491,14 493,14 494,14 495,14 497,13 498,13 499,13 500,13 502,13 503,13 504,13 505,13 506,13 423,13 422,13 421,13 419,13 418,13 417,13 416,13 415,13 414,13 413,13 411,13 410,13 409,13 407,14 406,14 405,14 403,14 402,14 401,14 399,14 398,14 396,14 395,14 393,14 392,14 390,14 388,14 387,14 385,15 383,15 382,15 380,15 378,15 376,15 375,15 373,15 371,15 369,15 367,15 366,15 364,15 362,15 360,15 358,15 356,15 354,15 352,15 350,15 348,15 346,15 344,15 342,15 340,16 338,16 336,16 333,16 331,16 329,16 327,16 325,16 323,16 321,16 318,16 316,16 314,16 312,16 310,16 307,16 305,16 303,16 301,16 298,16 296,16 294,16 291,16 289,16 287,16 285,16 282,16 280,16 278,16 275,16 273,16 271,16 268,16 266,16 264,16 262,16 259,16 256,16 253,16 251,16 248,16 245,16 242,16 239,16 236,16 234,16 231,16 228,16 225,16 221,16 218,16 216,16 213,16 210,16 207,16 205,16 202,16 199,16 196,16 194,16 191,16 188,16 186,16 183,16 180,16 178,16 175,15 173,15 170,15 168,15 165,15 163,15 160,15 158,15 156,15 153,15 151,15 149,15 146,15 144,15 142,15 140,15 138,15 136,15 133,15 131,15 129,14 127,14 125,14 123,14 122,14 120,14 118,14 116,14 114,14 113,14 111,14 109,14 108,13 106,13 105,13 103,13 102,13 100,13 99,13 98,13 96,13 95,13 94,13 93,12 91,12 90,12 89,12 88,12 87,12 86,12 85,12 84,12 83,12 83,11 82,11 81,11 80,11 79,11 78,11 78,10 78,9 79,9 80,9 81,9 82,9 83,9 83,8 84,8 85,8 86,8 87,8 88,8 89,8 90,8 91,8 93,8 94,7 95,7 96,7 98,7 99,7 100,7 102,7 103,7 105,7 106,7 108,7 109,7 111,6 113,6 114,6 116,6 118,6 120,6 122,6 123,6 125,6 127,6 129,6 131,6 133,6 136,6 138,5 140,5 142,5 144,5 146,5 149,5 151,5 153,5 156,5 158,5 160,5 163,5 165,5 168,5 170,5 173,4 175,4 178,4 180,4 183,4 186,4 188,4 191,4 194,4 196,4 199,4 202,4 205,4 207,4 210,4 213,4 216,4 218,4 221,4 225,4 228,4 231,4 234,4 236,4 239,4 242,4 245,4 248,4 251,4 253,4 256,4 259,4 262,4 264,4 266,4 268,4 271,4 273,4 275,4 278,4 280,4 282,4 285,4 287,4 289,4 291,4 294,4 296,4 298,4 301,4 303,4 305,4 307,4 310,4 312,4 314,4 316,4 318,4 321,4 323,4 325,4 327,4 329,4 331,4 333,4 336,4 338,4 340,4 342,4 344,4 346,5 348,5 350,5 352,5 354,5 356,5 358,5 360,5 362,5 364,5 366,5 367,5 369,5 371,5 373,5 375,5 376,5 378,5 380,5 382,6 383,6 385,6 387,6 388,6 390,6 392,6 393,6 395,6 396,6 398,6 399,6 401,6 402,6 403,6 405,6 406,6 407,7 409,7 410,7 411,7 413,7 414,7 415,7 416,7 417,7 418,7 419,7 421,7 422,7 423,7 506,7 505,7 504,7 503,7 502,7 500,7 499,7 498,7 497,7 495,6 494,6 493,6 491,6 490,6 488,6 487,6 485,6 483,6 482,6 480,5 478,5 477,5 475,5 473,5 471,5 469,5 467,5 465,5 463,5 461,4 459,4 457,4 455,4 453,4 450,4 448,4 446,4 444,4 441,4 439,4 436,4 434,4 432,2 429,2 427,2 424,2 422,2 419,2 416,2 414,2 411,2 408,2 406,2 403,2 400,2 397,2 395,2 392,1 389,1 386,1 383,1 380,1 377,1 374,1 371,1 368,1 365,1 362,1 359,1 356,1 353,1 350,1 347,1 344,1 341,1 337,1 334,1 331,0 328,0 325,0 322,0 318,0 315,0 312,0 309,0 305,0 302,0 299,0 296,0 292,0 289,0 286,0 282,0">
          <text:p/>
        </draw:polygon>
        <draw:polygon draw:style-name="gr23" draw:text-style-name="P17" draw:layer="layout" svg:width="0.247cm" svg:height="0.007cm" svg:x="17.927cm" svg:y="12.682cm" svg:viewBox="0 0 248 8" draw:points="0,0 0,2 144,2 144,8 248,8 248,0">
          <text:p/>
        </draw:polygon>
        <draw:polygon draw:style-name="gr24" draw:text-style-name="P18" draw:layer="layout" svg:width="0.303cm" svg:height="0.071cm" svg:x="17.669cm" svg:y="12.584cm" svg:viewBox="0 0 304 72" draw:points="0,72 202,0 304,0 101,72">
          <text:p/>
        </draw:polygon>
        <draw:polygon draw:style-name="gr24" draw:text-style-name="P18" draw:layer="layout" svg:width="0.303cm" svg:height="0.071cm" svg:x="17.871cm" svg:y="12.584cm" svg:viewBox="0 0 304 72" draw:points="0,0 102,0 304,72 203,72">
          <text:p/>
        </draw:polygon>
        <draw:polygon draw:style-name="gr24" draw:text-style-name="P18" draw:layer="layout" svg:width="0.181cm" svg:height="0.007cm" svg:x="17.831cm" svg:y="12.627cm" svg:viewBox="0 0 182 8" draw:points="20,0 0,8 182,8 161,0">
          <text:p/>
        </draw:polygon>
        <draw:polygon draw:style-name="gr25" draw:text-style-name="P19" draw:layer="layout" svg:width="0.505cm" svg:height="0.342cm" svg:x="17.669cm" svg:y="12.226cm" svg:viewBox="0 0 506 343" draw:points="506,222 505,224 504,226 503,228 502,230 500,232 499,234 498,236 497,238 495,240 494,242 493,244 491,246 490,248 488,250 487,252 485,254 483,256 482,259 480,261 478,263 477,265 475,266 473,268 471,270 469,272 467,274 465,275 463,277 461,279 459,280 457,282 455,284 453,286 450,287 448,289 446,290 444,292 441,294 439,295 436,297 434,298 432,300 429,301 427,302 424,304 422,305 419,307 416,308 414,309 411,311 408,312 406,313 403,314 400,316 397,317 395,318 392,319 389,320 386,321 383,322 380,323 377,324 374,325 371,326 368,327 365,328 362,329 359,330 356,331 353,332 350,332 347,333 344,334 341,335 337,335 334,336 331,337 328,337 325,338 322,338 318,339 315,339 312,340 309,340 305,341 302,341 299,341 296,342 292,342 289,342 286,342 282,343 279,343 276,343 272,343 269,343 266,343 262,343 259,343 255,343 251,343 247,343 243,343 239,343 235,343 231,342 227,342 221,342 217,341 213,341 209,340 205,340 201,339 197,339 193,338 189,337 185,336 181,336 178,335 174,334 170,333 166,332 162,331 158,330 155,329 151,328 147,327 144,326 140,324 136,323 133,322 129,320 126,319 122,318 119,316 115,315 112,313 108,312 105,310 102,308 99,307 95,305 92,303 89,302 86,300 83,298 80,296 77,294 74,292 71,290 69,288 66,286 63,284 60,282 58,280 55,278 53,276 50,274 48,272 46,269 43,267 41,265 39,262 37,260 35,258 33,254 31,252 29,250 27,247 25,245 23,242 22,240 20,237 19,235 17,232 16,230 14,227 13,225 12,222 10,219 9,217 8,214 7,212 6,209 5,206 5,204 4,201 3,198 3,196 2,193 2,190 1,188 1,185 1,182 0,179 0,177 0,174 0,171 0,169 0,166 0,163 1,160 1,158 1,155 2,152 2,150 3,147 3,144 4,142 5,139 5,136 6,134 7,131 8,128 9,126 10,123 12,120 13,118 14,115 16,113 17,110 19,108 20,105 22,103 23,100 25,98 27,95 29,93 31,90 33,88 35,86 37,83 39,81 41,79 43,77 46,74 48,72 50,70 53,68 55,65 58,63 60,61 63,59 66,57 69,55 71,53 74,51 77,49 80,47 83,46 86,44 89,42 92,40 95,38 99,37 102,35 105,33 108,32 112,30 115,29 119,27 122,26 126,24 129,23 133,22 136,20 140,19 144,18 147,17 151,16 155,14 158,13 162,12 166,11 170,10 174,10 178,9 181,8 185,7 189,6 193,6 197,5 201,4 205,4 209,3 213,3 217,2 221,2 227,2 231,1 235,1 239,1 243,0 247,0 251,0 255,0 259,0 262,0 266,0 269,0 272,0 276,0 279,1 282,1 286,1 289,1 292,2 296,2 299,2 302,2 305,3 309,3 312,4 315,4 318,5 322,5 325,6 328,6 331,7 334,8 337,8 341,9 344,10 347,10 350,11 353,12 356,13 359,13 362,14 365,15 368,16 371,17 374,18 377,19 380,20 383,21 386,22 389,23 392,24 395,26 397,27 400,28 403,29 406,30 408,32 411,33 414,34 416,36 419,37 422,38 424,40 427,41 429,42 432,44 434,45 436,47 439,48 441,50 444,51 446,53 448,55 450,56 453,58 455,60 457,61 459,63 461,65 463,66 465,68 467,70 469,72 471,73 473,75 475,77 477,79 478,81 480,83 482,85 483,86 485,88 487,90 488,92 490,94 491,96 493,98 494,100 495,102 497,104 498,106 499,108 500,110 502,112 503,114 504,117 505,119 506,121 423,121 422,119 421,117 419,116 418,115 417,113 416,112 415,111 414,109 413,108 411,107 410,105 409,104 407,103 406,102 405,100 403,99 402,98 401,97 399,95 398,94 396,93 395,92 393,91 392,90 390,89 388,87 387,86 385,85 383,84 382,83 380,82 378,81 376,80 375,79 373,78 371,77 369,76 367,75 366,74 364,73 362,73 360,72 358,71 356,70 354,69 352,68 350,68 348,67 346,66 344,65 342,65 340,64 338,63 336,63 333,62 331,61 329,61 327,60 325,60 323,59 321,59 318,58 316,58 314,57 312,57 310,56 307,56 305,55 303,55 301,55 298,54 296,54 294,54 292,53 289,53 287,53 285,53 282,52 280,52 278,52 275,52 273,52 271,52 269,52 266,52 264,51 262,51 259,51 256,51 253,51 251,52 248,52 245,52 242,52 239,52 236,52 234,53 231,53 228,53 225,54 221,54 218,54 216,55 213,55 210,56 207,56 205,57 202,57 199,58 196,59 194,59 191,60 188,61 186,62 183,62 180,63 178,64 175,65 173,66 170,67 168,68 165,69 163,69 161,70 158,72 156,73 153,74 151,75 149,76 146,77 144,78 142,80 140,81 138,82 136,83 133,85 131,86 129,87 127,89 125,90 123,91 122,93 120,94 118,96 116,97 114,99 113,100 111,102 109,103 108,105 106,107 105,108 103,110 102,111 100,113 99,115 98,116 96,118 95,120 94,121 93,123 92,125 90,127 89,129 88,130 87,132 86,134 86,136 85,137 84,139 83,141 83,143 82,145 81,147 81,149 80,150 80,152 79,154 79,156 79,158 78,160 78,162 78,164 78,166 78,167 77,169 77,171 77,173 78,175 78,177 78,179 78,181 78,183 79,184 79,186 79,188 80,190 80,192 81,194 81,196 82,198 83,200 83,201 84,203 85,205 86,207 86,209 87,210 88,212 89,214 90,216 92,217 93,219 94,221 95,223 96,224 98,226 99,228 100,229 102,231 103,233 105,234 106,236 108,238 109,239 111,241 113,242 114,244 116,245 118,247 120,248 122,250 123,251 125,252 127,254 129,255 131,258 133,259 136,260 138,262 140,263 142,264 144,265 146,266 149,268 151,269 153,270 156,271 158,272 161,273 163,274 165,275 168,276 170,277 173,278 175,279 178,280 180,280 183,281 186,282 188,283 191,283 194,284 196,285 199,285 202,286 205,287 207,287 210,288 213,288 216,289 218,289 221,289 225,290 228,290 231,290 234,291 236,291 239,291 242,291 245,292 248,292 251,292 253,292 256,292 259,292 262,292 264,292 266,292 269,292 271,292 273,292 275,292 278,291 280,291 282,291 285,291 287,291 289,290 292,290 294,290 296,289 298,289 301,289 303,288 305,288 307,288 310,287 312,287 314,286 316,286 318,285 321,285 323,284 325,284 327,283 329,283 331,282 333,281 336,281 338,280 340,279 342,279 344,278 346,277 348,277 350,276 352,275 354,274 356,273 358,273 360,272 362,271 364,270 366,269 367,268 369,267 371,266 373,265 375,264 376,263 378,262 380,261 382,260 383,259 385,258 387,256 388,255 390,254 392,253 393,252 395,251 396,249 398,248 399,247 401,246 402,245 403,243 405,242 406,241 407,240 409,238 410,237 411,236 413,235 414,233 415,232 416,231 417,229 418,228 419,227 421,225 422,224 423,222">
          <text:p/>
        </draw:polygon>
        <draw:polygon draw:style-name="gr26" draw:text-style-name="P20" draw:layer="layout" svg:width="0.505cm" svg:height="0.374cm" svg:x="17.669cm" svg:y="11.836cm" svg:viewBox="0 0 506 375" draw:points="0,0 506,0 506,38 304,38 304,375 202,375 202,38 0,38">
          <text:p/>
        </draw:polygon>
        <draw:polygon draw:style-name="gr23" draw:text-style-name="P17" draw:layer="layout" svg:width="0.505cm" svg:height="0.07cm" svg:x="18.2cm" svg:y="12.619cm" svg:viewBox="0 0 506 71" draw:points="423,46 422,47 421,47 420,47 419,48 418,48 416,48 415,48 414,49 413,49 412,49 410,50 409,50 408,50 407,50 405,51 404,51 402,51 401,51 399,52 398,52 397,52 395,52 393,52 392,53 390,53 389,53 387,53 385,54 384,54 382,54 380,54 379,54 377,55 375,55 373,55 371,55 370,56 368,56 366,56 364,56 362,56 360,56 358,57 356,57 354,57 352,57 350,57 348,57 346,58 344,58 342,58 340,58 338,58 336,58 334,58 332,58 330,59 327,59 325,59 323,59 321,59 319,59 317,59 314,59 312,59 310,60 308,60 305,60 303,60 301,60 299,60 296,60 294,60 292,60 290,60 287,60 285,60 283,60 280,60 278,60 276,60 273,60 271,60 269,60 267,60 264,60 262,60 260,60 257,60 254,60 251,60 248,60 245,60 242,60 240,60 237,60 234,60 231,60 228,60 225,60 223,60 220,60 217,60 214,60 211,60 209,60 206,59 203,59 200,59 198,59 194,59 191,59 189,59 186,58 183,58 181,58 178,58 176,58 173,58 171,57 168,57 166,57 163,57 161,57 158,56 156,56 154,56 151,56 149,56 147,55 145,55 142,55 140,54 138,54 136,54 134,54 132,53 130,53 128,53 126,53 124,52 122,52 120,52 118,51 116,51 115,51 113,51 111,50 110,50 108,50 106,49 105,49 103,49 102,48 101,48 99,48 98,47 97,47 95,47 94,46 93,46 92,46 91,45 90,45 89,45 88,44 87,44 86,42 85,42 84,42 84,41 83,41 82,40 81,40 81,39 80,39 79,38 79,37 78,37 78,36 78,35 78,34 78,33 79,33 79,32 80,32 80,31 81,31 82,30 83,29 84,29 85,28 86,28 87,28 88,27 89,27 90,26 91,26 92,26 93,25 94,25 95,25 97,24 98,24 99,24 101,23 102,23 103,23 105,22 106,22 108,22 110,21 111,21 113,21 115,20 116,20 118,20 120,20 122,19 124,19 126,19 128,18 130,18 132,18 134,18 136,17 138,17 140,17 142,17 145,16 147,16 149,16 151,16 154,15 156,15 158,15 161,15 163,14 166,14 168,14 171,14 173,14 176,14 178,13 181,13 183,13 186,13 189,13 191,13 194,12 198,12 200,12 203,12 206,12 209,12 211,12 214,12 217,12 220,11 223,11 225,11 228,11 231,11 234,11 237,11 240,11 242,11 245,11 248,11 251,11 254,11 257,11 260,11 262,11 264,11 267,11 269,11 271,11 273,11 276,11 278,11 280,11 283,11 285,11 287,11 290,11 292,11 294,11 296,11 299,11 301,12 303,12 305,12 308,12 310,12 312,12 314,12 317,12 319,12 321,12 323,12 325,13 327,13 330,13 332,13 334,13 336,13 338,13 340,13 342,14 344,14 346,14 348,14 350,14 352,14 354,14 356,15 358,15 360,15 362,15 364,15 366,15 368,16 370,16 371,16 373,16 375,16 377,17 379,17 380,17 382,17 384,17 385,18 387,18 389,18 390,18 392,19 393,19 395,19 397,19 398,20 399,20 401,20 402,20 404,21 405,21 407,21 408,21 409,22 410,22 412,22 413,22 414,23 415,23 416,23 418,23 419,24 420,24 421,24 422,25 423,25 506,25 505,24 504,24 503,24 502,23 501,23 500,22 498,22 497,22 496,21 494,21 493,20 492,20 490,20 489,19 487,19 485,18 484,18 482,18 480,17 479,17 477,16 475,16 473,16 471,15 470,15 468,15 466,14 464,14 462,14 459,13 457,13 455,13 453,12 451,12 449,12 446,11 444,11 442,11 439,10 437,10 434,10 432,9 429,9 427,9 424,8 422,8 419,8 417,8 414,7 411,7 409,7 406,7 403,6 400,6 398,6 395,6 392,5 389,5 386,5 383,5 380,4 378,4 375,4 372,4 369,4 366,3 363,3 360,3 356,3 353,3 350,3 347,2 344,2 341,2 338,2 335,2 331,2 328,2 325,2 322,1 319,1 315,1 312,1 309,1 306,1 302,1 299,1 296,1 293,1 289,1 286,1 283,1 279,1 276,1 273,0 269,0 266,0 263,0 260,0 255,0 251,0 247,0 243,1 239,1 235,1 231,1 227,1 223,1 219,1 215,1 211,1 207,1 203,1 199,1 194,2 190,2 186,2 182,2 178,2 174,2 170,3 166,3 163,3 159,3 155,3 151,4 148,4 144,4 140,4 137,5 133,5 129,5 126,5 122,6 119,6 116,6 112,7 109,7 105,7 102,7 99,8 96,8 93,9 89,9 86,9 83,10 80,10 77,10 75,11 72,11 69,12 66,12 63,12 61,13 58,13 56,14 53,14 51,15 48,15 46,15 44,16 41,16 39,17 37,17 35,18 33,18 31,19 29,19 27,20 25,20 24,21 22,21 20,22 19,22 17,23 16,23 15,24 13,24 12,25 11,25 10,26 9,26 8,27 7,27 6,28 5,29 4,29 4,30 3,30 2,31 2,32 1,32 1,33 1,34 0,35 0,36 1,36 1,37 1,38 2,38 2,39 2,40 3,40 4,41 5,42 6,42 7,44 8,44 9,45 10,45 11,46 12,47 13,47 15,48 16,48 17,49 19,49 20,50 22,50 24,51 25,51 27,52 29,52 31,53 33,53 35,53 37,54 39,54 41,55 44,55 46,56 48,56 51,57 53,57 56,58 58,58 61,59 63,59 66,59 69,60 72,60 75,61 77,61 80,61 83,62 86,62 89,62 93,63 96,63 99,63 102,64 105,64 109,64 112,65 116,65 119,65 122,66 126,66 129,66 133,66 137,67 140,67 144,67 148,68 151,68 155,68 159,68 163,68 166,69 170,69 174,69 178,69 182,69 186,70 190,70 194,70 199,70 203,70 207,70 211,70 215,70 219,70 223,71 227,71 231,71 235,71 239,71 243,71 247,71 251,71 255,71 260,71 263,71 266,71 269,71 273,71 276,71 279,71 283,71 286,71 289,71 293,71 296,71 299,71 302,70 306,70 309,70 312,70 315,70 319,70 322,70 325,70 328,70 331,70 335,69 338,69 341,69 344,69 347,69 350,69 353,69 356,68 360,68 363,68 366,68 369,68 372,68 375,67 378,67 380,67 383,67 386,66 389,66 392,66 395,66 398,65 400,65 403,65 406,65 409,64 411,64 414,64 417,64 419,63 422,63 424,63 427,63 429,62 432,62 434,62 437,61 439,61 442,61 444,60 446,60 449,60 451,60 453,59 455,59 457,59 459,58 462,58 464,57 466,57 468,57 470,56 471,56 473,56 475,55 477,55 479,54 480,54 482,54 484,53 485,53 487,53 489,52 490,52 492,51 493,51 494,51 496,50 497,50 498,49 500,49 501,49 502,48 503,48 504,47 505,47 506,46">
          <text:p/>
        </draw:polygon>
        <draw:polygon draw:style-name="gr23" draw:text-style-name="P17" draw:layer="layout" svg:width="0.246cm" svg:height="0.028cm" svg:x="18.459cm" svg:y="12.661cm" svg:viewBox="0 0 247 29" draw:points="0,0 0,7 144,7 144,29 247,29 247,0">
          <text:p/>
        </draw:polygon>
        <draw:polygon draw:style-name="gr24" draw:text-style-name="P18" draw:layer="layout" svg:width="0.303cm" svg:height="0.115cm" svg:x="18.2cm" svg:y="12.489cm" svg:viewBox="0 0 304 116" draw:points="0,116 203,0 304,0 102,116">
          <text:p/>
        </draw:polygon>
        <draw:polygon draw:style-name="gr24" draw:text-style-name="P18" draw:layer="layout" svg:width="0.303cm" svg:height="0.115cm" svg:x="18.402cm" svg:y="12.489cm" svg:viewBox="0 0 304 116" draw:points="0,0 101,0 304,116 203,116">
          <text:p/>
        </draw:polygon>
        <draw:polygon draw:style-name="gr24" draw:text-style-name="P18" draw:layer="layout" svg:width="0.182cm" svg:height="0.011cm" svg:x="18.362cm" svg:y="12.558cm" svg:viewBox="0 0 183 12" draw:points="21,0 0,12 183,12 162,0">
          <text:p/>
        </draw:polygon>
        <draw:polygon draw:style-name="gr25" draw:text-style-name="P19" draw:layer="layout" svg:width="0.505cm" svg:height="0.115cm" svg:x="18.2cm" svg:y="12.358cm" svg:viewBox="0 0 506 116" draw:points="506,75 505,76 504,77 503,77 502,78 501,79 500,80 498,80 497,81 496,82 494,82 493,83 492,84 490,84 489,85 487,86 485,86 484,87 482,87 480,88 479,89 477,89 475,90 473,91 471,91 470,92 468,92 466,93 464,94 462,94 459,95 457,95 455,96 453,96 451,97 449,97 446,98 444,99 442,99 439,100 437,100 434,101 432,101 429,102 427,102 424,102 422,103 419,104 417,104 414,104 411,105 409,105 406,106 403,106 400,106 398,107 395,107 392,108 389,108 386,108 383,109 380,109 378,109 375,110 372,110 369,110 366,111 363,111 360,111 356,112 353,112 350,112 347,112 344,113 341,113 338,113 335,113 331,114 328,114 325,114 322,114 319,114 315,114 312,115 309,115 306,115 302,115 299,115 296,115 293,115 289,115 286,116 283,116 279,116 276,116 273,116 269,116 266,116 263,116 260,116 255,116 251,116 247,116 243,116 239,116 235,116 231,115 227,115 223,115 219,115 215,115 211,115 207,115 203,114 199,114 194,114 190,114 186,114 182,113 178,113 174,113 170,112 166,112 163,112 159,111 155,111 151,111 148,110 144,110 140,109 137,109 133,109 129,108 126,108 122,107 119,107 116,106 112,106 109,105 105,105 102,104 99,104 96,103 93,102 89,102 86,101 83,101 80,100 77,99 75,99 72,98 69,97 66,97 63,96 61,95 58,95 56,94 53,93 51,92 48,92 46,91 44,90 41,89 39,89 37,88 35,87 33,86 31,85 29,85 27,84 25,83 24,82 22,81 20,81 19,80 17,79 16,78 15,77 13,76 12,75 11,75 10,74 9,73 8,72 7,71 6,70 5,69 4,68 3,67 2,66 2,65 2,64 1,63 1,62 1,61 1,60 0,59 0,58 1,57 1,56 1,55 1,54 2,53 2,52 2,51 3,50 4,49 4,48 5,48 6,47 7,46 8,45 9,44 10,43 11,42 12,41 13,40 15,40 16,39 17,38 19,37 20,36 22,35 24,35 25,34 27,33 29,32 31,31 33,30 35,30 37,29 39,28 41,27 44,27 46,26 48,25 51,24 53,24 56,23 58,22 61,22 63,21 66,20 69,20 72,19 75,18 77,18 80,17 83,16 86,16 89,15 93,14 96,14 99,13 102,13 105,12 109,12 112,10 116,10 119,9 122,9 126,8 129,8 133,7 137,7 140,6 144,6 148,6 151,5 155,5 159,4 163,4 166,4 170,3 174,3 178,3 182,3 186,2 190,2 194,2 199,2 203,1 207,1 211,1 215,1 219,1 223,1 227,0 231,0 235,0 239,0 243,0 247,0 251,0 255,0 260,0 263,0 266,0 269,0 273,0 276,0 279,0 283,0 286,0 289,0 293,0 296,1 299,1 302,1 306,1 309,1 312,1 315,1 319,2 322,2 325,2 328,2 331,2 335,2 338,3 341,3 344,3 347,3 350,4 353,4 356,4 360,4 363,5 366,5 369,5 372,6 375,6 378,6 380,7 383,7 386,7 389,8 392,8 395,9 398,9 400,9 403,10 406,10 409,12 411,12 414,12 417,13 419,13 422,14 424,14 427,15 429,15 432,16 434,16 437,17 439,17 442,18 444,18 446,19 449,19 451,20 453,20 455,21 457,22 459,22 462,23 464,23 466,24 468,24 470,25 471,26 473,26 475,27 477,27 479,28 480,29 482,29 484,30 485,31 487,31 489,32 490,33 492,33 493,34 494,35 496,35 497,36 498,37 500,37 501,38 502,39 503,39 504,40 505,41 506,41 423,41 422,41 421,40 420,40 419,39 418,39 416,38 415,38 414,38 413,37 412,37 410,36 409,36 408,35 407,35 405,35 404,34 402,34 401,33 399,33 398,33 397,32 395,32 393,31 392,31 390,31 389,30 387,30 385,30 384,29 382,29 380,28 379,28 377,28 375,27 373,27 371,27 370,27 368,26 366,26 364,26 362,25 360,25 358,25 356,24 354,24 352,24 350,24 348,23 346,23 344,23 342,23 340,22 338,22 336,22 334,22 332,22 330,21 327,21 325,21 323,21 321,21 319,20 317,20 314,20 312,20 310,20 308,20 305,20 303,19 301,19 299,19 296,19 294,19 292,19 290,19 287,19 285,19 283,19 280,19 278,18 276,18 273,18 271,18 269,18 267,18 264,18 262,18 260,18 257,18 254,18 251,18 248,18 245,18 242,18 240,19 237,19 234,19 231,19 228,19 225,19 223,19 220,19 217,19 214,20 211,20 209,20 206,20 203,20 200,20 198,21 194,21 191,21 189,21 186,22 183,22 181,22 178,22 176,23 173,23 171,23 168,24 166,24 163,24 161,25 158,25 156,25 154,26 151,26 149,26 147,27 145,27 142,28 140,28 138,28 136,29 134,29 132,30 130,30 128,31 126,31 124,32 122,32 120,33 118,33 116,34 115,34 113,35 111,35 110,36 108,36 106,37 105,37 103,38 102,38 101,39 99,39 98,40 97,41 95,41 94,42 93,42 92,43 91,44 90,44 89,45 88,45 87,46 86,46 85,47 84,48 83,49 82,50 81,51 80,52 80,53 79,53 79,54 79,55 78,55 78,56 78,57 78,58 78,59 78,60 78,61 78,62 79,62 79,63 80,64 80,65 81,65 81,66 82,67 83,68 84,69 85,70 86,70 87,71 88,72 89,72 90,73 91,73 92,74 93,74 94,75 95,76 97,76 98,77 99,77 101,78 102,79 103,79 105,80 106,80 108,81 110,81 111,82 113,82 115,83 116,83 118,84 120,84 122,85 124,85 126,86 128,86 130,87 132,87 134,87 136,88 138,88 140,89 142,89 145,90 147,90 149,90 151,91 154,91 156,92 158,92 161,92 163,93 166,93 168,93 171,94 173,94 176,94 178,94 181,95 183,95 186,95 189,95 191,96 194,96 198,96 200,96 203,97 206,97 209,97 211,97 214,97 217,97 220,98 223,98 225,98 228,98 231,98 234,98 237,98 240,98 242,98 245,98 248,98 251,98 254,99 257,99 260,99 262,99 264,99 267,99 269,98 271,98 273,98 276,98 278,98 280,98 283,98 285,98 287,98 290,98 292,98 294,98 296,98 299,98 301,97 303,97 305,97 308,97 310,97 312,97 314,97 317,97 319,96 321,96 323,96 325,96 327,96 330,95 332,95 334,95 336,95 338,95 340,94 342,94 344,94 346,94 348,93 350,93 352,93 354,93 356,92 358,92 360,92 362,92 364,91 366,91 368,91 370,90 371,90 373,90 375,89 377,89 379,89 380,88 382,88 384,88 385,87 387,87 389,86 390,86 392,86 393,85 395,85 397,85 398,84 399,84 401,83 402,83 404,83 405,82 407,82 408,81 409,81 410,81 412,80 413,80 414,79 415,79 416,78 418,78 419,77 420,77 421,76 422,76 423,75">
          <text:p/>
        </draw:polygon>
        <draw:polygon draw:style-name="gr26" draw:text-style-name="P20" draw:layer="layout" svg:width="0.505cm" svg:height="1.072cm" svg:x="18.2cm" svg:y="11.27cm" svg:viewBox="0 0 506 1073" draw:points="0,0 506,0 506,107 304,107 304,1073 203,1073 203,107 0,107">
          <text:p/>
        </draw:polygon>
        <draw:polygon draw:style-name="gr25" draw:text-style-name="P19" draw:layer="layout" svg:width="0.504cm" svg:height="0.028cm" svg:x="18.732cm" svg:y="12.661cm" svg:viewBox="0 0 505 29" draw:points="262,0 259,0 255,0 251,0 247,0 242,0 238,0 234,0 230,0 226,0 222,0 218,0 214,0 210,0 206,0 202,0 198,0 194,0 190,0 186,0 182,0 178,1 174,1 171,1 166,1 162,1 158,1 154,1 151,1 147,1 143,1 140,1 136,1 132,1 129,2 125,2 122,2 118,2 115,2 111,2 108,2 105,3 102,3 98,3 95,3 92,3 89,3 86,3 83,4 80,4 77,4 74,4 71,4 68,4 65,4 63,5 60,5 58,5 55,5 52,5 50,6 48,6 45,6 43,6 41,6 38,6 36,7 34,7 32,7 30,7 28,7 27,8 25,8 23,8 21,8 20,8 18,10 17,10 15,10 14,10 13,10 11,11 10,11 9,11 8,11 7,11 6,12 5,12 4,12 3,13 2,13 1,13 1,14 0,14 0,15 0,16 1,16 2,17 3,17 4,17 4,18 5,18 6,18 7,18 8,18 9,19 10,19 11,19 13,19 14,19 15,20 17,20 18,20 20,20 21,20 23,21 25,21 27,21 28,21 30,21 32,22 34,22 36,22 38,22 41,22 43,23 45,23 48,23 50,23 52,23 55,23 58,24 60,24 63,24 65,24 68,24 71,25 74,25 77,25 80,25 83,25 86,25 89,25 92,26 95,26 98,26 102,26 105,26 108,26 111,26 115,27 118,27 122,27 125,27 129,27 132,27 136,27 140,27 143,27 147,28 151,28 154,28 158,28 162,28 166,28 171,28 174,28 178,28 182,28 186,28 190,28 194,28 198,29 202,29 206,29 210,29 214,29 218,29 222,29 226,29 230,29 234,29 238,29 242,29 247,29 251,29 255,29 259,29 262,29 265,29 269,29 272,29 275,29 279,29 282,29 285,29 289,29 292,29 295,29 298,29 302,29 305,29 308,29 312,29 315,29 318,29 321,29 324,28 328,28 331,28 334,28 337,28 340,28 343,28 347,28 350,28 353,28 356,28 359,28 362,28 365,28 368,28 371,28 374,27 377,27 380,27 383,27 386,27 389,27 391,27 394,27 397,27 400,27 403,27 405,26 408,26 411,26 413,26 416,26 419,26 421,26 424,26 426,25 429,25 431,25 434,25 436,25 439,25 441,25 443,25 446,25 448,24 450,24 452,24 455,24 457,24 459,24 461,24 463,23 465,23 467,23 469,23 471,23 473,23 475,23 476,22 478,22 480,22 481,22 483,22 485,22 486,21 488,21 489,21 491,21 492,21 494,21 495,20 496,20 498,20 499,20 500,20 501,20 502,20 503,19 504,19 505,19 422,19 421,19 420,19 419,19 418,19 417,20 416,20 415,20 414,20 412,20 411,20 410,20 408,20 407,20 406,21 405,21 403,21 402,21 400,21 399,21 397,21 396,21 394,21 393,21 391,22 390,22 388,22 386,22 385,22 383,22 381,22 380,22 378,22 376,22 374,22 373,22 371,23 369,23 367,23 365,23 363,23 361,23 359,23 358,23 356,23 354,23 352,23 350,23 348,23 346,23 344,23 342,24 340,24 337,24 335,24 333,24 331,24 329,24 327,24 325,24 322,24 320,24 318,24 316,24 314,24 311,24 309,24 307,24 305,24 302,24 300,24 298,25 296,25 293,25 291,25 289,25 287,25 284,25 282,25 280,25 277,25 275,25 273,25 271,25 268,25 266,25 264,25 261,25 259,25 256,25 253,25 250,25 247,25 245,25 242,25 239,25 236,25 233,25 230,25 227,25 225,25 222,25 219,24 216,24 214,24 211,24 208,24 205,24 203,24 200,24 197,24 194,24 192,24 189,24 186,24 184,24 181,24 179,24 176,24 173,23 171,23 169,23 165,23 163,23 160,23 158,23 155,23 153,23 151,23 148,23 146,23 144,22 142,22 140,22 137,22 135,22 133,22 131,22 129,22 127,22 125,21 123,21 121,21 119,21 118,21 116,21 114,21 112,21 111,21 109,20 107,20 106,20 104,20 103,20 101,20 100,20 99,19 97,19 96,19 95,19 94,19 92,19 91,19 90,18 89,18 88,18 87,18 86,18 85,18 84,18 84,17 83,17 82,17 81,17 80,17 79,16 78,16 78,15 77,15 77,14 78,14 79,14 79,13 80,13 81,13 82,13 83,12 84,12 85,12 86,12 87,12 88,11 89,11 90,11 91,11 92,11 94,11 95,11 96,10 97,10 99,10 100,10 101,10 103,10 104,10 106,8 107,8 109,8 111,8 112,8 114,8 116,8 118,8 119,7 121,7 123,7 125,7 127,7 129,7 131,7 133,7 135,7 137,6 140,6 142,6 144,6 146,6 148,6 151,6 153,6 155,6 158,6 160,6 163,5 165,5 169,5 171,5 173,5 176,5 179,5 181,5 184,5 186,5 189,5 192,5 194,5 197,5 200,5 203,4 205,4 208,4 211,4 214,4 216,4 219,4 222,4 225,4 227,4 230,4 233,4 236,4 239,4 242,4 245,4 247,4 250,4 253,4 256,4 259,4 261,4 264,4 266,4 268,4 271,4 273,4 275,4 277,4 280,4 282,4 284,4 287,4 289,4 291,4 293,4 296,4 298,4 300,4 302,4 305,4 307,4 309,4 311,4 314,4 316,5 318,5 320,5 322,5 325,5 327,5 329,5 331,5 333,5 335,5 337,5 340,5 342,5 344,5 346,5 348,5 350,5 352,5 354,5 356,6 358,6 359,6 361,6 363,6 365,6 367,6 369,6 371,6 373,6 374,6 376,6 378,6 380,7 381,7 383,7 385,7 386,7 388,7 390,7 391,7 393,7 394,7 396,7 397,7 399,8 400,8 402,8 403,8 405,8 406,8 407,8 408,8 410,8 411,10 412,10 414,10 415,10 416,10 417,10 418,10 419,10 420,10 421,10 422,11 505,11 504,10 503,10 502,10 501,10 500,10 499,10 498,8 496,8 495,8 494,8 492,8 491,8 489,7 488,7 486,7 485,7 483,7 481,7 480,7 478,6 476,6 475,6 473,6 471,6 469,6 467,6 465,5 463,5 461,5 459,5 457,5 455,5 452,5 450,4 448,4 446,4 443,4 441,4 439,4 436,4 434,4 431,3 429,3 426,3 424,3 421,3 419,3 416,3 413,3 411,2 408,2 405,2 403,2 400,2 397,2 394,2 391,2 389,2 386,2 383,1 380,1 377,1 374,1 371,1 368,1 365,1 362,1 359,1 356,1 353,1 350,1 347,1 343,1 340,1 337,0 334,0 331,0 328,0 324,0 321,0 318,0 315,0 312,0 308,0 305,0 302,0 298,0 295,0 292,0 289,0 285,0 282,0 279,0 275,0 272,0 269,0 265,0">
          <text:p/>
        </draw:polygon>
        <draw:polygon draw:style-name="gr26" draw:text-style-name="P20" draw:layer="layout" svg:width="0.504cm" svg:height="0.029cm" svg:x="18.732cm" svg:y="12.616cm" svg:viewBox="0 0 505 30" draw:points="0,0 0,3 203,3 203,30 304,30 304,3 505,3 505,0">
          <text:p/>
        </draw:polygon>
        <draw:polygon draw:style-name="gr24" draw:text-style-name="P18" draw:layer="layout" svg:width="0.303cm" svg:height="0.034cm" svg:x="18.732cm" svg:y="12.566cm" svg:viewBox="0 0 304 35" draw:points="203,0 0,35 101,35 304,0">
          <text:p/>
        </draw:polygon>
        <draw:polygon draw:style-name="gr24" draw:text-style-name="P18" draw:layer="layout" svg:width="0.302cm" svg:height="0.034cm" svg:x="18.934cm" svg:y="12.566cm" svg:viewBox="0 0 303 35" draw:points="0,0 202,35 303,35 101,0">
          <text:p/>
        </draw:polygon>
        <draw:polygon draw:style-name="gr24" draw:text-style-name="P18" draw:layer="layout" svg:width="0.182cm" svg:height="0.005cm" svg:x="18.893cm" svg:y="12.586cm" svg:viewBox="0 0 183 6" draw:points="20,0 0,6 183,6 163,0">
          <text:p/>
        </draw:polygon>
        <draw:polygon draw:style-name="gr23" draw:text-style-name="P17" draw:layer="layout" svg:width="0.504cm" svg:height="0.067cm" svg:x="18.732cm" svg:y="12.483cm" svg:viewBox="0 0 505 68" draw:points="422,44 421,45 420,45 419,45 418,46 417,46 416,46 415,46 414,47 412,47 411,47 410,47 408,48 407,48 406,48 405,48 403,49 402,49 400,49 399,49 397,50 396,50 394,50 393,50 391,50 390,51 388,51 386,51 385,51 383,51 381,52 380,52 378,52 376,52 374,52 373,53 371,53 369,53 367,53 365,53 363,54 361,54 359,54 358,54 356,54 354,54 352,54 350,55 348,55 346,55 344,55 342,55 340,55 337,55 335,56 333,56 331,56 329,56 327,56 325,56 322,56 320,56 318,56 316,57 314,57 311,57 309,57 307,57 305,57 302,57 300,57 298,57 296,57 293,57 291,57 289,57 287,57 284,58 282,58 280,58 277,58 275,58 273,58 271,58 268,58 266,58 264,58 261,58 259,58 256,58 253,58 250,58 247,58 245,58 242,58 239,58 236,58 233,58 230,57 227,57 225,57 222,57 219,57 216,57 214,57 211,57 208,57 205,57 203,57 200,56 197,56 194,56 192,56 189,56 186,56 184,56 181,56 179,55 176,55 174,55 171,55 169,55 165,54 163,54 160,54 158,54 155,54 153,53 151,53 148,53 146,53 144,53 142,52 140,52 137,52 135,52 133,51 131,51 129,51 127,51 125,50 123,50 121,50 119,50 118,49 116,49 114,49 112,48 111,48 109,48 107,47 106,47 104,47 103,46 101,46 100,46 99,46 97,45 96,45 95,45 94,44 92,44 91,44 90,43 89,43 88,43 87,42 86,42 85,41 84,41 83,40 82,40 81,39 80,39 79,38 78,37 78,36 77,36 77,35 77,34 77,33 78,33 78,32 79,32 79,31 80,31 80,30 81,30 82,29 83,29 84,28 85,28 86,27 87,27 88,27 89,26 90,26 91,26 92,25 94,25 95,25 96,23 97,23 99,23 100,22 101,22 103,22 104,21 106,21 107,21 109,20 111,20 112,20 114,19 116,19 118,19 119,19 121,18 123,18 125,18 127,18 129,17 131,17 133,17 135,17 137,16 140,16 142,16 144,16 146,15 148,15 151,15 153,15 155,14 158,14 160,14 163,14 165,14 169,14 171,13 174,13 176,13 179,13 181,13 184,12 186,12 189,12 192,12 194,12 197,12 200,12 203,12 205,11 208,11 211,11 214,11 216,11 219,11 222,11 225,11 227,11 230,11 233,11 236,10 239,10 242,10 245,10 247,10 250,10 253,10 256,10 259,10 261,10 264,10 266,10 268,10 271,10 273,10 275,10 277,10 280,10 282,10 284,11 287,11 289,11 291,11 293,11 296,11 298,11 300,11 302,11 305,11 307,11 309,11 311,11 314,12 316,12 318,12 320,12 322,12 325,12 327,12 329,12 331,12 333,12 335,13 337,13 340,13 342,13 344,13 346,13 348,13 350,14 352,14 354,14 356,14 358,14 359,14 361,14 363,15 365,15 367,15 369,15 371,15 373,16 374,16 376,16 378,16 380,16 381,17 383,17 385,17 386,17 388,17 390,18 391,18 393,18 394,18 396,18 397,19 399,19 400,19 402,19 403,20 405,20 406,20 407,20 408,21 410,21 411,21 412,21 414,22 415,22 416,22 417,22 418,23 419,23 420,23 421,23 422,25 505,25 504,23 503,23 502,23 501,22 500,22 499,21 498,21 496,21 495,20 494,20 492,19 491,19 489,19 488,18 486,18 485,18 483,17 481,17 480,16 478,16 476,16 475,15 473,15 471,15 469,14 467,14 465,14 463,13 461,13 459,13 457,12 455,12 452,12 450,11 448,11 446,11 443,10 441,10 439,10 436,9 434,9 431,9 429,9 426,8 424,8 421,8 419,8 416,7 413,7 411,7 408,6 405,6 403,6 400,6 397,6 394,5 391,5 389,5 386,5 383,4 380,4 377,4 374,4 371,4 368,4 365,3 362,3 359,3 356,3 353,3 350,3 347,2 343,2 340,2 337,2 334,2 331,2 328,2 324,2 321,1 318,1 315,1 312,1 308,1 305,1 302,1 298,1 295,1 292,1 289,1 285,1 282,1 279,1 275,1 272,0 269,0 265,0 262,0 259,0 255,0 251,0 247,0 242,1 238,1 234,1 230,1 226,1 222,1 218,1 214,1 210,1 206,1 202,1 198,1 194,2 190,2 186,2 182,2 178,2 174,2 171,2 166,3 162,3 158,3 154,3 151,3 147,4 143,4 140,4 136,4 132,5 129,5 125,5 122,5 118,6 115,6 111,6 108,7 105,7 102,7 98,7 95,8 92,8 89,8 86,9 83,9 80,10 77,10 74,10 71,11 68,11 66,12 63,12 60,12 58,13 55,13 53,14 50,14 48,14 45,15 43,15 41,16 38,16 36,17 34,17 32,17 30,18 28,18 27,19 25,19 23,20 21,20 20,21 18,21 17,22 15,22 14,23 13,23 11,25 10,25 9,26 8,26 7,27 6,27 5,28 4,28 4,29 3,29 2,30 1,31 1,32 0,32 0,33 0,34 0,35 0,36 0,37 1,37 1,38 2,39 3,40 4,40 4,41 5,41 6,42 7,42 8,43 9,43 10,44 11,44 13,45 14,45 15,46 17,46 18,47 20,47 21,48 23,48 25,49 27,49 28,50 30,50 32,51 34,51 36,52 38,52 41,53 43,53 45,53 48,54 50,54 53,55 55,55 58,55 60,56 63,56 66,57 68,57 71,57 74,58 77,58 80,59 83,59 86,59 89,60 92,60 95,60 98,61 102,61 105,61 108,62 111,62 115,62 118,63 122,63 125,63 129,63 132,64 136,64 140,64 143,64 147,65 151,65 154,65 158,65 162,65 166,66 171,66 174,66 178,66 182,66 186,66 190,67 194,67 198,67 202,67 206,67 210,67 214,67 218,67 222,67 226,67 230,68 234,68 238,68 242,68 247,68 251,68 255,68 259,68 262,68 265,68 269,68 272,68 275,68 279,68 282,68 285,68 289,68 292,67 295,67 298,67 302,67 305,67 308,67 312,67 315,67 318,67 321,67 324,67 328,67 331,66 334,66 337,66 340,66 343,66 347,66 350,66 353,65 356,65 359,65 362,65 365,65 368,65 371,64 374,64 377,64 380,64 383,64 386,63 389,63 391,63 394,63 397,63 400,62 403,62 405,62 408,62 411,61 413,61 416,61 419,61 421,60 424,60 426,60 429,59 431,59 434,59 436,59 439,58 441,58 443,58 446,57 448,57 450,57 452,57 455,56 457,56 459,56 461,55 463,55 465,55 467,54 469,54 471,54 473,53 475,53 476,52 478,52 480,52 481,51 483,51 485,51 486,50 488,50 489,50 491,49 492,49 494,48 495,48 496,48 498,47 499,47 500,46 501,46 502,46 503,45 504,45 505,44">
          <text:p/>
        </draw:polygon>
        <draw:polygon draw:style-name="gr23" draw:text-style-name="P17" draw:layer="layout" svg:width="0.246cm" svg:height="0.027cm" svg:x="18.99cm" svg:y="12.523cm" svg:viewBox="0 0 247 28" draw:points="0,0 0,7 144,7 144,28 247,28 247,0">
          <text:p/>
        </draw:polygon>
        <draw:line draw:style-name="gr27" draw:text-style-name="P10" draw:layer="layout" svg:x1="16.327cm" svg:y1="12.848cm" svg:x2="18.984cm" svg:y2="12.848cm">
          <text:p/>
        </draw:line>
        <draw:line draw:style-name="gr27" draw:text-style-name="P10" draw:layer="layout" svg:x1="16.327cm" svg:y1="12.848cm" svg:x2="16.327cm" svg:y2="12.949cm">
          <text:p/>
        </draw:line>
        <draw:line draw:style-name="gr27" draw:text-style-name="P10" draw:layer="layout" svg:x1="16.859cm" svg:y1="12.848cm" svg:x2="16.859cm" svg:y2="12.949cm">
          <text:p/>
        </draw:line>
        <draw:line draw:style-name="gr27" draw:text-style-name="P10" draw:layer="layout" svg:x1="17.39cm" svg:y1="12.848cm" svg:x2="17.39cm" svg:y2="12.949cm">
          <text:p/>
        </draw:line>
        <draw:line draw:style-name="gr27" draw:text-style-name="P10" draw:layer="layout" svg:x1="17.921cm" svg:y1="12.848cm" svg:x2="17.921cm" svg:y2="12.949cm">
          <text:p/>
        </draw:line>
        <draw:line draw:style-name="gr27" draw:text-style-name="P10" draw:layer="layout" svg:x1="18.453cm" svg:y1="12.848cm" svg:x2="18.453cm" svg:y2="12.949cm">
          <text:p/>
        </draw:line>
        <draw:line draw:style-name="gr27" draw:text-style-name="P10" draw:layer="layout" svg:x1="18.984cm" svg:y1="12.848cm" svg:x2="18.984cm" svg:y2="12.949cm">
          <text:p/>
        </draw:line>
        <draw:frame draw:style-name="gr21" draw:text-style-name="P15" draw:layer="layout" svg:width="2.43cm" svg:height="0.319cm" draw:transform="rotate (1.5707963267949) translate (10.985cm 12.21cm)">
          <draw:text-box>
            <text:p text:style-name="P13"><text:span text:style-name="T3">Information content</text:span></text:p>
          </draw:text-box>
        </draw:frame>
        <draw:frame draw:style-name="gr21" draw:text-style-name="P15" draw:layer="layout" svg:width="0.281cm" svg:height="0.319cm" svg:x="16.216cm" svg:y="12.957cm">
          <draw:text-box>
            <text:p text:style-name="P13"><text:span text:style-name="T3">1</text:span></text:p>
          </draw:text-box>
        </draw:frame>
        <draw:frame draw:style-name="gr21" draw:text-style-name="P15" draw:layer="layout" svg:width="0.281cm" svg:height="0.319cm" svg:x="16.748cm" svg:y="12.957cm">
          <draw:text-box>
            <text:p text:style-name="P13"><text:span text:style-name="T3">2</text:span></text:p>
          </draw:text-box>
        </draw:frame>
        <draw:frame draw:style-name="gr21" draw:text-style-name="P15" draw:layer="layout" svg:width="0.281cm" svg:height="0.319cm" svg:x="17.279cm" svg:y="12.957cm">
          <draw:text-box>
            <text:p text:style-name="P13"><text:span text:style-name="T3">3</text:span></text:p>
          </draw:text-box>
        </draw:frame>
        <draw:frame draw:style-name="gr21" draw:text-style-name="P15" draw:layer="layout" svg:width="0.281cm" svg:height="0.319cm" svg:x="17.811cm" svg:y="12.957cm">
          <draw:text-box>
            <text:p text:style-name="P13"><text:span text:style-name="T3">4</text:span></text:p>
          </draw:text-box>
        </draw:frame>
        <draw:frame draw:style-name="gr21" draw:text-style-name="P15" draw:layer="layout" svg:width="0.281cm" svg:height="0.319cm" svg:x="18.342cm" svg:y="12.957cm">
          <draw:text-box>
            <text:p text:style-name="P13"><text:span text:style-name="T3">5</text:span></text:p>
          </draw:text-box>
        </draw:frame>
        <draw:line draw:style-name="gr27" draw:text-style-name="P10" draw:layer="layout" svg:x1="15.902cm" svg:y1="12.689cm" svg:x2="15.902cm" svg:y2="9.501cm">
          <text:p/>
        </draw:line>
        <draw:line draw:style-name="gr27" draw:text-style-name="P10" draw:layer="layout" svg:x1="15.902cm" svg:y1="12.689cm" svg:x2="15.801cm" svg:y2="12.689cm">
          <text:p/>
        </draw:line>
        <draw:line draw:style-name="gr27" draw:text-style-name="P10" draw:layer="layout" svg:x1="15.902cm" svg:y1="9.501cm" svg:x2="15.801cm" svg:y2="9.501cm">
          <text:p/>
        </draw:line>
        <draw:frame draw:style-name="gr21" draw:text-style-name="P15" draw:layer="layout" svg:width="0.281cm" svg:height="0.319cm" svg:x="18.873cm" svg:y="12.957cm">
          <draw:text-box>
            <text:p text:style-name="P13"><text:span text:style-name="T3">6</text:span></text:p>
          </draw:text-box>
        </draw:frame>
        <draw:frame draw:style-name="gr21" draw:text-style-name="P15" draw:layer="layout" svg:width="0.281cm" svg:height="0.319cm" svg:x="15.572cm" svg:y="12.494cm">
          <draw:text-box>
            <text:p text:style-name="P13"><text:span text:style-name="T3">0</text:span></text:p>
          </draw:text-box>
        </draw:frame>
        <draw:polygon draw:style-name="gr23" draw:text-style-name="P17" draw:layer="layout" svg:width="0.504cm" svg:height="0.038cm" svg:x="12.08cm" svg:y="17.412cm" svg:viewBox="0 0 505 39" draw:points="422,24 421,25 420,25 419,25 418,25 417,25 416,25 415,26 413,26 412,26 411,26 410,26 408,26 407,26 406,26 404,27 403,27 402,27 400,27 399,27 397,27 396,28 394,28 393,28 391,28 390,28 388,28 386,28 385,28 383,28 381,29 379,29 378,29 376,29 374,29 373,29 371,29 369,29 367,29 365,30 363,30 361,30 359,30 357,30 355,30 354,30 352,30 350,30 348,30 345,30 343,31 341,31 339,31 337,31 335,31 333,31 331,31 329,31 327,31 325,31 322,31 320,31 318,31 316,31 314,31 311,32 309,32 307,32 305,32 302,32 300,32 298,32 296,32 293,32 291,32 289,32 286,32 284,32 282,32 280,32 277,32 275,32 273,32 270,32 267,32 265,32 262,32 260,32 258,32 255,32 252,32 249,32 246,32 243,32 241,32 238,32 235,32 232,32 229,32 226,32 224,32 221,32 218,32 215,32 212,32 210,32 207,32 204,31 201,31 199,31 196,31 193,31 191,31 188,31 185,31 183,31 180,31 177,31 175,31 172,31 170,30 167,30 165,30 162,30 160,30 158,30 155,30 153,30 151,30 148,29 146,29 144,29 142,29 139,29 137,29 135,29 133,28 131,28 129,28 127,28 125,28 123,28 121,28 119,27 117,27 116,27 114,27 112,27 111,26 109,26 107,26 106,26 104,26 103,26 101,26 100,25 99,25 97,25 96,25 95,24 93,24 92,24 91,24 90,24 89,24 88,23 87,23 86,23 85,23 84,23 84,22 83,22 82,22 81,22 80,21 79,21 78,20 77,20 77,19 77,18 78,18 78,17 79,17 80,17 80,16 81,16 82,16 83,16 84,15 85,15 86,15 87,14 88,14 89,14 90,14 91,14 92,14 93,13 95,13 96,13 97,13 99,13 100,12 101,12 103,12 104,12 106,12 107,11 109,11 111,11 112,11 114,11 116,11 117,10 119,10 121,10 123,10 125,10 127,10 129,10 131,9 133,9 135,9 137,9 139,9 142,9 144,9 146,8 148,8 151,8 153,8 155,8 158,8 160,8 162,8 165,7 167,7 170,7 172,7 175,7 177,7 180,7 183,7 185,7 188,7 191,7 193,6 196,6 199,6 201,6 204,6 207,6 210,6 212,6 215,6 218,6 221,6 224,6 226,6 229,6 232,6 235,6 238,6 241,6 243,6 246,6 249,6 252,6 255,6 258,6 260,6 262,6 265,6 267,6 270,6 273,6 275,6 277,6 280,6 282,6 284,6 286,6 289,6 291,6 293,6 296,6 298,6 300,6 302,6 305,6 307,6 309,6 311,6 314,6 316,6 318,6 320,6 322,6 325,7 327,7 329,7 331,7 333,7 335,7 337,7 339,7 341,7 343,7 345,7 348,7 350,7 352,7 354,8 355,8 357,8 359,8 361,8 363,8 365,8 367,8 369,8 371,8 373,9 374,9 376,9 378,9 379,9 381,9 383,9 385,9 386,9 388,10 390,10 391,10 393,10 394,10 396,10 397,10 399,10 400,11 402,11 403,11 404,11 406,11 407,11 408,11 410,12 411,12 412,12 413,12 415,12 416,12 417,12 418,13 419,13 420,13 421,13 422,13 505,13 504,13 503,13 502,13 501,12 500,12 499,12 498,12 496,11 495,11 494,11 492,11 491,11 489,10 488,10 486,10 485,10 483,9 481,9 480,9 478,9 476,9 474,8 473,8 471,8 469,8 467,8 465,7 463,7 461,7 459,7 457,7 454,7 452,6 450,6 448,6 446,6 443,6 441,5 439,5 436,5 434,5 431,5 429,5 426,4 424,4 421,4 419,4 416,4 413,4 411,4 408,3 405,3 402,3 400,3 397,3 394,3 391,3 388,3 386,2 383,2 380,2 377,2 374,2 371,2 368,2 365,2 362,1 359,1 356,1 353,1 350,1 346,1 343,1 340,1 337,1 334,1 331,1 328,1 324,0 321,0 318,0 315,0 311,0 308,0 305,0 302,0 298,0 295,0 292,0 288,0 285,0 282,0 279,0 275,0 272,0 269,0 264,0 261,0 258,0 254,0 250,0 245,0 241,0 237,0 233,0 229,0 225,0 221,0 217,0 213,0 209,0 205,0 201,0 197,0 193,0 189,1 185,1 181,1 177,1 173,1 170,1 166,1 162,1 158,1 154,1 151,2 147,2 143,2 139,2 136,2 132,2 129,3 125,3 122,3 118,3 115,3 111,3 108,3 105,4 101,4 98,4 95,4 92,4 89,5 86,5 83,5 80,5 77,5 74,6 71,6 68,6 65,6 63,6 60,7 57,7 55,7 52,7 50,8 47,8 45,8 43,8 41,9 38,9 36,9 34,9 32,10 30,10 28,10 27,10 25,11 23,11 21,11 20,11 18,12 17,12 15,12 14,13 13,13 11,13 10,14 9,14 8,14 7,14 6,15 5,15 4,15 4,16 3,16 2,16 1,17 0,17 0,18 0,19 0,20 1,21 2,21 2,22 3,22 4,22 5,23 6,23 7,23 8,24 9,24 10,24 11,24 13,25 14,25 15,25 17,26 18,26 20,26 21,26 23,27 25,27 27,27 28,28 30,28 32,28 34,28 36,29 38,29 41,29 43,29 45,30 47,30 50,30 52,30 55,31 57,31 60,31 63,31 65,31 68,32 71,32 74,32 77,32 80,33 83,33 86,33 89,33 92,33 95,35 98,35 101,35 105,35 108,35 111,35 115,36 118,36 122,36 125,36 129,36 132,36 136,36 139,37 143,37 147,37 151,37 154,37 158,37 162,37 166,37 170,38 173,38 177,38 181,38 185,38 189,38 193,38 197,38 201,38 205,38 209,38 213,39 217,39 221,39 225,39 229,39 233,39 237,39 241,39 245,39 250,39 254,39 258,39 261,39 264,39 269,39 272,39 275,39 279,39 282,39 285,39 288,39 292,39 295,39 298,39 302,39 305,39 308,38 311,38 315,38 318,38 321,38 324,38 328,38 331,38 334,38 337,38 340,38 343,38 346,38 350,37 353,37 356,37 359,37 362,37 365,37 368,37 371,37 374,37 377,37 380,37 383,36 386,36 388,36 391,36 394,36 397,36 400,36 402,36 405,35 408,35 411,35 413,35 416,35 419,35 421,35 424,33 426,33 429,33 431,33 434,33 436,33 439,32 441,32 443,32 446,32 448,32 450,32 452,31 454,31 457,31 459,31 461,31 463,30 465,30 467,30 469,30 471,30 473,29 474,29 476,29 478,29 480,29 481,28 483,28 485,28 486,28 488,28 489,27 491,27 492,27 494,27 495,26 496,26 498,26 499,26 500,26 501,25 502,25 503,25 504,25 505,24">
          <text:p/>
        </draw:polygon>
        <draw:polygon draw:style-name="gr23" draw:text-style-name="P17" draw:layer="layout" svg:width="0.246cm" svg:height="0.015cm" svg:x="12.338cm" svg:y="17.435cm" svg:viewBox="0 0 247 16" draw:points="0,0 0,4 144,4 144,16 247,16 247,0">
          <text:p/>
        </draw:polygon>
        <draw:polygon draw:style-name="gr25" draw:text-style-name="P19" draw:layer="layout" svg:width="0.504cm" svg:height="0.052cm" svg:x="12.08cm" svg:y="17.344cm" svg:viewBox="0 0 505 53" draw:points="505,35 504,35 503,35 502,36 501,36 500,36 499,37 498,37 496,37 495,38 494,38 492,38 491,38 489,39 488,39 486,39 485,40 483,40 481,40 480,41 478,41 476,41 474,41 473,42 471,42 469,42 467,42 465,43 463,43 461,43 459,43 457,44 454,44 452,44 450,44 448,45 446,45 443,45 441,45 439,46 436,46 434,46 431,46 429,47 426,47 424,47 421,47 419,47 416,48 413,48 411,48 408,48 405,48 402,49 400,49 397,49 394,49 391,49 388,50 386,50 383,50 380,50 377,50 374,50 371,50 368,51 365,51 362,51 359,51 356,51 353,51 350,51 346,51 343,52 340,52 337,52 334,52 331,52 328,52 324,52 321,52 318,52 315,52 311,52 308,53 305,53 302,53 298,53 295,53 292,53 288,53 285,53 282,53 279,53 275,53 272,53 269,53 264,53 261,53 258,53 254,53 250,53 245,53 241,53 237,53 233,53 229,53 225,53 221,53 217,53 213,53 209,53 205,52 201,52 197,52 193,52 189,52 185,52 181,52 177,52 173,52 170,51 166,51 162,51 158,51 154,51 151,51 147,50 143,50 139,50 136,50 132,50 129,50 125,49 122,49 118,49 115,49 111,48 108,48 105,48 101,48 98,47 95,47 92,47 89,47 86,46 83,46 80,46 77,46 74,45 71,45 68,45 65,44 63,44 60,44 57,43 55,43 52,43 50,42 47,42 45,42 43,41 41,41 38,41 36,40 34,40 32,40 30,39 28,39 27,39 25,38 23,38 21,38 20,37 18,37 17,36 15,36 14,36 12,35 11,35 10,34 9,34 8,34 7,33 6,33 5,32 4,32 3,31 2,31 2,30 1,30 0,29 0,28 0,27 0,26 0,25 1,25 1,24 2,24 3,23 4,23 4,21 5,21 6,20 7,20 8,20 9,19 10,19 11,18 12,18 14,18 15,17 17,17 18,17 20,16 21,16 23,15 25,15 27,15 28,14 30,14 32,14 34,13 36,13 38,13 41,12 43,12 45,12 47,11 50,11 52,11 55,10 57,10 60,9 63,9 65,9 68,9 71,8 74,8 77,8 80,7 83,7 86,7 89,7 92,6 95,6 98,6 101,6 105,5 108,5 111,5 115,5 118,4 122,4 125,4 129,4 132,4 136,3 139,3 143,3 147,3 151,3 154,2 158,2 162,2 166,2 170,2 173,2 177,2 181,1 185,1 189,1 193,1 197,1 201,1 205,1 209,1 213,1 217,1 221,1 225,1 229,0 233,0 237,0 241,0 245,0 250,0 254,0 258,0 261,0 264,0 269,0 272,0 275,0 279,0 282,0 285,0 288,0 292,1 295,1 298,1 302,1 305,1 308,1 311,1 315,1 318,1 321,1 324,1 328,1 331,1 334,1 337,2 340,2 343,2 346,2 350,2 353,2 356,2 359,2 362,2 365,3 368,3 371,3 374,3 377,3 380,3 383,3 386,4 388,4 391,4 394,4 397,4 400,4 402,5 405,5 408,5 411,5 413,5 416,6 419,6 421,6 424,6 426,6 429,7 431,7 434,7 436,7 439,8 441,8 443,8 446,8 448,8 450,9 452,9 454,9 457,9 459,10 461,10 463,10 465,11 467,11 469,11 471,11 473,12 474,12 476,12 478,13 480,13 481,13 483,13 485,14 486,14 488,14 489,15 491,15 492,15 494,15 495,16 496,16 498,16 499,17 500,17 501,17 502,18 503,18 504,18 505,18 422,18 421,18 420,18 419,18 418,18 417,17 416,17 415,17 413,17 412,17 411,16 410,16 408,16 407,16 406,16 404,15 403,15 402,15 400,15 399,15 397,15 396,14 394,14 393,14 391,14 390,14 388,13 386,13 385,13 383,13 381,13 379,13 378,13 376,12 374,12 373,12 371,12 369,12 367,12 365,12 363,11 361,11 359,11 357,11 355,11 354,11 352,11 350,11 348,10 345,10 343,10 341,10 339,10 337,10 335,10 333,10 331,9 329,9 327,9 325,9 322,9 320,9 318,9 316,9 314,9 311,9 309,9 307,9 305,9 302,9 300,8 298,8 296,8 293,8 291,8 289,8 286,8 284,8 282,8 280,8 277,8 275,8 273,8 270,8 267,8 265,8 262,8 260,8 258,8 255,8 252,8 249,8 246,8 243,8 241,8 238,8 235,8 232,8 229,8 226,8 224,8 221,8 218,8 215,9 212,9 210,9 207,9 204,9 201,9 199,9 196,9 193,9 191,9 188,9 185,10 183,10 180,10 177,10 175,10 172,10 170,10 167,11 165,11 162,11 160,11 158,11 155,11 153,11 151,12 148,12 146,12 144,12 142,12 139,12 137,13 135,13 133,13 131,13 129,13 127,14 125,14 123,14 121,14 119,15 117,15 116,15 114,15 112,15 111,16 109,16 107,16 106,16 104,17 103,17 101,17 100,17 99,18 97,18 96,18 95,18 93,19 92,19 91,19 90,19 89,20 88,20 87,20 86,20 85,21 84,21 83,23 82,23 81,23 80,24 79,24 79,25 78,25 78,26 77,26 77,27 77,28 78,29 79,29 79,30 80,30 80,31 81,31 82,31 83,32 84,32 85,32 86,33 87,33 88,33 89,34 90,34 91,34 92,34 93,35 95,35 96,35 97,35 99,36 100,36 101,36 103,36 104,37 106,37 107,37 109,37 111,38 112,38 114,38 116,38 117,39 119,39 121,39 123,39 125,39 127,40 129,40 131,40 133,40 135,40 137,41 139,41 142,41 144,41 146,41 148,42 151,42 153,42 155,42 158,42 160,42 162,42 165,43 167,43 170,43 172,43 175,43 177,43 180,43 183,44 185,44 188,44 191,44 193,44 196,44 199,44 201,44 204,44 207,44 210,45 212,45 215,45 218,45 221,45 224,45 226,45 229,45 232,45 235,45 238,45 241,45 243,45 246,45 249,45 252,45 255,45 258,45 260,45 262,45 265,45 267,45 270,45 273,45 275,45 277,45 280,45 282,45 284,45 286,45 289,45 291,45 293,45 296,45 298,45 300,45 302,45 305,45 307,45 309,44 311,44 314,44 316,44 318,44 320,44 322,44 325,44 327,44 329,44 331,44 333,44 335,44 337,43 339,43 341,43 343,43 345,43 348,43 350,43 352,43 354,43 355,42 357,42 359,42 361,42 363,42 365,42 367,42 369,41 371,41 373,41 374,41 376,41 378,41 379,41 381,40 383,40 385,40 386,40 388,40 390,40 391,39 393,39 394,39 396,39 397,39 399,39 400,38 402,38 403,38 404,38 406,38 407,38 408,37 410,37 411,37 412,37 413,37 415,36 416,36 417,36 418,36 419,35 420,35 421,35 422,35">
          <text:p/>
        </draw:polygon>
        <draw:polygon draw:style-name="gr24" draw:text-style-name="P18" draw:layer="layout" svg:width="0.303cm" svg:height="0.177cm" svg:x="12.08cm" svg:y="17.151cm" svg:viewBox="0 0 304 178" draw:points="0,178 203,0 304,0 101,178">
          <text:p/>
        </draw:polygon>
        <draw:polygon draw:style-name="gr24" draw:text-style-name="P18" draw:layer="layout" svg:width="0.303cm" svg:height="0.177cm" svg:x="12.281cm" svg:y="17.151cm" svg:viewBox="0 0 304 178" draw:points="0,0 102,0 304,178 202,178">
          <text:p/>
        </draw:polygon>
        <draw:polygon draw:style-name="gr24" draw:text-style-name="P18" draw:layer="layout" svg:width="0.182cm" svg:height="0.018cm" svg:x="12.241cm" svg:y="17.257cm" svg:viewBox="0 0 183 19" draw:points="20,0 0,19 183,19 163,0">
          <text:p/>
        </draw:polygon>
        <draw:polygon draw:style-name="gr26" draw:text-style-name="P20" draw:layer="layout" svg:width="0.504cm" svg:height="0.22cm" svg:x="12.08cm" svg:y="16.915cm" svg:viewBox="0 0 505 221" draw:points="0,0 505,0 505,22 304,22 304,221 202,221 202,22 0,22">
          <text:p/>
        </draw:polygon>
        <draw:polygon draw:style-name="gr23" draw:text-style-name="P17" draw:layer="layout" svg:width="0.505cm" svg:height="0.028cm" svg:x="12.611cm" svg:y="17.422cm" svg:viewBox="0 0 506 29" draw:points="269,0 266,0 262,0 259,0 255,0 251,0 247,0 243,0 238,0 234,0 229,0 225,0 221,0 217,0 213,0 209,0 205,0 201,0 197,0 193,0 189,1 185,1 181,1 178,1 174,1 170,1 166,1 162,1 158,1 155,1 151,1 147,1 143,1 140,2 136,2 133,2 129,2 125,2 122,2 119,2 115,2 112,2 108,3 105,3 102,3 99,3 95,3 92,3 89,3 86,4 83,4 80,4 77,4 74,4 71,4 69,4 66,5 63,5 60,5 58,5 55,5 53,6 50,6 48,6 46,6 43,6 41,6 39,8 37,8 35,8 33,8 31,8 29,9 27,9 25,9 23,9 22,9 20,10 18,10 17,10 16,10 14,10 13,11 12,11 10,11 9,11 8,11 7,12 6,12 5,12 4,12 3,13 2,13 1,14 0,14 0,15 0,16 1,16 2,16 2,17 3,17 4,17 5,17 6,18 7,18 8,18 9,19 10,19 12,19 13,19 14,19 16,20 17,20 18,20 20,20 22,20 23,21 25,21 27,21 29,21 31,21 33,22 35,22 37,22 39,22 41,22 43,23 46,23 48,23 50,23 53,23 55,23 58,24 60,24 63,24 66,24 69,24 71,24 74,25 77,25 80,25 83,25 86,25 89,25 92,25 95,26 99,26 102,26 105,26 108,26 112,26 115,26 119,27 122,27 125,27 129,27 133,27 136,27 140,27 143,27 147,27 151,28 155,28 158,28 162,28 166,28 170,28 174,28 178,28 181,28 185,28 189,28 193,28 197,28 201,28 205,29 209,29 213,29 217,29 221,29 225,29 229,29 234,29 238,29 243,29 247,29 251,29 255,29 259,29 262,29 266,29 269,29 272,29 276,29 279,29 282,29 286,29 289,29 292,29 296,29 299,29 302,29 305,29 309,29 312,29 315,28 318,28 321,28 325,28 328,28 331,28 334,28 337,28 341,28 344,28 347,28 350,28 353,28 356,28 359,28 362,28 365,28 368,28 371,27 374,27 377,27 380,27 383,27 386,27 389,27 392,27 395,27 397,27 400,26 403,26 406,26 408,26 411,26 414,26 416,26 419,26 422,26 424,26 427,25 429,25 432,25 434,25 437,25 439,25 441,25 444,25 446,24 448,24 450,24 453,24 455,24 457,24 459,24 461,24 463,23 465,23 467,23 469,23 471,23 473,23 475,23 477,22 478,22 480,22 482,22 483,22 485,22 487,21 488,21 490,21 491,21 493,21 494,21 495,21 497,20 498,20 499,20 500,20 502,20 503,20 504,19 505,19 506,19 423,19 422,19 420,19 419,19 418,20 417,20 416,20 415,20 414,20 413,20 411,20 410,20 409,20 407,20 406,21 405,21 403,21 402,21 400,21 399,21 398,21 396,21 395,21 393,21 391,22 390,22 388,22 387,22 385,22 383,22 382,22 380,22 378,22 376,22 375,22 373,22 371,23 369,23 367,23 365,23 364,23 362,23 360,23 358,23 356,23 354,23 352,23 350,23 348,23 346,23 344,23 342,24 340,24 338,24 336,24 333,24 331,24 329,24 327,24 325,24 323,24 321,24 318,24 316,24 314,24 312,24 310,24 307,24 305,24 303,24 301,24 298,24 296,24 294,24 291,24 289,24 287,24 284,24 282,25 280,25 278,25 275,25 273,25 271,25 268,25 266,25 264,25 261,25 259,25 256,25 253,25 251,25 248,25 245,25 242,25 238,25 235,25 232,24 230,24 227,24 224,24 221,24 218,24 216,24 213,24 210,24 207,24 204,24 202,24 199,24 196,24 194,24 191,24 188,24 186,24 183,24 180,24 178,24 175,24 173,23 170,23 168,23 165,23 163,23 160,23 158,23 156,23 153,23 151,23 149,23 146,23 144,22 142,22 140,22 138,22 135,22 133,22 131,22 129,22 127,22 125,21 123,21 122,21 120,21 118,21 116,21 114,21 113,21 111,21 109,20 108,20 106,20 105,20 103,20 102,20 100,20 99,20 97,19 96,19 95,19 94,19 93,19 91,19 90,19 89,18 88,18 87,18 86,18 85,18 84,17 83,17 82,17 81,17 80,17 80,16 79,16 78,16 78,15 77,15 78,14 79,14 79,13 80,13 81,13 82,13 83,13 83,12 84,12 85,12 86,12 87,12 88,12 89,11 90,11 91,11 93,11 94,11 95,11 96,11 97,10 99,10 100,10 102,10 103,10 105,10 106,10 108,10 109,9 111,9 113,9 114,9 116,9 118,9 120,9 122,9 123,8 125,8 127,8 129,8 131,8 133,8 135,8 138,8 140,8 142,8 144,6 146,6 149,6 151,6 153,6 156,6 158,6 160,6 163,6 165,6 168,6 170,5 173,5 175,5 178,5 180,5 183,5 186,5 188,5 191,5 194,5 196,5 199,5 202,5 204,5 207,5 210,4 213,4 216,4 218,4 221,4 224,4 227,4 230,4 232,4 235,4 238,4 242,4 245,4 248,4 251,4 253,4 256,4 259,4 261,4 264,4 266,4 268,4 271,4 273,4 275,4 278,4 280,4 282,4 284,4 287,4 289,4 291,4 294,4 296,4 298,4 301,4 303,4 305,4 307,4 310,5 312,5 314,5 316,5 318,5 321,5 323,5 325,5 327,5 329,5 331,5 333,5 336,5 338,5 340,5 342,5 344,5 346,5 348,6 350,6 352,6 354,6 356,6 358,6 360,6 362,6 364,6 365,6 367,6 369,6 371,6 373,6 375,6 376,8 378,8 380,8 382,8 383,8 385,8 387,8 388,8 390,8 391,8 393,8 395,9 396,9 398,9 399,9 400,9 402,9 403,9 405,9 406,9 407,9 409,9 410,10 411,10 413,10 414,10 415,10 416,10 417,10 418,10 419,10 420,11 422,11 423,11 506,11 505,11 504,10 503,10 502,10 500,10 499,10 498,10 497,9 495,9 494,9 493,9 491,9 490,9 488,9 487,8 485,8 483,8 482,8 480,8 478,8 477,6 475,6 473,6 471,6 469,6 467,6 465,6 463,5 461,5 459,5 457,5 455,5 453,5 450,5 448,4 446,4 444,4 441,4 439,4 437,4 434,4 432,4 429,4 427,3 424,3 422,3 419,3 416,3 414,3 411,3 408,3 406,2 403,2 400,2 397,2 395,2 392,2 389,2 386,2 383,2 380,2 377,2 374,1 371,1 368,1 365,1 362,1 359,1 356,1 353,1 350,1 347,1 344,1 341,1 337,1 334,1 331,1 328,1 325,0 321,0 318,0 315,0 312,0 309,0 305,0 302,0 299,0 296,0 292,0 289,0 286,0 282,0 279,0 276,0 272,0">
          <text:p/>
        </draw:polygon>
        <draw:polygon draw:style-name="gr23" draw:text-style-name="P17" draw:layer="layout" svg:width="0.247cm" svg:height="0.011cm" svg:x="12.869cm" svg:y="17.439cm" svg:viewBox="0 0 248 12" draw:points="0,0 0,3 145,3 145,12 248,12 248,0">
          <text:p/>
        </draw:polygon>
        <draw:polygon draw:style-name="gr24" draw:text-style-name="P18" draw:layer="layout" svg:width="0.303cm" svg:height="0.054cm" svg:x="12.611cm" svg:y="17.352cm" svg:viewBox="0 0 304 55" draw:points="0,55 202,0 304,0 101,55">
          <text:p/>
        </draw:polygon>
        <draw:polygon draw:style-name="gr24" draw:text-style-name="P18" draw:layer="layout" svg:width="0.303cm" svg:height="0.054cm" svg:x="12.813cm" svg:y="17.352cm" svg:viewBox="0 0 304 55" draw:points="0,0 102,0 304,55 203,55">
          <text:p/>
        </draw:polygon>
        <draw:polygon draw:style-name="gr24" draw:text-style-name="P18" draw:layer="layout" svg:width="0.181cm" svg:height="0.006cm" svg:x="12.773cm" svg:y="17.384cm" svg:viewBox="0 0 182 7" draw:points="20,0 0,7 182,7 161,0">
          <text:p/>
        </draw:polygon>
        <draw:polygon draw:style-name="gr26" draw:text-style-name="P20" draw:layer="layout" svg:width="0.505cm" svg:height="0.131cm" svg:x="12.611cm" svg:y="17.205cm" svg:viewBox="0 0 506 132" draw:points="0,0 506,0 506,13 304,13 304,132 202,132 202,13 0,13">
          <text:p/>
        </draw:polygon>
        <draw:polygon draw:style-name="gr25" draw:text-style-name="P19" draw:layer="layout" svg:width="0.505cm" svg:height="0.135cm" svg:x="12.611cm" svg:y="17.054cm" svg:viewBox="0 0 506 136" draw:points="506,88 505,89 504,90 503,91 502,92 500,92 499,93 498,94 497,95 495,96 494,96 493,97 491,98 490,99 488,100 487,100 485,101 483,102 482,103 480,103 478,104 477,105 475,106 473,106 471,107 469,108 467,108 465,109 463,110 461,110 459,111 457,112 455,112 453,113 450,114 448,114 446,115 444,116 441,116 439,117 436,117 434,118 432,119 429,119 427,120 424,120 422,121 419,121 416,122 414,123 411,123 408,124 406,124 403,125 400,125 397,125 395,126 392,126 389,127 386,127 383,128 380,128 377,128 374,129 371,129 368,130 365,130 362,130 359,131 356,131 353,131 350,132 347,132 344,132 341,133 337,133 334,133 331,133 328,133 325,134 321,134 318,134 315,134 312,135 309,135 305,135 302,135 299,135 296,135 292,135 289,136 286,136 282,136 279,136 276,136 272,136 269,136 266,136 262,136 259,136 255,136 251,136 247,136 243,136 238,136 234,136 229,136 225,135 221,135 217,135 213,135 209,135 205,135 201,134 197,134 193,134 189,133 185,133 181,133 178,133 174,132 170,132 166,131 162,131 158,131 155,130 151,130 147,129 143,129 140,128 136,128 133,127 129,127 125,126 122,126 119,125 115,125 112,124 108,123 105,123 102,122 99,121 95,121 92,120 89,119 86,119 83,118 80,117 77,117 74,116 71,115 69,114 66,113 63,113 60,112 58,111 55,110 53,109 50,108 48,108 46,107 43,106 41,105 39,104 37,103 35,102 33,101 31,100 29,99 27,98 25,97 23,96 22,95 20,94 18,93 17,92 16,91 14,90 13,89 12,88 10,87 9,86 8,85 7,84 6,83 5,82 5,81 4,80 3,79 3,78 2,77 2,76 1,75 1,74 0,73 0,72 0,70 0,69 0,68 0,67 0,66 0,65 0,64 1,63 1,62 2,61 2,60 3,59 3,58 4,57 5,56 5,55 6,53 7,52 8,51 9,50 10,49 12,48 13,47 14,46 16,45 17,44 18,43 20,42 22,41 23,40 25,39 27,38 29,37 31,36 33,35 35,35 37,34 39,33 41,32 43,31 46,30 48,29 50,28 53,27 55,27 58,26 60,25 63,23 66,22 69,21 71,21 74,20 77,19 80,18 83,18 86,17 89,16 92,16 95,15 99,14 102,14 105,13 108,12 112,12 115,11 119,10 122,10 125,9 129,9 133,8 136,8 140,7 143,7 147,6 151,6 155,5 158,5 162,5 166,4 170,4 174,4 178,3 181,3 185,3 189,2 193,2 197,2 201,2 205,1 209,1 213,1 217,1 221,0 225,0 229,0 234,0 238,0 243,0 247,0 251,0 255,0 259,0 262,0 266,0 269,0 272,0 276,0 279,0 282,0 286,0 289,0 292,0 296,0 299,1 302,1 305,1 309,1 312,1 315,1 318,2 321,2 325,2 328,2 331,3 334,3 337,3 341,3 344,4 347,4 350,4 353,4 356,5 359,5 362,5 365,6 368,6 371,7 374,7 377,7 380,8 383,8 386,8 389,9 392,9 395,10 397,10 400,11 403,11 406,12 408,12 411,13 414,13 416,14 419,14 422,15 424,15 427,16 429,17 432,17 434,18 436,18 439,19 441,19 444,20 446,21 448,21 450,22 453,23 455,23 457,25 459,26 461,26 463,27 465,28 467,28 469,29 471,30 473,30 475,31 477,32 478,33 480,33 482,34 483,35 485,36 487,36 488,37 490,38 491,39 493,40 494,40 495,41 497,42 498,43 499,43 500,44 502,45 503,46 504,47 505,48 506,48 423,48 422,48 420,47 419,47 418,46 417,45 416,45 415,44 414,44 413,43 411,43 410,42 409,42 407,41 406,41 405,40 403,40 402,39 400,39 399,38 398,38 396,38 395,37 393,37 391,36 390,36 388,35 387,35 385,34 383,34 382,34 380,33 378,33 376,32 375,32 373,32 371,31 369,31 367,30 366,30 364,30 362,29 360,29 358,29 356,28 354,28 352,28 350,28 348,27 346,27 344,27 342,26 340,26 338,26 336,26 333,25 331,25 329,25 327,23 325,23 323,23 321,23 318,23 316,22 314,22 312,22 310,22 307,22 305,22 303,21 301,21 298,21 296,21 294,21 291,21 289,21 287,21 285,21 282,20 280,20 278,20 275,20 273,20 271,20 268,20 266,20 264,20 261,20 259,20 256,20 253,20 251,20 248,20 245,20 242,20 238,20 235,20 232,21 230,21 227,21 224,21 221,21 218,21 216,21 213,22 210,22 207,22 204,22 202,22 199,23 196,23 194,23 191,23 188,25 186,25 183,25 180,26 178,26 175,26 173,27 170,27 168,27 165,28 163,28 160,29 158,29 156,29 153,30 151,30 149,31 146,31 144,32 142,32 140,33 138,33 135,34 133,34 131,35 129,35 127,36 125,36 123,37 122,37 120,38 118,38 116,39 114,40 113,40 111,41 109,42 108,42 106,43 105,43 103,44 102,45 100,45 99,46 97,47 96,47 95,48 94,49 93,49 91,50 90,51 89,52 88,52 87,53 86,54 85,55 84,56 83,56 83,57 82,58 81,59 80,60 80,61 79,62 79,63 78,64 78,65 78,66 77,67 77,68 77,69 77,70 78,71 78,72 78,73 79,74 79,75 80,76 80,77 81,77 81,78 82,79 83,80 84,81 85,82 86,82 86,83 87,84 88,84 89,85 90,86 91,87 93,87 94,88 95,89 96,89 97,90 99,91 100,91 102,92 103,93 105,93 106,94 108,95 109,95 111,96 113,96 114,97 116,98 118,98 120,99 122,99 123,100 125,100 127,101 129,102 131,102 133,103 135,103 138,104 140,104 142,105 144,105 146,106 149,106 151,106 153,107 156,107 158,108 160,108 163,109 165,109 168,109 170,110 173,110 175,110 178,111 180,111 183,111 186,112 188,112 191,112 194,113 196,113 199,113 202,113 204,114 207,114 210,114 213,114 216,114 218,115 221,115 224,115 227,115 230,115 232,115 235,115 238,115 242,115 245,116 248,116 251,116 253,116 256,116 259,116 261,116 264,116 266,116 268,116 271,116 273,116 275,115 278,115 280,115 282,115 285,115 287,115 289,115 291,115 294,115 296,115 298,115 301,114 303,114 305,114 307,114 310,114 312,114 314,113 316,113 318,113 321,113 323,113 325,112 327,112 329,112 331,112 333,112 336,111 338,111 340,111 342,110 344,110 346,110 348,110 350,109 352,109 354,109 356,108 358,108 360,108 362,107 364,107 366,107 367,106 369,106 371,105 373,105 375,105 376,104 378,104 380,104 382,103 383,103 385,102 387,102 388,101 390,101 391,101 393,100 395,100 396,99 398,99 399,98 400,98 402,97 403,97 405,96 406,96 407,95 409,95 410,94 411,94 413,93 414,93 415,92 416,92 417,91 418,91 419,90 420,90 422,89 423,88">
          <text:p/>
        </draw:polygon>
        <draw:polygon draw:style-name="gr25" draw:text-style-name="P19" draw:layer="layout" svg:width="0.505cm" svg:height="0.081cm" svg:x="13.142cm" svg:y="17.337cm" svg:viewBox="0 0 506 82" draw:points="506,53 505,53 504,54 503,54 502,54 501,55 499,55 498,56 497,56 496,57 494,57 493,58 492,58 490,59 488,59 487,60 485,60 484,61 482,61 480,61 479,62 477,62 475,64 473,64 471,65 469,65 467,65 465,66 464,66 461,67 459,67 457,68 455,68 453,68 451,69 449,69 446,69 444,70 442,70 439,71 437,71 434,71 432,72 429,72 427,72 424,73 422,73 419,73 417,74 414,74 411,74 409,74 406,75 403,75 400,75 398,76 395,76 392,76 389,76 386,77 383,77 380,77 378,77 375,78 372,78 369,78 366,78 363,79 359,79 356,79 353,79 350,79 347,80 344,80 341,80 338,80 335,80 331,80 328,80 325,81 322,81 319,81 315,81 312,81 309,81 306,81 302,81 299,81 296,81 293,82 289,82 286,82 283,82 279,82 276,82 273,82 269,82 266,82 263,82 259,82 255,82 251,82 247,82 243,82 239,82 235,82 231,82 227,82 223,81 219,81 215,81 210,81 206,81 202,81 198,81 194,81 190,80 186,80 182,80 178,80 174,80 170,79 166,79 163,79 159,79 155,79 151,78 148,78 144,78 140,77 137,77 133,77 129,77 126,76 122,76 119,75 115,75 112,75 109,74 105,74 102,74 99,73 96,73 93,72 89,72 86,72 83,71 80,71 77,70 75,70 72,69 69,69 66,68 63,68 61,68 58,67 56,67 53,66 51,65 48,65 46,65 44,64 41,62 39,62 37,61 35,61 33,60 31,60 29,59 27,58 25,58 24,57 22,57 20,56 19,56 17,55 16,54 15,54 13,53 12,53 11,52 10,51 9,51 8,50 7,49 6,49 5,48 4,48 4,47 3,46 2,46 2,45 1,44 1,43 1,42 0,41 0,40 1,39 1,38 1,37 2,36 2,35 3,35 4,34 5,33 6,32 7,32 8,31 9,31 10,30 11,29 12,29 13,28 15,27 16,27 17,26 19,26 20,25 22,24 24,24 25,23 27,23 29,22 31,22 33,21 35,20 37,20 39,19 41,19 44,18 46,18 48,17 51,17 53,16 56,16 58,15 61,15 63,14 66,14 69,13 72,13 75,12 77,12 80,11 83,11 86,11 89,10 93,10 96,9 99,9 102,9 105,8 109,8 112,7 115,7 119,7 122,6 126,6 129,6 133,5 137,5 140,5 144,4 148,4 151,4 155,4 159,3 163,3 166,3 170,3 174,3 178,2 182,2 186,2 190,2 194,2 198,1 202,1 206,1 210,1 215,1 219,1 223,1 227,1 231,1 235,0 239,0 243,0 247,0 251,0 255,0 259,0 263,0 266,0 269,0 273,0 276,0 279,0 283,0 286,1 289,1 293,1 296,1 299,1 302,1 306,1 309,1 312,1 315,1 319,1 322,1 325,2 328,2 331,2 335,2 338,2 341,2 344,3 347,3 350,3 353,3 356,3 359,3 363,4 366,4 369,4 372,4 375,4 378,5 380,5 383,5 386,6 389,6 392,6 395,6 398,7 400,7 403,7 406,7 409,8 411,8 414,8 417,9 419,9 422,9 424,10 427,10 429,10 432,11 434,11 437,11 439,12 442,12 444,12 446,13 449,13 451,14 453,14 455,14 457,15 459,15 461,15 464,16 465,16 467,17 469,17 471,18 473,18 475,18 477,19 479,19 480,20 482,20 484,21 485,21 487,22 488,22 490,22 492,23 493,23 494,24 496,24 497,25 498,25 499,26 501,26 502,27 503,27 504,28 505,28 506,29 423,29 422,28 421,28 420,28 419,27 418,27 416,27 415,26 414,26 413,26 412,25 410,25 409,25 408,24 406,24 405,24 404,24 402,23 401,23 399,23 398,22 396,22 395,22 393,22 392,21 390,21 389,21 387,21 385,20 384,20 382,20 380,20 378,19 377,19 375,19 373,19 371,18 369,18 368,18 366,18 364,18 362,17 360,17 358,17 356,17 354,17 352,16 350,16 348,16 346,16 344,16 342,15 340,15 338,15 336,15 334,15 332,15 330,15 327,14 325,14 323,14 321,14 319,14 317,14 314,14 312,14 310,13 308,13 305,13 303,13 301,13 299,13 296,13 294,13 292,13 290,13 287,13 285,13 283,13 280,13 278,13 276,13 273,12 271,12 269,12 266,12 264,12 262,12 259,12 257,12 254,12 251,12 248,12 245,12 242,13 239,13 237,13 234,13 231,13 228,13 225,13 222,13 220,13 217,13 213,13 210,13 208,14 205,14 202,14 199,14 197,14 194,14 191,14 189,15 186,15 183,15 181,15 178,15 176,15 173,16 171,16 168,16 166,16 163,17 161,17 158,17 156,17 154,18 151,18 149,18 147,18 145,19 142,19 140,19 138,20 136,20 134,20 132,21 130,21 128,21 126,21 124,22 122,22 120,22 118,23 116,23 115,24 113,24 111,24 110,25 108,25 106,25 105,26 103,26 102,26 101,27 99,27 98,28 97,28 95,29 94,29 93,29 92,30 91,30 90,31 89,31 88,31 87,32 86,32 85,33 84,33 84,34 83,34 82,34 82,35 81,35 81,36 80,36 80,37 79,37 79,38 78,38 78,39 78,40 78,41 78,42 78,43 79,43 79,44 80,45 81,46 82,46 82,47 83,47 84,48 85,49 86,49 87,49 88,50 89,50 90,51 91,51 92,51 93,52 94,52 95,53 97,53 98,54 99,54 101,54 102,55 103,55 105,55 106,56 108,56 110,57 111,57 113,57 115,58 116,58 118,58 120,59 122,59 124,59 126,60 128,60 130,60 132,61 134,61 136,61 138,62 140,62 142,62 145,62 147,64 149,64 151,64 154,65 156,65 158,65 161,65 163,66 166,66 168,66 171,66 173,66 176,67 178,67 181,67 183,67 186,67 189,68 191,68 194,68 197,68 199,68 202,68 205,69 208,69 210,69 213,69 217,69 220,69 222,69 225,69 228,69 231,69 234,70 237,70 239,70 242,70 245,70 248,70 251,70 254,70 257,70 259,70 262,70 264,70 266,70 269,70 271,70 273,70 276,70 278,70 280,70 283,70 285,70 287,69 290,69 292,69 294,69 296,69 299,69 301,69 303,69 305,69 308,69 310,69 312,69 314,68 317,68 319,68 321,68 323,68 325,68 327,68 330,68 332,67 334,67 336,67 338,67 340,67 342,67 344,67 346,66 348,66 350,66 352,66 354,66 356,65 358,65 360,65 362,65 364,65 366,64 368,64 369,64 371,64 373,62 375,62 377,62 378,62 380,62 382,61 384,61 385,61 387,61 389,60 390,60 392,60 393,60 395,59 396,59 398,59 399,58 401,58 402,58 404,58 405,57 406,57 408,57 409,56 410,56 412,56 413,56 414,55 415,55 416,55 418,54 419,54 420,54 421,53 422,53 423,53">
          <text:p/>
        </draw:polygon>
        <draw:polygon draw:style-name="gr26" draw:text-style-name="P20" draw:layer="layout" svg:width="0.505cm" svg:height="2.658cm" svg:x="13.142cm" svg:y="14.663cm" svg:viewBox="0 0 506 2659" draw:points="0,0 506,0 506,266 304,266 304,2659 202,2659 202,266 0,266">
          <text:p/>
        </draw:polygon>
        <draw:polygon draw:style-name="gr24" draw:text-style-name="P18" draw:layer="layout" svg:width="0.303cm" svg:height="0.038cm" svg:x="13.674cm" svg:y="17.412cm" svg:viewBox="0 0 304 39" draw:points="0,39 203,0 304,0 102,39">
          <text:p/>
        </draw:polygon>
        <draw:polygon draw:style-name="gr24" draw:text-style-name="P18" draw:layer="layout" svg:width="0.302cm" svg:height="0.038cm" svg:x="13.876cm" svg:y="17.412cm" svg:viewBox="0 0 303 39" draw:points="0,0 101,0 303,39 203,39">
          <text:p/>
        </draw:polygon>
        <draw:polygon draw:style-name="gr24" draw:text-style-name="P18" draw:layer="layout" svg:width="0.182cm" svg:height="0.005cm" svg:x="13.835cm" svg:y="17.434cm" svg:viewBox="0 0 183 6" draw:points="21,0 0,6 183,6 163,0">
          <text:p/>
        </draw:polygon>
        <draw:polygon draw:style-name="gr26" draw:text-style-name="P20" draw:layer="layout" svg:width="0.504cm" svg:height="0.044cm" svg:x="13.674cm" svg:y="17.352cm" svg:viewBox="0 0 505 45" draw:points="0,0 505,0 505,4 304,4 304,45 203,45 203,4 0,4">
          <text:p/>
        </draw:polygon>
        <draw:polygon draw:style-name="gr23" draw:text-style-name="P17" draw:layer="layout" svg:width="0.504cm" svg:height="0.113cm" svg:x="13.674cm" svg:y="17.223cm" svg:viewBox="0 0 505 114" draw:points="422,74 421,75 420,75 419,76 418,76 417,77 416,77 415,77 414,78 412,78 411,79 410,79 408,80 407,80 406,80 404,81 403,81 402,82 400,82 399,82 397,83 396,83 394,83 393,84 391,84 390,85 388,85 386,85 385,86 383,86 381,86 380,87 378,87 376,87 374,88 373,88 371,88 369,89 367,89 365,89 363,90 361,90 359,90 358,90 356,91 354,91 352,91 350,92 348,92 346,92 344,92 342,93 339,93 337,93 335,93 333,93 331,94 329,94 327,94 325,94 322,94 320,95 318,95 316,95 314,95 311,95 309,95 307,95 305,96 302,96 300,96 298,96 296,96 293,96 291,96 289,96 287,96 284,97 282,97 280,97 277,97 275,97 273,97 270,97 268,97 266,97 263,97 261,97 259,97 256,97 253,97 250,97 247,97 244,97 242,97 239,97 236,97 233,97 230,96 227,96 225,96 222,96 219,96 216,96 213,96 211,95 208,95 205,95 202,95 200,95 197,95 194,94 192,94 189,94 185,94 183,93 180,93 178,93 175,92 173,92 170,92 167,92 165,91 163,91 160,91 158,90 155,90 153,90 151,89 148,89 146,88 144,88 142,88 140,87 137,87 135,86 133,86 131,86 129,85 127,85 125,84 123,84 121,83 119,83 118,82 116,82 114,81 112,81 111,80 109,80 107,79 106,79 104,78 103,78 101,77 100,77 99,76 97,76 96,75 95,74 93,74 92,73 91,73 90,72 89,71 88,71 87,70 86,70 85,69 84,68 83,67 82,67 82,66 81,65 80,65 80,64 79,64 79,63 79,62 78,62 78,61 78,60 77,59 77,58 77,57 77,56 77,55 78,55 78,54 78,53 79,52 79,51 80,51 80,50 81,49 82,49 82,48 83,47 84,47 84,46 85,46 86,45 87,44 88,44 89,43 90,43 91,42 92,41 93,41 95,40 96,40 97,39 99,39 100,38 101,38 103,37 104,37 106,36 107,35 109,35 111,34 112,34 114,33 116,33 118,32 119,32 121,31 123,31 125,30 127,30 129,30 131,29 133,29 135,28 137,28 140,27 142,27 144,27 146,26 148,26 151,25 153,25 155,25 158,24 160,24 163,24 165,23 167,23 170,23 173,22 175,22 178,22 180,22 183,21 185,21 189,21 192,21 194,20 197,20 200,20 202,20 205,20 208,19 211,19 213,19 216,19 219,19 222,19 225,18 227,18 230,18 233,18 236,18 239,18 242,18 244,18 247,18 250,18 253,18 256,18 259,18 261,18 263,18 266,18 268,18 270,18 273,18 275,18 277,18 280,18 282,18 284,18 287,18 289,18 291,18 293,18 296,19 298,19 300,19 302,19 305,19 307,19 309,19 311,19 314,20 316,20 318,20 320,20 322,20 325,20 327,21 329,21 331,21 333,21 335,21 337,22 339,22 342,22 344,22 346,23 348,23 350,23 352,23 354,24 356,24 358,24 359,25 361,25 363,25 365,25 367,26 369,26 371,26 373,27 374,27 376,27 378,28 380,28 381,28 383,29 385,29 386,29 388,30 390,30 391,30 393,31 394,31 396,32 397,32 399,32 400,33 402,33 403,33 404,34 406,34 407,35 408,35 410,36 411,36 412,36 414,37 415,37 416,38 417,38 418,39 419,39 420,40 421,40 422,41 505,41 504,40 503,39 502,39 501,38 500,37 499,37 498,36 496,35 495,34 494,34 492,33 491,33 489,32 488,31 486,31 485,30 483,29 481,29 480,28 478,27 476,27 474,26 473,26 471,25 469,25 467,24 465,23 463,23 461,22 459,22 457,21 454,20 452,20 450,19 448,19 446,18 443,18 441,17 439,17 436,16 434,16 431,15 429,15 426,14 424,14 421,13 419,13 416,13 413,12 411,12 408,11 405,11 402,9 400,9 397,9 394,8 391,8 388,7 386,7 383,7 380,6 377,6 374,6 371,5 368,5 365,5 362,5 359,4 356,4 353,4 350,3 347,3 343,3 340,3 337,2 334,2 331,2 328,2 324,2 321,2 318,1 315,1 311,1 308,1 305,1 302,1 298,1 295,0 292,0 289,0 285,0 282,0 279,0 275,0 272,0 269,0 265,0 262,0 259,0 255,0 251,0 246,0 242,0 238,0 234,0 230,0 226,0 222,0 218,1 214,1 210,1 206,1 202,1 198,1 194,2 190,2 185,2 181,2 177,3 173,3 170,3 166,4 162,4 158,4 154,5 151,5 147,5 143,6 140,6 136,7 132,7 129,7 125,8 122,8 118,9 115,9 111,11 108,11 105,12 101,12 98,13 95,14 92,14 89,15 86,15 83,16 80,16 77,17 74,18 71,18 68,19 66,20 63,20 60,21 57,22 55,22 52,23 50,24 48,25 45,25 43,26 41,27 38,28 36,28 34,29 32,30 30,31 28,31 27,32 25,33 23,34 21,35 20,35 18,36 17,37 15,38 14,39 13,40 11,41 10,41 9,42 8,43 7,44 6,45 5,46 4,47 4,48 3,48 2,49 2,50 1,51 1,52 0,53 0,54 0,55 0,56 0,57 0,58 0,59 0,60 0,61 0,62 1,63 1,64 2,65 3,66 4,67 4,68 5,69 6,70 7,71 8,71 9,72 10,73 11,74 13,75 14,76 15,77 17,78 18,78 20,79 21,80 23,81 25,82 27,82 28,83 30,84 32,85 34,86 36,86 38,87 41,88 43,89 45,89 48,90 50,91 52,92 55,92 57,93 60,94 63,94 66,95 68,96 71,96 74,97 77,98 80,98 83,99 86,99 89,100 92,101 95,101 98,102 101,102 105,103 108,103 111,104 115,104 118,105 122,105 125,106 129,106 132,107 136,107 140,108 143,108 147,108 151,109 154,109 158,110 162,110 166,110 170,110 173,111 177,111 181,111 185,112 190,112 194,112 198,112 202,113 206,113 210,113 214,113 218,113 222,113 226,113 230,114 234,114 238,114 242,114 246,114 251,114 255,114 259,114 262,114 265,114 269,114 272,114 275,114 279,114 282,114 285,114 289,114 292,113 295,113 298,113 302,113 305,113 308,113 311,113 315,113 318,112 321,112 324,112 328,112 331,112 334,111 337,111 340,111 343,111 347,111 350,110 353,110 356,110 359,110 362,109 365,109 368,109 371,108 374,108 377,108 380,107 383,107 386,107 388,106 391,106 394,105 397,105 400,105 402,104 405,104 408,103 411,103 413,103 416,102 419,102 421,101 424,101 426,100 429,100 431,99 434,99 436,98 439,98 441,97 443,97 446,96 448,96 450,95 452,95 454,94 457,94 459,93 461,93 463,92 465,91 467,91 469,90 471,90 473,89 474,88 476,88 478,87 480,87 481,86 483,85 485,85 486,84 488,83 489,83 491,82 492,81 494,81 495,80 496,79 498,79 499,78 500,77 501,77 502,76 503,75 504,75 505,74">
          <text:p/>
        </draw:polygon>
        <draw:polygon draw:style-name="gr23" draw:text-style-name="P17" draw:layer="layout" svg:width="0.246cm" svg:height="0.045cm" svg:x="13.932cm" svg:y="17.291cm" svg:viewBox="0 0 247 46" draw:points="247,0 0,0 0,11 143,11 143,46 247,46">
          <text:p/>
        </draw:polygon>
        <draw:polygon draw:style-name="gr25" draw:text-style-name="P19" draw:layer="layout" svg:width="0.504cm" svg:height="0.157cm" svg:x="13.674cm" svg:y="17.05cm" svg:viewBox="0 0 505 158" draw:points="505,102 504,103 503,104 502,104 501,105 500,106 499,107 498,108 496,109 495,110 494,111 492,112 491,113 489,114 488,115 486,116 485,116 483,117 481,118 480,119 478,120 476,121 474,122 473,122 471,123 469,124 467,125 465,126 463,126 461,127 459,128 457,129 454,130 452,130 450,131 448,132 446,133 443,133 441,134 439,135 436,135 434,136 431,137 429,137 426,138 424,139 421,139 419,140 416,141 413,141 411,143 408,143 405,144 403,145 400,145 397,146 394,146 391,147 388,147 386,148 383,148 380,149 377,149 374,150 371,150 368,151 365,151 362,151 359,152 356,152 353,153 350,153 347,153 343,154 340,154 337,154 334,154 331,155 328,155 324,155 321,156 318,156 315,156 311,156 308,156 305,157 302,157 298,157 295,157 292,157 289,157 285,157 282,158 279,158 275,158 272,158 269,158 265,158 262,158 259,158 255,158 251,158 246,158 242,158 238,158 234,157 230,157 226,157 222,157 218,157 214,157 210,156 206,156 202,156 198,156 194,155 190,155 185,155 181,154 177,154 173,154 170,153 166,153 162,152 158,152 154,151 151,151 147,150 143,150 140,149 136,149 132,148 129,147 125,147 122,146 118,145 115,145 111,144 108,143 105,143 101,141 98,140 95,139 92,139 89,138 86,137 83,136 80,135 77,134 74,133 71,133 68,132 66,131 63,130 60,129 57,128 55,127 52,126 50,125 48,124 45,123 43,122 41,121 38,120 36,119 34,118 32,117 30,115 28,114 27,113 25,112 23,111 21,110 20,109 18,108 17,106 15,105 14,104 13,103 11,102 10,100 9,99 8,98 7,97 6,96 5,94 4,93 4,92 3,91 2,90 2,88 1,87 1,86 0,85 0,83 0,82 0,81 0,80 0,78 0,77 0,76 0,75 0,73 0,72 1,71 1,70 2,68 2,67 3,66 4,65 4,63 5,62 6,61 7,60 8,59 9,57 10,56 11,55 13,54 14,53 15,51 17,50 18,49 20,48 21,47 23,46 25,45 27,44 28,42 30,41 32,40 34,39 36,38 38,37 41,36 43,35 45,34 48,33 50,32 52,31 55,30 57,29 60,28 63,27 66,26 68,25 71,24 74,23 77,22 80,22 83,21 86,20 89,19 92,18 95,17 98,17 101,16 105,15 108,14 111,14 115,13 118,12 122,12 125,11 129,10 132,10 136,9 140,9 143,8 147,7 151,7 154,6 158,6 162,6 166,5 170,5 173,4 177,4 181,3 185,3 190,3 194,2 198,2 202,2 206,1 210,1 214,1 218,1 222,1 226,0 230,0 234,0 238,0 242,0 246,0 251,0 255,0 259,0 262,0 265,0 269,0 272,0 275,0 279,0 282,0 285,0 289,0 292,0 295,1 298,1 302,1 305,1 308,1 311,1 315,2 318,2 321,2 324,2 328,3 331,3 334,3 337,3 340,4 343,4 347,4 350,5 353,5 356,6 359,6 362,6 365,7 368,7 371,8 374,8 377,9 380,9 383,9 386,10 388,10 391,11 394,11 397,12 400,13 403,13 405,14 408,14 411,15 413,15 416,16 419,17 421,17 424,18 426,19 429,19 431,20 434,21 436,21 439,22 441,23 443,23 446,24 448,25 450,26 452,26 454,27 457,28 459,29 461,30 463,30 465,31 467,32 469,33 471,34 473,34 474,35 476,36 478,37 480,38 481,39 483,39 485,40 486,41 488,42 489,43 491,44 492,45 494,46 495,47 496,48 498,48 499,49 500,50 501,51 502,52 503,53 504,54 505,55 422,55 421,54 420,54 419,53 418,52 417,52 416,51 415,50 413,50 412,49 411,49 410,48 408,48 407,47 406,46 404,46 403,45 402,45 400,44 399,44 397,43 396,43 394,42 393,41 391,41 390,40 388,40 386,39 385,39 383,38 381,38 380,37 378,37 376,37 374,36 373,36 371,35 369,35 367,34 365,34 363,34 361,33 359,33 358,32 356,32 354,32 352,31 350,31 348,31 346,30 344,30 341,30 339,29 337,29 335,28 333,28 331,28 329,28 327,27 325,27 322,27 320,27 318,26 316,26 314,26 311,26 309,26 307,25 305,25 302,25 300,25 298,25 296,25 293,24 291,24 289,24 287,24 284,24 282,24 280,24 277,24 275,24 273,24 270,23 268,23 266,23 263,23 261,23 259,23 256,23 253,23 250,23 247,23 244,24 242,24 239,24 236,24 233,24 230,24 227,24 225,24 222,25 219,25 216,25 213,25 211,25 208,26 205,26 202,26 200,26 197,27 194,27 192,27 189,28 185,28 183,28 180,29 178,29 175,30 173,30 170,30 167,31 165,31 163,32 160,32 158,33 155,33 153,34 151,34 148,35 146,35 144,36 142,36 140,37 137,37 135,38 133,39 131,39 129,40 127,40 125,41 123,42 121,42 119,43 118,44 116,44 114,45 112,46 111,46 109,47 107,48 106,49 104,49 103,50 101,51 100,52 99,52 97,53 96,54 95,55 93,56 92,56 91,57 90,58 89,59 88,60 87,60 86,61 85,62 84,63 84,64 83,64 82,65 82,66 81,67 80,68 80,69 79,70 79,71 78,72 78,73 78,74 78,75 77,76 77,77 77,78 77,79 77,80 77,81 78,82 78,83 78,84 79,85 79,86 79,87 80,88 80,89 81,90 82,90 82,91 83,92 84,93 84,94 85,95 86,95 87,96 88,97 89,98 90,99 91,100 92,100 93,101 95,102 96,103 97,104 99,104 100,105 101,106 103,107 104,107 106,108 107,109 109,109 111,110 112,111 114,112 116,112 118,113 119,114 121,114 123,115 125,116 127,116 129,117 131,118 133,118 135,119 137,119 140,120 142,120 144,121 146,122 148,122 151,123 153,123 155,124 158,124 160,125 163,125 165,125 167,126 170,126 173,127 175,127 178,128 180,128 183,128 185,129 189,129 192,129 194,130 197,130 200,130 202,131 205,131 208,131 211,131 213,132 216,132 219,132 222,132 225,132 227,132 230,133 233,133 236,133 239,133 242,133 244,133 247,133 250,133 253,133 256,133 259,133 261,133 263,133 266,133 268,133 270,133 273,133 275,133 277,133 280,133 282,133 284,133 287,133 289,133 291,132 293,132 296,132 298,132 300,132 302,132 305,132 307,131 309,131 311,131 314,131 316,131 318,130 320,130 322,130 325,130 327,129 329,129 331,129 333,128 335,128 337,128 339,128 341,127 344,127 346,127 348,126 350,126 352,125 354,125 356,125 358,124 359,124 361,124 363,123 365,123 367,122 369,122 371,121 373,121 374,121 376,120 378,120 380,119 381,119 383,118 385,118 386,117 388,117 390,116 391,116 393,115 394,115 396,114 397,114 399,113 400,113 402,112 403,111 404,111 406,110 407,110 408,109 410,109 411,108 412,107 413,107 415,106 416,106 417,105 418,104 419,104 420,103 421,102 422,102">
          <text:p/>
        </draw:polygon>
        <draw:polygon draw:style-name="gr25" draw:text-style-name="P19" draw:layer="layout" svg:width="0.505cm" svg:height="0.081cm" svg:x="14.205cm" svg:y="17.337cm" svg:viewBox="0 0 506 82" draw:points="506,53 505,53 504,54 503,54 502,54 500,55 499,55 498,56 497,56 495,57 494,57 493,58 491,58 490,59 488,59 487,60 485,60 483,61 482,61 480,61 478,62 477,62 475,64 473,64 471,65 469,65 467,65 465,66 463,66 461,67 459,67 457,68 455,68 453,68 450,69 448,69 446,69 444,70 441,70 439,71 437,71 434,71 432,72 429,72 427,72 424,73 422,73 419,73 416,74 414,74 411,74 408,74 406,75 403,75 400,75 397,76 395,76 392,76 389,76 386,77 383,77 380,77 377,77 374,78 371,78 368,78 365,78 362,79 359,79 356,79 353,79 350,79 347,80 344,80 341,80 338,80 334,80 331,80 328,80 325,81 321,81 318,81 315,81 312,81 309,81 305,81 302,81 299,81 296,81 292,82 289,82 286,82 282,82 279,82 276,82 272,82 269,82 266,82 262,82 259,82 255,82 251,82 247,82 243,82 239,82 235,82 231,82 226,82 222,81 218,81 214,81 210,81 206,81 202,81 198,81 194,81 190,80 186,80 183,80 179,80 175,80 171,79 167,79 163,79 158,79 155,79 151,78 147,78 144,78 140,77 136,77 133,77 129,77 126,76 122,76 119,75 115,75 112,75 108,74 105,74 102,74 99,73 95,73 92,72 89,72 86,72 83,71 80,71 77,70 74,70 71,69 69,69 66,68 63,68 60,68 58,67 55,67 53,66 50,65 48,65 46,65 43,64 41,62 39,62 37,61 35,61 33,60 31,60 29,59 27,58 25,58 23,57 22,57 20,56 19,56 17,55 16,54 14,54 13,53 12,53 10,52 9,51 8,51 7,50 6,49 5,48 4,48 3,47 3,46 2,46 2,45 1,44 0,43 0,42 0,41 0,40 0,39 0,38 1,37 2,36 2,35 3,35 3,34 4,34 5,33 6,32 7,31 8,31 9,30 10,29 12,29 13,28 14,27 16,27 17,26 19,26 20,25 22,24 23,24 25,23 27,23 29,22 31,22 33,21 35,20 37,20 39,19 41,19 43,18 46,18 48,17 50,17 53,16 55,16 58,15 60,15 63,14 66,14 69,13 71,13 74,12 77,12 80,11 83,11 86,11 89,10 92,10 95,9 99,9 102,9 105,8 108,8 112,7 115,7 119,7 122,6 126,6 129,6 133,5 136,5 140,5 144,4 147,4 151,4 155,4 158,3 163,3 167,3 171,3 175,3 179,2 183,2 186,2 190,2 194,2 198,1 202,1 206,1 210,1 214,1 218,1 222,1 226,1 231,1 235,0 239,0 243,0 247,0 251,0 255,0 259,0 262,0 266,0 269,0 272,0 276,0 279,0 282,0 286,1 289,1 292,1 296,1 299,1 302,1 305,1 309,1 312,1 315,1 318,1 321,1 325,2 328,2 331,2 334,2 338,2 341,2 344,3 347,3 350,3 353,3 356,3 359,3 362,4 365,4 368,4 371,4 374,4 377,5 380,5 383,5 386,6 389,6 392,6 395,6 397,7 400,7 403,7 406,7 408,8 411,8 414,8 416,9 419,9 422,9 424,10 427,10 429,10 432,11 434,11 437,11 439,12 441,12 444,12 446,13 448,13 450,14 453,14 455,14 457,15 459,15 461,15 463,16 465,16 467,17 469,17 471,18 473,18 475,18 477,19 478,19 480,20 482,20 483,21 485,21 487,22 488,22 490,22 491,23 493,23 494,24 495,24 497,25 498,25 499,26 500,26 502,27 503,27 504,28 505,28 506,29 423,29 422,28 421,28 419,28 418,27 417,27 416,27 415,26 414,26 413,26 411,25 410,25 409,25 408,24 406,24 405,24 403,24 402,23 401,23 399,23 398,22 396,22 395,22 393,22 391,21 390,21 388,21 387,21 385,20 383,20 382,20 380,20 378,19 376,19 375,19 373,19 371,18 369,18 367,18 366,18 364,18 362,17 360,17 358,17 356,17 354,17 352,16 350,16 348,16 346,16 344,16 342,15 340,15 338,15 336,15 333,15 331,15 329,15 327,14 325,14 323,14 321,14 318,14 316,14 314,14 312,14 310,13 307,13 305,13 303,13 301,13 298,13 296,13 294,13 292,13 289,13 287,13 285,13 282,13 280,13 278,13 275,13 273,12 271,12 268,12 266,12 264,12 261,12 259,12 256,12 253,12 251,12 248,12 245,12 242,13 239,13 236,13 233,13 231,13 228,13 225,13 222,13 219,13 217,13 214,13 211,13 208,14 206,14 203,14 200,14 197,14 195,14 192,14 189,15 187,15 184,15 182,15 179,15 176,15 174,16 171,16 169,16 166,16 164,17 162,17 158,17 156,17 153,18 151,18 149,18 147,18 144,19 142,19 140,19 138,20 136,20 134,20 131,21 129,21 127,21 125,21 124,22 122,22 120,22 118,23 116,23 114,24 113,24 111,24 109,25 108,25 106,25 105,26 103,26 102,26 100,27 99,27 98,28 96,28 95,29 94,29 93,29 91,30 90,30 89,31 88,31 87,31 87,32 86,32 85,33 84,33 83,34 82,34 81,35 80,36 79,37 78,38 78,39 78,40 77,41 78,41 78,42 78,43 79,44 79,45 80,45 80,46 81,46 82,47 83,47 83,48 84,48 85,49 86,49 87,49 87,50 88,50 89,51 90,51 91,51 93,52 94,52 95,53 96,53 98,54 99,54 100,54 102,55 103,55 105,55 106,56 108,56 109,57 111,57 113,57 114,58 116,58 118,58 120,59 122,59 124,59 125,60 127,60 129,60 131,61 134,61 136,61 138,62 140,62 142,62 144,62 147,64 149,64 151,64 153,65 156,65 158,65 162,65 164,66 166,66 169,66 171,66 174,66 176,67 179,67 182,67 184,67 187,67 189,68 192,68 195,68 197,68 200,68 203,68 206,69 208,69 211,69 214,69 217,69 219,69 222,69 225,69 228,69 231,69 233,70 236,70 239,70 242,70 245,70 248,70 251,70 253,70 256,70 259,70 261,70 264,70 266,70 268,70 271,70 273,70 275,70 278,70 280,70 282,70 285,70 287,69 289,69 292,69 294,69 296,69 298,69 301,69 303,69 305,69 307,69 310,69 312,69 314,68 316,68 318,68 321,68 323,68 325,68 327,68 329,68 331,67 333,67 336,67 338,67 340,67 342,67 344,67 346,66 348,66 350,66 352,66 354,66 356,65 358,65 360,65 362,65 364,65 366,64 367,64 369,64 371,64 373,62 375,62 376,62 378,62 380,62 382,61 383,61 385,61 387,61 388,60 390,60 391,60 393,60 395,59 396,59 398,59 399,58 401,58 402,58 403,58 405,57 406,57 408,57 409,56 410,56 411,56 413,56 414,55 415,55 416,55 417,54 418,54 419,54 421,53 422,53 423,53">
          <text:p/>
        </draw:polygon>
        <draw:polygon draw:style-name="gr26" draw:text-style-name="P20" draw:layer="layout" svg:width="0.505cm" svg:height="2.658cm" svg:x="14.205cm" svg:y="14.663cm" svg:viewBox="0 0 506 2659" draw:points="0,0 506,0 506,266 304,266 304,2659 203,2659 203,266 0,266">
          <text:p/>
        </draw:polygon>
        <draw:polygon draw:style-name="gr25" draw:text-style-name="P19" draw:layer="layout" svg:width="0.505cm" svg:height="0.033cm" svg:x="14.736cm" svg:y="17.417cm" svg:viewBox="0 0 506 34" draw:points="279,0 276,0 273,0 269,0 266,0 263,0 260,0 255,0 251,0 247,0 243,0 239,0 235,0 231,0 227,0 223,0 219,0 215,0 211,0 207,0 203,0 199,0 195,1 191,1 187,1 183,1 179,1 175,1 171,1 167,1 164,1 160,1 156,1 152,1 149,2 145,2 141,2 138,2 134,2 129,2 126,2 122,2 119,3 116,3 112,3 109,3 105,3 102,3 99,3 96,4 93,4 89,4 86,4 83,4 80,4 77,5 75,5 72,5 69,5 66,5 63,6 61,6 58,6 56,6 53,6 51,8 48,8 46,8 44,8 41,8 39,9 37,9 35,9 33,9 31,10 29,10 27,10 25,10 24,10 22,11 20,11 19,11 17,12 16,12 15,12 13,12 12,13 11,13 10,13 9,13 8,14 7,14 6,14 5,14 4,15 3,15 2,15 2,16 1,16 1,17 0,17 0,18 1,18 1,19 2,19 3,20 4,20 5,20 6,21 7,21 8,21 9,22 10,22 11,22 12,22 13,22 15,23 16,23 17,23 19,23 20,24 22,24 24,24 25,24 27,25 29,25 31,25 33,25 35,26 37,26 39,26 41,26 44,26 46,27 48,27 51,27 53,27 56,27 58,28 61,28 63,28 66,28 69,28 72,29 75,29 77,29 80,29 83,29 86,30 89,30 93,30 96,30 99,30 102,30 105,31 109,31 112,31 116,31 119,31 122,31 126,31 129,32 134,32 138,32 141,32 145,32 149,32 152,32 156,32 160,33 164,33 167,33 171,33 175,33 179,33 183,33 187,33 191,33 195,33 199,33 203,33 207,33 211,34 215,34 219,34 223,34 227,34 231,34 235,34 239,34 243,34 247,34 251,34 255,34 260,34 263,34 266,34 269,34 273,34 276,34 279,34 283,34 286,34 289,34 293,34 296,34 299,34 302,34 306,34 309,34 312,33 315,33 319,33 322,33 325,33 328,33 332,33 335,33 338,33 341,33 344,33 347,33 350,33 353,33 357,33 360,33 363,32 366,32 369,32 372,32 375,32 378,32 381,32 383,32 386,32 389,31 392,31 395,31 398,31 401,31 403,31 406,31 409,31 411,31 414,30 417,30 419,30 422,30 424,30 427,30 430,30 432,30 434,29 437,29 439,29 442,29 444,29 446,29 449,29 451,28 453,28 455,28 457,28 459,28 461,28 464,27 466,27 468,27 469,27 471,27 473,27 475,26 477,26 479,26 480,26 482,26 484,25 485,25 487,25 489,25 490,25 492,25 493,24 494,24 496,24 497,24 498,24 500,23 501,23 502,23 503,23 504,23 505,22 506,22 423,22 422,22 421,22 420,23 419,23 418,23 417,23 415,23 414,23 413,23 412,24 410,24 409,24 408,24 407,24 405,24 404,24 402,24 401,25 399,25 398,25 396,25 395,25 393,25 392,25 390,25 389,25 387,26 385,26 384,26 382,26 380,26 379,26 377,26 375,26 373,26 371,26 370,26 368,27 366,27 364,27 362,27 360,27 358,27 356,27 354,27 352,27 350,27 348,27 346,27 344,27 342,28 340,28 338,28 336,28 334,28 332,28 330,28 327,28 325,28 323,28 321,28 319,28 317,28 314,28 312,28 310,28 308,28 305,28 303,28 301,29 299,29 296,29 294,29 292,29 290,29 287,29 285,29 283,29 280,29 278,29 276,29 273,29 271,29 269,29 266,29 264,29 262,29 260,29 257,29 254,29 251,29 248,29 245,29 242,29 240,29 237,29 234,29 231,29 228,29 225,29 222,29 220,29 217,29 214,28 211,28 209,28 206,28 203,28 200,28 198,28 195,28 192,28 190,28 187,28 184,28 182,28 179,28 177,28 174,27 172,27 169,27 167,27 164,27 162,27 159,27 157,27 155,27 152,27 150,27 148,26 146,26 143,26 141,26 139,26 137,26 135,26 133,26 130,25 128,25 126,25 124,25 122,25 120,25 118,25 117,24 115,24 113,24 111,24 110,24 108,24 107,24 105,23 104,23 102,23 101,23 99,23 98,23 97,22 95,22 94,22 93,22 92,22 91,22 90,22 89,21 88,21 87,21 86,21 85,21 84,20 83,20 82,20 81,19 80,19 79,19 79,18 78,18 78,17 78,16 79,16 80,16 81,15 82,15 83,15 84,14 85,14 86,14 87,14 88,14 89,13 90,13 91,13 92,13 93,13 94,13 95,12 97,12 98,12 99,12 101,12 102,12 104,11 105,11 107,11 108,11 110,11 111,11 113,10 115,10 117,10 118,10 120,10 122,10 124,10 126,10 128,9 130,9 133,9 135,9 137,9 139,9 141,9 143,9 146,8 148,8 150,8 152,8 155,8 157,8 159,8 162,8 164,8 167,6 169,6 172,6 174,6 177,6 179,6 182,6 184,6 187,6 190,6 192,6 195,6 198,6 200,5 203,5 206,5 209,5 211,5 214,5 217,5 220,5 222,5 225,5 228,5 231,5 234,5 237,5 240,5 242,5 245,5 248,5 251,5 254,5 257,5 260,5 262,5 264,5 266,5 269,5 271,5 273,5 276,5 278,5 280,5 283,5 285,5 287,5 290,5 292,5 294,5 296,5 299,5 301,5 303,5 305,5 308,5 310,5 312,5 314,5 317,5 319,5 321,6 323,6 325,6 327,6 330,6 332,6 334,6 336,6 338,6 340,6 342,6 344,6 346,6 348,6 350,6 352,6 354,8 356,8 358,8 360,8 362,8 364,8 366,8 368,8 370,8 371,8 373,8 375,8 377,9 379,9 380,9 382,9 384,9 385,9 387,9 389,9 390,9 392,10 393,10 395,10 396,10 398,10 399,10 401,10 402,10 404,10 405,10 407,11 408,11 409,11 410,11 412,11 413,11 414,11 415,12 417,12 418,12 419,12 420,12 421,12 422,12 423,13 506,13 505,12 504,12 503,12 502,12 501,12 500,11 498,11 497,11 496,11 494,10 493,10 492,10 490,10 489,10 487,10 485,9 484,9 482,9 480,9 479,9 477,8 475,8 473,8 471,8 469,8 468,8 466,6 464,6 461,6 459,6 457,6 455,6 453,5 451,5 449,5 446,5 444,5 442,5 439,5 437,4 434,4 432,4 430,4 427,4 424,4 422,4 419,3 417,3 414,3 411,3 409,3 406,3 403,3 401,3 398,3 395,2 392,2 389,2 386,2 383,2 381,2 378,2 375,2 372,2 369,2 366,1 363,1 360,1 357,1 353,1 350,1 347,1 344,1 341,1 338,1 335,1 332,1 328,1 325,1 322,0 319,0 315,0 312,0 309,0 306,0 302,0 299,0 296,0 293,0 289,0 286,0 283,0">
          <text:p/>
        </draw:polygon>
        <draw:polygon draw:style-name="gr24" draw:text-style-name="P18" draw:layer="layout" svg:width="0.303cm" svg:height="0.054cm" svg:x="14.736cm" svg:y="17.347cm" svg:viewBox="0 0 304 55" draw:points="0,55 202,0 304,0 101,55">
          <text:p/>
        </draw:polygon>
        <draw:polygon draw:style-name="gr24" draw:text-style-name="P18" draw:layer="layout" svg:width="0.303cm" svg:height="0.054cm" svg:x="14.938cm" svg:y="17.347cm" svg:viewBox="0 0 304 55" draw:points="0,0 102,0 304,55 203,55">
          <text:p/>
        </draw:polygon>
        <draw:polygon draw:style-name="gr24" draw:text-style-name="P18" draw:layer="layout" svg:width="0.182cm" svg:height="0.005cm" svg:x="14.898cm" svg:y="17.38cm" svg:viewBox="0 0 183 6" draw:points="20,0 0,6 183,6 162,0">
          <text:p/>
        </draw:polygon>
        <draw:polygon draw:style-name="gr26" draw:text-style-name="P20" draw:layer="layout" svg:width="0.505cm" svg:height="0.07cm" svg:x="14.736cm" svg:y="17.261cm" svg:viewBox="0 0 506 71" draw:points="0,0 506,0 506,7 304,7 304,71 203,71 203,7 0,7">
          <text:p/>
        </draw:polygon>
        <draw:polygon draw:style-name="gr23" draw:text-style-name="P17" draw:layer="layout" svg:width="0.505cm" svg:height="0.139cm" svg:x="14.736cm" svg:y="17.106cm" svg:viewBox="0 0 506 140" draw:points="423,91 422,92 421,92 420,93 419,93 418,94 417,95 415,95 414,96 413,96 412,97 410,97 409,98 408,98 407,99 405,99 404,100 402,100 401,101 399,101 398,102 396,102 395,103 393,103 392,103 390,104 389,104 387,105 385,105 384,106 382,106 380,107 379,107 377,107 375,108 373,108 371,109 370,109 368,109 366,110 364,110 362,110 360,111 358,111 356,111 354,112 352,112 350,112 348,113 346,113 344,113 342,114 340,114 338,114 336,114 334,115 332,115 330,115 327,115 325,116 323,116 321,116 319,116 317,116 314,117 312,117 310,117 308,117 305,117 303,118 301,118 299,118 296,118 294,118 292,118 290,118 287,118 285,119 283,119 280,119 278,119 276,119 273,119 271,119 269,119 266,119 264,119 262,119 260,119 257,119 254,119 251,119 248,119 245,119 242,119 240,119 237,119 234,119 231,118 228,118 225,118 223,118 220,118 217,118 214,117 211,117 209,117 206,117 203,117 200,116 198,116 195,116 192,115 190,115 187,115 184,115 182,114 179,114 177,114 174,113 172,113 169,112 167,112 164,112 162,111 159,111 157,110 155,110 152,110 150,109 148,109 146,108 143,108 141,107 139,107 137,106 135,106 133,105 130,105 128,104 126,103 124,103 122,102 120,102 118,101 117,100 115,100 113,99 111,99 110,98 108,97 107,97 105,96 103,95 102,95 101,94 99,93 98,93 97,92 95,91 94,91 93,90 92,89 91,89 90,88 89,87 88,86 87,86 86,85 85,84 84,83 83,82 82,81 82,80 81,80 81,79 80,78 80,77 79,77 79,76 79,74 78,73 78,72 78,71 78,70 78,69 78,68 78,67 78,66 79,65 79,64 79,63 80,63 80,62 81,61 81,60 82,60 82,59 83,58 84,57 85,56 86,55 87,54 88,54 89,53 90,52 91,51 92,51 93,50 94,49 95,49 97,48 98,47 99,47 101,46 102,45 103,45 105,44 107,43 108,43 110,42 111,41 113,41 115,40 117,39 118,39 120,38 122,38 124,37 126,37 128,36 130,35 133,35 135,34 137,34 139,33 141,33 143,32 146,32 148,31 150,31 152,30 155,30 157,30 159,29 162,29 164,28 167,28 169,27 172,27 174,27 177,26 179,26 182,26 184,25 187,25 190,25 192,24 195,24 198,24 200,24 203,23 206,23 209,23 211,23 214,23 217,22 220,22 223,22 225,22 228,22 231,22 234,22 237,21 240,21 242,21 245,21 248,21 251,21 254,21 257,21 260,21 262,21 264,21 266,21 269,21 271,21 273,21 276,21 278,21 280,21 283,21 285,22 287,22 290,22 292,22 294,22 296,22 299,22 301,22 303,22 305,23 308,23 310,23 312,23 314,23 317,23 319,24 321,24 323,24 325,24 327,25 330,25 332,25 334,25 336,26 338,26 340,26 342,26 344,27 346,27 348,27 350,28 352,28 354,28 356,28 358,29 360,29 362,30 364,30 366,30 368,31 370,31 371,31 373,32 375,32 377,33 379,33 380,33 382,34 384,34 385,35 387,35 389,36 390,36 392,36 393,37 395,37 396,38 398,38 399,39 401,39 402,40 404,40 405,41 407,41 408,42 409,42 410,43 412,43 413,44 414,44 415,45 417,46 418,46 419,47 420,47 421,48 422,48 423,49 506,49 505,48 504,47 503,47 502,46 501,45 500,44 498,43 497,42 496,41 494,41 493,40 492,39 490,38 489,38 487,37 485,36 484,35 482,34 480,34 479,33 477,32 475,31 473,31 471,30 469,29 468,28 466,28 464,27 462,26 459,26 457,25 455,24 453,24 451,23 449,22 446,22 444,21 442,20 439,20 437,19 434,18 432,18 430,17 427,17 425,16 422,16 419,15 417,15 414,14 411,13 409,13 406,12 403,12 400,11 398,11 395,11 392,10 389,10 386,9 383,9 381,8 378,8 375,7 372,7 369,7 366,6 363,6 360,6 357,5 353,5 350,5 347,4 344,4 341,4 338,3 335,3 332,3 328,3 325,2 322,2 319,2 315,2 312,2 309,1 306,1 302,1 299,1 296,1 293,1 289,1 286,1 283,0 279,0 276,0 273,0 269,0 266,0 263,0 260,0 255,0 251,0 247,0 243,0 239,0 235,1 231,1 227,1 223,1 219,1 215,1 211,1 207,2 203,2 199,2 195,2 191,3 187,3 183,3 179,4 175,4 171,4 167,5 164,5 160,6 156,6 152,6 149,7 145,7 141,8 138,8 134,9 129,10 126,10 122,11 119,11 115,12 112,12 109,13 106,14 102,14 99,15 96,16 93,16 89,17 86,18 83,19 80,19 77,20 75,21 72,22 69,23 66,23 63,24 61,25 58,26 56,27 53,28 51,28 48,29 46,30 44,31 41,32 39,33 37,34 35,35 33,36 31,37 29,38 27,39 25,40 24,41 22,42 20,43 19,44 17,45 16,46 15,47 13,48 12,49 11,50 10,51 9,52 8,53 7,54 6,55 5,56 4,58 4,59 3,60 2,61 2,62 2,63 1,64 1,65 1,66 1,67 0,68 0,69 0,71 1,72 1,73 1,74 1,76 2,77 2,78 2,79 3,80 4,81 4,83 5,84 6,85 7,86 8,87 9,88 10,89 11,90 12,91 13,92 15,93 16,94 17,95 19,96 20,97 22,98 24,99 25,100 27,101 29,102 31,103 33,104 35,105 37,106 39,107 41,108 44,109 46,110 48,111 51,112 53,112 56,113 58,114 61,115 63,116 66,117 69,117 72,118 75,119 77,120 80,121 83,121 86,122 89,123 93,124 96,124 99,125 102,126 106,126 109,127 112,128 115,128 119,129 122,129 126,130 129,131 134,131 138,132 141,132 145,133 149,133 152,134 156,134 160,134 164,135 167,135 171,136 175,136 179,136 183,137 187,137 191,137 195,138 199,138 203,138 207,138 211,139 215,139 219,139 223,139 227,139 231,139 235,139 239,140 243,140 247,140 251,140 255,140 260,140 263,140 266,140 269,140 273,140 276,140 279,140 283,139 286,139 289,139 293,139 296,139 299,139 302,139 306,139 309,138 312,138 315,138 319,138 322,138 325,138 328,137 332,137 335,137 338,137 341,136 344,136 347,136 350,135 353,135 357,135 360,134 363,134 366,134 369,133 372,133 375,133 378,132 381,132 383,131 386,131 389,130 392,130 395,130 398,129 400,129 403,128 406,128 409,127 411,127 414,126 417,125 419,125 422,124 425,124 427,123 430,123 432,122 434,121 437,121 439,120 442,120 444,119 446,118 449,118 451,117 453,116 455,116 457,115 459,114 462,114 464,113 466,112 468,112 469,111 471,110 473,109 475,109 477,108 479,107 480,106 482,106 484,105 485,104 487,103 489,102 490,102 492,101 493,100 494,99 496,98 497,98 498,97 500,96 501,95 502,94 503,93 504,93 505,92 506,91">
          <text:p/>
        </draw:polygon>
        <draw:polygon draw:style-name="gr23" draw:text-style-name="P17" draw:layer="layout" svg:width="0.246cm" svg:height="0.056cm" svg:x="14.995cm" svg:y="17.189cm" svg:viewBox="0 0 247 57" draw:points="247,0 0,0 0,14 144,14 144,57 247,57">
          <text:p/>
        </draw:polygon>
        <draw:line draw:style-name="gr28" draw:text-style-name="P10" draw:layer="layout" svg:x1="12.332cm" svg:y1="17.609cm" svg:x2="14.989cm" svg:y2="17.609cm">
          <text:p/>
        </draw:line>
        <draw:line draw:style-name="gr28" draw:text-style-name="P10" draw:layer="layout" svg:x1="12.332cm" svg:y1="17.609cm" svg:x2="12.332cm" svg:y2="17.71cm">
          <text:p/>
        </draw:line>
        <draw:line draw:style-name="gr28" draw:text-style-name="P10" draw:layer="layout" svg:x1="12.863cm" svg:y1="17.609cm" svg:x2="12.863cm" svg:y2="17.71cm">
          <text:p/>
        </draw:line>
        <draw:line draw:style-name="gr28" draw:text-style-name="P10" draw:layer="layout" svg:x1="13.395cm" svg:y1="17.609cm" svg:x2="13.395cm" svg:y2="17.71cm">
          <text:p/>
        </draw:line>
        <draw:line draw:style-name="gr28" draw:text-style-name="P10" draw:layer="layout" svg:x1="13.926cm" svg:y1="17.609cm" svg:x2="13.926cm" svg:y2="17.71cm">
          <text:p/>
        </draw:line>
        <draw:line draw:style-name="gr28" draw:text-style-name="P10" draw:layer="layout" svg:x1="14.457cm" svg:y1="17.609cm" svg:x2="14.457cm" svg:y2="17.71cm">
          <text:p/>
        </draw:line>
        <draw:line draw:style-name="gr28" draw:text-style-name="P10" draw:layer="layout" svg:x1="14.989cm" svg:y1="17.609cm" svg:x2="14.989cm" svg:y2="17.71cm">
          <text:p/>
        </draw:line>
        <draw:frame draw:style-name="gr21" draw:text-style-name="P15" draw:layer="layout" svg:width="0.281cm" svg:height="0.319cm" svg:x="15.572cm" svg:y="9.306cm">
          <draw:text-box>
            <text:p text:style-name="P13"><text:span text:style-name="T3">2</text:span></text:p>
          </draw:text-box>
        </draw:frame>
        <draw:frame draw:style-name="gr21" draw:text-style-name="P15" draw:layer="layout" svg:width="0.281cm" svg:height="0.319cm" svg:x="12.25cm" svg:y="17.682cm">
          <draw:text-box>
            <text:p text:style-name="P13"><text:span text:style-name="T3">1</text:span></text:p>
          </draw:text-box>
        </draw:frame>
        <draw:frame draw:style-name="gr21" draw:text-style-name="P15" draw:layer="layout" svg:width="0.281cm" svg:height="0.319cm" svg:x="12.782cm" svg:y="17.682cm">
          <draw:text-box>
            <text:p text:style-name="P13"><text:span text:style-name="T3">2</text:span></text:p>
          </draw:text-box>
        </draw:frame>
        <draw:frame draw:style-name="gr21" draw:text-style-name="P15" draw:layer="layout" svg:width="0.281cm" svg:height="0.319cm" svg:x="13.313cm" svg:y="17.682cm">
          <draw:text-box>
            <text:p text:style-name="P13"><text:span text:style-name="T3">3</text:span></text:p>
          </draw:text-box>
        </draw:frame>
        <draw:frame draw:style-name="gr21" draw:text-style-name="P15" draw:layer="layout" svg:width="0.281cm" svg:height="0.319cm" svg:x="13.845cm" svg:y="17.682cm">
          <draw:text-box>
            <text:p text:style-name="P13"><text:span text:style-name="T3">4</text:span></text:p>
          </draw:text-box>
        </draw:frame>
        <draw:frame draw:style-name="gr21" draw:text-style-name="P15" draw:layer="layout" svg:width="0.281cm" svg:height="0.319cm" svg:x="14.376cm" svg:y="17.682cm">
          <draw:text-box>
            <text:p text:style-name="P13"><text:span text:style-name="T3">5</text:span></text:p>
          </draw:text-box>
        </draw:frame>
        <draw:frame draw:style-name="gr21" draw:text-style-name="P15" draw:layer="layout" svg:width="0.281cm" svg:height="0.319cm" svg:x="14.907cm" svg:y="17.682cm">
          <draw:text-box>
            <text:p text:style-name="P13"><text:span text:style-name="T3">6</text:span></text:p>
          </draw:text-box>
        </draw:frame>
        <draw:line draw:style-name="gr28" draw:text-style-name="P10" draw:layer="layout" svg:x1="11.907cm" svg:y1="17.45cm" svg:x2="11.907cm" svg:y2="14.262cm">
          <text:p/>
        </draw:line>
        <draw:line draw:style-name="gr28" draw:text-style-name="P10" draw:layer="layout" svg:x1="11.907cm" svg:y1="17.45cm" svg:x2="11.806cm" svg:y2="17.45cm">
          <text:p/>
        </draw:line>
        <draw:line draw:style-name="gr28" draw:text-style-name="P10" draw:layer="layout" svg:x1="11.907cm" svg:y1="14.262cm" svg:x2="11.806cm" svg:y2="14.262cm">
          <text:p/>
        </draw:line>
        <draw:frame draw:style-name="gr21" draw:text-style-name="P15" draw:layer="layout" svg:width="1.011cm" svg:height="0.319cm" svg:x="13.22cm" svg:y="18.02cm">
          <draw:text-box>
            <text:p text:style-name="P13"><text:span text:style-name="T3">Position</text:span></text:p>
          </draw:text-box>
        </draw:frame>
        <draw:frame draw:style-name="gr21" draw:text-style-name="P15" draw:layer="layout" svg:width="0.281cm" svg:height="0.319cm" svg:x="11.577cm" svg:y="17.255cm">
          <draw:text-box>
            <text:p text:style-name="P13"><text:span text:style-name="T3">0</text:span></text:p>
          </draw:text-box>
        </draw:frame>
        <draw:polygon draw:style-name="gr25" draw:text-style-name="P19" draw:layer="layout" svg:width="0.505cm" svg:height="0.027cm" svg:x="16.106cm" svg:y="17.423cm" svg:viewBox="0 0 506 28" draw:points="269,0 265,0 262,0 259,0 254,0 250,0 246,0 242,0 238,0 234,0 230,0 226,0 222,0 218,0 214,0 210,0 206,0 202,0 198,0 194,0 190,0 186,0 182,1 178,1 174,1 170,1 166,1 163,1 159,1 155,1 151,1 148,1 144,1 140,1 137,1 133,2 130,2 126,2 122,2 119,2 116,2 112,2 109,2 106,3 102,3 99,3 96,3 93,3 90,3 86,3 83,3 80,4 77,4 75,4 72,4 69,4 66,4 63,5 61,5 58,5 56,5 53,5 51,5 48,6 46,6 44,6 41,6 39,6 37,6 35,7 33,7 31,7 29,7 27,7 26,8 24,8 22,8 20,8 19,8 17,8 16,9 15,9 13,9 12,9 11,11 10,11 9,11 8,11 7,11 6,12 5,12 4,12 3,12 3,13 2,13 1,13 1,14 0,14 0,15 1,15 2,16 3,16 4,16 4,17 5,17 6,17 7,17 8,18 9,18 10,18 11,18 12,18 13,19 15,19 16,19 17,19 19,19 20,20 22,20 24,20 26,20 27,20 29,20 31,21 33,21 35,21 37,21 39,21 41,22 44,22 46,22 48,22 51,22 53,23 56,23 58,23 61,23 63,23 66,23 69,24 72,24 75,24 77,24 80,24 83,24 86,24 90,25 93,25 96,25 99,25 102,25 106,25 109,25 112,25 116,26 119,26 122,26 126,26 130,26 133,26 137,26 140,26 144,26 148,27 151,27 155,27 159,27 163,27 166,27 170,27 174,27 178,27 182,27 186,27 190,27 194,27 198,27 202,27 206,28 210,28 214,28 218,28 222,28 226,28 230,28 234,28 238,28 242,28 246,28 250,28 254,28 259,28 262,28 265,28 269,28 272,28 276,28 279,28 283,28 286,28 289,28 293,28 296,28 299,28 302,28 306,28 309,28 312,28 315,27 319,27 322,27 325,27 328,27 332,27 335,27 338,27 341,27 344,27 347,27 350,27 353,27 357,27 360,27 363,27 366,27 369,27 372,26 375,26 378,26 381,26 384,26 386,26 389,26 392,26 395,26 398,26 401,26 403,26 406,25 409,25 411,25 414,25 417,25 419,25 422,25 425,25 427,25 430,25 432,24 435,24 437,24 439,24 442,24 444,24 446,24 449,24 451,23 453,23 455,23 457,23 459,23 462,23 464,23 466,23 468,22 470,22 471,22 473,22 475,22 477,22 479,21 481,21 482,21 484,21 485,21 487,21 489,21 490,20 492,20 493,20 494,20 496,20 497,20 498,19 500,19 501,19 502,19 503,19 504,19 505,18 506,18 423,18 422,18 421,19 420,19 419,19 418,19 417,19 415,19 414,19 413,19 412,19 411,19 409,20 408,20 407,20 405,20 404,20 402,20 401,20 400,20 398,20 397,20 395,21 394,21 392,21 390,21 389,21 387,21 385,21 384,21 382,21 380,21 379,21 377,21 375,22 373,22 371,22 370,22 368,22 366,22 364,22 362,22 360,22 358,22 356,22 354,22 352,22 350,23 348,23 346,23 344,23 342,23 340,23 338,23 336,23 334,23 332,23 330,23 327,23 325,23 323,23 321,23 319,23 317,23 314,23 312,23 310,23 308,23 305,24 303,24 301,24 299,24 297,24 294,24 292,24 290,24 287,24 285,24 283,24 280,24 278,24 276,24 273,24 270,24 268,24 266,24 263,24 261,24 259,24 256,24 253,24 250,24 247,24 244,24 241,24 239,24 236,24 233,24 230,24 227,24 224,24 222,24 219,24 216,24 213,24 210,23 208,23 205,23 202,23 200,23 197,23 194,23 191,23 189,23 186,23 184,23 181,23 178,23 176,23 173,23 171,23 168,23 166,22 163,22 161,22 158,22 156,22 154,22 152,22 149,22 147,22 145,22 142,22 140,21 138,21 136,21 134,21 132,21 130,21 128,21 126,21 124,21 122,20 120,20 118,20 117,20 115,20 113,20 111,20 110,20 108,20 107,19 105,19 104,19 102,19 101,19 99,19 98,19 97,19 95,18 94,18 93,18 92,18 91,18 90,18 89,18 88,17 87,17 86,17 85,17 84,17 83,17 82,16 81,16 80,16 79,16 79,15 78,15 78,14 79,13 80,13 81,13 82,12 83,12 84,12 85,12 86,12 87,11 88,11 89,11 90,11 91,11 92,11 93,11 94,9 95,9 97,9 98,9 99,9 101,9 102,9 104,8 105,8 107,8 108,8 110,8 111,8 113,8 115,8 117,7 118,7 120,7 122,7 124,7 126,7 128,7 130,7 132,7 134,6 136,6 138,6 140,6 142,6 145,6 147,6 149,6 152,6 154,6 156,6 158,5 161,5 163,5 166,5 168,5 171,5 173,5 176,5 178,5 181,5 184,5 186,5 189,5 191,5 194,5 197,4 200,4 202,4 205,4 208,4 210,4 213,4 216,4 219,4 222,4 224,4 227,4 230,4 233,4 236,4 239,4 241,4 244,4 247,4 250,4 253,4 256,4 259,4 261,4 263,4 266,4 268,4 270,4 273,4 276,4 278,4 280,4 283,4 285,4 287,4 290,4 292,4 294,4 297,4 299,4 301,4 303,4 305,4 308,4 310,4 312,4 314,4 317,4 319,4 321,4 323,5 325,5 327,5 330,5 332,5 334,5 336,5 338,5 340,5 342,5 344,5 346,5 348,5 350,5 352,5 354,5 356,5 358,5 360,5 362,6 364,6 366,6 368,6 370,6 371,6 373,6 375,6 377,6 379,6 380,6 382,6 384,6 385,7 387,7 389,7 390,7 392,7 394,7 395,7 397,7 398,7 400,7 401,7 402,8 404,8 405,8 407,8 408,8 409,8 411,8 412,8 413,8 414,8 415,9 417,9 418,9 419,9 420,9 421,9 422,9 423,9 506,9 505,9 504,9 503,9 502,9 501,9 500,8 498,8 497,8 496,8 494,8 493,8 492,7 490,7 489,7 487,7 485,7 484,7 482,6 481,6 479,6 477,6 475,6 473,6 471,6 470,5 468,5 466,5 464,5 462,5 459,5 457,5 455,5 453,4 451,4 449,4 446,4 444,4 442,4 439,4 437,4 435,3 432,3 430,3 427,3 425,3 422,3 419,3 417,3 414,3 411,2 409,2 406,2 403,2 401,2 398,2 395,2 392,2 389,2 386,2 384,2 381,1 378,1 375,1 372,1 369,1 366,1 363,1 360,1 357,1 353,1 350,1 347,1 344,1 341,1 338,1 335,0 332,0 328,0 325,0 322,0 319,0 315,0 312,0 309,0 306,0 302,0 299,0 296,0 293,0 289,0 286,0 283,0 279,0 276,0 272,0">
          <text:p/>
        </draw:polygon>
        <draw:polygon draw:style-name="gr23" draw:text-style-name="P17" draw:layer="layout" svg:width="0.505cm" svg:height="0.054cm" svg:x="16.106cm" svg:y="17.353cm" svg:viewBox="0 0 506 55" draw:points="423,36 422,36 421,37 420,37 419,37 418,37 417,37 415,38 414,38 413,38 412,38 411,38 409,39 408,39 407,39 405,39 404,39 402,40 401,40 400,40 398,40 397,40 395,40 394,41 392,41 390,41 389,41 387,41 385,42 384,42 382,42 380,42 379,42 377,42 375,42 373,43 371,43 370,43 368,43 366,43 364,43 362,43 360,44 358,44 356,44 354,44 352,44 350,44 348,44 346,45 344,45 342,45 340,45 338,45 336,45 334,45 332,45 330,45 327,46 325,46 323,46 321,46 319,46 317,46 314,46 312,46 310,46 308,46 305,46 303,46 301,46 299,46 297,47 294,47 292,47 290,47 287,47 285,47 283,47 280,47 278,47 276,47 273,47 270,47 268,47 266,47 263,47 261,47 259,47 256,47 253,47 250,47 247,47 244,47 241,47 239,47 236,47 233,47 230,47 227,47 224,47 222,47 219,46 216,46 213,46 210,46 208,46 205,46 202,46 200,46 197,46 194,46 191,46 189,45 186,45 184,45 181,45 178,45 176,45 173,45 171,45 168,44 166,44 163,44 161,44 158,44 156,43 154,43 152,43 149,43 147,43 145,43 142,42 140,42 138,42 136,42 134,42 132,41 130,41 128,41 126,41 124,41 122,40 120,40 118,40 117,40 115,39 113,39 111,39 110,39 108,38 107,38 105,38 104,38 102,37 101,37 99,37 98,37 97,36 95,36 94,36 93,36 92,35 91,35 90,35 89,35 88,34 87,34 86,34 85,33 84,33 83,32 82,32 81,32 81,31 80,31 79,30 78,29 78,28 78,27 79,26 80,25 81,25 81,24 82,24 83,24 84,23 85,23 86,22 87,22 88,22 89,22 90,21 91,21 92,21 93,20 94,20 95,20 97,20 98,19 99,19 101,19 102,19 104,18 105,18 107,18 108,18 110,17 111,17 113,17 115,17 117,16 118,16 120,16 122,16 124,15 126,15 128,15 130,15 132,15 134,14 136,14 138,14 140,14 142,14 145,13 147,13 149,13 152,13 154,13 156,13 158,12 161,12 163,12 166,12 168,12 171,12 173,11 176,11 178,11 181,11 184,11 186,11 189,11 191,11 194,10 197,10 200,10 202,10 205,10 208,10 210,10 213,10 216,10 219,10 222,10 224,10 227,10 230,9 233,9 236,9 239,9 241,9 244,9 247,9 250,9 253,9 256,9 259,9 261,9 263,9 266,9 268,9 270,9 273,9 276,9 278,9 280,9 283,9 285,9 287,9 290,9 292,10 294,10 297,10 299,10 301,10 303,10 305,10 308,10 310,10 312,10 314,10 317,10 319,10 321,10 323,10 325,11 327,11 330,11 332,11 334,11 336,11 338,11 340,11 342,11 344,11 346,12 348,12 350,12 352,12 354,12 356,12 358,12 360,12 362,13 364,13 366,13 368,13 370,13 371,13 373,13 375,14 377,14 379,14 380,14 382,14 384,14 385,15 387,15 389,15 390,15 392,15 394,15 395,16 397,16 398,16 400,16 401,16 402,16 404,17 405,17 407,17 408,17 409,17 411,18 412,18 413,18 414,18 415,18 417,19 418,19 419,19 420,19 421,20 422,20 423,20 506,20 505,20 504,19 503,19 502,19 501,18 500,18 498,18 497,17 496,17 494,17 493,17 492,16 490,16 489,16 487,15 485,15 484,15 482,14 481,14 479,14 477,14 475,13 473,13 471,13 470,12 468,12 466,12 464,12 462,11 459,11 457,11 455,11 453,10 451,10 449,10 446,9 444,9 442,9 439,9 437,8 435,8 432,8 430,8 427,7 425,7 422,7 419,7 417,7 414,6 411,6 409,6 406,6 403,6 401,4 398,4 395,4 392,4 389,4 386,4 384,3 381,3 378,3 375,3 372,3 369,3 366,2 363,2 360,2 357,2 353,2 350,2 347,2 344,2 341,1 338,1 335,1 332,1 328,1 325,1 322,1 319,1 315,1 312,1 309,1 306,1 302,0 299,0 296,0 293,0 289,0 286,0 283,0 279,0 276,0 272,0 269,0 265,0 262,0 259,0 254,0 250,0 246,0 242,0 238,0 234,0 230,0 226,0 222,0 218,0 214,1 210,1 206,1 202,1 198,1 194,1 190,1 186,1 182,1 178,1 174,2 170,2 166,2 163,2 159,2 155,2 151,3 148,3 144,3 140,3 137,3 133,3 130,4 126,4 122,4 119,4 116,6 112,6 109,6 106,6 102,7 99,7 96,7 93,7 90,8 86,8 83,8 80,8 77,9 75,9 72,9 69,10 66,10 63,10 61,11 58,11 56,11 53,12 51,12 48,12 46,13 44,13 41,13 39,14 37,14 35,15 33,15 31,15 29,16 27,16 26,16 24,17 22,17 20,18 19,18 17,18 16,19 15,19 13,20 12,20 11,20 10,21 9,21 8,22 7,22 6,23 5,23 4,23 4,24 3,24 3,25 2,25 1,26 1,27 0,28 1,29 1,30 2,31 3,31 3,32 4,32 4,33 5,33 6,34 7,34 8,34 9,35 10,35 11,36 12,36 13,36 15,37 16,37 17,38 19,38 20,38 22,39 24,39 26,40 27,40 29,40 31,41 33,41 35,41 37,42 39,42 41,43 44,43 46,43 48,44 51,44 53,44 56,45 58,45 61,45 63,46 66,46 69,46 72,47 75,47 77,47 80,48 83,48 86,48 90,48 93,49 96,49 99,49 102,49 106,50 109,50 112,50 116,50 119,51 122,51 126,51 130,51 133,52 137,52 140,52 144,52 148,52 151,52 155,53 159,53 163,53 166,53 170,53 174,53 178,54 182,54 186,54 190,54 194,54 198,54 202,54 206,54 210,55 214,55 218,55 222,55 226,55 230,55 234,55 238,55 242,55 246,55 250,55 254,55 259,55 262,55 265,55 269,55 272,55 276,55 279,55 283,55 286,55 289,55 293,55 296,55 299,55 302,55 306,55 309,55 312,54 315,54 319,54 322,54 325,54 328,54 332,54 335,54 338,54 341,54 344,53 347,53 350,53 353,53 357,53 360,53 363,53 366,53 369,52 372,52 375,52 378,52 381,52 384,52 386,51 389,51 392,51 395,51 398,51 401,51 403,50 406,50 409,50 411,50 414,50 417,49 419,49 422,49 425,49 427,49 430,48 432,48 435,48 437,48 439,47 442,47 444,47 446,47 449,46 451,46 453,46 455,46 457,45 459,45 462,45 464,45 466,44 468,44 470,44 471,43 473,43 475,43 477,43 479,42 481,42 482,42 484,41 485,41 487,41 489,40 490,40 492,40 493,40 494,39 496,39 497,39 498,38 500,38 501,38 502,37 503,37 504,37 505,36 506,36">
          <text:p/>
        </draw:polygon>
        <draw:polygon draw:style-name="gr23" draw:text-style-name="P17" draw:layer="layout" svg:width="0.246cm" svg:height="0.022cm" svg:x="16.365cm" svg:y="17.385cm" svg:viewBox="0 0 247 23" draw:points="0,0 0,6 143,6 143,23 247,23 247,0">
          <text:p/>
        </draw:polygon>
        <draw:polygon draw:style-name="gr24" draw:text-style-name="P18" draw:layer="layout" svg:width="0.303cm" svg:height="0.326cm" svg:x="16.106cm" svg:y="17.011cm" svg:viewBox="0 0 304 327" draw:points="0,327 203,0 304,0 102,327">
          <text:p/>
        </draw:polygon>
        <draw:polygon draw:style-name="gr24" draw:text-style-name="P18" draw:layer="layout" svg:width="0.303cm" svg:height="0.326cm" svg:x="16.308cm" svg:y="17.011cm" svg:viewBox="0 0 304 327" draw:points="0,0 101,0 304,327 203,327">
          <text:p/>
        </draw:polygon>
        <draw:polygon draw:style-name="gr24" draw:text-style-name="P18" draw:layer="layout" svg:width="0.182cm" svg:height="0.032cm" svg:x="16.268cm" svg:y="17.207cm" svg:viewBox="0 0 183 33" draw:points="20,0 0,33 183,33 163,0">
          <text:p/>
        </draw:polygon>
        <draw:polygon draw:style-name="gr26" draw:text-style-name="P20" draw:layer="layout" svg:width="0.505cm" svg:height="0.568cm" svg:x="16.106cm" svg:y="16.427cm" svg:viewBox="0 0 506 569" draw:points="0,0 506,0 506,57 304,57 304,569 202,569 202,57 0,57">
          <text:p/>
        </draw:polygon>
        <draw:polygon draw:style-name="gr24" draw:text-style-name="P18" draw:layer="layout" svg:width="0.303cm" svg:height="0.038cm" svg:x="16.638cm" svg:y="17.412cm" svg:viewBox="0 0 304 39" draw:points="0,39 203,0 304,0 101,39">
          <text:p/>
        </draw:polygon>
        <draw:polygon draw:style-name="gr24" draw:text-style-name="P18" draw:layer="layout" svg:width="0.303cm" svg:height="0.038cm" svg:x="16.84cm" svg:y="17.412cm" svg:viewBox="0 0 304 39" draw:points="0,0 101,0 304,39 202,39">
          <text:p/>
        </draw:polygon>
        <draw:polygon draw:style-name="gr24" draw:text-style-name="P18" draw:layer="layout" svg:width="0.182cm" svg:height="0.003cm" svg:x="16.799cm" svg:y="17.435cm" svg:viewBox="0 0 183 4" draw:points="21,0 0,4 183,4 163,0">
          <text:p/>
        </draw:polygon>
        <draw:polygon draw:style-name="gr23" draw:text-style-name="P17" draw:layer="layout" svg:width="0.505cm" svg:height="0.054cm" svg:x="16.638cm" svg:y="17.342cm" svg:viewBox="0 0 506 55" draw:points="422,36 421,36 420,36 419,37 418,37 417,37 416,37 415,37 414,38 412,38 411,38 410,38 409,39 407,39 406,39 405,39 403,39 402,40 400,40 399,40 397,40 396,40 394,40 393,41 391,41 390,41 388,41 386,41 385,41 383,42 381,42 380,42 378,42 376,42 374,43 373,43 371,43 369,43 367,43 365,43 363,43 362,43 360,44 358,44 356,44 354,44 352,44 350,44 348,45 346,45 344,45 342,45 340,45 337,45 335,45 333,45 331,45 329,45 327,46 325,46 322,46 320,46 318,46 316,46 314,46 311,46 309,46 307,46 305,46 303,46 300,46 298,46 296,47 294,47 291,47 289,47 287,47 284,47 282,47 280,47 277,47 275,47 273,47 271,47 268,47 266,47 264,47 261,47 259,47 256,47 253,47 250,47 247,47 244,47 241,47 238,47 235,47 232,47 229,47 227,47 224,47 221,47 218,46 215,46 213,46 210,46 207,46 204,46 202,46 199,46 196,46 194,46 191,46 188,45 186,45 183,45 180,45 178,45 175,45 173,45 170,45 168,44 165,44 163,44 160,44 158,44 155,43 153,43 151,43 149,43 146,43 144,43 142,43 140,42 137,42 135,42 133,42 131,41 129,41 127,41 125,41 123,41 121,40 120,40 118,40 116,40 114,39 112,39 111,39 109,39 107,38 106,38 104,38 103,38 101,37 100,37 99,37 97,37 96,36 95,36 94,36 92,36 91,35 90,35 89,35 88,34 87,34 86,34 85,34 85,33 84,33 83,33 82,32 81,32 80,31 79,31 79,30 78,30 78,29 77,29 77,28 77,27 78,27 78,26 79,25 80,25 80,24 81,24 82,24 82,23 83,23 84,23 85,22 86,22 87,22 88,21 89,21 90,21 91,20 92,20 94,20 95,20 96,18 97,18 99,18 100,18 101,17 103,17 104,17 106,16 107,16 109,16 111,16 112,15 114,15 116,15 118,15 120,15 121,14 123,14 125,14 127,14 129,13 131,13 133,13 135,13 137,13 140,12 142,12 144,12 146,12 149,12 151,11 153,11 155,11 158,11 160,11 163,11 165,10 168,10 170,10 173,10 175,10 178,10 180,10 183,9 186,9 188,9 191,9 194,9 196,9 199,9 202,9 204,9 207,9 210,8 213,8 215,8 218,8 221,8 224,8 227,8 229,8 232,8 235,8 238,8 241,8 244,8 247,8 250,8 253,8 256,8 259,8 261,8 264,8 266,8 268,8 271,8 273,8 275,8 277,8 280,8 282,8 284,8 287,8 289,8 291,8 294,8 296,8 298,8 300,8 303,8 305,8 307,8 309,9 311,9 314,9 316,9 318,9 320,9 322,9 325,9 327,9 329,9 331,9 333,9 335,10 337,10 340,10 342,10 344,10 346,10 348,10 350,10 352,10 354,11 356,11 358,11 360,11 362,11 363,11 365,11 367,12 369,12 371,12 373,12 374,12 376,12 378,12 380,13 381,13 383,13 385,13 386,13 388,13 390,14 391,14 393,14 394,14 396,14 397,15 399,15 400,15 402,15 403,15 405,15 406,16 407,16 409,16 410,16 411,16 412,17 414,17 415,17 416,17 417,18 418,18 419,18 420,18 421,20 422,20 506,20 505,18 504,18 502,18 501,17 500,17 499,17 498,16 496,16 495,16 494,15 492,15 491,15 489,15 488,14 486,14 485,14 483,13 482,13 480,13 478,12 476,12 475,12 473,12 471,11 469,11 467,11 465,10 463,10 461,10 459,10 457,9 455,9 452,9 450,9 448,8 446,8 443,8 441,8 439,7 436,7 434,7 431,7 429,6 426,6 424,6 421,6 419,5 416,5 414,5 411,5 408,5 405,4 403,4 400,4 397,4 394,4 391,3 389,3 386,3 383,3 380,3 377,3 374,2 371,2 368,2 365,2 362,2 359,2 356,2 353,1 350,1 347,1 344,1 340,1 337,1 334,1 331,1 328,1 325,0 321,0 318,0 315,0 312,0 308,0 305,0 302,0 299,0 295,0 292,0 289,0 285,0 282,0 279,0 275,0 272,0 269,0 266,0 262,0 259,0 255,0 251,0 247,0 242,0 237,0 233,0 229,0 225,0 221,0 217,0 213,0 209,0 205,0 201,0 197,0 193,0 189,1 185,1 181,1 177,1 174,1 170,1 166,1 162,2 158,2 154,2 151,2 147,2 143,2 140,3 136,3 132,3 129,3 125,3 122,4 118,4 115,4 112,4 108,5 105,5 102,5 98,5 95,6 92,6 89,6 86,7 83,7 80,7 77,7 74,8 71,8 68,8 66,9 63,9 60,9 58,10 55,10 53,10 50,11 48,11 45,11 43,12 41,12 39,12 36,13 34,13 32,14 30,14 29,14 27,15 25,15 23,15 21,16 20,16 18,17 17,17 15,17 14,18 13,18 11,20 10,20 9,20 8,21 7,21 6,22 5,22 4,23 3,24 2,24 1,25 1,26 0,26 0,27 0,28 0,29 0,30 1,30 1,31 2,31 2,32 3,32 4,33 5,33 6,34 7,34 8,35 9,35 10,36 11,36 13,36 14,37 15,37 17,38 18,38 20,38 21,39 23,39 25,40 27,40 29,40 30,41 32,41 34,41 36,42 39,42 41,43 43,43 45,43 48,44 50,44 53,44 55,45 58,45 60,45 63,46 66,46 68,46 71,47 74,47 77,47 80,48 83,48 86,48 89,48 92,49 95,49 98,49 102,50 105,50 108,50 112,50 115,51 118,51 122,51 125,51 129,51 132,52 136,52 140,52 143,52 147,52 151,53 154,53 158,53 162,53 166,53 170,53 174,54 177,54 181,54 185,54 189,54 193,54 197,54 201,54 205,55 209,55 213,55 217,55 221,55 225,55 229,55 233,55 237,55 242,55 247,55 251,55 255,55 259,55 262,55 266,55 269,55 272,55 275,55 279,55 282,55 285,55 289,55 292,55 295,55 299,55 302,55 305,55 308,55 312,55 315,55 318,54 321,54 325,54 328,54 331,54 334,54 337,54 340,54 344,54 347,53 350,53 353,53 356,53 359,53 362,53 365,53 368,53 371,52 374,52 377,52 380,52 383,52 386,52 389,51 391,51 394,51 397,51 400,51 403,50 405,50 408,50 411,50 414,50 416,49 419,49 421,49 424,49 426,49 429,48 431,48 434,48 436,48 439,47 441,47 443,47 446,47 448,46 450,46 452,46 455,46 457,45 459,45 461,45 463,45 465,44 467,44 469,44 471,43 473,43 475,43 476,43 478,42 480,42 482,42 483,41 485,41 486,41 488,40 489,40 491,40 492,39 494,39 495,39 496,39 498,38 499,38 500,38 501,37 502,37 504,37 505,36 506,36">
          <text:p/>
        </draw:polygon>
        <draw:polygon draw:style-name="gr23" draw:text-style-name="P17" draw:layer="layout" svg:width="0.247cm" svg:height="0.022cm" svg:x="16.896cm" svg:y="17.374cm" svg:viewBox="0 0 248 23" draw:points="0,0 0,7 143,7 143,23 248,23 248,0">
          <text:p/>
        </draw:polygon>
        <draw:polygon draw:style-name="gr26" draw:text-style-name="P20" draw:layer="layout" svg:width="0.505cm" svg:height="0.256cm" svg:x="16.638cm" svg:y="17.07cm" svg:viewBox="0 0 506 257" draw:points="0,0 506,0 506,25 304,25 304,257 202,257 202,25 0,25">
          <text:p/>
        </draw:polygon>
        <draw:polygon draw:style-name="gr25" draw:text-style-name="P19" draw:layer="layout" svg:width="0.505cm" svg:height="1.02cm" svg:x="16.638cm" svg:y="16.034cm" svg:viewBox="0 0 506 1021" draw:points="506,661 505,667 504,673 502,679 501,685 500,691 499,698 498,704 496,710 495,716 494,722 492,728 491,734 489,739 488,745 486,751 485,757 483,762 481,768 480,774 478,779 476,786 475,791 473,797 471,802 469,808 467,813 465,818 463,823 461,828 459,834 457,839 455,844 452,849 450,853 448,858 446,863 443,868 441,872 439,877 436,881 434,886 431,890 429,895 426,899 424,903 421,907 419,911 416,915 414,919 411,923 408,927 405,931 403,934 400,938 397,942 394,945 391,948 389,952 386,955 383,958 380,961 377,964 374,967 371,970 368,973 365,976 362,978 359,981 356,983 353,986 350,988 347,990 344,993 340,995 337,997 334,999 331,1001 328,1002 325,1004 321,1006 318,1007 315,1009 312,1010 308,1011 305,1013 302,1014 299,1015 295,1016 292,1017 289,1017 285,1018 282,1019 279,1019 275,1020 272,1020 269,1020 266,1021 262,1021 259,1021 255,1021 251,1021 247,1020 242,1020 237,1019 233,1018 229,1018 225,1017 221,1016 217,1014 213,1013 209,1012 205,1010 201,1008 197,1006 193,1004 189,1002 185,1000 181,998 177,995 174,993 170,990 166,987 162,984 158,981 154,978 151,975 147,971 143,968 140,964 136,960 132,956 129,952 125,948 122,944 118,940 115,935 112,931 108,926 105,921 102,917 98,912 95,907 92,901 89,896 86,891 83,885 80,880 77,874 74,869 71,863 68,857 66,851 63,845 60,839 58,832 55,826 53,820 50,813 48,807 45,800 43,793 41,787 39,779 36,772 34,765 32,758 30,751 29,744 27,736 25,729 23,722 21,714 20,707 18,699 17,692 15,684 14,677 13,669 11,661 10,654 9,646 8,638 7,630 6,622 5,614 4,606 4,599 3,591 2,582 2,574 1,566 1,558 1,550 0,542 0,534 0,526 0,518 0,510 0,502 0,494 0,486 0,478 1,470 1,461 1,453 2,445 2,437 3,429 4,421 4,413 5,406 6,398 7,390 8,382 9,374 10,366 11,359 13,351 14,343 15,336 17,328 18,320 20,313 21,306 23,298 25,291 27,284 29,276 30,269 32,262 34,255 36,248 39,241 41,234 43,228 45,221 48,214 50,208 53,201 55,195 58,188 60,182 63,176 66,170 68,164 71,158 74,152 77,147 80,141 83,135 86,130 89,125 92,119 95,114 98,109 102,104 105,99 108,95 112,90 115,86 118,81 122,77 125,73 129,68 132,65 136,61 140,57 143,53 147,50 151,46 154,43 158,40 162,37 166,34 170,31 174,28 177,26 181,23 185,21 189,19 193,17 197,15 201,13 205,11 209,9 213,8 217,7 221,5 225,4 229,3 233,3 237,2 242,1 247,1 251,0 255,0 259,0 262,0 266,0 269,0 272,1 275,1 279,2 282,2 285,3 289,4 292,4 295,5 299,6 302,7 305,8 308,10 312,11 315,12 318,14 321,15 325,17 328,19 331,20 334,22 337,24 340,26 344,28 347,30 350,33 353,35 356,37 359,40 362,43 365,45 368,48 371,51 374,54 377,57 380,60 383,63 386,66 389,69 391,72 394,76 397,79 400,83 403,87 405,90 408,94 411,98 414,102 416,106 419,110 421,114 424,118 426,122 429,126 431,131 434,135 436,140 439,144 441,149 443,153 446,158 448,163 450,168 452,172 455,177 457,182 459,187 461,193 463,198 465,203 467,208 469,213 471,219 473,224 475,230 476,235 478,241 480,246 481,252 483,257 485,263 486,269 488,275 489,281 491,286 492,292 494,298 495,304 496,310 498,316 499,322 500,328 501,334 502,341 504,347 505,353 506,359 422,359 421,353 420,349 419,345 418,341 417,337 416,333 415,329 414,325 412,321 411,318 410,314 409,310 407,306 406,302 405,299 403,295 402,291 400,288 399,284 397,281 396,277 394,274 393,270 391,267 390,264 388,260 386,257 385,254 383,251 381,248 380,244 378,241 376,238 374,235 373,233 371,230 369,227 367,224 365,221 363,219 362,216 360,213 358,211 356,209 354,206 352,204 350,201 348,199 346,197 344,195 342,193 340,190 337,188 335,187 333,185 331,183 329,181 327,179 325,178 322,176 320,174 318,173 316,171 314,170 311,169 309,167 307,166 305,165 303,164 300,163 298,162 296,161 294,160 291,159 289,158 287,157 284,157 282,156 280,155 278,155 275,155 273,154 271,154 268,154 266,153 264,153 261,153 259,153 256,153 253,153 250,153 247,154 244,154 241,155 238,155 235,156 232,157 229,158 227,159 224,160 221,161 218,162 215,163 213,165 210,166 207,168 204,169 202,171 199,173 196,175 194,177 191,179 188,181 186,183 183,185 180,188 178,190 175,193 173,195 170,198 168,201 165,204 163,207 160,210 158,213 155,216 153,219 151,223 149,226 146,229 144,233 142,237 140,240 137,244 135,248 133,252 131,256 129,260 127,264 125,268 123,272 121,276 119,281 118,285 116,289 114,294 112,298 111,303 109,308 107,312 106,317 104,322 103,327 101,332 100,337 99,341 97,346 96,352 95,357 94,362 92,367 91,372 90,377 89,383 88,388 87,393 86,399 85,404 85,409 84,415 83,420 82,426 82,431 81,437 80,442 80,448 80,454 79,459 79,465 78,470 78,476 78,482 78,487 77,493 77,499 77,504 77,510 77,516 77,521 77,527 78,533 78,538 78,544 78,549 79,555 79,561 80,566 80,572 80,578 81,583 82,589 82,594 83,600 84,605 85,611 85,616 86,621 87,627 88,632 89,637 90,643 91,648 92,653 94,658 95,663 96,668 97,673 99,678 100,683 101,688 103,693 104,698 106,703 107,708 109,712 111,717 112,722 114,726 116,731 118,735 119,739 121,744 123,748 125,752 127,756 129,760 131,764 133,768 135,772 137,776 140,781 142,784 144,788 146,791 149,795 151,798 153,802 155,805 158,808 160,811 163,814 165,817 168,820 170,823 173,826 175,828 178,831 180,833 183,836 186,838 188,840 191,842 194,844 196,846 199,848 202,850 204,852 207,853 210,855 213,856 215,858 218,859 221,860 224,861 227,862 229,863 232,864 235,865 238,866 241,866 244,867 247,867 250,867 253,868 256,868 259,868 261,868 264,868 266,868 268,867 271,867 273,867 275,866 278,866 280,865 282,865 284,864 287,864 289,863 291,862 294,861 296,860 298,859 300,858 303,857 305,856 307,855 309,854 311,852 314,851 316,850 318,848 320,847 322,845 325,843 327,842 329,840 331,838 333,836 335,834 337,832 340,830 342,828 344,826 346,824 348,822 350,820 352,817 354,815 356,812 358,810 360,807 362,805 363,802 365,799 367,797 369,794 371,791 373,788 374,785 376,783 378,779 380,775 381,772 383,769 385,766 386,763 388,760 390,756 391,753 393,750 394,746 396,743 397,739 399,736 400,732 402,729 403,725 405,721 406,718 407,714 409,710 410,706 411,702 412,699 414,695 415,691 416,687 417,683 418,679 419,675 420,671 421,666 422,661">
          <text:p/>
        </draw:polygon>
        <draw:polygon draw:style-name="gr25" draw:text-style-name="P19" draw:layer="layout" svg:width="0.505cm" svg:height="0.044cm" svg:x="17.169cm" svg:y="17.374cm" svg:viewBox="0 0 506 45" draw:points="506,29 505,30 504,30 503,30 502,31 501,31 499,31 498,31 497,32 495,32 494,32 493,32 491,33 490,33 488,33 487,33 485,34 484,34 482,34 480,34 478,35 477,35 475,35 473,35 471,36 469,36 467,36 465,36 463,36 461,37 459,37 457,37 455,37 453,38 451,38 448,38 446,38 444,38 441,39 439,39 437,39 434,39 432,39 429,40 427,40 424,40 422,40 419,40 417,40 414,41 411,41 408,41 406,41 403,41 400,41 397,42 395,42 392,42 389,42 386,42 383,42 380,42 377,42 374,43 371,43 368,43 365,43 362,43 359,43 356,43 353,43 350,44 347,44 344,44 341,44 338,44 334,44 331,44 328,44 325,44 322,44 318,44 315,44 312,44 309,44 305,45 302,45 299,45 296,45 292,45 289,45 286,45 282,45 279,45 276,45 273,45 269,45 266,45 263,45 259,45 255,45 251,45 247,45 243,45 239,45 235,45 231,45 227,45 223,45 218,45 214,45 209,44 205,44 201,44 197,44 193,44 190,44 186,44 182,44 178,44 174,44 170,44 166,43 162,43 159,43 155,43 151,43 147,43 144,43 140,42 136,42 133,42 129,42 126,42 122,42 119,41 115,41 112,41 109,41 105,41 102,40 99,40 96,40 92,40 89,40 86,39 83,39 80,39 77,39 74,38 71,38 69,38 66,38 63,37 61,37 58,37 55,37 53,36 50,36 48,36 46,35 43,35 41,35 39,35 37,34 35,34 33,34 31,33 29,33 27,33 25,32 24,32 22,32 20,31 19,31 17,31 16,31 14,30 13,30 12,30 11,29 10,29 8,29 7,28 6,28 5,27 4,27 3,27 3,26 2,26 2,25 1,25 1,24 0,24 0,23 0,22 1,22 1,21 2,21 2,19 3,19 4,18 5,18 6,18 6,17 7,17 8,17 10,16 11,16 12,16 13,15 14,15 16,15 17,14 19,14 20,14 22,13 24,13 25,13 27,12 29,12 31,12 33,11 35,11 37,11 39,10 41,10 43,10 46,10 48,9 50,9 53,9 55,8 58,8 61,8 63,8 66,7 69,7 71,7 74,7 77,6 80,6 83,6 86,6 89,5 92,5 96,5 99,5 102,5 105,4 109,4 112,4 115,4 119,4 122,3 126,3 129,3 133,3 136,3 140,3 144,2 147,2 151,2 155,2 159,2 162,2 166,2 170,1 174,1 178,1 182,1 186,1 190,1 193,1 197,1 201,1 205,1 209,1 214,0 218,0 223,0 227,0 231,0 235,0 239,0 243,0 247,0 251,0 255,0 259,0 263,0 266,0 269,0 273,0 276,0 279,0 282,0 286,0 289,0 292,0 296,0 299,0 302,0 305,1 309,1 312,1 315,1 318,1 322,1 325,1 328,1 331,1 334,1 338,1 341,1 344,1 347,1 350,2 353,2 356,2 359,2 362,2 365,2 368,2 371,2 374,2 377,3 380,3 383,3 386,3 389,3 392,3 395,3 397,4 400,4 403,4 406,4 408,4 411,4 414,4 417,5 419,5 422,5 424,5 427,5 429,6 432,6 434,6 437,6 439,6 441,6 444,7 446,7 448,7 451,7 453,7 455,8 457,8 459,8 461,8 463,9 465,9 467,9 469,9 471,10 473,10 475,10 477,10 478,10 480,11 482,11 484,11 485,11 487,12 488,12 490,12 491,12 493,13 494,13 495,13 497,13 498,14 499,14 501,14 502,15 503,15 504,15 505,15 506,16 423,16 422,15 421,15 420,15 419,15 417,15 416,14 415,14 414,14 413,14 411,14 410,14 409,13 408,13 406,13 405,13 403,13 402,13 401,13 399,12 398,12 396,12 395,12 393,12 392,12 390,11 388,11 387,11 385,11 383,11 382,11 380,11 378,10 377,10 375,10 373,10 371,10 369,10 368,10 366,10 364,10 362,9 360,9 358,9 356,9 354,9 352,9 350,9 348,9 346,9 344,8 342,8 340,8 338,8 336,8 334,8 331,8 329,8 327,8 325,8 323,8 321,8 319,8 316,7 314,7 312,7 310,7 307,7 305,7 303,7 301,7 298,7 296,7 294,7 292,7 289,7 287,7 285,7 282,7 280,7 278,7 276,7 273,7 271,7 269,7 266,7 264,7 262,7 259,7 256,7 254,7 251,7 248,7 245,7 242,7 239,7 236,7 234,7 231,7 228,7 225,7 222,7 218,7 216,7 213,7 210,7 207,7 205,7 202,7 199,8 196,8 194,8 191,8 189,8 186,8 183,8 181,8 178,8 176,8 173,8 170,9 168,9 166,9 163,9 161,9 158,9 156,9 154,10 151,10 149,10 147,10 144,10 142,10 140,10 138,11 136,11 134,11 132,11 130,11 128,11 126,12 124,12 122,12 120,12 118,12 116,13 114,13 113,13 111,13 109,13 108,14 106,14 105,14 103,14 102,14 100,15 99,15 98,15 96,15 95,15 94,16 93,16 92,16 90,16 89,17 88,17 87,17 86,17 85,18 84,18 83,18 82,19 81,19 80,19 80,21 79,21 78,22 78,23 78,24 78,25 79,25 80,25 80,26 81,26 82,26 83,27 84,27 85,27 86,28 87,28 88,28 89,29 90,29 92,29 93,29 94,29 95,30 96,30 98,30 99,30 100,30 102,31 103,31 105,31 106,31 108,31 109,32 111,32 113,32 114,32 116,32 118,33 120,33 122,33 124,33 126,33 128,34 130,34 132,34 134,34 136,34 138,34 140,35 142,35 144,35 147,35 149,35 151,35 154,36 156,36 158,36 161,36 163,36 166,36 168,36 170,36 173,37 176,37 178,37 181,37 183,37 186,37 189,37 191,37 194,37 196,37 199,38 202,38 205,38 207,38 210,38 213,38 216,38 218,38 222,38 225,38 228,38 231,38 234,38 236,38 239,38 242,38 245,38 248,38 251,38 254,38 256,38 259,38 262,38 264,38 266,38 269,38 271,38 273,38 276,38 278,38 280,38 282,38 285,38 287,38 289,38 292,38 294,38 296,38 298,38 301,38 303,38 305,38 307,38 310,38 312,38 314,38 316,38 319,38 321,37 323,37 325,37 327,37 329,37 331,37 334,37 336,37 338,37 340,37 342,37 344,37 346,37 348,36 350,36 352,36 354,36 356,36 358,36 360,36 362,36 364,36 366,35 368,35 369,35 371,35 373,35 375,35 377,35 378,35 380,34 382,34 383,34 385,34 387,34 388,34 390,34 392,33 393,33 395,33 396,33 398,33 399,33 401,33 402,32 403,32 405,32 406,32 408,32 409,32 410,31 411,31 413,31 414,31 415,31 416,31 417,30 419,30 420,30 421,30 422,30 423,29">
          <text:p/>
        </draw:polygon>
        <draw:polygon draw:style-name="gr26" draw:text-style-name="P20" draw:layer="layout" svg:width="0.505cm" svg:height="2.811cm" svg:x="17.169cm" svg:y="14.547cm" svg:viewBox="0 0 506 2812" draw:points="0,0 506,0 506,281 304,281 304,2812 202,2812 202,281 0,281">
          <text:p/>
        </draw:polygon>
        <draw:polygon draw:style-name="gr25" draw:text-style-name="P19" draw:layer="layout" svg:width="0.505cm" svg:height="0.042cm" svg:x="17.7cm" svg:y="17.408cm" svg:viewBox="0 0 506 43" draw:points="506,27 505,28 504,28 503,28 502,28 501,29 500,29 498,29 497,29 496,30 495,30 493,30 492,30 490,30 489,31 487,31 486,31 484,31 482,32 481,32 479,32 477,32 475,32 473,33 472,33 470,33 468,33 466,34 464,34 462,34 460,34 458,34 455,35 453,35 451,35 449,35 446,35 444,36 442,36 439,36 437,36 435,36 432,37 430,37 427,37 425,37 422,37 419,37 417,39 414,39 412,39 409,39 406,39 403,39 401,39 398,40 395,40 392,40 389,40 387,40 384,40 381,40 378,41 375,41 372,41 369,41 366,41 363,41 360,41 357,41 354,41 351,42 347,42 344,42 341,42 338,42 335,42 332,42 328,42 325,42 322,42 319,42 316,42 312,42 309,42 306,42 302,43 299,43 296,43 293,43 289,43 286,43 283,43 280,43 276,43 273,43 270,43 266,43 263,43 260,43 256,43 251,43 247,43 243,43 239,43 235,43 231,43 227,43 223,43 219,43 215,42 211,42 207,42 203,42 199,42 195,42 190,42 186,42 182,42 178,42 174,42 170,42 166,41 163,41 159,41 155,41 151,41 148,41 144,41 140,41 137,40 133,40 130,40 126,40 122,40 119,40 116,39 112,39 109,39 106,39 102,39 99,37 96,37 93,37 90,37 87,37 83,36 81,36 78,36 75,36 72,35 69,35 66,35 64,35 61,34 58,34 56,34 53,34 51,33 48,33 46,33 44,33 42,32 39,32 37,32 35,31 33,31 31,31 29,31 27,30 26,30 24,30 22,29 21,29 19,29 18,29 16,28 15,28 13,28 12,27 11,27 10,27 9,26 8,26 7,26 6,25 5,25 4,25 4,24 3,24 2,23 1,23 1,22 0,21 1,20 2,19 3,19 3,18 4,18 5,17 6,17 7,17 8,16 9,16 10,16 11,15 12,15 13,15 15,14 16,14 18,14 19,14 21,13 22,13 24,13 26,12 27,12 29,12 31,11 33,11 35,11 37,11 39,10 42,10 44,10 46,9 48,9 51,9 53,9 56,8 58,8 61,8 64,8 66,7 69,7 72,7 75,7 78,6 81,6 83,6 87,6 90,6 93,5 96,5 99,5 102,5 106,5 109,4 112,4 116,4 119,4 122,4 126,3 130,3 133,3 137,3 140,3 144,3 148,3 151,2 155,2 159,2 163,2 166,2 170,2 174,2 178,2 182,1 186,1 190,1 195,1 199,1 203,1 207,1 211,1 215,1 219,1 223,1 227,1 231,1 235,1 239,1 243,0 247,0 251,0 256,0 260,0 263,0 266,0 270,0 273,0 276,0 280,1 283,1 286,1 289,1 293,1 296,1 299,1 302,1 306,1 309,1 312,1 316,1 319,1 322,1 325,1 328,1 332,1 335,1 338,2 341,2 344,2 347,2 351,2 354,2 357,2 360,2 363,2 366,2 369,2 372,3 375,3 378,3 381,3 384,3 387,3 389,3 392,3 395,4 398,4 401,4 403,4 406,4 409,4 412,4 414,5 417,5 419,5 422,5 425,5 427,5 430,6 432,6 435,6 437,6 439,6 442,7 444,7 446,7 449,7 451,7 453,7 455,8 458,8 460,8 462,8 464,8 466,9 468,9 470,9 472,9 473,10 475,10 477,10 479,10 481,10 482,11 484,11 486,11 487,11 489,12 490,12 492,12 493,12 495,13 496,13 497,13 498,13 500,14 501,14 502,14 503,14 504,15 505,15 506,15 423,15 422,15 421,15 420,15 419,14 418,14 417,14 415,14 414,14 413,14 412,13 411,13 409,13 408,13 407,13 405,13 404,12 402,12 401,12 400,12 398,12 397,12 395,12 394,12 392,11 390,11 389,11 387,11 386,11 384,11 382,10 380,10 379,10 377,10 375,10 373,10 371,10 370,10 368,10 366,9 364,9 362,9 360,9 358,9 356,9 354,9 352,9 350,9 348,9 346,8 344,8 342,8 340,8 338,8 336,8 334,8 332,8 330,8 328,8 325,8 323,8 321,8 319,7 317,7 315,7 312,7 310,7 308,7 306,7 303,7 301,7 299,7 297,7 294,7 292,7 290,7 287,7 285,7 283,7 281,7 278,7 276,7 274,7 271,7 269,7 267,7 264,7 262,7 260,7 257,7 254,7 251,7 248,7 245,7 243,7 240,7 237,7 234,7 231,7 228,7 225,7 223,7 220,7 217,7 214,7 212,7 209,7 206,7 203,7 201,7 198,8 195,8 191,8 189,8 186,8 184,8 181,8 178,8 176,8 173,8 171,9 168,9 166,9 163,9 161,9 159,9 156,9 154,9 152,9 149,10 147,10 145,10 142,10 140,10 138,10 136,11 134,11 132,11 130,11 128,11 126,11 124,12 122,12 120,12 118,12 117,12 115,12 113,13 111,13 110,13 108,13 107,13 105,14 104,14 102,14 101,14 99,14 98,15 97,15 95,15 94,15 93,15 92,16 91,16 90,16 89,16 88,16 87,17 86,17 85,17 84,17 84,18 83,18 82,18 81,18 81,19 80,19 79,19 79,20 78,20 78,21 78,22 79,22 79,23 80,23 81,24 82,24 83,25 84,25 85,25 86,25 87,26 88,26 89,26 90,26 91,27 92,27 93,27 94,27 95,27 97,28 98,28 99,28 101,28 102,28 104,29 105,29 107,29 108,29 110,29 111,30 113,30 115,30 117,30 118,30 120,30 122,31 124,31 126,31 128,31 130,31 132,31 134,32 136,32 138,32 140,32 142,32 145,32 147,32 149,33 152,33 154,33 156,33 159,33 161,33 163,33 166,34 168,34 171,34 173,34 176,34 178,34 181,34 184,34 186,34 189,34 191,35 195,35 198,35 201,35 203,35 206,35 209,35 212,35 214,35 217,35 220,35 223,35 225,35 228,35 231,35 234,35 237,35 240,35 243,35 245,36 248,36 251,36 254,36 257,36 260,36 262,36 264,36 267,36 269,36 271,36 274,36 276,36 278,35 281,35 283,35 285,35 287,35 290,35 292,35 294,35 297,35 299,35 301,35 303,35 306,35 308,35 310,35 312,35 315,35 317,35 319,35 321,35 323,35 325,35 328,35 330,34 332,34 334,34 336,34 338,34 340,34 342,34 344,34 346,34 348,34 350,34 352,34 354,33 356,33 358,33 360,33 362,33 364,33 366,33 368,33 370,33 371,32 373,32 375,32 377,32 379,32 380,32 382,32 384,32 386,32 387,31 389,31 390,31 392,31 394,31 395,31 397,31 398,30 400,30 401,30 402,30 404,30 405,30 407,30 408,29 409,29 411,29 412,29 413,29 414,29 415,28 417,28 418,28 419,28 420,28 421,28 422,28 423,27">
          <text:p/>
        </draw:polygon>
        <draw:polygon draw:style-name="gr23" draw:text-style-name="P17" draw:layer="layout" svg:width="0.505cm" svg:height="0.069cm" svg:x="17.7cm" svg:y="17.324cm" svg:viewBox="0 0 506 70" draw:points="423,44 422,45 421,45 420,45 419,46 418,46 417,46 415,46 414,47 413,47 412,47 411,47 409,48 408,48 407,48 405,48 404,49 402,49 401,49 400,49 398,51 397,51 395,51 394,51 392,52 390,52 389,52 387,52 386,52 384,53 382,53 380,53 379,53 377,54 375,54 373,54 371,54 370,54 368,54 366,55 364,55 362,55 360,55 358,55 356,56 354,56 352,56 350,56 348,56 346,56 344,56 342,57 340,57 338,57 336,57 334,57 332,57 330,57 328,57 325,58 323,58 321,58 319,58 317,58 315,58 312,58 310,58 308,58 306,58 303,59 301,59 299,59 297,59 294,59 292,59 290,59 287,59 285,59 283,59 281,59 278,59 276,59 274,59 271,59 269,59 267,59 264,59 262,59 260,59 257,59 254,59 251,59 248,59 245,59 243,59 240,59 237,59 234,59 231,59 228,59 225,59 223,59 220,59 217,59 214,58 212,58 209,58 206,58 203,58 201,58 198,58 195,58 191,58 189,57 186,57 184,57 181,57 178,57 176,57 173,56 171,56 168,56 166,56 163,56 161,55 159,55 156,55 154,55 152,55 149,54 147,54 145,54 142,54 140,53 138,53 136,53 134,53 132,52 130,52 128,52 126,52 124,51 122,51 120,51 118,49 117,49 115,49 113,49 111,48 110,48 108,47 107,47 105,47 104,47 102,46 101,46 99,46 98,45 97,45 95,44 94,44 93,44 92,43 91,43 90,43 89,42 88,42 87,42 86,41 85,41 84,40 83,40 82,40 82,39 81,39 81,38 80,38 79,37 79,36 78,36 78,35 78,34 78,33 79,32 79,31 80,31 80,30 81,30 82,29 83,29 84,28 85,28 85,27 86,27 87,27 88,26 89,26 90,26 91,25 92,25 93,24 94,24 95,24 97,24 98,23 99,23 101,22 102,22 104,22 105,21 107,21 108,21 110,20 111,20 113,20 115,20 117,19 118,19 120,19 122,18 124,18 126,18 128,18 130,17 132,17 134,17 136,16 138,16 140,16 142,16 145,16 147,15 149,15 152,15 154,15 156,14 159,14 161,14 163,14 166,14 168,13 171,13 173,13 176,13 178,13 181,12 184,12 186,12 189,12 191,12 195,12 198,11 201,11 203,11 206,11 209,11 212,11 214,11 217,11 220,11 223,11 225,10 228,10 231,10 234,10 237,10 240,10 243,10 245,10 248,10 251,10 254,10 257,10 260,10 262,10 264,10 267,10 269,10 271,10 274,10 276,10 278,10 281,10 283,10 285,10 287,10 290,10 292,10 294,10 297,11 299,11 301,11 303,11 306,11 308,11 310,11 312,11 315,11 317,11 319,11 321,11 323,12 325,12 328,12 330,12 332,12 334,12 336,12 338,12 340,13 342,13 344,13 346,13 348,13 350,13 352,14 354,14 356,14 358,14 360,14 362,14 364,15 366,15 368,15 370,15 371,15 373,15 375,16 377,16 379,16 380,16 382,16 384,17 386,17 387,17 389,17 390,18 392,18 394,18 395,18 397,18 398,19 400,19 401,19 402,19 404,20 405,20 407,20 408,20 409,21 411,21 412,21 413,21 414,22 415,22 417,22 418,22 419,23 420,23 421,23 422,24 423,24 506,24 505,24 504,23 503,23 502,22 501,22 500,21 498,21 497,21 496,20 495,20 493,19 492,19 490,19 489,18 487,18 486,18 484,17 482,17 481,16 479,16 477,16 475,15 473,15 472,15 470,14 468,14 466,13 464,13 462,13 460,12 458,12 455,12 453,11 451,11 449,11 446,10 444,10 442,10 439,9 437,9 435,9 432,9 430,8 427,8 425,8 422,7 419,7 417,7 414,7 412,6 409,6 406,6 403,6 401,5 398,5 395,5 392,5 389,4 387,4 384,4 381,4 378,4 375,3 372,3 369,3 366,3 363,3 360,2 357,2 354,2 351,2 347,2 344,2 341,2 338,1 335,1 332,1 328,1 325,1 322,1 319,1 316,1 312,1 309,0 306,0 302,0 299,0 296,0 293,0 289,0 286,0 283,0 280,0 276,0 273,0 270,0 266,0 263,0 260,0 256,0 251,0 247,0 243,0 239,0 235,0 231,0 227,0 223,0 219,0 215,0 211,0 207,1 203,1 199,1 195,1 190,1 186,1 182,1 178,2 174,2 170,2 166,2 163,2 159,2 155,3 151,3 148,3 144,3 140,4 137,4 133,4 130,4 126,5 122,5 119,5 116,6 112,6 109,6 106,6 102,7 99,7 96,7 93,8 90,8 87,9 83,9 81,9 78,10 75,10 72,10 69,11 66,11 64,12 61,12 58,12 56,13 53,13 51,14 48,14 46,15 44,15 42,16 39,16 37,17 35,17 33,17 31,18 29,18 27,19 26,19 24,20 22,20 21,21 19,21 18,22 16,22 15,23 13,23 12,24 11,24 10,25 9,26 8,26 7,27 6,27 5,28 4,28 4,29 3,29 3,30 2,30 2,31 1,31 1,32 1,33 0,34 0,35 1,35 1,36 1,37 2,37 2,38 3,39 4,40 5,41 6,41 7,42 8,42 9,43 10,43 11,44 12,44 13,45 15,45 16,46 18,46 19,47 21,47 22,48 24,49 26,49 27,49 29,51 31,51 33,52 35,52 37,53 39,53 42,54 44,54 46,55 48,55 51,56 53,56 56,56 58,57 61,57 64,58 66,58 69,58 72,59 75,59 78,60 81,60 83,60 87,61 90,61 93,62 96,62 99,62 102,63 106,63 109,63 112,64 116,64 119,64 122,64 126,65 130,65 133,65 137,66 140,66 144,66 148,66 151,66 155,67 159,67 163,67 166,67 170,67 174,68 178,68 182,68 186,68 190,68 195,68 199,69 203,69 207,69 211,69 215,69 219,69 223,69 227,69 231,69 235,69 239,69 243,69 247,70 251,70 256,70 260,70 263,70 266,70 270,70 273,70 276,69 280,69 283,69 286,69 289,69 293,69 296,69 299,69 302,69 306,69 309,69 312,69 316,69 319,69 322,69 325,68 328,68 332,68 335,68 338,68 341,68 344,68 347,68 351,67 354,67 357,67 360,67 363,67 366,67 369,66 372,66 375,66 378,66 381,66 384,65 387,65 389,65 392,65 395,64 398,64 401,64 403,64 406,64 409,63 412,63 414,63 417,63 419,62 422,62 425,62 427,61 430,61 432,61 435,60 437,60 439,60 442,60 444,59 446,59 449,59 451,58 453,58 455,58 458,57 460,57 462,57 464,56 466,56 468,56 470,55 472,55 473,54 475,54 477,54 479,53 481,53 482,53 484,52 486,52 487,51 489,51 490,51 492,49 493,49 495,49 496,48 497,48 498,47 500,47 501,46 502,46 503,46 504,45 505,45 506,44">
          <text:p/>
        </draw:polygon>
        <draw:polygon draw:style-name="gr23" draw:text-style-name="P17" draw:layer="layout" svg:width="0.246cm" svg:height="0.028cm" svg:x="17.959cm" svg:y="17.365cm" svg:viewBox="0 0 247 29" draw:points="0,0 0,7 144,7 144,29 247,29 247,0">
          <text:p/>
        </draw:polygon>
        <draw:polygon draw:style-name="gr24" draw:text-style-name="P18" draw:layer="layout" svg:width="0.303cm" svg:height="0.171cm" svg:x="17.7cm" svg:y="17.137cm" svg:viewBox="0 0 304 172" draw:points="0,172 202,0 304,0 101,172">
          <text:p/>
        </draw:polygon>
        <draw:polygon draw:style-name="gr24" draw:text-style-name="P18" draw:layer="layout" svg:width="0.303cm" svg:height="0.171cm" svg:x="17.902cm" svg:y="17.137cm" svg:viewBox="0 0 304 172" draw:points="0,0 102,0 304,172 203,172">
          <text:p/>
        </draw:polygon>
        <draw:polygon draw:style-name="gr24" draw:text-style-name="P18" draw:layer="layout" svg:width="0.182cm" svg:height="0.018cm" svg:x="17.862cm" svg:y="17.239cm" svg:viewBox="0 0 183 19" draw:points="20,0 0,19 183,19 163,0">
          <text:p/>
        </draw:polygon>
        <draw:polygon draw:style-name="gr26" draw:text-style-name="P20" draw:layer="layout" svg:width="0.505cm" svg:height="0.36cm" svg:x="17.7cm" svg:y="16.761cm" svg:viewBox="0 0 506 361" draw:points="0,0 506,0 506,36 304,36 304,361 203,361 203,36 0,36">
          <text:p/>
        </draw:polygon>
        <draw:polygon draw:style-name="gr25" draw:text-style-name="P19" draw:layer="layout" svg:width="0.505cm" svg:height="0.044cm" svg:x="18.232cm" svg:y="17.374cm" svg:viewBox="0 0 506 45" draw:points="506,29 505,30 504,30 503,30 501,31 500,31 499,31 498,31 496,32 495,32 494,32 492,32 491,33 490,33 488,33 486,33 485,34 483,34 482,34 480,34 478,35 476,35 475,35 473,35 471,36 469,36 467,36 465,36 463,36 461,37 459,37 457,37 455,37 453,38 450,38 448,38 446,38 443,38 441,39 439,39 436,39 434,39 431,39 429,40 426,40 424,40 421,40 419,40 416,40 414,41 411,41 408,41 406,41 403,41 400,41 397,42 394,42 392,42 389,42 386,42 383,42 380,42 377,42 374,43 371,43 368,43 365,43 362,43 359,43 356,43 353,43 350,44 347,44 344,44 340,44 337,44 334,44 331,44 328,44 325,44 321,44 318,44 315,44 312,44 308,44 305,45 302,45 299,45 295,45 292,45 289,45 286,45 282,45 279,45 276,45 272,45 269,45 266,45 262,45 259,45 255,45 251,45 247,45 243,45 239,45 235,45 230,45 226,45 222,45 218,45 214,45 210,44 206,44 202,44 198,44 194,44 190,44 186,44 182,44 178,44 175,44 171,44 167,43 162,43 158,43 155,43 151,43 147,43 143,43 140,42 136,42 132,42 129,42 125,42 122,42 118,41 115,41 112,41 108,41 105,41 102,40 98,40 95,40 92,40 89,40 86,39 83,39 80,39 77,39 74,38 71,38 68,38 66,38 63,37 60,37 58,37 55,37 53,36 50,36 48,36 45,35 43,35 41,35 39,35 37,34 34,34 32,34 30,33 29,33 27,33 25,32 23,32 22,32 20,31 18,31 17,31 15,31 14,30 13,30 12,30 10,29 9,29 8,29 7,28 6,28 5,28 4,27 3,27 2,26 1,25 0,24 0,23 0,22 1,21 2,19 3,19 4,18 5,18 6,17 7,17 8,17 9,16 10,16 12,16 13,15 14,15 15,15 17,14 18,14 20,14 22,13 23,13 25,13 27,12 29,12 30,12 32,11 34,11 37,11 39,10 41,10 43,10 45,10 48,9 50,9 53,9 55,8 58,8 60,8 63,8 66,7 68,7 71,7 74,7 77,6 80,6 83,6 86,6 89,5 92,5 95,5 98,5 102,5 105,4 108,4 112,4 115,4 118,4 122,3 125,3 129,3 132,3 136,3 140,3 143,2 147,2 151,2 155,2 158,2 162,2 167,2 171,1 175,1 178,1 182,1 186,1 190,1 194,1 198,1 202,1 206,1 210,1 214,0 218,0 222,0 226,0 230,0 235,0 239,0 243,0 247,0 251,0 255,0 259,0 262,0 266,0 269,0 272,0 276,0 279,0 282,0 286,0 289,0 292,0 295,0 299,0 302,0 305,1 308,1 312,1 315,1 318,1 321,1 325,1 328,1 331,1 334,1 337,1 340,1 344,1 347,1 350,2 353,2 356,2 359,2 362,2 365,2 368,2 371,2 374,2 377,3 380,3 383,3 386,3 389,3 392,3 394,3 397,4 400,4 403,4 406,4 408,4 411,4 414,4 416,5 419,5 421,5 424,5 426,5 429,6 431,6 434,6 436,6 439,6 441,6 443,7 446,7 448,7 450,7 453,7 455,8 457,8 459,8 461,8 463,9 465,9 467,9 469,9 471,10 473,10 475,10 476,10 478,10 480,11 482,11 483,11 485,11 486,12 488,12 490,12 491,12 492,13 494,13 495,13 496,13 498,14 499,14 500,14 501,15 503,15 504,15 505,15 506,16 422,16 421,15 420,15 419,15 418,15 417,15 416,14 415,14 414,14 412,14 411,14 410,14 409,13 407,13 406,13 405,13 403,13 402,13 400,13 399,12 397,12 396,12 394,12 393,12 391,12 390,11 388,11 386,11 385,11 383,11 381,11 380,11 378,10 376,10 374,10 373,10 371,10 369,10 367,10 365,10 363,10 362,9 360,9 358,9 356,9 354,9 352,9 350,9 348,9 346,9 344,8 342,8 340,8 337,8 335,8 333,8 331,8 329,8 327,8 325,8 323,8 320,8 318,8 316,7 314,7 312,7 309,7 307,7 305,7 303,7 300,7 298,7 296,7 294,7 291,7 289,7 287,7 284,7 282,7 280,7 278,7 275,7 273,7 271,7 268,7 266,7 264,7 261,7 259,7 256,7 253,7 250,7 248,7 245,7 242,7 239,7 236,7 233,7 230,7 228,7 225,7 222,7 219,7 216,7 214,7 211,7 208,7 205,7 203,7 200,8 197,8 195,8 192,8 189,8 187,8 184,8 181,8 179,8 176,8 174,8 171,9 169,9 166,9 163,9 160,9 158,9 156,9 153,10 151,10 149,10 146,10 144,10 142,10 140,10 137,11 135,11 133,11 131,11 129,11 127,11 125,12 123,12 121,12 120,12 118,12 116,13 114,13 112,13 111,13 109,13 108,14 106,14 104,14 103,14 101,14 100,15 99,15 97,15 96,15 95,15 94,16 92,16 91,16 90,16 89,17 88,17 87,17 86,17 85,17 85,18 84,18 83,18 82,18 82,19 81,19 80,19 80,21 79,21 78,21 78,22 77,22 77,23 78,24 78,25 79,25 80,25 80,26 81,26 82,26 82,27 83,27 84,27 85,27 85,28 86,28 87,28 88,28 89,29 90,29 91,29 92,29 94,29 95,30 96,30 97,30 99,30 100,30 101,31 103,31 104,31 106,31 108,31 109,32 111,32 112,32 114,32 116,32 118,33 120,33 121,33 123,33 125,33 127,34 129,34 131,34 133,34 135,34 137,34 140,35 142,35 144,35 146,35 149,35 151,35 153,36 156,36 158,36 160,36 163,36 166,36 169,36 171,36 174,37 176,37 179,37 181,37 184,37 187,37 189,37 192,37 195,37 197,37 200,38 203,38 205,38 208,38 211,38 214,38 216,38 219,38 222,38 225,38 228,38 230,38 233,38 236,38 239,38 242,38 245,38 248,38 250,38 253,38 256,38 259,38 261,38 264,38 266,38 268,38 271,38 273,38 275,38 278,38 280,38 282,38 284,38 287,38 289,38 291,38 294,38 296,38 298,38 300,38 303,38 305,38 307,38 309,38 312,38 314,38 316,38 318,38 320,37 323,37 325,37 327,37 329,37 331,37 333,37 335,37 337,37 340,37 342,37 344,37 346,37 348,36 350,36 352,36 354,36 356,36 358,36 360,36 362,36 363,36 365,35 367,35 369,35 371,35 373,35 374,35 376,35 378,35 380,34 381,34 383,34 385,34 386,34 388,34 390,34 391,33 393,33 394,33 396,33 397,33 399,33 400,33 402,32 403,32 405,32 406,32 407,32 409,32 410,31 411,31 412,31 414,31 415,31 416,31 417,30 418,30 419,30 420,30 421,30 422,29">
          <text:p/>
        </draw:polygon>
        <draw:polygon draw:style-name="gr26" draw:text-style-name="P20" draw:layer="layout" svg:width="0.505cm" svg:height="2.811cm" svg:x="18.232cm" svg:y="14.547cm" svg:viewBox="0 0 506 2812" draw:points="0,0 506,0 506,281 304,281 304,2812 203,2812 203,281 0,281">
          <text:p/>
        </draw:polygon>
        <draw:polygon draw:style-name="gr26" draw:text-style-name="P20" draw:layer="layout" svg:width="0.505cm" svg:height="0.045cm" svg:x="18.763cm" svg:y="17.405cm" svg:viewBox="0 0 506 46" draw:points="0,0 506,0 506,4 304,4 304,46 203,46 203,4 0,4">
          <text:p/>
        </draw:polygon>
        <draw:polygon draw:style-name="gr25" draw:text-style-name="P19" draw:layer="layout" svg:width="0.505cm" svg:height="0.053cm" svg:x="18.763cm" svg:y="17.336cm" svg:viewBox="0 0 506 54" draw:points="506,35 505,36 504,36 503,36 502,36 501,37 499,37 498,37 497,38 496,38 494,38 493,39 491,39 490,39 488,40 487,40 485,40 484,40 482,41 480,41 478,41 477,42 475,42 473,42 471,42 469,43 467,43 465,43 463,43 461,44 459,44 457,44 455,44 453,45 451,45 448,45 446,45 444,46 441,46 439,46 437,46 434,47 432,47 429,47 427,47 424,48 422,48 419,48 417,48 414,48 411,49 408,49 406,49 403,49 400,49 398,50 395,50 392,50 389,50 386,50 383,50 380,51 377,51 374,51 371,51 368,51 365,51 362,51 359,52 356,52 353,52 350,52 347,52 344,52 341,52 338,52 334,52 331,53 328,53 325,53 322,53 318,53 315,53 312,53 309,53 306,53 302,53 299,53 296,53 292,53 289,53 286,53 283,53 279,54 276,54 273,54 269,54 266,54 263,54 259,54 255,54 251,54 247,54 243,54 239,54 235,53 231,53 227,53 223,53 219,53 215,53 211,53 207,53 202,53 199,53 194,53 191,53 187,53 183,52 179,52 175,52 171,52 167,52 163,52 160,52 156,51 152,51 148,51 145,51 141,51 136,51 133,50 129,50 126,50 122,50 119,49 115,49 112,49 109,49 105,48 102,48 99,48 96,48 92,47 89,47 86,47 83,47 80,46 77,46 74,46 71,45 69,45 66,45 63,45 61,44 58,44 55,44 53,43 51,43 48,43 46,42 43,42 41,42 39,41 37,41 35,41 33,40 31,40 29,39 27,39 25,39 23,38 22,38 20,38 19,37 17,37 16,36 14,36 13,36 12,35 11,35 10,34 8,34 7,34 7,33 6,33 5,32 4,32 3,32 3,31 2,31 2,30 1,30 1,29 0,29 0,28 0,27 0,26 1,26 1,25 2,25 2,24 3,24 3,23 4,23 5,22 6,22 7,22 7,21 8,21 10,20 11,20 12,20 13,19 14,19 16,19 17,18 19,18 20,17 22,17 23,17 25,16 27,16 29,16 31,15 33,15 35,14 37,14 39,14 41,13 43,13 46,13 48,12 51,12 53,12 55,11 58,11 61,11 63,10 66,10 69,10 71,9 74,9 77,9 80,9 83,8 86,8 89,8 92,7 96,7 99,7 102,7 105,5 109,5 112,5 115,5 119,4 122,4 126,4 129,4 133,4 136,3 141,3 145,3 148,3 152,3 156,3 160,2 163,2 167,2 171,2 175,2 179,2 183,2 187,1 191,1 194,1 199,1 202,1 207,1 211,1 215,1 219,1 223,1 227,0 231,0 235,0 239,0 243,0 247,0 251,0 255,0 259,0 263,0 266,0 269,0 273,0 276,0 279,0 283,0 286,0 289,0 292,0 296,1 299,1 302,1 306,1 309,1 312,1 315,1 318,1 322,1 325,1 328,1 331,1 334,2 338,2 341,2 344,2 347,2 350,2 353,2 356,2 359,2 362,3 365,3 368,3 371,3 374,3 377,3 380,3 383,4 386,4 389,4 392,4 395,4 398,4 400,5 403,5 406,5 408,5 411,5 414,7 417,7 419,7 422,7 424,7 427,8 429,8 432,8 434,8 437,8 439,9 441,9 444,9 446,9 448,10 451,10 453,10 455,10 457,11 459,11 461,11 463,11 465,12 467,12 469,12 471,12 473,13 475,13 477,13 478,14 480,14 482,14 484,15 485,15 487,15 488,15 490,16 491,16 493,16 494,17 496,17 497,17 498,18 499,18 501,18 502,18 503,19 504,19 505,19 506,20 423,20 422,19 421,19 420,19 419,19 417,19 416,18 415,18 414,18 413,18 412,18 410,17 409,17 408,17 406,17 405,17 404,16 402,16 401,16 399,16 398,16 396,16 395,15 393,15 392,15 390,15 388,15 387,15 385,14 383,14 382,14 380,14 378,14 377,13 375,13 373,13 371,13 369,13 368,13 366,13 364,12 362,12 360,12 358,12 356,12 354,12 352,12 350,12 348,11 346,11 344,11 342,11 340,11 338,11 336,11 334,11 332,11 329,11 327,10 325,10 323,10 321,10 319,10 316,10 314,10 312,10 310,10 307,10 305,10 303,10 301,10 298,10 296,10 294,9 292,9 289,9 287,9 285,9 283,9 280,9 278,9 276,9 273,9 271,9 269,9 266,9 264,9 262,9 259,9 257,9 254,9 251,9 248,9 245,9 242,9 239,9 236,9 234,9 231,9 228,9 225,9 222,10 220,10 217,10 214,10 211,10 208,10 206,10 203,10 200,10 198,10 195,10 192,10 190,11 187,11 184,11 182,11 179,11 177,11 174,11 172,11 169,12 167,12 164,12 162,12 159,12 157,12 155,13 152,13 150,13 148,13 145,13 143,13 141,14 139,14 136,14 134,14 132,14 130,15 128,15 126,15 124,15 122,16 120,16 118,16 116,16 115,16 113,17 111,17 109,17 108,17 106,18 105,18 103,18 102,18 100,19 99,19 98,19 96,19 95,20 94,20 93,20 92,20 91,21 90,21 89,21 88,21 87,22 86,22 85,22 84,23 83,23 82,23 81,24 80,24 80,25 79,25 78,26 78,27 78,28 78,29 79,30 80,30 80,31 81,31 82,31 83,32 84,32 85,33 86,33 87,33 88,33 89,34 90,34 91,34 92,34 93,35 94,35 95,35 96,36 98,36 99,36 100,36 102,37 103,37 105,37 106,37 108,38 109,38 111,38 113,38 115,38 116,39 118,39 120,39 122,39 124,40 126,40 128,40 130,40 132,41 134,41 136,41 139,41 141,41 143,41 145,42 148,42 150,42 152,42 155,42 157,43 159,43 162,43 164,43 167,43 169,43 172,43 174,44 177,44 179,44 182,44 184,44 187,44 190,44 192,44 195,45 198,45 200,45 203,45 206,45 208,45 211,45 214,45 217,45 220,45 222,45 225,45 228,45 231,45 234,46 236,46 239,46 242,46 245,46 248,46 251,46 254,46 257,46 259,46 262,46 264,46 266,46 269,46 271,46 273,46 276,46 278,46 280,46 283,46 285,46 287,46 289,45 292,45 294,45 296,45 298,45 301,45 303,45 305,45 307,45 310,45 312,45 314,45 316,45 319,45 321,45 323,45 325,44 327,44 329,44 332,44 334,44 336,44 338,44 340,44 342,44 344,44 346,43 348,43 350,43 352,43 354,43 356,43 358,43 360,43 362,43 364,42 366,42 368,42 369,42 371,42 373,42 375,42 377,41 378,41 380,41 382,41 383,41 385,41 387,40 388,40 390,40 392,40 393,40 395,40 396,39 398,39 399,39 401,39 402,39 404,38 405,38 406,38 408,38 409,38 410,38 412,37 413,37 414,37 415,37 416,36 417,36 419,36 420,36 421,36 422,36 423,35">
          <text:p/>
        </draw:polygon>
        <draw:polygon draw:style-name="gr24" draw:text-style-name="P18" draw:layer="layout" svg:width="0.303cm" svg:height="0.177cm" svg:x="18.763cm" svg:y="17.143cm" svg:viewBox="0 0 304 178" draw:points="0,178 203,0 304,0 101,178">
          <text:p/>
        </draw:polygon>
        <draw:polygon draw:style-name="gr24" draw:text-style-name="P18" draw:layer="layout" svg:width="0.303cm" svg:height="0.178cm" svg:x="18.97cm" svg:y="17.156cm" svg:viewBox="0 0 304 179" draw:points="0,0 101,0 304,179 202,179">
          <text:p/>
        </draw:polygon>
        <draw:polygon draw:style-name="gr24" draw:text-style-name="P18" draw:layer="layout" svg:width="0.181cm" svg:height="0.019cm" svg:x="18.93cm" svg:y="17.263cm" svg:viewBox="0 0 182 20" draw:points="20,0 0,20 182,20 161,0">
          <text:p/>
        </draw:polygon>
        <draw:polygon draw:style-name="gr23" draw:text-style-name="P17" draw:layer="layout" svg:width="0.505cm" svg:height="0.293cm" svg:x="18.763cm" svg:y="16.834cm" svg:viewBox="0 0 506 294" draw:points="423,190 422,191 421,193 420,194 419,195 417,196 416,197 415,198 414,199 413,201 412,202 410,203 409,204 408,205 406,206 405,207 404,208 402,209 401,210 399,211 398,212 396,213 395,214 393,215 392,216 390,217 388,218 387,219 385,220 383,221 382,222 380,223 378,224 377,224 375,225 373,226 371,227 369,228 368,229 366,229 364,230 362,231 360,232 358,232 356,233 354,234 352,234 350,235 348,236 346,236 344,237 342,238 340,238 338,239 336,239 334,240 332,240 329,241 327,241 325,242 323,242 321,243 319,243 316,244 314,244 312,244 310,245 307,245 305,246 303,246 301,246 298,246 296,247 294,247 292,247 289,247 287,249 285,249 283,249 280,249 278,249 276,249 273,250 271,250 269,250 266,250 264,250 262,250 259,250 257,250 254,250 251,250 248,250 245,250 242,249 239,249 236,249 234,249 231,249 228,247 225,247 222,247 220,246 217,246 214,246 211,245 208,245 206,244 203,244 200,243 198,243 195,242 192,242 190,241 187,240 184,240 182,239 179,238 177,237 174,237 172,236 169,235 167,234 164,234 162,233 159,232 157,231 155,230 152,229 150,228 148,227 145,226 143,225 141,224 139,223 136,222 134,221 132,220 130,218 128,217 126,216 124,215 122,214 120,212 118,211 116,210 115,209 113,207 111,206 109,205 108,203 106,202 105,200 103,199 102,198 100,196 99,195 98,193 96,192 95,190 94,189 93,188 92,186 91,185 90,183 89,182 88,180 87,178 86,177 85,175 84,174 83,172 83,171 82,169 81,168 81,166 80,164 80,163 79,161 79,159 79,158 78,156 78,155 78,153 78,151 78,150 78,148 78,147 78,145 78,143 78,142 78,140 78,138 78,137 79,135 79,134 79,132 80,130 80,129 81,127 81,126 82,124 83,122 83,121 84,119 85,118 86,116 87,115 88,113 89,112 90,110 91,108 92,107 93,105 94,104 95,102 96,101 98,100 99,98 100,97 102,95 103,94 105,92 106,91 108,90 109,88 111,87 113,86 115,85 116,83 118,82 120,81 122,79 124,78 126,77 128,76 130,75 132,73 134,72 136,71 139,70 141,69 143,68 145,67 148,66 150,65 152,64 155,63 157,62 159,61 162,60 164,59 167,59 169,58 172,57 174,56 177,55 179,55 182,54 184,53 187,53 190,52 192,51 195,51 198,50 200,50 203,49 206,49 208,48 211,48 214,47 217,47 220,47 222,46 225,46 228,46 231,45 234,45 236,45 239,45 242,45 245,44 248,44 251,44 254,44 257,44 259,44 262,44 264,44 266,44 269,44 271,44 273,44 276,44 278,45 280,45 283,45 285,45 287,45 289,45 292,46 294,46 296,46 298,46 301,47 303,47 305,47 307,48 310,48 312,48 314,49 316,49 319,50 321,50 323,51 325,51 327,52 329,52 332,53 334,53 336,54 338,54 340,55 342,55 344,56 346,57 348,57 350,58 352,59 354,59 356,60 358,61 360,61 362,62 364,63 366,64 368,64 369,65 371,66 373,67 375,68 377,69 378,69 380,70 382,71 383,72 385,73 387,74 388,75 390,76 392,77 393,78 395,79 396,80 398,81 399,82 401,83 402,84 404,85 405,86 406,87 408,88 409,89 410,90 412,91 413,92 414,93 415,95 416,96 417,97 419,98 420,99 421,100 422,102 423,103 506,103 505,101 504,100 503,98 502,96 501,94 499,93 498,91 497,89 496,87 494,86 493,84 491,82 490,81 488,79 487,77 485,76 484,74 482,72 480,71 478,69 477,68 475,66 473,64 471,63 469,61 467,60 465,58 463,57 461,55 459,54 457,53 455,51 453,50 451,48 448,47 446,45 444,44 441,43 439,41 437,40 434,39 432,38 429,36 427,35 424,34 422,33 419,32 417,30 414,29 411,28 408,27 406,26 403,25 400,24 398,23 395,22 392,21 389,20 386,19 383,18 380,17 377,16 374,16 371,15 368,14 365,13 362,12 359,12 356,11 353,10 350,10 347,9 344,8 341,8 338,7 334,7 331,6 328,5 325,5 322,5 318,4 315,4 312,3 309,3 306,3 302,2 299,2 296,2 292,1 289,1 286,1 283,1 279,1 276,1 273,0 269,0 266,0 263,0 259,0 255,0 251,0 247,0 243,1 239,1 235,1 231,1 227,1 223,2 219,2 215,2 211,3 206,3 202,4 199,4 194,5 191,6 187,6 183,7 179,7 175,8 171,9 167,10 163,11 160,12 156,13 152,13 148,14 145,15 141,16 136,18 133,19 129,20 126,21 122,22 119,23 115,25 112,26 109,27 105,29 102,30 99,31 96,33 92,34 89,36 86,38 83,39 80,41 77,42 74,44 71,46 69,47 66,49 63,51 61,52 58,54 55,56 53,58 51,60 48,62 46,64 43,65 41,67 39,69 37,71 35,73 33,75 31,77 29,79 27,82 25,84 23,86 22,88 20,90 19,92 17,94 16,96 14,99 13,101 12,103 11,105 10,108 8,110 7,112 7,114 6,117 5,119 4,121 3,123 3,126 2,128 2,130 1,133 1,135 1,137 0,140 0,142 0,144 0,147 0,149 0,151 0,153 1,156 1,158 1,160 2,163 2,165 3,167 3,170 4,172 5,174 6,176 7,179 7,181 8,183 10,185 11,188 12,190 13,192 14,194 16,197 17,199 19,201 20,203 22,205 23,207 25,209 27,211 29,214 31,216 33,218 35,220 37,222 39,224 41,226 43,227 46,230 48,231 51,233 53,235 55,237 58,239 61,241 63,242 66,244 69,246 71,247 74,250 77,252 80,253 83,255 86,257 89,258 92,260 96,261 99,262 102,264 105,265 109,267 112,268 115,269 119,271 122,272 126,273 129,274 133,275 136,276 141,278 145,279 148,280 152,281 156,282 160,282 163,283 167,284 171,285 175,286 179,286 183,287 187,288 191,288 194,289 199,290 202,290 206,291 211,291 215,292 219,292 223,292 227,293 231,293 235,293 239,293 243,294 247,294 251,294 255,294 259,294 263,294 266,294 269,294 273,294 276,294 279,293 283,293 286,293 289,293 292,293 296,292 299,292 302,292 306,291 309,291 312,291 315,290 318,290 322,290 325,289 328,288 331,288 334,288 338,287 341,286 344,286 347,285 350,284 353,284 356,283 359,282 362,282 365,281 368,280 371,279 374,278 377,278 380,277 383,276 386,275 389,274 392,273 395,272 398,271 400,270 403,269 406,268 408,267 411,266 414,265 417,264 419,262 422,261 424,260 427,259 429,258 432,256 434,255 437,254 439,253 441,251 444,250 446,247 448,246 451,245 453,243 455,242 457,241 459,239 461,238 463,236 465,235 467,233 469,232 471,230 473,229 475,227 477,225 478,224 480,222 482,221 484,219 485,217 487,216 488,214 490,212 491,211 493,209 494,207 496,206 497,204 498,202 499,200 501,199 502,197 503,195 504,193 505,192 506,190">
          <text:p/>
        </draw:polygon>
        <draw:polygon draw:style-name="gr23" draw:text-style-name="P17" draw:layer="layout" svg:width="0.247cm" svg:height="0.117cm" svg:x="19.026cm" svg:y="16.988cm" svg:viewBox="0 0 248 118" draw:points="248,0 0,0 0,30 145,30 145,118 248,118">
          <text:p/>
        </draw:polygon>
        <draw:line draw:style-name="gr28" draw:text-style-name="P10" draw:layer="layout" svg:x1="16.359cm" svg:y1="17.609cm" svg:x2="19.016cm" svg:y2="17.609cm">
          <text:p/>
        </draw:line>
        <draw:line draw:style-name="gr28" draw:text-style-name="P10" draw:layer="layout" svg:x1="16.359cm" svg:y1="17.609cm" svg:x2="16.359cm" svg:y2="17.71cm">
          <text:p/>
        </draw:line>
        <draw:line draw:style-name="gr28" draw:text-style-name="P10" draw:layer="layout" svg:x1="16.89cm" svg:y1="17.609cm" svg:x2="16.89cm" svg:y2="17.71cm">
          <text:p/>
        </draw:line>
        <draw:line draw:style-name="gr28" draw:text-style-name="P10" draw:layer="layout" svg:x1="17.422cm" svg:y1="17.609cm" svg:x2="17.422cm" svg:y2="17.71cm">
          <text:p/>
        </draw:line>
        <draw:line draw:style-name="gr28" draw:text-style-name="P10" draw:layer="layout" svg:x1="17.953cm" svg:y1="17.609cm" svg:x2="17.953cm" svg:y2="17.71cm">
          <text:p/>
        </draw:line>
        <draw:line draw:style-name="gr28" draw:text-style-name="P10" draw:layer="layout" svg:x1="18.484cm" svg:y1="17.609cm" svg:x2="18.484cm" svg:y2="17.71cm">
          <text:p/>
        </draw:line>
        <draw:line draw:style-name="gr28" draw:text-style-name="P10" draw:layer="layout" svg:x1="19.02cm" svg:y1="17.588cm" svg:x2="19.02cm" svg:y2="17.689cm">
          <text:p/>
        </draw:line>
        <draw:frame draw:style-name="gr21" draw:text-style-name="P15" draw:layer="layout" svg:width="0.281cm" svg:height="0.319cm" svg:x="11.577cm" svg:y="14.067cm">
          <draw:text-box>
            <text:p text:style-name="P13"><text:span text:style-name="T3">2</text:span></text:p>
          </draw:text-box>
        </draw:frame>
        <draw:frame draw:style-name="gr21" draw:text-style-name="P15" draw:layer="layout" svg:width="0.281cm" svg:height="0.319cm" svg:x="16.277cm" svg:y="17.682cm">
          <draw:text-box>
            <text:p text:style-name="P13"><text:span text:style-name="T3">1</text:span></text:p>
          </draw:text-box>
        </draw:frame>
        <draw:frame draw:style-name="gr21" draw:text-style-name="P15" draw:layer="layout" svg:width="0.281cm" svg:height="0.319cm" svg:x="16.808cm" svg:y="17.682cm">
          <draw:text-box>
            <text:p text:style-name="P13"><text:span text:style-name="T3">2</text:span></text:p>
          </draw:text-box>
        </draw:frame>
        <draw:frame draw:style-name="gr21" draw:text-style-name="P15" draw:layer="layout" svg:width="0.281cm" svg:height="0.319cm" svg:x="17.34cm" svg:y="17.682cm">
          <draw:text-box>
            <text:p text:style-name="P13"><text:span text:style-name="T3">3</text:span></text:p>
          </draw:text-box>
        </draw:frame>
        <draw:frame draw:style-name="gr21" draw:text-style-name="P15" draw:layer="layout" svg:width="0.281cm" svg:height="0.319cm" svg:x="17.871cm" svg:y="17.682cm">
          <draw:text-box>
            <text:p text:style-name="P13"><text:span text:style-name="T3">4</text:span></text:p>
          </draw:text-box>
        </draw:frame>
        <draw:frame draw:style-name="gr21" draw:text-style-name="P15" draw:layer="layout" svg:width="0.281cm" svg:height="0.319cm" svg:x="18.402cm" svg:y="17.682cm">
          <draw:text-box>
            <text:p text:style-name="P13"><text:span text:style-name="T3">5</text:span></text:p>
          </draw:text-box>
        </draw:frame>
        <draw:frame draw:style-name="gr21" draw:text-style-name="P15" draw:layer="layout" svg:width="0.281cm" svg:height="0.319cm" svg:x="18.939cm" svg:y="17.682cm">
          <draw:text-box>
            <text:p text:style-name="P13"><text:span text:style-name="T3">6</text:span></text:p>
          </draw:text-box>
        </draw:frame>
        <draw:line draw:style-name="gr28" draw:text-style-name="P10" draw:layer="layout" svg:x1="15.934cm" svg:y1="17.45cm" svg:x2="15.934cm" svg:y2="14.262cm">
          <text:p/>
        </draw:line>
        <draw:line draw:style-name="gr28" draw:text-style-name="P10" draw:layer="layout" svg:x1="15.934cm" svg:y1="17.45cm" svg:x2="15.833cm" svg:y2="17.45cm">
          <text:p/>
        </draw:line>
        <draw:line draw:style-name="gr28" draw:text-style-name="P10" draw:layer="layout" svg:x1="15.934cm" svg:y1="14.262cm" svg:x2="15.833cm" svg:y2="14.262cm">
          <text:p/>
        </draw:line>
        <draw:frame draw:style-name="gr21" draw:text-style-name="P15" draw:layer="layout" svg:width="1.011cm" svg:height="0.319cm" svg:x="17.164cm" svg:y="18.02cm">
          <draw:text-box>
            <text:p text:style-name="P13"><text:span text:style-name="T3">Position</text:span></text:p>
          </draw:text-box>
        </draw:frame>
        <draw:frame draw:style-name="gr21" draw:text-style-name="P15" draw:layer="layout" svg:width="0.281cm" svg:height="0.319cm" svg:x="15.603cm" svg:y="17.255cm">
          <draw:text-box>
            <text:p text:style-name="P13"><text:span text:style-name="T3">0</text:span></text:p>
          </draw:text-box>
        </draw:frame>
        <draw:frame draw:style-name="gr21" draw:text-style-name="P15" draw:layer="layout" svg:width="0.281cm" svg:height="0.319cm" svg:x="15.603cm" svg:y="14.067cm">
          <draw:text-box>
            <text:p text:style-name="P13"><text:span text:style-name="T3">2</text:span></text:p>
          </draw:text-box>
        </draw:frame>
        <draw:polygon draw:style-name="gr1" draw:text-style-name="P1" draw:layer="layout" svg:width="7.047cm" svg:height="1.113cm" svg:x="22.139cm" svg:y="9.14cm" svg:viewBox="0 0 7048 1114" draw:points="0,0 7048,0 7048,1114 0,1114">
          <text:p/>
        </draw:polygon>
        <draw:line draw:style-name="gr29" draw:text-style-name="P10" draw:layer="layout" svg:x1="23.261cm" svg:y1="10.253cm" svg:x2="23.261cm" svg:y2="9.14cm">
          <text:p/>
        </draw:line>
        <draw:line draw:style-name="gr29" draw:text-style-name="P10" draw:layer="layout" svg:x1="24.862cm" svg:y1="10.253cm" svg:x2="24.862cm" svg:y2="9.14cm">
          <text:p/>
        </draw:line>
        <draw:line draw:style-name="gr29" draw:text-style-name="P10" draw:layer="layout" svg:x1="26.464cm" svg:y1="10.253cm" svg:x2="26.464cm" svg:y2="9.14cm">
          <text:p/>
        </draw:line>
        <draw:line draw:style-name="gr29" draw:text-style-name="P10" draw:layer="layout" svg:x1="28.065cm" svg:y1="10.253cm" svg:x2="28.065cm" svg:y2="9.14cm">
          <text:p/>
        </draw:line>
        <draw:line draw:style-name="gr30" draw:text-style-name="P10" draw:layer="layout" svg:x1="22.139cm" svg:y1="9.949cm" svg:x2="29.186cm" svg:y2="9.949cm">
          <text:p/>
        </draw:line>
        <draw:line draw:style-name="gr30" draw:text-style-name="P10" draw:layer="layout" svg:x1="22.139cm" svg:y1="9.443cm" svg:x2="29.186cm" svg:y2="9.443cm">
          <text:p/>
        </draw:line>
        <draw:line draw:style-name="gr30" draw:text-style-name="P10" draw:layer="layout" svg:x1="22.46cm" svg:y1="10.253cm" svg:x2="22.46cm" svg:y2="9.14cm">
          <text:p/>
        </draw:line>
        <draw:line draw:style-name="gr30" draw:text-style-name="P10" draw:layer="layout" svg:x1="24.061cm" svg:y1="10.253cm" svg:x2="24.061cm" svg:y2="9.14cm">
          <text:p/>
        </draw:line>
        <draw:line draw:style-name="gr30" draw:text-style-name="P10" draw:layer="layout" svg:x1="25.663cm" svg:y1="10.253cm" svg:x2="25.663cm" svg:y2="9.14cm">
          <text:p/>
        </draw:line>
        <draw:line draw:style-name="gr30" draw:text-style-name="P10" draw:layer="layout" svg:x1="27.265cm" svg:y1="10.253cm" svg:x2="27.265cm" svg:y2="9.14cm">
          <text:p/>
        </draw:line>
        <draw:line draw:style-name="gr30" draw:text-style-name="P10" draw:layer="layout" svg:x1="28.866cm" svg:y1="10.253cm" svg:x2="28.866cm" svg:y2="9.14cm">
          <text:p/>
        </draw:line>
        <draw:polygon draw:style-name="gr31" draw:text-style-name="P21" draw:layer="layout" svg:width="0.423cm" svg:height="0.456cm" svg:x="27.265cm" svg:y="9.721cm" svg:viewBox="0 0 424 457" draw:points="0,0 424,0 424,457 0,457">
          <text:p/>
        </draw:polygon>
        <draw:polygon draw:style-name="gr31" draw:text-style-name="P21" draw:layer="layout" svg:width="0.643cm" svg:height="0.455cm" svg:x="26.328cm" svg:y="9.216cm" svg:viewBox="0 0 644 456" draw:points="0,0 644,0 644,456 0,456">
          <text:p/>
        </draw:polygon>
        <draw:polygon draw:style-name="gr32" draw:text-style-name="P22" draw:layer="layout" svg:width="0.256cm" svg:height="0.456cm" svg:x="27.688cm" svg:y="9.721cm" svg:viewBox="0 0 257 457" draw:points="0,0 257,0 257,457 0,457">
          <text:p/>
        </draw:polygon>
        <draw:polygon draw:style-name="gr32" draw:text-style-name="P22" draw:layer="layout" svg:width="0.511cm" svg:height="0.455cm" svg:x="26.971cm" svg:y="9.216cm" svg:viewBox="0 0 512 456" draw:points="0,0 512,0 512,456 0,456">
          <text:p/>
        </draw:polygon>
        <draw:polygon draw:style-name="gr33" draw:text-style-name="P23" draw:layer="layout" svg:width="4.805cm" svg:height="0.456cm" svg:x="22.46cm" svg:y="9.721cm" svg:viewBox="0 0 4806 457" draw:points="0,0 4806,0 4806,457 0,457">
          <text:p/>
        </draw:polygon>
        <draw:polygon draw:style-name="gr33" draw:text-style-name="P23" draw:layer="layout" svg:width="3.868cm" svg:height="0.455cm" svg:x="22.46cm" svg:y="9.216cm" svg:viewBox="0 0 3869 456" draw:points="0,0 3869,0 3869,456 0,456">
          <text:p/>
        </draw:polygon>
        <draw:polygon draw:style-name="gr34" draw:text-style-name="P24" draw:layer="layout" svg:width="0.922cm" svg:height="0.456cm" svg:x="27.944cm" svg:y="9.721cm" svg:viewBox="0 0 923 457" draw:points="0,0 923,0 923,457 0,457">
          <text:p/>
        </draw:polygon>
        <draw:polygon draw:style-name="gr34" draw:text-style-name="P24" draw:layer="layout" svg:width="1.384cm" svg:height="0.455cm" svg:x="27.482cm" svg:y="9.216cm" svg:viewBox="0 0 1385 456" draw:points="0,0 1385,0 1385,456 0,456">
          <text:p/>
        </draw:polygon>
        <draw:polygon draw:style-name="gr35" draw:text-style-name="P10" draw:layer="layout" svg:width="7.047cm" svg:height="1.113cm" svg:x="22.139cm" svg:y="9.14cm" svg:viewBox="0 0 7048 1114" draw:points="0,0 7048,0 7048,1114 0,1114">
          <text:p/>
        </draw:polygon>
        <draw:polygon draw:style-name="gr1" draw:text-style-name="P1" draw:layer="layout" svg:width="7.047cm" svg:height="1.113cm" svg:x="22.139cm" svg:y="12.542cm" svg:viewBox="0 0 7048 1114" draw:points="0,0 7048,0 7048,1114 0,1114">
          <text:p/>
        </draw:polygon>
        <draw:line draw:style-name="gr29" draw:text-style-name="P10" draw:layer="layout" svg:x1="23.261cm" svg:y1="13.655cm" svg:x2="23.261cm" svg:y2="12.542cm">
          <text:p/>
        </draw:line>
        <draw:line draw:style-name="gr29" draw:text-style-name="P10" draw:layer="layout" svg:x1="24.862cm" svg:y1="13.655cm" svg:x2="24.862cm" svg:y2="12.542cm">
          <text:p/>
        </draw:line>
        <draw:line draw:style-name="gr29" draw:text-style-name="P10" draw:layer="layout" svg:x1="26.464cm" svg:y1="13.655cm" svg:x2="26.464cm" svg:y2="12.542cm">
          <text:p/>
        </draw:line>
        <draw:line draw:style-name="gr29" draw:text-style-name="P10" draw:layer="layout" svg:x1="28.065cm" svg:y1="13.655cm" svg:x2="28.065cm" svg:y2="12.542cm">
          <text:p/>
        </draw:line>
        <draw:line draw:style-name="gr30" draw:text-style-name="P10" draw:layer="layout" svg:x1="22.139cm" svg:y1="13.352cm" svg:x2="29.186cm" svg:y2="13.352cm">
          <text:p/>
        </draw:line>
        <draw:line draw:style-name="gr30" draw:text-style-name="P10" draw:layer="layout" svg:x1="22.139cm" svg:y1="12.846cm" svg:x2="29.186cm" svg:y2="12.846cm">
          <text:p/>
        </draw:line>
        <draw:line draw:style-name="gr30" draw:text-style-name="P10" draw:layer="layout" svg:x1="22.46cm" svg:y1="13.655cm" svg:x2="22.46cm" svg:y2="12.542cm">
          <text:p/>
        </draw:line>
        <draw:line draw:style-name="gr30" draw:text-style-name="P10" draw:layer="layout" svg:x1="24.061cm" svg:y1="13.655cm" svg:x2="24.061cm" svg:y2="12.542cm">
          <text:p/>
        </draw:line>
        <draw:line draw:style-name="gr30" draw:text-style-name="P10" draw:layer="layout" svg:x1="25.663cm" svg:y1="13.655cm" svg:x2="25.663cm" svg:y2="12.542cm">
          <text:p/>
        </draw:line>
        <draw:line draw:style-name="gr30" draw:text-style-name="P10" draw:layer="layout" svg:x1="27.265cm" svg:y1="13.655cm" svg:x2="27.265cm" svg:y2="12.542cm">
          <text:p/>
        </draw:line>
        <draw:line draw:style-name="gr30" draw:text-style-name="P10" draw:layer="layout" svg:x1="28.866cm" svg:y1="13.655cm" svg:x2="28.866cm" svg:y2="12.542cm">
          <text:p/>
        </draw:line>
        <draw:polygon draw:style-name="gr31" draw:text-style-name="P21" draw:layer="layout" svg:width="0.281cm" svg:height="0.455cm" svg:x="24.418cm" svg:y="13.124cm" svg:viewBox="0 0 282 456" draw:points="0,0 282,0 282,456 0,456">
          <text:p/>
        </draw:polygon>
        <draw:polygon draw:style-name="gr31" draw:text-style-name="P21" draw:layer="layout" svg:width="0.312cm" svg:height="0.455cm" svg:x="24.066cm" svg:y="12.618cm" svg:viewBox="0 0 313 456" draw:points="0,0 313,0 313,456 0,456">
          <text:p/>
        </draw:polygon>
        <draw:polygon draw:style-name="gr32" draw:text-style-name="P22" draw:layer="layout" svg:width="1.27cm" svg:height="0.455cm" svg:x="24.699cm" svg:y="13.124cm" svg:viewBox="0 0 1271 456" draw:points="0,0 1271,0 1271,456 0,456">
          <text:p/>
        </draw:polygon>
        <draw:polygon draw:style-name="gr32" draw:text-style-name="P22" draw:layer="layout" svg:width="1.829cm" svg:height="0.455cm" svg:x="24.378cm" svg:y="12.618cm" svg:viewBox="0 0 1830 456" draw:points="0,0 1830,0 1830,456 0,456">
          <text:p/>
        </draw:polygon>
        <draw:polygon draw:style-name="gr33" draw:text-style-name="P23" draw:layer="layout" svg:width="1.958cm" svg:height="0.455cm" svg:x="22.46cm" svg:y="13.124cm" svg:viewBox="0 0 1959 456" draw:points="0,0 1959,0 1959,456 0,456">
          <text:p/>
        </draw:polygon>
        <draw:polygon draw:style-name="gr33" draw:text-style-name="P23" draw:layer="layout" svg:width="1.606cm" svg:height="0.455cm" svg:x="22.46cm" svg:y="12.618cm" svg:viewBox="0 0 1607 456" draw:points="0,0 1607,0 1607,456 0,456">
          <text:p/>
        </draw:polygon>
        <draw:polygon draw:style-name="gr36" draw:text-style-name="P25" draw:layer="layout" svg:width="1.525cm" svg:height="0.455cm" svg:x="25.968cm" svg:y="13.124cm" svg:viewBox="0 0 1526 456" draw:points="0,0 1526,0 1526,456 0,456">
          <text:p/>
        </draw:polygon>
        <draw:polygon draw:style-name="gr36" draw:text-style-name="P25" draw:layer="layout" svg:width="1.58cm" svg:height="0.455cm" svg:x="26.208cm" svg:y="12.618cm" svg:viewBox="0 0 1581 456" draw:points="0,0 1581,0 1581,456 0,456">
          <text:p/>
        </draw:polygon>
        <draw:polygon draw:style-name="gr34" draw:text-style-name="P24" draw:layer="layout" svg:width="1.373cm" svg:height="0.455cm" svg:x="27.493cm" svg:y="13.124cm" svg:viewBox="0 0 1374 456" draw:points="0,0 1374,0 1374,456 0,456">
          <text:p/>
        </draw:polygon>
        <draw:polygon draw:style-name="gr34" draw:text-style-name="P24" draw:layer="layout" svg:width="1.078cm" svg:height="0.455cm" svg:x="27.788cm" svg:y="12.618cm" svg:viewBox="0 0 1079 456" draw:points="0,0 1079,0 1079,456 0,456">
          <text:p/>
        </draw:polygon>
        <draw:polygon draw:style-name="gr35" draw:text-style-name="P10" draw:layer="layout" svg:width="7.047cm" svg:height="1.113cm" svg:x="22.139cm" svg:y="12.542cm" svg:viewBox="0 0 7048 1114" draw:points="0,1114 7048,1114 7048,0 0,0">
          <text:p/>
        </draw:polygon>
        <draw:polygon draw:style-name="gr1" draw:text-style-name="P1" draw:layer="layout" svg:width="7.047cm" svg:height="1.113cm" svg:x="22.139cm" svg:y="14.243cm" svg:viewBox="0 0 7048 1114" draw:points="0,0 7048,0 7048,1114 0,1114">
          <text:p/>
        </draw:polygon>
        <draw:line draw:style-name="gr29" draw:text-style-name="P10" draw:layer="layout" svg:x1="23.261cm" svg:y1="15.356cm" svg:x2="23.261cm" svg:y2="14.243cm">
          <text:p/>
        </draw:line>
        <draw:line draw:style-name="gr29" draw:text-style-name="P10" draw:layer="layout" svg:x1="24.862cm" svg:y1="15.356cm" svg:x2="24.862cm" svg:y2="14.243cm">
          <text:p/>
        </draw:line>
        <draw:line draw:style-name="gr29" draw:text-style-name="P10" draw:layer="layout" svg:x1="26.464cm" svg:y1="15.356cm" svg:x2="26.464cm" svg:y2="14.243cm">
          <text:p/>
        </draw:line>
        <draw:line draw:style-name="gr29" draw:text-style-name="P10" draw:layer="layout" svg:x1="28.065cm" svg:y1="15.356cm" svg:x2="28.065cm" svg:y2="14.243cm">
          <text:p/>
        </draw:line>
        <draw:line draw:style-name="gr30" draw:text-style-name="P10" draw:layer="layout" svg:x1="22.139cm" svg:y1="15.053cm" svg:x2="29.186cm" svg:y2="15.053cm">
          <text:p/>
        </draw:line>
        <draw:line draw:style-name="gr30" draw:text-style-name="P10" draw:layer="layout" svg:x1="22.139cm" svg:y1="14.547cm" svg:x2="29.186cm" svg:y2="14.547cm">
          <text:p/>
        </draw:line>
        <draw:line draw:style-name="gr30" draw:text-style-name="P10" draw:layer="layout" svg:x1="22.46cm" svg:y1="15.356cm" svg:x2="22.46cm" svg:y2="14.243cm">
          <text:p/>
        </draw:line>
        <draw:line draw:style-name="gr30" draw:text-style-name="P10" draw:layer="layout" svg:x1="24.061cm" svg:y1="15.356cm" svg:x2="24.061cm" svg:y2="14.243cm">
          <text:p/>
        </draw:line>
        <draw:line draw:style-name="gr30" draw:text-style-name="P10" draw:layer="layout" svg:x1="25.663cm" svg:y1="15.356cm" svg:x2="25.663cm" svg:y2="14.243cm">
          <text:p/>
        </draw:line>
        <draw:line draw:style-name="gr30" draw:text-style-name="P10" draw:layer="layout" svg:x1="27.265cm" svg:y1="15.356cm" svg:x2="27.265cm" svg:y2="14.243cm">
          <text:p/>
        </draw:line>
        <draw:line draw:style-name="gr30" draw:text-style-name="P10" draw:layer="layout" svg:x1="28.866cm" svg:y1="15.356cm" svg:x2="28.866cm" svg:y2="14.243cm">
          <text:p/>
        </draw:line>
        <draw:polygon draw:style-name="gr31" draw:text-style-name="P21" draw:layer="layout" svg:width="2.332cm" svg:height="0.455cm" svg:x="23.693cm" svg:y="14.825cm" svg:viewBox="0 0 2333 456" draw:points="0,0 2333,0 2333,456 0,456">
          <text:p/>
        </draw:polygon>
        <draw:polygon draw:style-name="gr31" draw:text-style-name="P21" draw:layer="layout" svg:width="2.129cm" svg:height="0.455cm" svg:x="23.229cm" svg:y="14.319cm" svg:viewBox="0 0 2130 456" draw:points="0,0 2130,0 2130,456 0,456">
          <text:p/>
        </draw:polygon>
        <draw:polygon draw:style-name="gr32" draw:text-style-name="P22" draw:layer="layout" svg:width="1.618cm" svg:height="0.455cm" svg:x="26.025cm" svg:y="14.825cm" svg:viewBox="0 0 1619 456" draw:points="0,0 1619,0 1619,456 0,456">
          <text:p/>
        </draw:polygon>
        <draw:polygon draw:style-name="gr32" draw:text-style-name="P22" draw:layer="layout" svg:width="2.208cm" svg:height="0.455cm" svg:x="25.358cm" svg:y="14.319cm" svg:viewBox="0 0 2209 456" draw:points="0,0 2209,0 2209,456 0,456">
          <text:p/>
        </draw:polygon>
        <draw:polygon draw:style-name="gr33" draw:text-style-name="P23" draw:layer="layout" svg:width="1.233cm" svg:height="0.455cm" svg:x="22.46cm" svg:y="14.825cm" svg:viewBox="0 0 1234 456" draw:points="0,0 1234,0 1234,456 0,456">
          <text:p/>
        </draw:polygon>
        <draw:polygon draw:style-name="gr33" draw:text-style-name="P23" draw:layer="layout" svg:width="0.769cm" svg:height="0.455cm" svg:x="22.46cm" svg:y="14.319cm" svg:viewBox="0 0 770 456" draw:points="0,0 770,0 770,456 0,456">
          <text:p/>
        </draw:polygon>
        <draw:polygon draw:style-name="gr36" draw:text-style-name="P25" draw:layer="layout" svg:width="1.223cm" svg:height="0.455cm" svg:x="27.643cm" svg:y="14.825cm" svg:viewBox="0 0 1224 456" draw:points="0,0 1224,0 1224,456 0,456">
          <text:p/>
        </draw:polygon>
        <draw:polygon draw:style-name="gr36" draw:text-style-name="P25" draw:layer="layout" svg:width="1.3cm" svg:height="0.455cm" svg:x="27.566cm" svg:y="14.319cm" svg:viewBox="0 0 1301 456" draw:points="0,0 1301,0 1301,456 0,456">
          <text:p/>
        </draw:polygon>
        <draw:polygon draw:style-name="gr35" draw:text-style-name="P10" draw:layer="layout" svg:width="7.047cm" svg:height="1.113cm" svg:x="22.139cm" svg:y="14.243cm" svg:viewBox="0 0 7048 1114" draw:points="0,1114 7048,1114 7048,0 0,0">
          <text:p/>
        </draw:polygon>
        <draw:polygon draw:style-name="gr1" draw:text-style-name="P1" draw:layer="layout" svg:width="7.047cm" svg:height="1.113cm" svg:x="22.139cm" svg:y="15.945cm" svg:viewBox="0 0 7048 1114" draw:points="0,0 7048,0 7048,1114 0,1114">
          <text:p/>
        </draw:polygon>
        <draw:line draw:style-name="gr29" draw:text-style-name="P10" draw:layer="layout" svg:x1="23.261cm" svg:y1="17.058cm" svg:x2="23.261cm" svg:y2="15.945cm">
          <text:p/>
        </draw:line>
        <draw:line draw:style-name="gr29" draw:text-style-name="P10" draw:layer="layout" svg:x1="24.862cm" svg:y1="17.058cm" svg:x2="24.862cm" svg:y2="15.945cm">
          <text:p/>
        </draw:line>
        <draw:line draw:style-name="gr29" draw:text-style-name="P10" draw:layer="layout" svg:x1="26.464cm" svg:y1="17.058cm" svg:x2="26.464cm" svg:y2="15.945cm">
          <text:p/>
        </draw:line>
        <draw:line draw:style-name="gr29" draw:text-style-name="P10" draw:layer="layout" svg:x1="28.065cm" svg:y1="17.058cm" svg:x2="28.065cm" svg:y2="15.945cm">
          <text:p/>
        </draw:line>
        <draw:line draw:style-name="gr30" draw:text-style-name="P10" draw:layer="layout" svg:x1="22.139cm" svg:y1="16.754cm" svg:x2="29.186cm" svg:y2="16.754cm">
          <text:p/>
        </draw:line>
        <draw:line draw:style-name="gr30" draw:text-style-name="P10" draw:layer="layout" svg:x1="22.139cm" svg:y1="16.248cm" svg:x2="29.186cm" svg:y2="16.248cm">
          <text:p/>
        </draw:line>
        <draw:line draw:style-name="gr30" draw:text-style-name="P10" draw:layer="layout" svg:x1="22.46cm" svg:y1="17.058cm" svg:x2="22.46cm" svg:y2="15.945cm">
          <text:p/>
        </draw:line>
        <draw:line draw:style-name="gr30" draw:text-style-name="P10" draw:layer="layout" svg:x1="24.061cm" svg:y1="17.058cm" svg:x2="24.061cm" svg:y2="15.945cm">
          <text:p/>
        </draw:line>
        <draw:line draw:style-name="gr30" draw:text-style-name="P10" draw:layer="layout" svg:x1="25.663cm" svg:y1="17.058cm" svg:x2="25.663cm" svg:y2="15.945cm">
          <text:p/>
        </draw:line>
        <draw:line draw:style-name="gr30" draw:text-style-name="P10" draw:layer="layout" svg:x1="27.265cm" svg:y1="17.058cm" svg:x2="27.265cm" svg:y2="15.945cm">
          <text:p/>
        </draw:line>
        <draw:line draw:style-name="gr30" draw:text-style-name="P10" draw:layer="layout" svg:x1="28.866cm" svg:y1="17.058cm" svg:x2="28.866cm" svg:y2="15.945cm">
          <text:p/>
        </draw:line>
        <draw:polygon draw:style-name="gr31" draw:text-style-name="P21" draw:layer="layout" svg:width="3.367cm" svg:height="0.456cm" svg:x="22.624cm" svg:y="16.526cm" svg:viewBox="0 0 3368 457" draw:points="0,0 3368,0 3368,457 0,457">
          <text:p/>
        </draw:polygon>
        <draw:polygon draw:style-name="gr31" draw:text-style-name="P21" draw:layer="layout" svg:width="2.129cm" svg:height="0.455cm" svg:x="23.229cm" svg:y="16.021cm" svg:viewBox="0 0 2130 456" draw:points="0,0 2130,0 2130,456 0,456">
          <text:p/>
        </draw:polygon>
        <draw:polygon draw:style-name="gr32" draw:text-style-name="P22" draw:layer="layout" svg:width="2.365cm" svg:height="0.456cm" svg:x="25.991cm" svg:y="16.526cm" svg:viewBox="0 0 2366 457" draw:points="0,0 2366,0 2366,457 0,457">
          <text:p/>
        </draw:polygon>
        <draw:polygon draw:style-name="gr32" draw:text-style-name="P22" draw:layer="layout" svg:width="2.208cm" svg:height="0.455cm" svg:x="25.358cm" svg:y="16.021cm" svg:viewBox="0 0 2209 456" draw:points="0,0 2209,0 2209,456 0,456">
          <text:p/>
        </draw:polygon>
        <draw:polygon draw:style-name="gr33" draw:text-style-name="P23" draw:layer="layout" svg:width="0.163cm" svg:height="0.456cm" svg:x="22.46cm" svg:y="16.526cm" svg:viewBox="0 0 164 457" draw:points="0,0 164,0 164,457 0,457">
          <text:p/>
        </draw:polygon>
        <draw:polygon draw:style-name="gr33" draw:text-style-name="P23" draw:layer="layout" svg:width="0.769cm" svg:height="0.455cm" svg:x="22.46cm" svg:y="16.021cm" svg:viewBox="0 0 770 456" draw:points="0,0 770,0 770,456 0,456">
          <text:p/>
        </draw:polygon>
        <draw:polygon draw:style-name="gr36" draw:text-style-name="P25" draw:layer="layout" svg:width="0.51cm" svg:height="0.456cm" svg:x="28.356cm" svg:y="16.526cm" svg:viewBox="0 0 511 457" draw:points="0,0 511,0 511,457 0,457">
          <text:p/>
        </draw:polygon>
        <draw:polygon draw:style-name="gr36" draw:text-style-name="P25" draw:layer="layout" svg:width="1.3cm" svg:height="0.455cm" svg:x="27.566cm" svg:y="16.021cm" svg:viewBox="0 0 1301 456" draw:points="0,0 1301,0 1301,456 0,456">
          <text:p/>
        </draw:polygon>
        <draw:polygon draw:style-name="gr35" draw:text-style-name="P10" draw:layer="layout" svg:width="7.047cm" svg:height="1.113cm" svg:x="22.139cm" svg:y="15.945cm" svg:viewBox="0 0 7048 1114" draw:points="0,1114 7048,1114 7048,0 0,0">
          <text:p/>
        </draw:polygon>
        <draw:polygon draw:style-name="gr37" draw:text-style-name="P26" draw:layer="layout" svg:width="7.047cm" svg:height="0.447cm" svg:x="22.139cm" svg:y="15.498cm" svg:viewBox="0 0 7048 448" draw:points="0,0 7048,0 7048,448 0,448">
          <text:p/>
        </draw:polygon>
        <draw:polygon draw:style-name="gr35" draw:text-style-name="P10" draw:layer="layout" svg:width="7.047cm" svg:height="0.447cm" svg:x="22.139cm" svg:y="15.498cm" svg:viewBox="0 0 7048 448" draw:points="0,0 7048,0 7048,448 0,448">
          <text:p/>
        </draw:polygon>
        <draw:frame draw:style-name="gr21" draw:text-style-name="P15" draw:layer="layout" svg:width="2.43cm" svg:height="0.319cm" draw:transform="rotate (1.5707963267949) translate (10.987cm 16.95cm)">
          <draw:text-box>
            <text:p text:style-name="P13"><text:span text:style-name="T3">Information content</text:span></text:p>
          </draw:text-box>
        </draw:frame>
        <draw:polygon draw:style-name="gr37" draw:text-style-name="P26" draw:layer="layout" svg:width="7.047cm" svg:height="0.446cm" svg:x="22.139cm" svg:y="13.797cm" svg:viewBox="0 0 7048 447" draw:points="0,0 7048,0 7048,447 0,447">
          <text:p/>
        </draw:polygon>
        <draw:polygon draw:style-name="gr35" draw:text-style-name="P10" draw:layer="layout" svg:width="7.047cm" svg:height="0.446cm" svg:x="22.139cm" svg:y="13.797cm" svg:viewBox="0 0 7048 447" draw:points="0,447 7048,447 7048,0 0,0">
          <text:p/>
        </draw:polygon>
        <draw:frame draw:style-name="gr38" draw:text-style-name="P27" draw:layer="layout" svg:width="1.108cm" svg:height="0.264cm" svg:x="25.109cm" svg:y="15.595cm">
          <draw:text-box>
            <text:p text:style-name="P13"><text:span text:style-name="T7">RPE1−WT</text:span></text:p>
          </draw:text-box>
        </draw:frame>
        <draw:polygon draw:style-name="gr37" draw:text-style-name="P26" draw:layer="layout" svg:width="7.047cm" svg:height="0.446cm" svg:x="22.139cm" svg:y="12.096cm" svg:viewBox="0 0 7048 447" draw:points="0,0 7048,0 7048,447 0,447">
          <text:p/>
        </draw:polygon>
        <draw:polygon draw:style-name="gr35" draw:text-style-name="P10" draw:layer="layout" svg:width="7.047cm" svg:height="0.446cm" svg:x="22.139cm" svg:y="12.096cm" svg:viewBox="0 0 7048 447" draw:points="0,447 7048,447 7048,0 0,0">
          <text:p/>
        </draw:polygon>
        <draw:frame draw:style-name="gr38" draw:text-style-name="P27" draw:layer="layout" svg:width="0.61cm" svg:height="0.264cm" svg:x="25.359cm" svg:y="13.893cm">
          <draw:text-box>
            <text:p text:style-name="P13"><text:span text:style-name="T7">RPE1</text:span></text:p>
          </draw:text-box>
        </draw:frame>
        <draw:frame draw:style-name="gr38" draw:text-style-name="P27" draw:layer="layout" svg:width="0.701cm" svg:height="0.264cm" svg:x="25.313cm" svg:y="12.192cm">
          <draw:text-box>
            <text:p text:style-name="P13"><text:span text:style-name="T7">Mouse</text:span></text:p>
          </draw:text-box>
        </draw:frame>
        <draw:polygon draw:style-name="gr37" draw:text-style-name="P26" draw:layer="layout" svg:width="7.047cm" svg:height="0.447cm" svg:x="22.139cm" svg:y="8.693cm" svg:viewBox="0 0 7048 448" draw:points="0,0 7048,0 7048,448 0,448">
          <text:p/>
        </draw:polygon>
        <draw:polygon draw:style-name="gr35" draw:text-style-name="P10" draw:layer="layout" svg:width="7.047cm" svg:height="0.447cm" svg:x="22.139cm" svg:y="8.693cm" svg:viewBox="0 0 7048 448" draw:points="0,448 7048,448 7048,0 0,0">
          <text:p/>
        </draw:polygon>
        <draw:line draw:style-name="gr39" draw:text-style-name="P10" draw:layer="layout" svg:x1="22.46cm" svg:y1="17.129cm" svg:x2="22.46cm" svg:y2="17.058cm">
          <text:p/>
        </draw:line>
        <draw:line draw:style-name="gr39" draw:text-style-name="P10" draw:layer="layout" svg:x1="25.663cm" svg:y1="17.129cm" svg:x2="25.663cm" svg:y2="17.058cm">
          <text:p/>
        </draw:line>
        <draw:line draw:style-name="gr39" draw:text-style-name="P10" draw:layer="layout" svg:x1="28.855cm" svg:y1="17.146cm" svg:x2="28.855cm" svg:y2="17.075cm">
          <text:p/>
        </draw:line>
        <draw:frame draw:style-name="gr38" draw:text-style-name="P27" draw:layer="layout" svg:width="0.675cm" svg:height="0.264cm" svg:x="25.34cm" svg:y="8.79cm">
          <draw:text-box>
            <text:p text:style-name="P13"><text:span text:style-name="T7">Tumor</text:span></text:p>
          </draw:text-box>
        </draw:frame>
        <draw:frame draw:style-name="gr21" draw:text-style-name="P15" draw:layer="layout" svg:width="0.412cm" svg:height="0.319cm" svg:x="22.198cm" svg:y="17.169cm">
          <draw:text-box>
            <text:p text:style-name="P13"><text:span text:style-name="T8">0%</text:span></text:p>
          </draw:text-box>
        </draw:frame>
        <draw:frame draw:style-name="gr21" draw:text-style-name="P15" draw:layer="layout" svg:width="0.57cm" svg:height="0.319cm" svg:x="25.401cm" svg:y="17.169cm">
          <draw:text-box>
            <text:p text:style-name="P13"><text:span text:style-name="T8">50%</text:span></text:p>
          </draw:text-box>
        </draw:frame>
        <draw:frame draw:style-name="gr21" draw:text-style-name="P15" draw:layer="layout" svg:width="0.727cm" svg:height="0.319cm" svg:x="28.604cm" svg:y="17.158cm">
          <draw:text-box>
            <text:p text:style-name="P13"><text:span text:style-name="T8">100%</text:span></text:p>
          </draw:text-box>
        </draw:frame>
        <draw:frame draw:style-name="gr21" draw:text-style-name="P15" draw:layer="layout" svg:width="1.5cm" svg:height="0.319cm" svg:x="20.577cm" svg:y="9.778cm">
          <draw:text-box>
            <text:p text:style-name="P13"><text:span text:style-name="T8">Transcribed</text:span></text:p>
          </draw:text-box>
        </draw:frame>
        <draw:line draw:style-name="gr39" draw:text-style-name="P10" draw:layer="layout" svg:x1="22.068cm" svg:y1="9.949cm" svg:x2="22.139cm" svg:y2="9.949cm">
          <text:p/>
        </draw:line>
        <draw:line draw:style-name="gr39" draw:text-style-name="P10" draw:layer="layout" svg:x1="22.068cm" svg:y1="9.443cm" svg:x2="22.139cm" svg:y2="9.443cm">
          <text:p/>
        </draw:line>
        <draw:frame draw:style-name="gr21" draw:text-style-name="P15" draw:layer="layout" svg:width="1.768cm" svg:height="0.319cm" svg:x="20.286cm" svg:y="9.272cm">
          <draw:text-box>
            <text:p text:style-name="P13"><text:span text:style-name="T8">Untranscribed</text:span></text:p>
          </draw:text-box>
        </draw:frame>
        <draw:frame draw:style-name="gr21" draw:text-style-name="P15" draw:layer="layout" svg:width="1.5cm" svg:height="0.319cm" svg:x="20.577cm" svg:y="13.18cm">
          <draw:text-box>
            <text:p text:style-name="P13"><text:span text:style-name="T8">Transcribed</text:span></text:p>
          </draw:text-box>
        </draw:frame>
        <draw:line draw:style-name="gr39" draw:text-style-name="P10" draw:layer="layout" svg:x1="22.068cm" svg:y1="13.352cm" svg:x2="22.139cm" svg:y2="13.352cm">
          <text:p/>
        </draw:line>
        <draw:line draw:style-name="gr39" draw:text-style-name="P10" draw:layer="layout" svg:x1="22.068cm" svg:y1="12.846cm" svg:x2="22.139cm" svg:y2="12.846cm">
          <text:p/>
        </draw:line>
        <draw:frame draw:style-name="gr21" draw:text-style-name="P15" draw:layer="layout" svg:width="1.768cm" svg:height="0.319cm" svg:x="20.286cm" svg:y="12.674cm">
          <draw:text-box>
            <text:p text:style-name="P13"><text:span text:style-name="T8">Untranscribed</text:span></text:p>
          </draw:text-box>
        </draw:frame>
        <draw:frame draw:style-name="gr21" draw:text-style-name="P15" draw:layer="layout" svg:width="1.5cm" svg:height="0.319cm" svg:x="20.577cm" svg:y="14.882cm">
          <draw:text-box>
            <text:p text:style-name="P13"><text:span text:style-name="T8">Transcribed</text:span></text:p>
          </draw:text-box>
        </draw:frame>
        <draw:line draw:style-name="gr39" draw:text-style-name="P10" draw:layer="layout" svg:x1="22.068cm" svg:y1="15.053cm" svg:x2="22.139cm" svg:y2="15.053cm">
          <text:p/>
        </draw:line>
        <draw:line draw:style-name="gr39" draw:text-style-name="P10" draw:layer="layout" svg:x1="22.068cm" svg:y1="14.547cm" svg:x2="22.139cm" svg:y2="14.547cm">
          <text:p/>
        </draw:line>
        <draw:frame draw:style-name="gr21" draw:text-style-name="P15" draw:layer="layout" svg:width="1.768cm" svg:height="0.319cm" svg:x="20.286cm" svg:y="14.376cm">
          <draw:text-box>
            <text:p text:style-name="P13"><text:span text:style-name="T8">Untranscribed</text:span></text:p>
          </draw:text-box>
        </draw:frame>
        <draw:frame draw:style-name="gr21" draw:text-style-name="P15" draw:layer="layout" svg:width="1.5cm" svg:height="0.319cm" svg:x="20.577cm" svg:y="16.583cm">
          <draw:text-box>
            <text:p text:style-name="P13"><text:span text:style-name="T8">Transcribed</text:span></text:p>
          </draw:text-box>
        </draw:frame>
        <draw:line draw:style-name="gr39" draw:text-style-name="P10" draw:layer="layout" svg:x1="22.068cm" svg:y1="16.754cm" svg:x2="22.139cm" svg:y2="16.754cm">
          <text:p/>
        </draw:line>
        <draw:line draw:style-name="gr39" draw:text-style-name="P10" draw:layer="layout" svg:x1="22.068cm" svg:y1="16.248cm" svg:x2="22.139cm" svg:y2="16.248cm">
          <text:p/>
        </draw:line>
        <draw:frame draw:style-name="gr21" draw:text-style-name="P15" draw:layer="layout" svg:width="1.768cm" svg:height="0.319cm" svg:x="20.286cm" svg:y="16.077cm">
          <draw:text-box>
            <text:p text:style-name="P13"><text:span text:style-name="T8">Untranscribed</text:span></text:p>
          </draw:text-box>
        </draw:frame>
        <draw:polygon draw:style-name="gr1" draw:text-style-name="P1" draw:layer="layout" svg:width="0.448cm" svg:height="0.448cm" svg:x="27.98cm" svg:y="17.811cm" svg:viewBox="0 0 449 449" draw:points="0,0 449,0 449,449 0,449">
          <text:p/>
        </draw:polygon>
        <draw:polygon draw:style-name="gr34" draw:text-style-name="P24" draw:layer="layout" svg:width="0.411cm" svg:height="0.411cm" svg:x="27.999cm" svg:y="17.829cm" svg:viewBox="0 0 412 412" draw:points="0,0 412,0 412,412 0,412">
          <text:p/>
        </draw:polygon>
        <draw:polygon draw:style-name="gr1" draw:text-style-name="P1" draw:layer="layout" svg:width="0.448cm" svg:height="0.448cm" svg:x="26.574cm" svg:y="17.811cm" svg:viewBox="0 0 449 449" draw:points="0,0 449,0 449,449 0,449">
          <text:p/>
        </draw:polygon>
        <draw:polygon draw:style-name="gr36" draw:text-style-name="P25" draw:layer="layout" svg:width="0.411cm" svg:height="0.411cm" svg:x="26.593cm" svg:y="17.829cm" svg:viewBox="0 0 412 412" draw:points="0,0 412,0 412,412 0,412">
          <text:p/>
        </draw:polygon>
        <draw:polygon draw:style-name="gr1" draw:text-style-name="P1" draw:layer="layout" svg:width="0.448cm" svg:height="0.448cm" svg:x="25.125cm" svg:y="17.811cm" svg:viewBox="0 0 449 449" draw:points="0,0 449,0 449,449 0,449">
          <text:p/>
        </draw:polygon>
        <draw:polygon draw:style-name="gr32" draw:text-style-name="P22" draw:layer="layout" svg:width="0.411cm" svg:height="0.411cm" svg:x="25.144cm" svg:y="17.829cm" svg:viewBox="0 0 412 412" draw:points="0,0 412,0 412,412 0,412">
          <text:p/>
        </draw:polygon>
        <draw:polygon draw:style-name="gr1" draw:text-style-name="P1" draw:layer="layout" svg:width="0.448cm" svg:height="0.448cm" svg:x="23.676cm" svg:y="17.811cm" svg:viewBox="0 0 449 449" draw:points="0,0 449,0 449,449 0,449">
          <text:p/>
        </draw:polygon>
        <draw:polygon draw:style-name="gr31" draw:text-style-name="P21" draw:layer="layout" svg:width="0.412cm" svg:height="0.411cm" svg:x="23.694cm" svg:y="17.829cm" svg:viewBox="0 0 413 412" draw:points="0,0 413,0 413,412 0,412">
          <text:p/>
        </draw:polygon>
        <draw:polygon draw:style-name="gr1" draw:text-style-name="P1" draw:layer="layout" svg:width="0.448cm" svg:height="0.448cm" svg:x="22.146cm" svg:y="17.811cm" svg:viewBox="0 0 449 449" draw:points="0,0 449,0 449,449 0,449">
          <text:p/>
        </draw:polygon>
        <draw:polygon draw:style-name="gr33" draw:text-style-name="P23" draw:layer="layout" svg:width="0.411cm" svg:height="0.411cm" svg:x="22.165cm" svg:y="17.829cm" svg:viewBox="0 0 412 412" draw:points="0,0 412,0 412,412 0,412">
          <text:p/>
        </draw:polygon>
        <draw:frame draw:style-name="gr40" draw:text-style-name="P28" draw:layer="layout" svg:width="1.33cm" svg:height="0.323cm" svg:x="25.038cm" svg:y="17.416cm">
          <draw:text-box>
            <text:p text:style-name="P13"><text:span text:style-name="T9">Proportion</text:span></text:p>
          </draw:text-box>
        </draw:frame>
        <draw:frame draw:style-name="gr38" draw:text-style-name="P27" draw:layer="layout" svg:width="0.584cm" svg:height="0.264cm" svg:x="28.571cm" svg:y="17.886cm">
          <draw:text-box>
            <text:p text:style-name="P13"><text:span text:style-name="T10">Other</text:span></text:p>
          </draw:text-box>
        </draw:frame>
        <draw:frame draw:style-name="gr38" draw:text-style-name="P27" draw:layer="layout" svg:width="0.662cm" svg:height="0.264cm" svg:x="27.165cm" svg:y="17.886cm">
          <draw:text-box>
            <text:p text:style-name="P13"><text:span text:style-name="T10">C_ID5</text:span></text:p>
          </draw:text-box>
        </draw:frame>
        <draw:frame draw:style-name="gr38" draw:text-style-name="P27" draw:layer="layout" svg:width="0.662cm" svg:height="0.264cm" svg:x="25.716cm" svg:y="17.886cm">
          <draw:text-box>
            <text:p text:style-name="P13"><text:span text:style-name="T10">C_ID2</text:span></text:p>
          </draw:text-box>
        </draw:frame>
        <draw:frame draw:style-name="gr38" draw:text-style-name="P27" draw:layer="layout" svg:width="0.662cm" svg:height="0.264cm" svg:x="24.267cm" svg:y="17.886cm">
          <draw:text-box>
            <text:p text:style-name="P13"><text:span text:style-name="T10">C_ID1</text:span></text:p>
          </draw:text-box>
        </draw:frame>
        <draw:polygon draw:style-name="gr41" draw:text-style-name="P29" draw:layer="layout" svg:width="0.069cm" svg:height="0.057cm" svg:x="1.572cm" svg:y="7.145cm" svg:viewBox="0 0 70 58" draw:points="0,0 70,0 70,58 0,58">
          <text:p/>
        </draw:polygon>
        <draw:polygon draw:style-name="gr41" draw:text-style-name="P29" draw:layer="layout" svg:width="0.069cm" svg:height="0.04cm" svg:x="1.736cm" svg:y="7.162cm" svg:viewBox="0 0 70 41" draw:points="0,0 70,0 70,41 0,41">
          <text:p/>
        </draw:polygon>
        <draw:polygon draw:style-name="gr41" draw:text-style-name="P29" draw:layer="layout" svg:width="0.07cm" svg:height="0.031cm" svg:x="1.899cm" svg:y="7.171cm" svg:viewBox="0 0 71 32" draw:points="0,0 71,0 71,32 0,32">
          <text:p/>
        </draw:polygon>
        <draw:polygon draw:style-name="gr41" draw:text-style-name="P29" draw:layer="layout" svg:width="0.07cm" svg:height="0.024cm" svg:x="2.063cm" svg:y="7.178cm" svg:viewBox="0 0 71 25" draw:points="0,0 71,0 71,25 0,25">
          <text:p/>
        </draw:polygon>
        <draw:polygon draw:style-name="gr41" draw:text-style-name="P29" draw:layer="layout" svg:width="0.07cm" svg:height="0.038cm" svg:x="2.227cm" svg:y="7.164cm" svg:viewBox="0 0 71 39" draw:points="0,0 71,0 71,39 0,39">
          <text:p/>
        </draw:polygon>
        <draw:polygon draw:style-name="gr41" draw:text-style-name="P29" draw:layer="layout" svg:width="0.069cm" svg:height="0.083cm" svg:x="2.391cm" svg:y="7.119cm" svg:viewBox="0 0 70 84" draw:points="0,0 70,0 70,84 0,84">
          <text:p/>
        </draw:polygon>
        <draw:polygon draw:style-name="gr42" draw:text-style-name="P30" draw:layer="layout" svg:width="0.069cm" svg:height="0.037cm" svg:x="2.555cm" svg:y="7.165cm" svg:viewBox="0 0 70 38" draw:points="0,0 70,0 70,38 0,38">
          <text:p/>
        </draw:polygon>
        <draw:polygon draw:style-name="gr42" draw:text-style-name="P30" draw:layer="layout" svg:width="0.07cm" svg:height="0.018cm" svg:x="2.718cm" svg:y="7.184cm" svg:viewBox="0 0 71 19" draw:points="0,0 71,0 71,19 0,19">
          <text:p/>
        </draw:polygon>
        <draw:polygon draw:style-name="gr42" draw:text-style-name="P30" draw:layer="layout" svg:width="0.07cm" svg:height="0.03cm" svg:x="2.882cm" svg:y="7.172cm" svg:viewBox="0 0 71 31" draw:points="0,0 71,0 71,31 0,31">
          <text:p/>
        </draw:polygon>
        <draw:polygon draw:style-name="gr42" draw:text-style-name="P30" draw:layer="layout" svg:width="0.069cm" svg:height="0.024cm" svg:x="3.046cm" svg:y="7.178cm" svg:viewBox="0 0 70 25" draw:points="0,0 70,0 70,25 0,25">
          <text:p/>
        </draw:polygon>
        <draw:polygon draw:style-name="gr42" draw:text-style-name="P30" draw:layer="layout" svg:width="0.069cm" svg:height="0.077cm" svg:x="3.21cm" svg:y="7.125cm" svg:viewBox="0 0 70 78" draw:points="0,0 70,0 70,78 0,78">
          <text:p/>
        </draw:polygon>
        <draw:polygon draw:style-name="gr42" draw:text-style-name="P30" draw:layer="layout" svg:width="0.07cm" svg:height="0.744cm" svg:x="3.373cm" svg:y="6.458cm" svg:viewBox="0 0 71 745" draw:points="0,0 71,0 71,745 0,745">
          <text:p/>
        </draw:polygon>
        <draw:polygon draw:style-name="gr43" draw:text-style-name="P31" draw:layer="layout" svg:width="0.07cm" svg:height="0.005cm" svg:x="3.537cm" svg:y="7.197cm" svg:viewBox="0 0 71 6" draw:points="0,0 71,0 71,6 0,6">
          <text:p/>
        </draw:polygon>
        <draw:polygon draw:style-name="gr43" draw:text-style-name="P31" draw:layer="layout" svg:width="0.07cm" svg:height="0.007cm" svg:x="3.701cm" svg:y="7.195cm" svg:viewBox="0 0 71 8" draw:points="0,0 71,0 71,8 0,8">
          <text:p/>
        </draw:polygon>
        <draw:polygon draw:style-name="gr43" draw:text-style-name="P31" draw:layer="layout" svg:width="0.069cm" svg:height="0.005cm" svg:x="3.865cm" svg:y="7.197cm" svg:viewBox="0 0 70 6" draw:points="0,0 70,0 70,6 0,6">
          <text:p/>
        </draw:polygon>
        <draw:polygon draw:style-name="gr43" draw:text-style-name="P31" draw:layer="layout" svg:width="0.069cm" svg:height="0.004cm" svg:x="4.029cm" svg:y="7.198cm" svg:viewBox="0 0 70 5" draw:points="0,0 70,0 70,5 0,5">
          <text:p/>
        </draw:polygon>
        <draw:polygon draw:style-name="gr43" draw:text-style-name="P31" draw:layer="layout" svg:width="0.069cm" svg:height="0.003cm" svg:x="4.193cm" svg:y="7.2cm" svg:viewBox="0 0 70 4" draw:points="0,0 70,0 70,4 0,4">
          <text:p/>
        </draw:polygon>
        <draw:polygon draw:style-name="gr43" draw:text-style-name="P31" draw:layer="layout" svg:width="0.07cm" svg:height="0.008cm" svg:x="4.356cm" svg:y="7.194cm" svg:viewBox="0 0 71 9" draw:points="0,0 71,0 71,9 0,9">
          <text:p/>
        </draw:polygon>
        <draw:polygon draw:style-name="gr44" draw:text-style-name="P32" draw:layer="layout" svg:width="0.07cm" svg:height="0.008cm" svg:x="4.52cm" svg:y="7.194cm" svg:viewBox="0 0 71 9" draw:points="0,0 71,0 71,9 0,9">
          <text:p/>
        </draw:polygon>
        <draw:polygon draw:style-name="gr44" draw:text-style-name="P32" draw:layer="layout" svg:width="0.069cm" svg:height="0.01cm" svg:x="4.684cm" svg:y="7.192cm" svg:viewBox="0 0 70 11" draw:points="0,0 70,0 70,11 0,11">
          <text:p/>
        </draw:polygon>
        <draw:polygon draw:style-name="gr44" draw:text-style-name="P32" draw:layer="layout" svg:width="0.07cm" svg:height="0.006cm" svg:x="4.847cm" svg:y="7.196cm" svg:viewBox="0 0 71 7" draw:points="0,0 71,0 71,7 0,7">
          <text:p/>
        </draw:polygon>
        <draw:polygon draw:style-name="gr44" draw:text-style-name="P32" draw:layer="layout" svg:width="0.07cm" svg:height="0.021cm" svg:x="5.011cm" svg:y="7.181cm" svg:viewBox="0 0 71 22" draw:points="0,0 71,0 71,22 0,22">
          <text:p/>
        </draw:polygon>
        <draw:polygon draw:style-name="gr44" draw:text-style-name="P32" draw:layer="layout" svg:width="0.07cm" svg:height="0.006cm" svg:x="5.175cm" svg:y="7.196cm" svg:viewBox="0 0 71 7" draw:points="0,0 71,0 71,7 0,7">
          <text:p/>
        </draw:polygon>
        <draw:polygon draw:style-name="gr44" draw:text-style-name="P32" draw:layer="layout" svg:width="0.07cm" svg:height="0.082cm" svg:x="5.339cm" svg:y="7.12cm" svg:viewBox="0 0 71 83" draw:points="0,0 71,0 71,83 0,83">
          <text:p/>
        </draw:polygon>
        <draw:polygon draw:style-name="gr45" draw:text-style-name="P33" draw:layer="layout" svg:width="0.069cm" svg:height="0.292cm" svg:x="5.503cm" svg:y="6.91cm" svg:viewBox="0 0 70 293" draw:points="0,0 70,0 70,293 0,293">
          <text:p/>
        </draw:polygon>
        <draw:polygon draw:style-name="gr45" draw:text-style-name="P33" draw:layer="layout" svg:width="0.069cm" svg:height="1.862cm" svg:x="5.667cm" svg:y="5.34cm" svg:viewBox="0 0 70 1863" draw:points="0,0 70,0 70,1863 0,1863">
          <text:p/>
        </draw:polygon>
        <draw:polygon draw:style-name="gr45" draw:text-style-name="P33" draw:layer="layout" svg:width="0.071cm" svg:height="0.482cm" svg:x="5.83cm" svg:y="6.72cm" svg:viewBox="0 0 72 483" draw:points="0,0 72,0 72,483 0,483">
          <text:p/>
        </draw:polygon>
        <draw:polygon draw:style-name="gr45" draw:text-style-name="P33" draw:layer="layout" svg:width="0.07cm" svg:height="0.133cm" svg:x="5.994cm" svg:y="7.069cm" svg:viewBox="0 0 71 134" draw:points="0,0 71,0 71,134 0,134">
          <text:p/>
        </draw:polygon>
        <draw:polygon draw:style-name="gr45" draw:text-style-name="P33" draw:layer="layout" svg:width="0.069cm" svg:height="0.028cm" svg:x="6.158cm" svg:y="7.174cm" svg:viewBox="0 0 70 29" draw:points="0,0 70,0 70,29 0,29">
          <text:p/>
        </draw:polygon>
        <draw:polygon draw:style-name="gr45" draw:text-style-name="P33" draw:layer="layout" svg:width="0.069cm" svg:height="0.028cm" svg:x="6.322cm" svg:y="7.174cm" svg:viewBox="0 0 70 29" draw:points="0,0 70,0 70,29 0,29">
          <text:p/>
        </draw:polygon>
        <draw:polygon draw:style-name="gr46" draw:text-style-name="P34" draw:layer="layout" svg:width="0.07cm" svg:height="0.068cm" svg:x="6.485cm" svg:y="7.134cm" svg:viewBox="0 0 71 69" draw:points="0,0 71,0 71,69 0,69">
          <text:p/>
        </draw:polygon>
        <draw:polygon draw:style-name="gr46" draw:text-style-name="P34" draw:layer="layout" svg:width="0.07cm" svg:height="1.709cm" svg:x="6.649cm" svg:y="5.493cm" svg:viewBox="0 0 71 1710" draw:points="0,0 71,0 71,1710 0,1710">
          <text:p/>
        </draw:polygon>
        <draw:polygon draw:style-name="gr46" draw:text-style-name="P34" draw:layer="layout" svg:width="0.07cm" svg:height="0.479cm" svg:x="6.813cm" svg:y="6.723cm" svg:viewBox="0 0 71 480" draw:points="0,0 71,0 71,480 0,480">
          <text:p/>
        </draw:polygon>
        <draw:polygon draw:style-name="gr46" draw:text-style-name="P34" draw:layer="layout" svg:width="0.069cm" svg:height="0.12cm" svg:x="6.977cm" svg:y="7.082cm" svg:viewBox="0 0 70 121" draw:points="0,0 70,0 70,121 0,121">
          <text:p/>
        </draw:polygon>
        <draw:polygon draw:style-name="gr46" draw:text-style-name="P34" draw:layer="layout" svg:width="0.069cm" svg:height="0.033cm" svg:x="7.141cm" svg:y="7.169cm" svg:viewBox="0 0 70 34" draw:points="0,0 70,0 70,34 0,34">
          <text:p/>
        </draw:polygon>
        <draw:polygon draw:style-name="gr46" draw:text-style-name="P34" draw:layer="layout" svg:width="0.07cm" svg:height="0.032cm" svg:x="7.304cm" svg:y="7.17cm" svg:viewBox="0 0 71 33" draw:points="0,0 71,0 71,33 0,33">
          <text:p/>
        </draw:polygon>
        <draw:polygon draw:style-name="gr47" draw:text-style-name="P35" draw:layer="layout" svg:width="0.07cm" svg:height="0.066cm" svg:x="7.468cm" svg:y="7.136cm" svg:viewBox="0 0 71 67" draw:points="0,0 71,0 71,67 0,67">
          <text:p/>
        </draw:polygon>
        <draw:polygon draw:style-name="gr47" draw:text-style-name="P35" draw:layer="layout" svg:width="0.069cm" svg:height="0.813cm" svg:x="7.632cm" svg:y="6.389cm" svg:viewBox="0 0 70 814" draw:points="0,0 70,0 70,814 0,814">
          <text:p/>
        </draw:polygon>
        <draw:polygon draw:style-name="gr47" draw:text-style-name="P35" draw:layer="layout" svg:width="0.069cm" svg:height="0.214cm" svg:x="7.796cm" svg:y="6.988cm" svg:viewBox="0 0 70 215" draw:points="0,0 70,0 70,215 0,215">
          <text:p/>
        </draw:polygon>
        <draw:polygon draw:style-name="gr47" draw:text-style-name="P35" draw:layer="layout" svg:width="0.07cm" svg:height="0.08cm" svg:x="7.959cm" svg:y="7.122cm" svg:viewBox="0 0 71 81" draw:points="0,0 71,0 71,81 0,81">
          <text:p/>
        </draw:polygon>
        <draw:polygon draw:style-name="gr47" draw:text-style-name="P35" draw:layer="layout" svg:width="0.07cm" svg:height="0.037cm" svg:x="8.123cm" svg:y="7.165cm" svg:viewBox="0 0 71 38" draw:points="0,0 71,0 71,38 0,38">
          <text:p/>
        </draw:polygon>
        <draw:polygon draw:style-name="gr47" draw:text-style-name="P35" draw:layer="layout" svg:width="0.07cm" svg:height="0.016cm" svg:x="8.287cm" svg:y="7.186cm" svg:viewBox="0 0 71 17" draw:points="0,0 71,0 71,17 0,17">
          <text:p/>
        </draw:polygon>
        <draw:polygon draw:style-name="gr48" draw:text-style-name="P36" draw:layer="layout" svg:width="0.069cm" svg:height="0.03cm" svg:x="8.451cm" svg:y="7.172cm" svg:viewBox="0 0 70 31" draw:points="0,0 70,0 70,31 0,31">
          <text:p/>
        </draw:polygon>
        <draw:polygon draw:style-name="gr48" draw:text-style-name="P36" draw:layer="layout" svg:width="0.069cm" svg:height="0.109cm" svg:x="8.615cm" svg:y="7.093cm" svg:viewBox="0 0 70 110" draw:points="0,0 70,0 70,110 0,110">
          <text:p/>
        </draw:polygon>
        <draw:polygon draw:style-name="gr48" draw:text-style-name="P36" draw:layer="layout" svg:width="0.07cm" svg:height="0.017cm" svg:x="8.778cm" svg:y="7.185cm" svg:viewBox="0 0 71 18" draw:points="0,0 71,0 71,18 0,18">
          <text:p/>
        </draw:polygon>
        <draw:polygon draw:style-name="gr48" draw:text-style-name="P36" draw:layer="layout" svg:width="0.07cm" svg:height="0.012cm" svg:x="8.942cm" svg:y="7.19cm" svg:viewBox="0 0 71 13" draw:points="0,0 71,0 71,13 0,13">
          <text:p/>
        </draw:polygon>
        <draw:polygon draw:style-name="gr48" draw:text-style-name="P36" draw:layer="layout" svg:width="0.069cm" svg:height="0.003cm" svg:x="9.106cm" svg:y="7.199cm" svg:viewBox="0 0 70 4" draw:points="0,0 70,0 70,4 0,4">
          <text:p/>
        </draw:polygon>
        <draw:polygon draw:style-name="gr48" draw:text-style-name="P36" draw:layer="layout" svg:width="0.069cm" svg:height="0.003cm" svg:x="9.27cm" svg:y="7.199cm" svg:viewBox="0 0 70 4" draw:points="0,0 70,0 70,4 0,4">
          <text:p/>
        </draw:polygon>
        <draw:polygon draw:style-name="gr49" draw:text-style-name="P37" draw:layer="layout" svg:width="0.07cm" svg:height="0.005cm" svg:x="9.433cm" svg:y="7.198cm" svg:viewBox="0 0 71 6" draw:points="0,0 71,0 71,6 0,6">
          <text:p/>
        </draw:polygon>
        <draw:polygon draw:style-name="gr49" draw:text-style-name="P37" draw:layer="layout" svg:width="0.07cm" svg:height="0.007cm" svg:x="9.597cm" svg:y="7.195cm" svg:viewBox="0 0 71 8" draw:points="0,0 71,0 71,8 0,8">
          <text:p/>
        </draw:polygon>
        <draw:polygon draw:style-name="gr49" draw:text-style-name="P37" draw:layer="layout" svg:width="0.07cm" svg:height="0.004cm" svg:x="9.761cm" svg:y="7.198cm" svg:viewBox="0 0 71 5" draw:points="0,0 71,0 71,5 0,5">
          <text:p/>
        </draw:polygon>
        <draw:polygon draw:style-name="gr49" draw:text-style-name="P37" draw:layer="layout" svg:width="0.069cm" svg:height="0.006cm" svg:x="9.925cm" svg:y="7.196cm" svg:viewBox="0 0 70 7" draw:points="0,0 70,0 70,7 0,7">
          <text:p/>
        </draw:polygon>
        <draw:polygon draw:style-name="gr49" draw:text-style-name="P37" draw:layer="layout" svg:width="0.069cm" svg:height="0.005cm" svg:x="10.089cm" svg:y="7.198cm" svg:viewBox="0 0 70 6" draw:points="0,0 70,0 70,6 0,6">
          <text:p/>
        </draw:polygon>
        <draw:polygon draw:style-name="gr49" draw:text-style-name="P37" draw:layer="layout" svg:width="0.07cm" svg:height="0.01cm" svg:x="10.252cm" svg:y="7.192cm" svg:viewBox="0 0 71 11" draw:points="0,0 71,0 71,11 0,11">
          <text:p/>
        </draw:polygon>
        <draw:polygon draw:style-name="gr50" draw:text-style-name="P38" draw:layer="layout" svg:width="0.07cm" svg:height="0.006cm" svg:x="10.416cm" svg:y="7.197cm" svg:viewBox="0 0 71 7" draw:points="0,0 71,0 71,7 0,7">
          <text:p/>
        </draw:polygon>
        <draw:polygon draw:style-name="gr50" draw:text-style-name="P38" draw:layer="layout" svg:width="0.069cm" svg:height="0.005cm" svg:x="10.58cm" svg:y="7.197cm" svg:viewBox="0 0 70 6" draw:points="0,0 70,0 70,6 0,6">
          <text:p/>
        </draw:polygon>
        <draw:polygon draw:style-name="gr50" draw:text-style-name="P38" draw:layer="layout" svg:width="0.069cm" svg:height="0.003cm" svg:x="10.744cm" svg:y="7.199cm" svg:viewBox="0 0 70 4" draw:points="0,0 70,0 70,4 0,4">
          <text:p/>
        </draw:polygon>
        <draw:polygon draw:style-name="gr50" draw:text-style-name="P38" draw:layer="layout" svg:width="0.069cm" svg:height="0cm" svg:x="10.907cm" svg:y="7.201cm" svg:viewBox="0 0 70 1" draw:points="0,0 70,0 70,1 0,1">
          <text:p/>
        </draw:polygon>
        <draw:polygon draw:style-name="gr50" draw:text-style-name="P38" draw:layer="layout" svg:width="0.07cm" svg:height="0.002cm" svg:x="11.071cm" svg:y="7.2cm" svg:viewBox="0 0 71 3" draw:points="0,0 71,0 71,3 0,3">
          <text:p/>
        </draw:polygon>
        <draw:polygon draw:style-name="gr50" draw:text-style-name="P38" draw:layer="layout" svg:width="0.07cm" svg:height="0.003cm" svg:x="11.235cm" svg:y="7.2cm" svg:viewBox="0 0 71 4" draw:points="0,0 71,0 71,4 0,4">
          <text:p/>
        </draw:polygon>
        <draw:polygon draw:style-name="gr51" draw:text-style-name="P39" draw:layer="layout" svg:width="0.07cm" svg:height="0.006cm" svg:x="11.399cm" svg:y="7.197cm" svg:viewBox="0 0 71 7" draw:points="0,0 71,0 71,7 0,7">
          <text:p/>
        </draw:polygon>
        <draw:polygon draw:style-name="gr51" draw:text-style-name="P39" draw:layer="layout" svg:width="0.069cm" svg:height="0.012cm" svg:x="11.563cm" svg:y="7.19cm" svg:viewBox="0 0 70 13" draw:points="0,0 70,0 70,13 0,13">
          <text:p/>
        </draw:polygon>
        <draw:polygon draw:style-name="gr51" draw:text-style-name="P39" draw:layer="layout" svg:width="0.069cm" svg:height="0.003cm" svg:x="11.727cm" svg:y="7.2cm" svg:viewBox="0 0 70 4" draw:points="0,0 70,0 70,4 0,4">
          <text:p/>
        </draw:polygon>
        <draw:polygon draw:style-name="gr51" draw:text-style-name="P39" draw:layer="layout" svg:width="0.07cm" svg:height="0.003cm" svg:x="11.89cm" svg:y="7.2cm" svg:viewBox="0 0 71 4" draw:points="0,0 71,0 71,4 0,4">
          <text:p/>
        </draw:polygon>
        <draw:polygon draw:style-name="gr51" draw:text-style-name="P39" draw:layer="layout" svg:width="0.07cm" svg:height="0.003cm" svg:x="12.054cm" svg:y="7.199cm" svg:viewBox="0 0 71 4" draw:points="0,0 71,0 71,4 0,4">
          <text:p/>
        </draw:polygon>
        <draw:polygon draw:style-name="gr51" draw:text-style-name="P39" draw:layer="layout" svg:width="0.069cm" svg:height="0.002cm" svg:x="12.218cm" svg:y="7.2cm" svg:viewBox="0 0 70 3" draw:points="0,0 70,0 70,3 0,3">
          <text:p/>
        </draw:polygon>
        <draw:polygon draw:style-name="gr52" draw:text-style-name="P40" draw:layer="layout" svg:width="0.07cm" svg:height="0.003cm" svg:x="12.381cm" svg:y="7.199cm" svg:viewBox="0 0 71 4" draw:points="0,0 71,0 71,4 0,4">
          <text:p/>
        </draw:polygon>
        <draw:polygon draw:style-name="gr52" draw:text-style-name="P40" draw:layer="layout" svg:width="0.07cm" svg:height="0.021cm" svg:x="12.545cm" svg:y="7.181cm" svg:viewBox="0 0 71 22" draw:points="0,0 71,0 71,22 0,22">
          <text:p/>
        </draw:polygon>
        <draw:polygon draw:style-name="gr52" draw:text-style-name="P40" draw:layer="layout" svg:width="0.069cm" svg:height="0cm" svg:x="12.709cm" svg:y="7.201cm" svg:viewBox="0 0 70 1" draw:points="0,0 70,0 70,1 0,1">
          <text:p/>
        </draw:polygon>
        <draw:polygon draw:style-name="gr52" draw:text-style-name="P40" draw:layer="layout" svg:width="0.07cm" svg:height="0.003cm" svg:x="12.873cm" svg:y="7.2cm" svg:viewBox="0 0 71 4" draw:points="0,0 71,0 71,4 0,4">
          <text:p/>
        </draw:polygon>
        <draw:polygon draw:style-name="gr52" draw:text-style-name="P40" draw:layer="layout" svg:width="0.068cm" svg:height="0cm" svg:x="13.037cm" svg:y="7.201cm" svg:viewBox="0 0 69 1" draw:points="0,0 69,0 69,1 0,1">
          <text:p/>
        </draw:polygon>
        <draw:polygon draw:style-name="gr52" draw:text-style-name="P40" draw:layer="layout" svg:width="0.069cm" svg:height="0.002cm" svg:x="13.201cm" svg:y="7.2cm" svg:viewBox="0 0 70 3" draw:points="0,0 70,0 70,3 0,3">
          <text:p/>
        </draw:polygon>
        <draw:polygon draw:style-name="gr53" draw:text-style-name="P41" draw:layer="layout" svg:width="0.07cm" svg:height="1.241cm" svg:x="13.364cm" svg:y="5.961cm" svg:viewBox="0 0 71 1242" draw:points="0,0 71,0 71,1242 0,1242">
          <text:p/>
        </draw:polygon>
        <draw:polygon draw:style-name="gr54" draw:text-style-name="P42" draw:layer="layout" svg:width="0.07cm" svg:height="0.071cm" svg:x="13.528cm" svg:y="7.131cm" svg:viewBox="0 0 71 72" draw:points="0,0 71,0 71,72 0,72">
          <text:p/>
        </draw:polygon>
        <draw:polygon draw:style-name="gr54" draw:text-style-name="P42" draw:layer="layout" svg:width="0.069cm" svg:height="0.81cm" svg:x="13.692cm" svg:y="6.392cm" svg:viewBox="0 0 70 811" draw:points="0,0 70,0 70,811 0,811">
          <text:p/>
        </draw:polygon>
        <draw:polygon draw:style-name="gr55" draw:text-style-name="P43" draw:layer="layout" svg:width="0.07cm" svg:height="0.132cm" svg:x="13.855cm" svg:y="7.07cm" svg:viewBox="0 0 71 133" draw:points="0,0 71,0 71,133 0,133">
          <text:p/>
        </draw:polygon>
        <draw:polygon draw:style-name="gr55" draw:text-style-name="P43" draw:layer="layout" svg:width="0.07cm" svg:height="0.332cm" svg:x="14.019cm" svg:y="6.87cm" svg:viewBox="0 0 71 333" draw:points="0,0 71,0 71,333 0,333">
          <text:p/>
        </draw:polygon>
        <draw:polygon draw:style-name="gr55" draw:text-style-name="P43" draw:layer="layout" svg:width="0.07cm" svg:height="0.507cm" svg:x="14.183cm" svg:y="6.695cm" svg:viewBox="0 0 71 508" draw:points="0,0 71,0 71,508 0,508">
          <text:p/>
        </draw:polygon>
        <draw:polygon draw:style-name="gr56" draw:text-style-name="P44" draw:layer="layout" svg:width="0.07cm" svg:height="0.052cm" svg:x="14.347cm" svg:y="7.15cm" svg:viewBox="0 0 71 53" draw:points="0,0 71,0 71,53 0,53">
          <text:p/>
        </draw:polygon>
        <draw:polygon draw:style-name="gr56" draw:text-style-name="P44" draw:layer="layout" svg:width="0.069cm" svg:height="0.045cm" svg:x="14.511cm" svg:y="7.157cm" svg:viewBox="0 0 70 46" draw:points="0,0 70,0 70,46 0,46">
          <text:p/>
        </draw:polygon>
        <draw:polygon draw:style-name="gr56" draw:text-style-name="P44" draw:layer="layout" svg:width="0.069cm" svg:height="0.069cm" svg:x="14.675cm" svg:y="7.133cm" svg:viewBox="0 0 70 70" draw:points="0,0 70,0 70,70 0,70">
          <text:p/>
        </draw:polygon>
        <draw:polygon draw:style-name="gr56" draw:text-style-name="P44" draw:layer="layout" svg:width="0.07cm" svg:height="0.063cm" svg:x="14.838cm" svg:y="7.139cm" svg:viewBox="0 0 71 64" draw:points="0,0 71,0 71,64 0,64">
          <text:p/>
        </draw:polygon>
        <draw:polygon draw:style-name="gr56" draw:text-style-name="P44" draw:layer="layout" svg:width="0.07cm" svg:height="0.018cm" svg:x="15.002cm" svg:y="7.184cm" svg:viewBox="0 0 71 19" draw:points="0,0 71,0 71,19 0,19">
          <text:p/>
        </draw:polygon>
        <draw:polygon draw:style-name="gr41" draw:text-style-name="P29" draw:layer="layout" svg:width="0.888cm" svg:height="0.25cm" svg:x="1.572cm" svg:y="4.513cm" svg:viewBox="0 0 889 251" draw:points="0,0 889,0 889,251 0,251">
          <text:p/>
        </draw:polygon>
        <draw:polygon draw:style-name="gr42" draw:text-style-name="P30" draw:layer="layout" svg:width="0.888cm" svg:height="0.25cm" svg:x="2.555cm" svg:y="4.513cm" svg:viewBox="0 0 889 251" draw:points="0,0 889,0 889,251 0,251">
          <text:p/>
        </draw:polygon>
        <draw:polygon draw:style-name="gr43" draw:text-style-name="P31" draw:layer="layout" svg:width="0.889cm" svg:height="0.25cm" svg:x="3.537cm" svg:y="4.513cm" svg:viewBox="0 0 890 251" draw:points="0,0 890,0 890,251 0,251">
          <text:p/>
        </draw:polygon>
        <draw:polygon draw:style-name="gr44" draw:text-style-name="P32" draw:layer="layout" svg:width="0.889cm" svg:height="0.25cm" svg:x="4.52cm" svg:y="4.513cm" svg:viewBox="0 0 890 251" draw:points="0,0 890,0 890,251 0,251">
          <text:p/>
        </draw:polygon>
        <draw:polygon draw:style-name="gr45" draw:text-style-name="P33" draw:layer="layout" svg:width="0.888cm" svg:height="0.25cm" svg:x="5.503cm" svg:y="4.513cm" svg:viewBox="0 0 889 251" draw:points="0,0 889,0 889,251 0,251">
          <text:p/>
        </draw:polygon>
        <draw:polygon draw:style-name="gr46" draw:text-style-name="P34" draw:layer="layout" svg:width="0.889cm" svg:height="0.25cm" svg:x="6.485cm" svg:y="4.513cm" svg:viewBox="0 0 890 251" draw:points="0,0 890,0 890,251 0,251">
          <text:p/>
        </draw:polygon>
        <draw:polygon draw:style-name="gr47" draw:text-style-name="P35" draw:layer="layout" svg:width="0.889cm" svg:height="0.25cm" svg:x="7.468cm" svg:y="4.513cm" svg:viewBox="0 0 890 251" draw:points="0,0 890,0 890,251 0,251">
          <text:p/>
        </draw:polygon>
        <draw:polygon draw:style-name="gr48" draw:text-style-name="P36" draw:layer="layout" svg:width="0.888cm" svg:height="0.25cm" svg:x="8.451cm" svg:y="4.513cm" svg:viewBox="0 0 889 251" draw:points="0,0 889,0 889,251 0,251">
          <text:p/>
        </draw:polygon>
        <draw:polygon draw:style-name="gr49" draw:text-style-name="P37" draw:layer="layout" svg:width="0.889cm" svg:height="0.25cm" svg:x="9.433cm" svg:y="4.513cm" svg:viewBox="0 0 890 251" draw:points="0,0 890,0 890,251 0,251">
          <text:p/>
        </draw:polygon>
        <draw:polygon draw:style-name="gr50" draw:text-style-name="P38" draw:layer="layout" svg:width="0.889cm" svg:height="0.25cm" svg:x="10.416cm" svg:y="4.513cm" svg:viewBox="0 0 890 251" draw:points="0,0 890,0 890,251 0,251">
          <text:p/>
        </draw:polygon>
        <draw:polygon draw:style-name="gr51" draw:text-style-name="P39" draw:layer="layout" svg:width="0.889cm" svg:height="0.25cm" svg:x="11.399cm" svg:y="4.513cm" svg:viewBox="0 0 890 251" draw:points="0,0 890,0 890,251 0,251">
          <text:p/>
        </draw:polygon>
        <draw:polygon draw:style-name="gr52" draw:text-style-name="P40" draw:layer="layout" svg:width="0.889cm" svg:height="0.25cm" svg:x="12.381cm" svg:y="4.513cm" svg:viewBox="0 0 890 251" draw:points="0,0 890,0 890,251 0,251">
          <text:p/>
        </draw:polygon>
        <draw:polygon draw:style-name="gr53" draw:text-style-name="P41" draw:layer="layout" svg:width="0.07cm" svg:height="0.25cm" svg:x="13.364cm" svg:y="4.513cm" svg:viewBox="0 0 71 251" draw:points="0,0 71,0 71,251 0,251">
          <text:p/>
        </draw:polygon>
        <draw:polygon draw:style-name="gr54" draw:text-style-name="P42" draw:layer="layout" svg:width="0.234cm" svg:height="0.25cm" svg:x="13.528cm" svg:y="4.513cm" svg:viewBox="0 0 235 251" draw:points="0,0 235,0 235,251 0,251">
          <text:p/>
        </draw:polygon>
        <draw:polygon draw:style-name="gr55" draw:text-style-name="P43" draw:layer="layout" svg:width="0.398cm" svg:height="0.25cm" svg:x="13.855cm" svg:y="4.513cm" svg:viewBox="0 0 399 251" draw:points="0,0 399,0 399,251 0,251">
          <text:p/>
        </draw:polygon>
        <draw:polygon draw:style-name="gr56" draw:text-style-name="P44" draw:layer="layout" svg:width="0.725cm" svg:height="0.25cm" svg:x="14.347cm" svg:y="4.513cm" svg:viewBox="0 0 726 251" draw:points="0,0 726,0 726,251 0,251">
          <text:p/>
        </draw:polygon>
        <draw:frame draw:style-name="gr38" draw:text-style-name="P27" draw:layer="layout" svg:width="0.791cm" svg:height="0.264cm" svg:x="22.737cm" svg:y="17.886cm">
          <draw:text-box>
            <text:p text:style-name="P13"><text:span text:style-name="T10">H_ID29</text:span></text:p>
          </draw:text-box>
        </draw:frame>
        <draw:frame draw:style-name="gr57" draw:text-style-name="P15" draw:layer="layout" svg:width="0.256cm" svg:height="0.319cm" svg:x="1.896cm" svg:y="4.476cm">
          <draw:text-box>
            <text:p text:style-name="P13"><text:span text:style-name="T11">C</text:span></text:p>
          </draw:text-box>
        </draw:frame>
        <draw:frame draw:style-name="gr57" draw:text-style-name="P15" draw:layer="layout" svg:width="0.256cm" svg:height="0.319cm" svg:x="2.886cm" svg:y="4.476cm">
          <draw:text-box>
            <text:p text:style-name="P13"><text:span text:style-name="T12">T</text:span></text:p>
          </draw:text-box>
        </draw:frame>
        <draw:frame draw:style-name="gr57" draw:text-style-name="P15" draw:layer="layout" svg:width="0.256cm" svg:height="0.319cm" svg:x="3.861cm" svg:y="4.476cm">
          <draw:text-box>
            <text:p text:style-name="P13"><text:span text:style-name="T11">C</text:span></text:p>
          </draw:text-box>
        </draw:frame>
        <draw:frame draw:style-name="gr57" draw:text-style-name="P15" draw:layer="layout" svg:width="0.256cm" svg:height="0.319cm" svg:x="4.851cm" svg:y="4.476cm">
          <draw:text-box>
            <text:p text:style-name="P13"><text:span text:style-name="T12">T</text:span></text:p>
          </draw:text-box>
        </draw:frame>
        <draw:frame draw:style-name="gr57" draw:text-style-name="P15" draw:layer="layout" svg:width="0.256cm" svg:height="0.319cm" svg:x="5.838cm" svg:y="4.476cm">
          <draw:text-box>
            <text:p text:style-name="P13"><text:span text:style-name="T11">2</text:span></text:p>
          </draw:text-box>
        </draw:frame>
        <draw:frame draw:style-name="gr57" draw:text-style-name="P15" draw:layer="layout" svg:width="0.256cm" svg:height="0.319cm" svg:x="6.821cm" svg:y="4.476cm">
          <draw:text-box>
            <text:p text:style-name="P13"><text:span text:style-name="T11">3</text:span></text:p>
          </draw:text-box>
        </draw:frame>
        <draw:frame draw:style-name="gr57" draw:text-style-name="P15" draw:layer="layout" svg:width="0.256cm" svg:height="0.319cm" svg:x="7.803cm" svg:y="4.476cm">
          <draw:text-box>
            <text:p text:style-name="P13"><text:span text:style-name="T11">4</text:span></text:p>
          </draw:text-box>
        </draw:frame>
        <draw:frame draw:style-name="gr57" draw:text-style-name="P15" draw:layer="layout" svg:width="0.296cm" svg:height="0.319cm" svg:x="8.747cm" svg:y="4.476cm">
          <draw:text-box>
            <text:p text:style-name="P13"><text:span text:style-name="T12">5+</text:span></text:p>
          </draw:text-box>
        </draw:frame>
        <draw:frame draw:style-name="gr57" draw:text-style-name="P15" draw:layer="layout" svg:width="0.256cm" svg:height="0.319cm" svg:x="9.769cm" svg:y="4.476cm">
          <draw:text-box>
            <text:p text:style-name="P13"><text:span text:style-name="T11">2</text:span></text:p>
          </draw:text-box>
        </draw:frame>
        <draw:frame draw:style-name="gr57" draw:text-style-name="P15" draw:layer="layout" svg:width="0.256cm" svg:height="0.319cm" svg:x="10.752cm" svg:y="4.476cm">
          <draw:text-box>
            <text:p text:style-name="P13"><text:span text:style-name="T11">3</text:span></text:p>
          </draw:text-box>
        </draw:frame>
        <draw:frame draw:style-name="gr57" draw:text-style-name="P15" draw:layer="layout" svg:width="0.256cm" svg:height="0.319cm" svg:x="11.734cm" svg:y="4.476cm">
          <draw:text-box>
            <text:p text:style-name="P13"><text:span text:style-name="T11">4</text:span></text:p>
          </draw:text-box>
        </draw:frame>
        <draw:frame draw:style-name="gr57" draw:text-style-name="P15" draw:layer="layout" svg:width="0.296cm" svg:height="0.319cm" svg:x="12.678cm" svg:y="4.476cm">
          <draw:text-box>
            <text:p text:style-name="P13"><text:span text:style-name="T12">5+</text:span></text:p>
          </draw:text-box>
        </draw:frame>
        <draw:frame draw:style-name="gr57" draw:text-style-name="P15" draw:layer="layout" svg:width="0.361cm" svg:height="0.319cm" svg:x="13.29cm" svg:y="4.476cm">
          <draw:text-box>
            <text:p text:style-name="P13"><text:span text:style-name="T11">2 3</text:span></text:p>
          </draw:text-box>
        </draw:frame>
        <draw:frame draw:style-name="gr57" draw:text-style-name="P15" draw:layer="layout" svg:width="0.256cm" svg:height="0.319cm" svg:x="13.945cm" svg:y="4.476cm">
          <draw:text-box>
            <text:p text:style-name="P13"><text:span text:style-name="T11">4</text:span></text:p>
          </draw:text-box>
        </draw:frame>
        <draw:polygon draw:style-name="gr41" draw:text-style-name="P29" draw:layer="layout" svg:width="0.888cm" svg:height="0.193cm" svg:x="1.572cm" svg:y="7.226cm" svg:viewBox="0 0 889 194" draw:points="0,0 889,0 889,194 0,194">
          <text:p/>
        </draw:polygon>
        <draw:polygon draw:style-name="gr42" draw:text-style-name="P30" draw:layer="layout" svg:width="0.888cm" svg:height="0.193cm" svg:x="2.555cm" svg:y="7.226cm" svg:viewBox="0 0 889 194" draw:points="0,0 889,0 889,194 0,194">
          <text:p/>
        </draw:polygon>
        <draw:polygon draw:style-name="gr43" draw:text-style-name="P31" draw:layer="layout" svg:width="0.889cm" svg:height="0.193cm" svg:x="3.537cm" svg:y="7.226cm" svg:viewBox="0 0 890 194" draw:points="0,0 890,0 890,194 0,194">
          <text:p/>
        </draw:polygon>
        <draw:polygon draw:style-name="gr44" draw:text-style-name="P32" draw:layer="layout" svg:width="0.889cm" svg:height="0.193cm" svg:x="4.52cm" svg:y="7.226cm" svg:viewBox="0 0 890 194" draw:points="0,0 890,0 890,194 0,194">
          <text:p/>
        </draw:polygon>
        <draw:polygon draw:style-name="gr45" draw:text-style-name="P33" draw:layer="layout" svg:width="0.888cm" svg:height="0.193cm" svg:x="5.503cm" svg:y="7.226cm" svg:viewBox="0 0 889 194" draw:points="0,0 889,0 889,194 0,194">
          <text:p/>
        </draw:polygon>
        <draw:polygon draw:style-name="gr46" draw:text-style-name="P34" draw:layer="layout" svg:width="0.889cm" svg:height="0.193cm" svg:x="6.485cm" svg:y="7.226cm" svg:viewBox="0 0 890 194" draw:points="0,0 890,0 890,194 0,194">
          <text:p/>
        </draw:polygon>
        <draw:polygon draw:style-name="gr47" draw:text-style-name="P35" draw:layer="layout" svg:width="0.889cm" svg:height="0.193cm" svg:x="7.468cm" svg:y="7.226cm" svg:viewBox="0 0 890 194" draw:points="0,0 890,0 890,194 0,194">
          <text:p/>
        </draw:polygon>
        <draw:polygon draw:style-name="gr48" draw:text-style-name="P36" draw:layer="layout" svg:width="0.888cm" svg:height="0.193cm" svg:x="8.451cm" svg:y="7.226cm" svg:viewBox="0 0 889 194" draw:points="0,0 889,0 889,194 0,194">
          <text:p/>
        </draw:polygon>
        <draw:polygon draw:style-name="gr49" draw:text-style-name="P37" draw:layer="layout" svg:width="0.889cm" svg:height="0.193cm" svg:x="9.433cm" svg:y="7.226cm" svg:viewBox="0 0 890 194" draw:points="0,0 890,0 890,194 0,194">
          <text:p/>
        </draw:polygon>
        <draw:polygon draw:style-name="gr50" draw:text-style-name="P38" draw:layer="layout" svg:width="0.889cm" svg:height="0.193cm" svg:x="10.416cm" svg:y="7.226cm" svg:viewBox="0 0 890 194" draw:points="0,0 890,0 890,194 0,194">
          <text:p/>
        </draw:polygon>
        <draw:polygon draw:style-name="gr51" draw:text-style-name="P39" draw:layer="layout" svg:width="0.889cm" svg:height="0.193cm" svg:x="11.399cm" svg:y="7.226cm" svg:viewBox="0 0 890 194" draw:points="0,0 890,0 890,194 0,194">
          <text:p/>
        </draw:polygon>
        <draw:polygon draw:style-name="gr52" draw:text-style-name="P40" draw:layer="layout" svg:width="0.889cm" svg:height="0.193cm" svg:x="12.381cm" svg:y="7.226cm" svg:viewBox="0 0 890 194" draw:points="0,0 890,0 890,194 0,194">
          <text:p/>
        </draw:polygon>
        <draw:polygon draw:style-name="gr53" draw:text-style-name="P41" draw:layer="layout" svg:width="0.07cm" svg:height="0.193cm" svg:x="13.364cm" svg:y="7.226cm" svg:viewBox="0 0 71 194" draw:points="0,0 71,0 71,194 0,194">
          <text:p/>
        </draw:polygon>
        <draw:polygon draw:style-name="gr54" draw:text-style-name="P42" draw:layer="layout" svg:width="0.234cm" svg:height="0.193cm" svg:x="13.528cm" svg:y="7.226cm" svg:viewBox="0 0 235 194" draw:points="0,0 235,0 235,194 0,194">
          <text:p/>
        </draw:polygon>
        <draw:polygon draw:style-name="gr55" draw:text-style-name="P43" draw:layer="layout" svg:width="0.398cm" svg:height="0.193cm" svg:x="13.855cm" svg:y="7.226cm" svg:viewBox="0 0 399 194" draw:points="0,0 399,0 399,194 0,194">
          <text:p/>
        </draw:polygon>
        <draw:polygon draw:style-name="gr56" draw:text-style-name="P44" draw:layer="layout" svg:width="0.725cm" svg:height="0.193cm" svg:x="14.347cm" svg:y="7.226cm" svg:viewBox="0 0 726 194" draw:points="0,0 726,0 726,194 0,194">
          <text:p/>
        </draw:polygon>
        <draw:polygon draw:style-name="gr41" draw:text-style-name="P29" draw:layer="layout" svg:width="0.07cm" svg:height="0.096cm" svg:x="1.605cm" svg:y="3.44cm" svg:viewBox="0 0 71 97" draw:points="0,0 71,0 71,97 0,97">
          <text:p/>
        </draw:polygon>
        <draw:polygon draw:style-name="gr41" draw:text-style-name="P29" draw:layer="layout" svg:width="0.07cm" svg:height="0.043cm" svg:x="1.769cm" svg:y="3.493cm" svg:viewBox="0 0 71 44" draw:points="0,0 71,0 71,44 0,44">
          <text:p/>
        </draw:polygon>
        <draw:polygon draw:style-name="gr41" draw:text-style-name="P29" draw:layer="layout" svg:width="0.07cm" svg:height="0.031cm" svg:x="1.933cm" svg:y="3.505cm" svg:viewBox="0 0 71 32" draw:points="0,0 71,0 71,32 0,32">
          <text:p/>
        </draw:polygon>
        <draw:polygon draw:style-name="gr41" draw:text-style-name="P29" draw:layer="layout" svg:width="0.069cm" svg:height="0.019cm" svg:x="2.097cm" svg:y="3.517cm" svg:viewBox="0 0 70 20" draw:points="0,0 70,0 70,20 0,20">
          <text:p/>
        </draw:polygon>
        <draw:polygon draw:style-name="gr41" draw:text-style-name="P29" draw:layer="layout" svg:width="0.069cm" svg:height="0.026cm" svg:x="2.261cm" svg:y="3.51cm" svg:viewBox="0 0 70 27" draw:points="0,0 70,0 70,27 0,27">
          <text:p/>
        </draw:polygon>
        <draw:polygon draw:style-name="gr41" draw:text-style-name="P29" draw:layer="layout" svg:width="0.07cm" svg:height="0.019cm" svg:x="2.424cm" svg:y="3.517cm" svg:viewBox="0 0 71 20" draw:points="0,0 71,0 71,20 0,20">
          <text:p/>
        </draw:polygon>
        <draw:polygon draw:style-name="gr42" draw:text-style-name="P30" draw:layer="layout" svg:width="0.07cm" svg:height="0.047cm" svg:x="2.588cm" svg:y="3.489cm" svg:viewBox="0 0 71 48" draw:points="0,0 71,0 71,48 0,48">
          <text:p/>
        </draw:polygon>
        <draw:polygon draw:style-name="gr42" draw:text-style-name="P30" draw:layer="layout" svg:width="0.07cm" svg:height="0.063cm" svg:x="2.752cm" svg:y="3.473cm" svg:viewBox="0 0 71 64" draw:points="0,0 71,0 71,64 0,64">
          <text:p/>
        </draw:polygon>
        <draw:polygon draw:style-name="gr42" draw:text-style-name="P30" draw:layer="layout" svg:width="0.069cm" svg:height="0.032cm" svg:x="2.916cm" svg:y="3.504cm" svg:viewBox="0 0 70 33" draw:points="0,0 70,0 70,33 0,33">
          <text:p/>
        </draw:polygon>
        <draw:polygon draw:style-name="gr42" draw:text-style-name="P30" draw:layer="layout" svg:width="0.07cm" svg:height="0.037cm" svg:x="3.079cm" svg:y="3.499cm" svg:viewBox="0 0 71 38" draw:points="0,0 71,0 71,38 0,38">
          <text:p/>
        </draw:polygon>
        <draw:polygon draw:style-name="gr42" draw:text-style-name="P30" draw:layer="layout" svg:width="0.07cm" svg:height="0.032cm" svg:x="3.243cm" svg:y="3.504cm" svg:viewBox="0 0 71 33" draw:points="0,0 71,0 71,33 0,33">
          <text:p/>
        </draw:polygon>
        <draw:polygon draw:style-name="gr42" draw:text-style-name="P30" draw:layer="layout" svg:width="0.07cm" svg:height="0.092cm" svg:x="3.407cm" svg:y="3.444cm" svg:viewBox="0 0 71 93" draw:points="0,0 71,0 71,93 0,93">
          <text:p/>
        </draw:polygon>
        <draw:polygon draw:style-name="gr43" draw:text-style-name="P31" draw:layer="layout" svg:width="0.069cm" svg:height="0.03cm" svg:x="3.571cm" svg:y="3.506cm" svg:viewBox="0 0 70 31" draw:points="0,0 70,0 70,31 0,31">
          <text:p/>
        </draw:polygon>
        <draw:polygon draw:style-name="gr43" draw:text-style-name="P31" draw:layer="layout" svg:width="0.069cm" svg:height="0.016cm" svg:x="3.735cm" svg:y="3.52cm" svg:viewBox="0 0 70 17" draw:points="0,0 70,0 70,17 0,17">
          <text:p/>
        </draw:polygon>
        <draw:polygon draw:style-name="gr43" draw:text-style-name="P31" draw:layer="layout" svg:width="0.071cm" svg:height="0.006cm" svg:x="3.898cm" svg:y="3.53cm" svg:viewBox="0 0 72 7" draw:points="0,0 72,0 72,7 0,7">
          <text:p/>
        </draw:polygon>
        <draw:polygon draw:style-name="gr43" draw:text-style-name="P31" draw:layer="layout" svg:width="0.07cm" svg:height="0.007cm" svg:x="4.062cm" svg:y="3.529cm" svg:viewBox="0 0 71 8" draw:points="0,0 71,0 71,8 0,8">
          <text:p/>
        </draw:polygon>
        <draw:polygon draw:style-name="gr43" draw:text-style-name="P31" draw:layer="layout" svg:width="0.07cm" svg:height="0.003cm" svg:x="4.226cm" svg:y="3.533cm" svg:viewBox="0 0 71 4" draw:points="0,0 71,0 71,4 0,4">
          <text:p/>
        </draw:polygon>
        <draw:polygon draw:style-name="gr43" draw:text-style-name="P31" draw:layer="layout" svg:width="0.069cm" svg:height="0.018cm" svg:x="4.39cm" svg:y="3.518cm" svg:viewBox="0 0 70 19" draw:points="0,0 70,0 70,19 0,19">
          <text:p/>
        </draw:polygon>
        <draw:polygon draw:style-name="gr44" draw:text-style-name="P32" draw:layer="layout" svg:width="0.07cm" svg:height="0.04cm" svg:x="4.553cm" svg:y="3.496cm" svg:viewBox="0 0 71 41" draw:points="0,0 71,0 71,41 0,41">
          <text:p/>
        </draw:polygon>
        <draw:polygon draw:style-name="gr44" draw:text-style-name="P32" draw:layer="layout" svg:width="0.07cm" svg:height="0.058cm" svg:x="4.717cm" svg:y="3.478cm" svg:viewBox="0 0 71 59" draw:points="0,0 71,0 71,59 0,59">
          <text:p/>
        </draw:polygon>
        <draw:polygon draw:style-name="gr44" draw:text-style-name="P32" draw:layer="layout" svg:width="0.07cm" svg:height="0.015cm" svg:x="4.881cm" svg:y="3.521cm" svg:viewBox="0 0 71 16" draw:points="0,0 71,0 71,16 0,16">
          <text:p/>
        </draw:polygon>
        <draw:polygon draw:style-name="gr44" draw:text-style-name="P32" draw:layer="layout" svg:width="0.069cm" svg:height="0.022cm" svg:x="5.045cm" svg:y="3.514cm" svg:viewBox="0 0 70 23" draw:points="0,0 70,0 70,23 0,23">
          <text:p/>
        </draw:polygon>
        <draw:polygon draw:style-name="gr44" draw:text-style-name="P32" draw:layer="layout" svg:width="0.069cm" svg:height="0.016cm" svg:x="5.209cm" svg:y="3.52cm" svg:viewBox="0 0 70 17" draw:points="0,0 70,0 70,17 0,17">
          <text:p/>
        </draw:polygon>
        <draw:polygon draw:style-name="gr44" draw:text-style-name="P32" draw:layer="layout" svg:width="0.07cm" svg:height="0.125cm" svg:x="5.372cm" svg:y="3.411cm" svg:viewBox="0 0 71 126" draw:points="0,0 71,0 71,126 0,126">
          <text:p/>
        </draw:polygon>
        <draw:polygon draw:style-name="gr45" draw:text-style-name="P33" draw:layer="layout" svg:width="0.07cm" svg:height="0.598cm" svg:x="5.536cm" svg:y="2.938cm" svg:viewBox="0 0 71 599" draw:points="0,0 71,0 71,599 0,599">
          <text:p/>
        </draw:polygon>
        <draw:polygon draw:style-name="gr45" draw:text-style-name="P33" draw:layer="layout" svg:width="0.07cm" svg:height="1.587cm" svg:x="5.7cm" svg:y="1.949cm" svg:viewBox="0 0 71 1588" draw:points="0,0 71,0 71,1588 0,1588">
          <text:p/>
        </draw:polygon>
        <draw:polygon draw:style-name="gr45" draw:text-style-name="P33" draw:layer="layout" svg:width="0.069cm" svg:height="0.413cm" svg:x="5.864cm" svg:y="3.123cm" svg:viewBox="0 0 70 414" draw:points="0,0 70,0 70,414 0,414">
          <text:p/>
        </draw:polygon>
        <draw:polygon draw:style-name="gr45" draw:text-style-name="P33" draw:layer="layout" svg:width="0.07cm" svg:height="0.149cm" svg:x="6.027cm" svg:y="3.387cm" svg:viewBox="0 0 71 150" draw:points="0,0 71,0 71,150 0,150">
          <text:p/>
        </draw:polygon>
        <draw:polygon draw:style-name="gr45" draw:text-style-name="P33" draw:layer="layout" svg:width="0.07cm" svg:height="0.056cm" svg:x="6.191cm" svg:y="3.48cm" svg:viewBox="0 0 71 57" draw:points="0,0 71,0 71,57 0,57">
          <text:p/>
        </draw:polygon>
        <draw:polygon draw:style-name="gr45" draw:text-style-name="P33" draw:layer="layout" svg:width="0.07cm" svg:height="0.042cm" svg:x="6.355cm" svg:y="3.494cm" svg:viewBox="0 0 71 43" draw:points="0,0 71,0 71,43 0,43">
          <text:p/>
        </draw:polygon>
        <draw:polygon draw:style-name="gr46" draw:text-style-name="P34" draw:layer="layout" svg:width="0.069cm" svg:height="0.021cm" svg:x="6.519cm" svg:y="3.515cm" svg:viewBox="0 0 70 22" draw:points="0,0 70,0 70,22 0,22">
          <text:p/>
        </draw:polygon>
        <draw:polygon draw:style-name="gr46" draw:text-style-name="P34" draw:layer="layout" svg:width="0.069cm" svg:height="0.123cm" svg:x="6.683cm" svg:y="3.413cm" svg:viewBox="0 0 70 124" draw:points="0,0 70,0 70,124 0,124">
          <text:p/>
        </draw:polygon>
        <draw:polygon draw:style-name="gr46" draw:text-style-name="P34" draw:layer="layout" svg:width="0.07cm" svg:height="0.019cm" svg:x="6.846cm" svg:y="3.517cm" svg:viewBox="0 0 71 20" draw:points="0,0 71,0 71,20 0,20">
          <text:p/>
        </draw:polygon>
        <draw:polygon draw:style-name="gr46" draw:text-style-name="P34" draw:layer="layout" svg:width="0.07cm" svg:height="0.004cm" svg:x="7.01cm" svg:y="3.532cm" svg:viewBox="0 0 71 5" draw:points="0,0 71,0 71,5 0,5">
          <text:p/>
        </draw:polygon>
        <draw:polygon draw:style-name="gr46" draw:text-style-name="P34" draw:layer="layout" svg:width="0.07cm" svg:height="0.004cm" svg:x="7.174cm" svg:y="3.532cm" svg:viewBox="0 0 71 5" draw:points="0,0 71,0 71,5 0,5">
          <text:p/>
        </draw:polygon>
        <draw:polygon draw:style-name="gr46" draw:text-style-name="P34" draw:layer="layout" svg:width="0.068cm" svg:height="0cm" svg:x="7.338cm" svg:y="3.535cm" svg:viewBox="0 0 69 1" draw:points="0,0 69,0 69,1 0,1">
          <text:p/>
        </draw:polygon>
        <draw:polygon draw:style-name="gr47" draw:text-style-name="P35" draw:layer="layout" svg:width="0.069cm" svg:height="0.027cm" svg:x="7.502cm" svg:y="3.509cm" svg:viewBox="0 0 70 28" draw:points="0,0 70,0 70,28 0,28">
          <text:p/>
        </draw:polygon>
        <draw:polygon draw:style-name="gr47" draw:text-style-name="P35" draw:layer="layout" svg:width="0.07cm" svg:height="0.148cm" svg:x="7.665cm" svg:y="3.388cm" svg:viewBox="0 0 71 149" draw:points="0,0 71,0 71,149 0,149">
          <text:p/>
        </draw:polygon>
        <draw:polygon draw:style-name="gr47" draw:text-style-name="P35" draw:layer="layout" svg:width="0.07cm" svg:height="0.04cm" svg:x="7.829cm" svg:y="3.496cm" svg:viewBox="0 0 71 41" draw:points="0,0 71,0 71,41 0,41">
          <text:p/>
        </draw:polygon>
        <draw:polygon draw:style-name="gr47" draw:text-style-name="P35" draw:layer="layout" svg:width="0.069cm" svg:height="0.019cm" svg:x="7.993cm" svg:y="3.517cm" svg:viewBox="0 0 70 20" draw:points="0,0 70,0 70,20 0,20">
          <text:p/>
        </draw:polygon>
        <draw:polygon draw:style-name="gr47" draw:text-style-name="P35" draw:layer="layout" svg:width="0.069cm" svg:height="0.007cm" svg:x="8.157cm" svg:y="3.529cm" svg:viewBox="0 0 70 8" draw:points="0,0 70,0 70,8 0,8">
          <text:p/>
        </draw:polygon>
        <draw:polygon draw:style-name="gr47" draw:text-style-name="P35" draw:layer="layout" svg:width="0.07cm" svg:height="0.003cm" svg:x="8.32cm" svg:y="3.533cm" svg:viewBox="0 0 71 4" draw:points="0,0 71,0 71,4 0,4">
          <text:p/>
        </draw:polygon>
        <draw:polygon draw:style-name="gr48" draw:text-style-name="P36" draw:layer="layout" svg:width="0.07cm" svg:height="0.151cm" svg:x="8.484cm" svg:y="3.385cm" svg:viewBox="0 0 71 152" draw:points="0,0 71,0 71,152 0,152">
          <text:p/>
        </draw:polygon>
        <draw:polygon draw:style-name="gr48" draw:text-style-name="P36" draw:layer="layout" svg:width="0.07cm" svg:height="0.061cm" svg:x="8.648cm" svg:y="3.475cm" svg:viewBox="0 0 71 62" draw:points="0,0 71,0 71,62 0,62">
          <text:p/>
        </draw:polygon>
        <draw:polygon draw:style-name="gr48" draw:text-style-name="P36" draw:layer="layout" svg:width="0.069cm" svg:height="0.012cm" svg:x="8.812cm" svg:y="3.524cm" svg:viewBox="0 0 70 13" draw:points="0,0 70,0 70,13 0,13">
          <text:p/>
        </draw:polygon>
        <draw:polygon draw:style-name="gr48" draw:text-style-name="P36" draw:layer="layout" svg:width="0.069cm" svg:height="0.003cm" svg:x="8.976cm" svg:y="3.533cm" svg:viewBox="0 0 70 4" draw:points="0,0 70,0 70,4 0,4">
          <text:p/>
        </draw:polygon>
        <draw:polygon draw:style-name="gr48" draw:text-style-name="P36" draw:layer="layout" svg:width="0.07cm" svg:height="0.003cm" svg:x="9.139cm" svg:y="3.534cm" svg:viewBox="0 0 71 4" draw:points="0,0 71,0 71,4 0,4">
          <text:p/>
        </draw:polygon>
        <draw:polygon draw:style-name="gr48" draw:text-style-name="P36" draw:layer="layout" svg:width="0.07cm" svg:height="0.003cm" svg:x="9.303cm" svg:y="3.534cm" svg:viewBox="0 0 71 4" draw:points="0,0 71,0 71,4 0,4">
          <text:p/>
        </draw:polygon>
        <draw:polygon draw:style-name="gr49" draw:text-style-name="P37" draw:layer="layout" svg:width="0.069cm" svg:height="0.037cm" svg:x="9.467cm" svg:y="3.499cm" svg:viewBox="0 0 70 38" draw:points="0,0 70,0 70,38 0,38">
          <text:p/>
        </draw:polygon>
        <draw:polygon draw:style-name="gr49" draw:text-style-name="P37" draw:layer="layout" svg:width="0.069cm" svg:height="0.025cm" svg:x="9.631cm" svg:y="3.511cm" svg:viewBox="0 0 70 26" draw:points="0,0 70,0 70,26 0,26">
          <text:p/>
        </draw:polygon>
        <draw:polygon draw:style-name="gr49" draw:text-style-name="P37" draw:layer="layout" svg:width="0.07cm" svg:height="0.005cm" svg:x="9.794cm" svg:y="3.531cm" svg:viewBox="0 0 71 6" draw:points="0,0 71,0 71,6 0,6">
          <text:p/>
        </draw:polygon>
        <draw:polygon draw:style-name="gr49" draw:text-style-name="P37" draw:layer="layout" svg:width="0.07cm" svg:height="0.007cm" svg:x="9.958cm" svg:y="3.529cm" svg:viewBox="0 0 71 8" draw:points="0,0 71,0 71,8 0,8">
          <text:p/>
        </draw:polygon>
        <draw:polygon draw:style-name="gr49" draw:text-style-name="P37" draw:layer="layout" svg:width="0.07cm" svg:height="0.005cm" svg:x="10.122cm" svg:y="3.532cm" svg:viewBox="0 0 71 6" draw:points="0,0 71,0 71,6 0,6">
          <text:p/>
        </draw:polygon>
        <draw:polygon draw:style-name="gr49" draw:text-style-name="P37" draw:layer="layout" svg:width="0.07cm" svg:height="0.017cm" svg:x="10.286cm" svg:y="3.519cm" svg:viewBox="0 0 71 18" draw:points="0,0 71,0 71,18 0,18">
          <text:p/>
        </draw:polygon>
        <draw:polygon draw:style-name="gr50" draw:text-style-name="P38" draw:layer="layout" svg:width="0.069cm" svg:height="0.009cm" svg:x="10.45cm" svg:y="3.527cm" svg:viewBox="0 0 70 10" draw:points="0,0 70,0 70,10 0,10">
          <text:p/>
        </draw:polygon>
        <draw:polygon draw:style-name="gr50" draw:text-style-name="P38" draw:layer="layout" svg:width="0.07cm" svg:height="0.005cm" svg:x="10.613cm" svg:y="3.532cm" svg:viewBox="0 0 71 6" draw:points="0,0 71,0 71,6 0,6">
          <text:p/>
        </draw:polygon>
        <draw:polygon draw:style-name="gr50" draw:text-style-name="P38" draw:layer="layout" svg:width="0.07cm" svg:height="0.003cm" svg:x="10.777cm" svg:y="3.534cm" svg:viewBox="0 0 71 4" draw:points="0,0 71,0 71,4 0,4">
          <text:p/>
        </draw:polygon>
        <draw:polygon draw:style-name="gr50" draw:text-style-name="P38" draw:layer="layout" svg:width="0.07cm" svg:height="0.003cm" svg:x="10.941cm" svg:y="3.534cm" svg:viewBox="0 0 71 4" draw:points="0,0 71,0 71,4 0,4">
          <text:p/>
        </draw:polygon>
        <draw:polygon draw:style-name="gr50" draw:text-style-name="P38" draw:layer="layout" svg:width="0.068cm" svg:height="0cm" svg:x="11.105cm" svg:y="3.535cm" svg:viewBox="0 0 69 1" draw:points="0,0 69,0 69,1 0,1">
          <text:p/>
        </draw:polygon>
        <draw:polygon draw:style-name="gr50" draw:text-style-name="P38" draw:layer="layout" svg:width="0.069cm" svg:height="0.004cm" svg:x="11.269cm" svg:y="3.532cm" svg:viewBox="0 0 70 5" draw:points="0,0 70,0 70,5 0,5">
          <text:p/>
        </draw:polygon>
        <draw:polygon draw:style-name="gr51" draw:text-style-name="P39" draw:layer="layout" svg:width="0.07cm" svg:height="0.019cm" svg:x="11.432cm" svg:y="3.517cm" svg:viewBox="0 0 71 20" draw:points="0,0 71,0 71,20 0,20">
          <text:p/>
        </draw:polygon>
        <draw:polygon draw:style-name="gr51" draw:text-style-name="P39" draw:layer="layout" svg:width="0.07cm" svg:height="0.013cm" svg:x="11.596cm" svg:y="3.523cm" svg:viewBox="0 0 71 14" draw:points="0,0 71,0 71,14 0,14">
          <text:p/>
        </draw:polygon>
        <draw:polygon draw:style-name="gr51" draw:text-style-name="P39" draw:layer="layout" svg:width="0.07cm" svg:height="0.003cm" svg:x="11.76cm" svg:y="3.534cm" svg:viewBox="0 0 71 4" draw:points="0,0 71,0 71,4 0,4">
          <text:p/>
        </draw:polygon>
        <draw:polygon draw:style-name="gr51" draw:text-style-name="P39" draw:layer="layout" svg:width="0.069cm" svg:height="0.003cm" svg:x="11.924cm" svg:y="3.533cm" svg:viewBox="0 0 70 4" draw:points="0,0 70,0 70,4 0,4">
          <text:p/>
        </draw:polygon>
        <draw:polygon draw:style-name="gr51" draw:text-style-name="P39" draw:layer="layout" svg:width="0.069cm" svg:height="0.003cm" svg:x="12.088cm" svg:y="3.534cm" svg:viewBox="0 0 70 4" draw:points="0,0 70,0 70,4 0,4">
          <text:p/>
        </draw:polygon>
        <draw:polygon draw:style-name="gr51" draw:text-style-name="P39" draw:layer="layout" svg:width="0.07cm" svg:height="0.003cm" svg:x="12.251cm" svg:y="3.534cm" svg:viewBox="0 0 71 4" draw:points="0,0 71,0 71,4 0,4">
          <text:p/>
        </draw:polygon>
        <draw:polygon draw:style-name="gr52" draw:text-style-name="P40" draw:layer="layout" svg:width="0.07cm" svg:height="0.049cm" svg:x="12.415cm" svg:y="3.487cm" svg:viewBox="0 0 71 50" draw:points="0,0 71,0 71,50 0,50">
          <text:p/>
        </draw:polygon>
        <draw:polygon draw:style-name="gr52" draw:text-style-name="P40" draw:layer="layout" svg:width="0.069cm" svg:height="0.021cm" svg:x="12.579cm" svg:y="3.515cm" svg:viewBox="0 0 70 22" draw:points="0,0 70,0 70,22 0,22">
          <text:p/>
        </draw:polygon>
        <draw:polygon draw:style-name="gr52" draw:text-style-name="P40" draw:layer="layout" svg:width="0.069cm" svg:height="0.003cm" svg:x="12.743cm" svg:y="3.533cm" svg:viewBox="0 0 70 4" draw:points="0,0 70,0 70,4 0,4">
          <text:p/>
        </draw:polygon>
        <draw:polygon draw:style-name="gr52" draw:text-style-name="P40" draw:layer="layout" svg:width="0.07cm" svg:height="0.003cm" svg:x="12.906cm" svg:y="3.533cm" svg:viewBox="0 0 71 4" draw:points="0,0 71,0 71,4 0,4">
          <text:p/>
        </draw:polygon>
        <draw:polygon draw:style-name="gr52" draw:text-style-name="P40" draw:layer="layout" svg:width="0.069cm" svg:height="0cm" svg:x="13.07cm" svg:y="3.535cm" svg:viewBox="0 0 70 1" draw:points="0,0 70,0 70,1 0,1">
          <text:p/>
        </draw:polygon>
        <draw:polygon draw:style-name="gr52" draw:text-style-name="P40" draw:layer="layout" svg:width="0.069cm" svg:height="0cm" svg:x="13.234cm" svg:y="3.535cm" svg:viewBox="0 0 70 1" draw:points="0,0 70,0 70,1 0,1">
          <text:p/>
        </draw:polygon>
        <draw:polygon draw:style-name="gr53" draw:text-style-name="P41" draw:layer="layout" svg:width="0.069cm" svg:height="1.849cm" svg:x="13.398cm" svg:y="1.687cm" svg:viewBox="0 0 70 1850" draw:points="0,0 70,0 70,1850 0,1850">
          <text:p/>
        </draw:polygon>
        <draw:polygon draw:style-name="gr54" draw:text-style-name="P42" draw:layer="layout" svg:width="0.069cm" svg:height="0.021cm" svg:x="13.562cm" svg:y="3.515cm" svg:viewBox="0 0 70 22" draw:points="0,0 70,0 70,22 0,22">
          <text:p/>
        </draw:polygon>
        <draw:polygon draw:style-name="gr54" draw:text-style-name="P42" draw:layer="layout" svg:width="0.07cm" svg:height="0.096cm" svg:x="13.725cm" svg:y="3.44cm" svg:viewBox="0 0 71 97" draw:points="0,0 71,0 71,97 0,97">
          <text:p/>
        </draw:polygon>
        <draw:polygon draw:style-name="gr55" draw:text-style-name="P43" draw:layer="layout" svg:width="0.07cm" svg:height="0.031cm" svg:x="13.889cm" svg:y="3.505cm" svg:viewBox="0 0 71 32" draw:points="0,0 71,0 71,32 0,32">
          <text:p/>
        </draw:polygon>
        <draw:polygon draw:style-name="gr55" draw:text-style-name="P43" draw:layer="layout" svg:width="0.069cm" svg:height="0.076cm" svg:x="14.053cm" svg:y="3.46cm" svg:viewBox="0 0 70 77" draw:points="0,0 70,0 70,77 0,77">
          <text:p/>
        </draw:polygon>
        <draw:polygon draw:style-name="gr55" draw:text-style-name="P43" draw:layer="layout" svg:width="0.069cm" svg:height="0.141cm" svg:x="14.217cm" svg:y="3.395cm" svg:viewBox="0 0 70 142" draw:points="0,0 70,0 70,142 0,142">
          <text:p/>
        </draw:polygon>
        <draw:polygon draw:style-name="gr56" draw:text-style-name="P44" draw:layer="layout" svg:width="0.07cm" svg:height="0.113cm" svg:x="14.38cm" svg:y="3.423cm" svg:viewBox="0 0 71 114" draw:points="0,0 71,0 71,114 0,114">
          <text:p/>
        </draw:polygon>
        <draw:polygon draw:style-name="gr56" draw:text-style-name="P44" draw:layer="layout" svg:width="0.07cm" svg:height="0.095cm" svg:x="14.544cm" svg:y="3.441cm" svg:viewBox="0 0 71 96" draw:points="0,0 71,0 71,96 0,96">
          <text:p/>
        </draw:polygon>
        <draw:polygon draw:style-name="gr56" draw:text-style-name="P44" draw:layer="layout" svg:width="0.07cm" svg:height="0.081cm" svg:x="14.708cm" svg:y="3.455cm" svg:viewBox="0 0 71 82" draw:points="0,0 71,0 71,82 0,82">
          <text:p/>
        </draw:polygon>
        <draw:polygon draw:style-name="gr56" draw:text-style-name="P44" draw:layer="layout" svg:width="0.069cm" svg:height="0.049cm" svg:x="14.872cm" svg:y="3.487cm" svg:viewBox="0 0 70 50" draw:points="0,0 70,0 70,50 0,50">
          <text:p/>
        </draw:polygon>
        <draw:polygon draw:style-name="gr56" draw:text-style-name="P44" draw:layer="layout" svg:width="0.069cm" svg:height="0.027cm" svg:x="15.036cm" svg:y="3.509cm" svg:viewBox="0 0 70 28" draw:points="0,0 70,0 70,28 0,28">
          <text:p/>
        </draw:polygon>
        <draw:polygon draw:style-name="gr41" draw:text-style-name="P29" draw:layer="layout" svg:width="0.889cm" svg:height="0.192cm" svg:x="1.605cm" svg:y="3.56cm" svg:viewBox="0 0 890 193" draw:points="0,0 890,0 890,193 0,193">
          <text:p/>
        </draw:polygon>
        <draw:polygon draw:style-name="gr42" draw:text-style-name="P30" draw:layer="layout" svg:width="0.889cm" svg:height="0.192cm" svg:x="2.588cm" svg:y="3.56cm" svg:viewBox="0 0 890 193" draw:points="0,0 890,0 890,193 0,193">
          <text:p/>
        </draw:polygon>
        <draw:polygon draw:style-name="gr43" draw:text-style-name="P31" draw:layer="layout" svg:width="0.888cm" svg:height="0.192cm" svg:x="3.571cm" svg:y="3.56cm" svg:viewBox="0 0 889 193" draw:points="0,0 889,0 889,193 0,193">
          <text:p/>
        </draw:polygon>
        <draw:polygon draw:style-name="gr44" draw:text-style-name="P32" draw:layer="layout" svg:width="0.889cm" svg:height="0.192cm" svg:x="4.553cm" svg:y="3.56cm" svg:viewBox="0 0 890 193" draw:points="0,0 890,0 890,193 0,193">
          <text:p/>
        </draw:polygon>
        <draw:polygon draw:style-name="gr45" draw:text-style-name="P33" draw:layer="layout" svg:width="0.889cm" svg:height="0.192cm" svg:x="5.536cm" svg:y="3.56cm" svg:viewBox="0 0 890 193" draw:points="0,0 890,0 890,193 0,193">
          <text:p/>
        </draw:polygon>
        <draw:polygon draw:style-name="gr46" draw:text-style-name="P34" draw:layer="layout" svg:width="0.888cm" svg:height="0.192cm" svg:x="6.519cm" svg:y="3.56cm" svg:viewBox="0 0 889 193" draw:points="0,0 889,0 889,193 0,193">
          <text:p/>
        </draw:polygon>
        <draw:polygon draw:style-name="gr47" draw:text-style-name="P35" draw:layer="layout" svg:width="0.888cm" svg:height="0.192cm" svg:x="7.502cm" svg:y="3.56cm" svg:viewBox="0 0 889 193" draw:points="0,0 889,0 889,193 0,193">
          <text:p/>
        </draw:polygon>
        <draw:polygon draw:style-name="gr48" draw:text-style-name="P36" draw:layer="layout" svg:width="0.889cm" svg:height="0.192cm" svg:x="8.484cm" svg:y="3.56cm" svg:viewBox="0 0 890 193" draw:points="0,0 890,0 890,193 0,193">
          <text:p/>
        </draw:polygon>
        <draw:polygon draw:style-name="gr49" draw:text-style-name="P37" draw:layer="layout" svg:width="0.889cm" svg:height="0.192cm" svg:x="9.467cm" svg:y="3.56cm" svg:viewBox="0 0 890 193" draw:points="0,0 890,0 890,193 0,193">
          <text:p/>
        </draw:polygon>
        <draw:polygon draw:style-name="gr50" draw:text-style-name="P38" draw:layer="layout" svg:width="0.888cm" svg:height="0.192cm" svg:x="10.45cm" svg:y="3.56cm" svg:viewBox="0 0 889 193" draw:points="0,0 889,0 889,193 0,193">
          <text:p/>
        </draw:polygon>
        <draw:polygon draw:style-name="gr51" draw:text-style-name="P39" draw:layer="layout" svg:width="0.889cm" svg:height="0.192cm" svg:x="11.432cm" svg:y="3.56cm" svg:viewBox="0 0 890 193" draw:points="0,0 890,0 890,193 0,193">
          <text:p/>
        </draw:polygon>
        <draw:polygon draw:style-name="gr52" draw:text-style-name="P40" draw:layer="layout" svg:width="0.889cm" svg:height="0.192cm" svg:x="12.415cm" svg:y="3.56cm" svg:viewBox="0 0 890 193" draw:points="0,0 890,0 890,193 0,193">
          <text:p/>
        </draw:polygon>
        <draw:polygon draw:style-name="gr53" draw:text-style-name="P41" draw:layer="layout" svg:width="0.069cm" svg:height="0.192cm" svg:x="13.398cm" svg:y="3.56cm" svg:viewBox="0 0 70 193" draw:points="0,0 70,0 70,193 0,193">
          <text:p/>
        </draw:polygon>
        <draw:polygon draw:style-name="gr54" draw:text-style-name="P42" draw:layer="layout" svg:width="0.233cm" svg:height="0.192cm" svg:x="13.562cm" svg:y="3.56cm" svg:viewBox="0 0 234 193" draw:points="0,0 234,0 234,193 0,193">
          <text:p/>
        </draw:polygon>
        <draw:polygon draw:style-name="gr55" draw:text-style-name="P43" draw:layer="layout" svg:width="0.397cm" svg:height="0.192cm" svg:x="13.889cm" svg:y="3.56cm" svg:viewBox="0 0 398 193" draw:points="0,0 398,0 398,193 0,193">
          <text:p/>
        </draw:polygon>
        <draw:polygon draw:style-name="gr56" draw:text-style-name="P44" draw:layer="layout" svg:width="0.725cm" svg:height="0.192cm" svg:x="14.38cm" svg:y="3.56cm" svg:viewBox="0 0 726 193" draw:points="0,0 726,0 726,193 0,193">
          <text:p/>
        </draw:polygon>
        <draw:frame draw:style-name="gr57" draw:text-style-name="P15" draw:layer="layout" svg:width="0.296cm" svg:height="0.319cm" svg:x="14.561cm" svg:y="4.476cm">
          <draw:text-box>
            <text:p text:style-name="P13"><text:span text:style-name="T12">5+</text:span></text:p>
          </draw:text-box>
        </draw:frame>
        <draw:frame draw:style-name="gr22" draw:text-style-name="P16" draw:layer="layout" svg:width="1.202cm" svg:height="0.475cm" svg:x="1.703cm" svg:y="4.957cm">
          <draw:text-box>
            <text:p text:style-name="P13"><text:span text:style-name="T6">C_ID4</text:span></text:p>
          </draw:text-box>
        </draw:frame>
        <draw:polygon draw:style-name="gr41" draw:text-style-name="P29" draw:layer="layout" svg:width="0.888cm" svg:height="0.25cm" svg:x="1.606cm" svg:y="0.912cm" svg:viewBox="0 0 889 251" draw:points="0,0 889,0 889,251 0,251">
          <text:p/>
        </draw:polygon>
        <draw:polygon draw:style-name="gr42" draw:text-style-name="P30" draw:layer="layout" svg:width="0.889cm" svg:height="0.25cm" svg:x="2.588cm" svg:y="0.912cm" svg:viewBox="0 0 890 251" draw:points="0,0 890,0 890,251 0,251">
          <text:p/>
        </draw:polygon>
        <draw:polygon draw:style-name="gr43" draw:text-style-name="P31" draw:layer="layout" svg:width="0.889cm" svg:height="0.25cm" svg:x="3.571cm" svg:y="0.912cm" svg:viewBox="0 0 890 251" draw:points="0,0 890,0 890,251 0,251">
          <text:p/>
        </draw:polygon>
        <draw:polygon draw:style-name="gr44" draw:text-style-name="P32" draw:layer="layout" svg:width="0.888cm" svg:height="0.25cm" svg:x="4.554cm" svg:y="0.912cm" svg:viewBox="0 0 889 251" draw:points="0,0 889,0 889,251 0,251">
          <text:p/>
        </draw:polygon>
        <draw:polygon draw:style-name="gr45" draw:text-style-name="P33" draw:layer="layout" svg:width="0.889cm" svg:height="0.25cm" svg:x="5.536cm" svg:y="0.912cm" svg:viewBox="0 0 890 251" draw:points="0,0 890,0 890,251 0,251">
          <text:p/>
        </draw:polygon>
        <draw:polygon draw:style-name="gr46" draw:text-style-name="P34" draw:layer="layout" svg:width="0.889cm" svg:height="0.25cm" svg:x="6.519cm" svg:y="0.912cm" svg:viewBox="0 0 890 251" draw:points="0,0 890,0 890,251 0,251">
          <text:p/>
        </draw:polygon>
        <draw:polygon draw:style-name="gr47" draw:text-style-name="P35" draw:layer="layout" svg:width="0.889cm" svg:height="0.25cm" svg:x="7.502cm" svg:y="0.912cm" svg:viewBox="0 0 890 251" draw:points="0,0 890,0 890,251 0,251">
          <text:p/>
        </draw:polygon>
        <draw:polygon draw:style-name="gr48" draw:text-style-name="P36" draw:layer="layout" svg:width="0.888cm" svg:height="0.25cm" svg:x="8.485cm" svg:y="0.912cm" svg:viewBox="0 0 889 251" draw:points="0,0 889,0 889,251 0,251">
          <text:p/>
        </draw:polygon>
        <draw:polygon draw:style-name="gr49" draw:text-style-name="P37" draw:layer="layout" svg:width="0.889cm" svg:height="0.25cm" svg:x="9.467cm" svg:y="0.912cm" svg:viewBox="0 0 890 251" draw:points="0,0 890,0 890,251 0,251">
          <text:p/>
        </draw:polygon>
        <draw:polygon draw:style-name="gr50" draw:text-style-name="P38" draw:layer="layout" svg:width="0.889cm" svg:height="0.25cm" svg:x="10.45cm" svg:y="0.912cm" svg:viewBox="0 0 890 251" draw:points="0,0 890,0 890,251 0,251">
          <text:p/>
        </draw:polygon>
        <draw:polygon draw:style-name="gr51" draw:text-style-name="P39" draw:layer="layout" svg:width="0.888cm" svg:height="0.25cm" svg:x="11.433cm" svg:y="0.912cm" svg:viewBox="0 0 889 251" draw:points="0,0 889,0 889,251 0,251">
          <text:p/>
        </draw:polygon>
        <draw:polygon draw:style-name="gr52" draw:text-style-name="P40" draw:layer="layout" svg:width="0.889cm" svg:height="0.25cm" svg:x="12.415cm" svg:y="0.912cm" svg:viewBox="0 0 890 251" draw:points="0,0 890,0 890,251 0,251">
          <text:p/>
        </draw:polygon>
        <draw:polygon draw:style-name="gr53" draw:text-style-name="P41" draw:layer="layout" svg:width="0.07cm" svg:height="0.25cm" svg:x="13.398cm" svg:y="0.912cm" svg:viewBox="0 0 71 251" draw:points="0,0 71,0 71,251 0,251">
          <text:p/>
        </draw:polygon>
        <draw:polygon draw:style-name="gr54" draw:text-style-name="P42" draw:layer="layout" svg:width="0.233cm" svg:height="0.25cm" svg:x="13.562cm" svg:y="0.912cm" svg:viewBox="0 0 234 251" draw:points="0,0 234,0 234,251 0,251">
          <text:p/>
        </draw:polygon>
        <draw:polygon draw:style-name="gr55" draw:text-style-name="P43" draw:layer="layout" svg:width="0.398cm" svg:height="0.25cm" svg:x="13.889cm" svg:y="0.912cm" svg:viewBox="0 0 399 251" draw:points="0,0 399,0 399,251 0,251">
          <text:p/>
        </draw:polygon>
        <draw:polygon draw:style-name="gr56" draw:text-style-name="P44" draw:layer="layout" svg:width="0.725cm" svg:height="0.25cm" svg:x="14.381cm" svg:y="0.912cm" svg:viewBox="0 0 726 251" draw:points="0,0 726,0 726,251 0,251">
          <text:p/>
        </draw:polygon>
        <draw:frame draw:style-name="gr22" draw:text-style-name="P16" draw:layer="layout" svg:width="3.695cm" svg:height="0.475cm" svg:x="1.668cm" svg:y="1.305cm">
          <draw:text-box>
            <text:p text:style-name="P13"><text:span text:style-name="T6">H_ID29 TOP1-TAM</text:span></text:p>
          </draw:text-box>
        </draw:frame>
        <draw:frame draw:style-name="gr57" draw:text-style-name="P15" draw:layer="layout" svg:width="0.256cm" svg:height="0.319cm" svg:x="1.93cm" svg:y="0.875cm">
          <draw:text-box>
            <text:p text:style-name="P13"><text:span text:style-name="T11">C</text:span></text:p>
          </draw:text-box>
        </draw:frame>
        <draw:frame draw:style-name="gr57" draw:text-style-name="P15" draw:layer="layout" svg:width="0.256cm" svg:height="0.319cm" svg:x="2.92cm" svg:y="0.875cm">
          <draw:text-box>
            <text:p text:style-name="P13"><text:span text:style-name="T12">T</text:span></text:p>
          </draw:text-box>
        </draw:frame>
        <draw:frame draw:style-name="gr57" draw:text-style-name="P15" draw:layer="layout" svg:width="0.256cm" svg:height="0.319cm" svg:x="3.895cm" svg:y="0.875cm">
          <draw:text-box>
            <text:p text:style-name="P13"><text:span text:style-name="T11">C</text:span></text:p>
          </draw:text-box>
        </draw:frame>
        <draw:frame draw:style-name="gr57" draw:text-style-name="P15" draw:layer="layout" svg:width="0.256cm" svg:height="0.319cm" svg:x="4.885cm" svg:y="0.875cm">
          <draw:text-box>
            <text:p text:style-name="P13"><text:span text:style-name="T12">T</text:span></text:p>
          </draw:text-box>
        </draw:frame>
        <draw:frame draw:style-name="gr57" draw:text-style-name="P15" draw:layer="layout" svg:width="0.256cm" svg:height="0.319cm" svg:x="5.872cm" svg:y="0.875cm">
          <draw:text-box>
            <text:p text:style-name="P13"><text:span text:style-name="T11">2</text:span></text:p>
          </draw:text-box>
        </draw:frame>
        <draw:frame draw:style-name="gr57" draw:text-style-name="P15" draw:layer="layout" svg:width="0.256cm" svg:height="0.319cm" svg:x="6.855cm" svg:y="0.875cm">
          <draw:text-box>
            <text:p text:style-name="P13"><text:span text:style-name="T11">3</text:span></text:p>
          </draw:text-box>
        </draw:frame>
        <draw:frame draw:style-name="gr57" draw:text-style-name="P15" draw:layer="layout" svg:width="0.256cm" svg:height="0.319cm" svg:x="7.837cm" svg:y="0.875cm">
          <draw:text-box>
            <text:p text:style-name="P13"><text:span text:style-name="T11">4</text:span></text:p>
          </draw:text-box>
        </draw:frame>
        <draw:frame draw:style-name="gr57" draw:text-style-name="P15" draw:layer="layout" svg:width="0.296cm" svg:height="0.319cm" svg:x="8.78cm" svg:y="0.875cm">
          <draw:text-box>
            <text:p text:style-name="P13"><text:span text:style-name="T12">5+</text:span></text:p>
          </draw:text-box>
        </draw:frame>
        <draw:frame draw:style-name="gr57" draw:text-style-name="P15" draw:layer="layout" svg:width="0.256cm" svg:height="0.319cm" svg:x="9.803cm" svg:y="0.875cm">
          <draw:text-box>
            <text:p text:style-name="P13"><text:span text:style-name="T11">2</text:span></text:p>
          </draw:text-box>
        </draw:frame>
        <draw:frame draw:style-name="gr57" draw:text-style-name="P15" draw:layer="layout" svg:width="0.256cm" svg:height="0.319cm" svg:x="10.785cm" svg:y="0.875cm">
          <draw:text-box>
            <text:p text:style-name="P13"><text:span text:style-name="T11">3</text:span></text:p>
          </draw:text-box>
        </draw:frame>
        <draw:frame draw:style-name="gr57" draw:text-style-name="P15" draw:layer="layout" svg:width="0.256cm" svg:height="0.319cm" svg:x="11.768cm" svg:y="0.875cm">
          <draw:text-box>
            <text:p text:style-name="P13"><text:span text:style-name="T11">4</text:span></text:p>
          </draw:text-box>
        </draw:frame>
        <draw:frame draw:style-name="gr57" draw:text-style-name="P15" draw:layer="layout" svg:width="0.296cm" svg:height="0.319cm" svg:x="12.712cm" svg:y="0.875cm">
          <draw:text-box>
            <text:p text:style-name="P13"><text:span text:style-name="T12">5+</text:span></text:p>
          </draw:text-box>
        </draw:frame>
        <draw:frame draw:style-name="gr57" draw:text-style-name="P15" draw:layer="layout" svg:width="0.361cm" svg:height="0.319cm" svg:x="13.324cm" svg:y="0.875cm">
          <draw:text-box>
            <text:p text:style-name="P13"><text:span text:style-name="T11">2 3</text:span></text:p>
          </draw:text-box>
        </draw:frame>
        <draw:frame draw:style-name="gr57" draw:text-style-name="P15" draw:layer="layout" svg:width="0.256cm" svg:height="0.319cm" svg:x="13.979cm" svg:y="0.875cm">
          <draw:text-box>
            <text:p text:style-name="P13"><text:span text:style-name="T11">4</text:span></text:p>
          </draw:text-box>
        </draw:frame>
        <draw:frame draw:style-name="gr57" draw:text-style-name="P15" draw:layer="layout" svg:width="0.296cm" svg:height="0.319cm" svg:x="14.595cm" svg:y="0.875cm">
          <draw:text-box>
            <text:p text:style-name="P13"><text:span text:style-name="T12">5+</text:span></text:p>
          </draw:text-box>
        </draw:frame>
        <draw:frame draw:style-name="gr22" draw:text-style-name="P16" draw:layer="layout" svg:width="0.422cm" svg:height="0.475cm" svg:x="0.616cm" svg:y="0.472cm">
          <draw:text-box>
            <text:p text:style-name="P13"><text:span text:style-name="T6">A</text:span></text:p>
          </draw:text-box>
        </draw:frame>
        <draw:frame draw:style-name="gr22" draw:text-style-name="P16" draw:layer="layout" svg:width="0.422cm" svg:height="0.475cm" svg:x="10.685cm" svg:y="8.239cm">
          <draw:text-box>
            <text:p text:style-name="P13"><text:span text:style-name="T6">C</text:span></text:p>
          </draw:text-box>
        </draw:frame>
        <draw:frame draw:style-name="gr22" draw:text-style-name="P16" draw:layer="layout" svg:width="0.422cm" svg:height="0.475cm" svg:x="19.974cm" svg:y="8.239cm">
          <draw:text-box>
            <text:p text:style-name="P13"><text:span text:style-name="T6">D</text:span></text:p>
          </draw:text-box>
        </draw:frame>
        <draw:frame draw:style-name="gr21" draw:text-style-name="P15" draw:layer="layout" svg:width="2.477cm" svg:height="0.319cm" svg:x="26.976cm" svg:y="1.619cm">
          <draw:text-box>
            <text:p text:style-name="P13"><text:span text:style-name="T5">L(2,8):U(1,2):R(2,4)</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4cm" fo:margin-bottom="1cm" fo:margin-left="0.6cm" fo:margin-right="0.6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dc:date>2026-01-17T14:03:28.892209579</dc:date>
    <meta:editing-duration>PT1M42S</meta:editing-duration>
    <meta:editing-cycles>2</meta:editing-cycles>
    <meta:generator>LibreOffice/25.8.4.2$Linux_X86_64 LibreOffice_project/580$Build-2</meta:generator>
    <meta:document-statistic meta:object-count="889"/>
  </office:meta>
</office:document-meta>
</file>